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6035">
            <text:p>6035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210">
            <text:p>6210</text:p>
          </table:table-cell>
        </table:table-row>
        <table:table-row table:style-name="ro1">
          <table:table-cell office:value-type="float" office:value="6220">
            <text:p>6220</text:p>
          </table:table-cell>
        </table:table-row>
        <table:table-row table:style-name="ro1">
          <table:table-cell office:value-type="float" office:value="6221">
            <text:p>6221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36">
            <text:p>6236</text:p>
          </table:table-cell>
        </table:table-row>
        <table:table-row table:style-name="ro1">
          <table:table-cell office:value-type="float" office:value="6238">
            <text:p>6238</text:p>
          </table:table-cell>
        </table:table-row>
        <table:table-row table:style-name="ro1">
          <table:table-cell office:value-type="float" office:value="6240">
            <text:p>6240</text:p>
          </table:table-cell>
        </table:table-row>
        <table:table-row table:style-name="ro1">
          <table:table-cell office:value-type="float" office:value="6241">
            <text:p>6241</text:p>
          </table:table-cell>
        </table:table-row>
        <table:table-row table:style-name="ro1">
          <table:table-cell office:value-type="float" office:value="6242">
            <text:p>6242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262">
            <text:p>6262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65">
            <text:p>6365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465">
            <text:p>6465</text:p>
          </table:table-cell>
        </table:table-row>
        <table:table-row table:style-name="ro1">
          <table:table-cell office:value-type="float" office:value="6505">
            <text:p>6505</text:p>
          </table:table-cell>
        </table:table-row>
        <table:table-row table:style-name="ro1">
          <table:table-cell office:value-type="float" office:value="6520">
            <text:p>6520</text:p>
          </table:table-cell>
        </table:table-row>
        <table:table-row table:style-name="ro1">
          <table:table-cell office:value-type="float" office:value="6550">
            <text:p>6550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75">
            <text:p>6675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6795">
            <text:p>6795</text:p>
          </table:table-cell>
        </table:table-row>
        <table:table-row table:style-name="ro1">
          <table:table-cell office:value-type="float" office:value="7270">
            <text:p>7270</text:p>
          </table:table-cell>
        </table:table-row>
        <table:table-row table:style-name="ro1">
          <table:table-cell office:value-type="float" office:value="7290">
            <text:p>7290</text:p>
          </table:table-cell>
        </table:table-row>
        <table:table-row table:style-name="ro1"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7495">
            <text:p>7495</text:p>
          </table:table-cell>
        </table:table-row>
        <table:table-row table:style-name="ro1">
          <table:table-cell office:value-type="float" office:value="7510">
            <text:p>7510</text:p>
          </table:table-cell>
        </table:table-row>
        <table:table-row table:style-name="ro1">
          <table:table-cell office:value-type="float" office:value="7520">
            <text:p>7520</text:p>
          </table:table-cell>
        </table:table-row>
        <table:table-row table:style-name="ro1">
          <table:table-cell office:value-type="float" office:value="7530">
            <text:p>7530</text:p>
          </table:table-cell>
        </table:table-row>
        <table:table-row table:style-name="ro1">
          <table:table-cell office:value-type="float" office:value="7540">
            <text:p>7540</text:p>
          </table:table-cell>
        </table:table-row>
        <table:table-row table:style-name="ro1">
          <table:table-cell office:value-type="float" office:value="7545">
            <text:p>7545</text:p>
          </table:table-cell>
        </table:table-row>
        <table:table-row table:style-name="ro1">
          <table:table-cell office:value-type="float" office:value="7560">
            <text:p>7560</text:p>
          </table:table-cell>
        </table:table-row>
        <table:table-row table:style-name="ro1">
          <table:table-cell office:value-type="float" office:value="7610">
            <text:p>7610</text:p>
          </table:table-cell>
        </table:table-row>
        <table:table-row table:style-name="ro1">
          <table:table-cell office:value-type="float" office:value="7616">
            <text:p>7616</text:p>
          </table:table-cell>
        </table:table-row>
        <table:table-row table:style-name="ro1">
          <table:table-cell office:value-type="float" office:value="7620">
            <text:p>7620</text:p>
          </table:table-cell>
        </table:table-row>
        <table:table-row table:style-name="ro1">
          <table:table-cell office:value-type="float" office:value="7630">
            <text:p>7630</text:p>
          </table:table-cell>
        </table:table-row>
        <table:table-row table:style-name="ro1">
          <table:table-cell office:value-type="float" office:value="7631">
            <text:p>7631</text:p>
          </table:table-cell>
        </table:table-row>
        <table:table-row table:style-name="ro1">
          <table:table-cell office:value-type="float" office:value="7632">
            <text:p>7632</text:p>
          </table:table-cell>
        </table:table-row>
        <table:table-row table:style-name="ro1">
          <table:table-cell office:value-type="float" office:value="7633">
            <text:p>7633</text:p>
          </table:table-cell>
        </table:table-row>
        <table:table-row table:style-name="ro1">
          <table:table-cell office:value-type="float" office:value="7634">
            <text:p>7634</text:p>
          </table:table-cell>
        </table:table-row>
        <table:table-row table:style-name="ro1">
          <table:table-cell office:value-type="float" office:value="7636">
            <text:p>7636</text:p>
          </table:table-cell>
        </table:table-row>
        <table:table-row table:style-name="ro1">
          <table:table-cell office:value-type="float" office:value="7641">
            <text:p>7641</text:p>
          </table:table-cell>
        </table:table-row>
        <table:table-row table:style-name="ro1">
          <table:table-cell office:value-type="float" office:value="7646">
            <text:p>7646</text:p>
          </table:table-cell>
        </table:table-row>
        <table:table-row table:style-name="ro1">
          <table:table-cell office:value-type="float" office:value="7649">
            <text:p>7649</text:p>
          </table:table-cell>
        </table:table-row>
        <table:table-row table:style-name="ro1">
          <table:table-cell office:value-type="float" office:value="7650">
            <text:p>7650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  <table:table-row table:style-name="ro1">
          <table:table-cell office:value-type="float" office:value="8803">
            <text:p>8803</text:p>
          </table:table-cell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COURS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TOTAL</text:p>
          </table:table-cell>
          <table:table-cell office:value-type="string">
            <text:p>Avg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table:formula="of:=SUM([.B2:.C2])/[.D2]" office:value-type="float" office:value="0.298969072164948">
            <text:p>0.2989690722</text:p>
          </table:table-cell>
        </table:table-row>
        <table:table-row table:style-name="ro2">
          <table:table-cell office:value-type="string">
            <text:p>1050 </text:p>
          </table:table-cell>
          <table:table-cell office:value-type="float" office:value="126">
            <text:p>126</text:p>
          </table:table-cell>
          <table:table-cell office:value-type="float" office:value="99">
            <text:p>99</text:p>
          </table:table-cell>
          <table:table-cell office:value-type="float" office:value="370">
            <text:p>370</text:p>
          </table:table-cell>
          <table:table-cell table:formula="of:=SUM([.B3:.C3])/[.D3]" office:value-type="float" office:value="0.608108108108108">
            <text:p>0.6081081081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table:formula="of:=SUM([.B4:.C4])/[.D4]" office:value-type="float" office:value="0.425">
            <text:p>0.425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85">
            <text:p>285</text:p>
          </table:table-cell>
          <table:table-cell table:formula="of:=SUM([.B5:.C5])/[.D5]" office:value-type="float" office:value="0.512280701754386">
            <text:p>0.512280701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234">
            <text:p>234</text:p>
          </table:table-cell>
          <table:table-cell table:formula="of:=SUM([.B6:.C6])/[.D6]" office:value-type="float" office:value="0.512820512820513">
            <text:p>0.512820512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305">
            <text:p>305</text:p>
          </table:table-cell>
          <table:table-cell table:formula="of:=SUM([.B7:.C7])/[.D7]" office:value-type="float" office:value="0.642622950819672">
            <text:p>0.642622950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SUM([.B8:.C8])/[.D8]" office:value-type="float" office:value="0.517857142857143">
            <text:p>0.517857142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213">
            <text:p>213</text:p>
          </table:table-cell>
          <table:table-cell table:formula="of:=SUM([.B9:.C9])/[.D9]" office:value-type="float" office:value="0.577464788732394">
            <text:p>0.5774647887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269">
            <text:p>269</text:p>
          </table:table-cell>
          <table:table-cell table:formula="of:=SUM([.B10:.C10])/[.D10]" office:value-type="float" office:value="0.539033457249071">
            <text:p>0.5390334572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SUM([.B11:.C11])/[.D11]" office:value-type="float" office:value="0.388888888888889">
            <text:p>0.388888888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24">
            <text:p>124</text:p>
          </table:table-cell>
          <table:table-cell table:formula="of:=SUM([.B12:.C12])/[.D12]" office:value-type="float" office:value="0.443548387096774">
            <text:p>0.4435483871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201">
            <text:p>201</text:p>
          </table:table-cell>
          <table:table-cell table:formula="of:=SUM([.B13:.C13])/[.D13]" office:value-type="float" office:value="0.646766169154229">
            <text:p>0.6467661692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SUM([.B14:.C14])/[.D14]" office:value-type="float" office:value="0.5">
            <text:p>0.5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table:formula="of:=SUM([.B15:.C15])/[.D15]" office:value-type="float" office:value="0.564705882352941">
            <text:p>0.5647058824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203">
            <text:p>203</text:p>
          </table:table-cell>
          <table:table-cell table:formula="of:=SUM([.B16:.C16])/[.D16]" office:value-type="float" office:value="0.54679802955665">
            <text:p>0.5467980296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7:.C17])/[.D17]" office:value-type="float" office:value="1">
            <text:p>1</text:p>
          </table:table-cell>
        </table:table-row>
        <table:table-row table:style-name="ro1">
          <table:table-cell office:value-type="string">
            <text:p>1050 </text:p>
          </table:table-cell>
          <table:table-cell table:number-columns-repeated="2" office:value-type="float" office:value="28">
            <text:p>28</text:p>
          </table:table-cell>
          <table:table-cell office:value-type="float" office:value="90">
            <text:p>90</text:p>
          </table:table-cell>
          <table:table-cell table:formula="of:=SUM([.B18:.C18])/[.D18]" office:value-type="float" office:value="0.622222222222222">
            <text:p>0.6222222222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table:formula="of:=SUM([.B19:.C19])/[.D19]" office:value-type="float" office:value="0.552631578947368">
            <text:p>0.552631578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table:formula="of:=SUM([.B20:.C20])/[.D20]" office:value-type="float" office:value="0.741935483870968">
            <text:p>0.741935483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190">
            <text:p>190</text:p>
          </table:table-cell>
          <table:table-cell table:formula="of:=SUM([.B21:.C21])/[.D21]" office:value-type="float" office:value="0.731578947368421">
            <text:p>0.7315789474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table:formula="of:=SUM([.B22:.C22])/[.D22]" office:value-type="float" office:value="0.575757575757576">
            <text:p>0.575757575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float" office:value="178">
            <text:p>178</text:p>
          </table:table-cell>
          <table:table-cell table:formula="of:=SUM([.B23:.C23])/[.D23]" office:value-type="float" office:value="0.679775280898876">
            <text:p>0.679775280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table:formula="of:=SUM([.B24:.C24])/[.D24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table:formula="of:=SUM([.B25:.C25])/[.D25]" office:value-type="float" office:value="0.638888888888889">
            <text:p>0.638888888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SUM([.B26:.C26])/[.D26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195">
            <text:p>195</text:p>
          </table:table-cell>
          <table:table-cell table:formula="of:=SUM([.B27:.C27])/[.D27]" office:value-type="float" office:value="0.630769230769231">
            <text:p>0.630769230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186">
            <text:p>186</text:p>
          </table:table-cell>
          <table:table-cell table:formula="of:=SUM([.B28:.C28])/[.D28]" office:value-type="float" office:value="0.564516129032258">
            <text:p>0.564516129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SUM([.B29:.C29])/[.D29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176">
            <text:p>176</text:p>
          </table:table-cell>
          <table:table-cell table:formula="of:=SUM([.B30:.C30])/[.D30]" office:value-type="float" office:value="0.556818181818182">
            <text:p>0.5568181818</text:p>
          </table:table-cell>
        </table:table-row>
        <table:table-row table:style-name="ro1">
          <table:table-cell office:value-type="string">
            <text:p>1050 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192">
            <text:p>192</text:p>
          </table:table-cell>
          <table:table-cell table:formula="of:=SUM([.B31:.C31])/[.D31]" office:value-type="float" office:value="0.604166666666667">
            <text:p>0.6041666667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SUM([.B32:.C32])/[.D32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SUM([.B33:.C33])/[.D33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165">
            <text:p>165</text:p>
          </table:table-cell>
          <table:table-cell table:formula="of:=SUM([.B34:.C34])/[.D34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219">
            <text:p>219</text:p>
          </table:table-cell>
          <table:table-cell table:formula="of:=SUM([.B35:.C35])/[.D35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247">
            <text:p>247</text:p>
          </table:table-cell>
          <table:table-cell table:formula="of:=SUM([.B36:.C36])/[.D36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SUM([.B37:.C37])/[.D37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286">
            <text:p>286</text:p>
          </table:table-cell>
          <table:table-cell table:formula="of:=SUM([.B38:.C38])/[.D38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389">
            <text:p>389</text:p>
          </table:table-cell>
          <table:table-cell table:formula="of:=SUM([.B39:.C39])/[.D39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SUM([.B40:.C40])/[.D40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354">
            <text:p>354</text:p>
          </table:table-cell>
          <table:table-cell table:formula="of:=SUM([.B41:.C41])/[.D41]" office:value-type="float" office:value="0">
            <text:p>0</text:p>
          </table:table-cell>
        </table:table-row>
        <table:table-row table:style-name="ro1">
          <table:table-cell office:value-type="string">
            <text:p>1100 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SUM([.B42:.C42])/[.D42]" office:value-type="float" office:value="0">
            <text:p>0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table:formula="of:=SUM([.B43:.C43])/[.D43]" office:value-type="float" office:value="0.416666666666667">
            <text:p>0.4166666667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table:formula="of:=SUM([.B44:.C44])/[.D44]" office:value-type="float" office:value="0.557377049180328">
            <text:p>0.5573770492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formula="of:=SUM([.B45:.C45])/[.D45]" office:value-type="float" office:value="0.507936507936508">
            <text:p>0.5079365079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table:formula="of:=SUM([.B46:.C46])/[.D46]" office:value-type="float" office:value="0.466019417475728">
            <text:p>0.4660194175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186">
            <text:p>186</text:p>
          </table:table-cell>
          <table:table-cell table:formula="of:=SUM([.B47:.C47])/[.D47]" office:value-type="float" office:value="0.376344086021505">
            <text:p>0.376344086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SUM([.B48:.C48])/[.D48]" office:value-type="float" office:value="0.466666666666667">
            <text:p>0.4666666667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126">
            <text:p>126</text:p>
          </table:table-cell>
          <table:table-cell table:formula="of:=SUM([.B49:.C49])/[.D49]" office:value-type="float" office:value="0.492063492063492">
            <text:p>0.4920634921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109">
            <text:p>109</text:p>
          </table:table-cell>
          <table:table-cell table:formula="of:=SUM([.B50:.C50])/[.D50]" office:value-type="float" office:value="0.63302752293578">
            <text:p>0.6330275229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41">
            <text:p>41</text:p>
          </table:table-cell>
          <table:table-cell office:value-type="float" office:value="89">
            <text:p>89</text:p>
          </table:table-cell>
          <table:table-cell office:value-type="float" office:value="303">
            <text:p>303</text:p>
          </table:table-cell>
          <table:table-cell table:formula="of:=SUM([.B51:.C51])/[.D51]" office:value-type="float" office:value="0.429042904290429">
            <text:p>0.4290429043</text:p>
          </table:table-cell>
        </table:table-row>
        <table:table-row table:style-name="ro1">
          <table:table-cell office:value-type="string">
            <text:p>1155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B52:.C52])/[.D52]" office:value-type="float" office:value="0.277777777777778">
            <text:p>0.2777777778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53:.C53])/[.D53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54:.C54])/[.D54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B55:.C55])/[.D55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56:.C56])/[.D56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57:.C57])/[.D57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SUM([.B58:.C58])/[.D58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59:.C59])/[.D59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60:.C60])/[.D60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SUM([.B61:.C61])/[.D61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SUM([.B62:.C62])/[.D62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63:.C63])/[.D63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SUM([.B64:.C64])/[.D64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SUM([.B65:.C65])/[.D65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66:.C66])/[.D66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SUM([.B67:.C67])/[.D67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UM([.B68:.C68])/[.D68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69:.C69])/[.D69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UM([.B70:.C70])/[.D70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71:.C71])/[.D71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72:.C72])/[.D72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SUM([.B73:.C73])/[.D73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SUM([.B74:.C74])/[.D74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75:.C75])/[.D75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SUM([.B76:.C76])/[.D76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SUM([.B77:.C77])/[.D77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78:.C78])/[.D78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SUM([.B79:.C79])/[.D79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SUM([.B80:.C80])/[.D80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81:.C81])/[.D81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SUM([.B82:.C82])/[.D82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83:.C83])/[.D83]" office:value-type="float" office:value="0">
            <text:p>0</text:p>
          </table:table-cell>
        </table:table-row>
        <table:table-row table:style-name="ro1">
          <table:table-cell office:value-type="string">
            <text:p>1171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84:.C84])/[.D84]" office:value-type="float" office:value="0">
            <text:p>0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233">
            <text:p>233</text:p>
          </table:table-cell>
          <table:table-cell table:formula="of:=SUM([.B85:.C85])/[.D85]" office:value-type="float" office:value="0.819742489270386">
            <text:p>0.8197424893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31">
            <text:p>131</text:p>
          </table:table-cell>
          <table:table-cell table:formula="of:=SUM([.B86:.C86])/[.D86]" office:value-type="float" office:value="0.748091603053435">
            <text:p>0.7480916031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UM([.B87:.C87])/[.D87]" office:value-type="float" office:value="0.645161290322581">
            <text:p>0.6451612903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30">
            <text:p>130</text:p>
          </table:table-cell>
          <table:table-cell office:value-type="float" office:value="49">
            <text:p>49</text:p>
          </table:table-cell>
          <table:table-cell office:value-type="float" office:value="235">
            <text:p>235</text:p>
          </table:table-cell>
          <table:table-cell table:formula="of:=SUM([.B88:.C88])/[.D88]" office:value-type="float" office:value="0.761702127659574">
            <text:p>0.7617021277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27">
            <text:p>127</text:p>
          </table:table-cell>
          <table:table-cell table:formula="of:=SUM([.B89:.C89])/[.D89]" office:value-type="float" office:value="0.661417322834646">
            <text:p>0.6614173228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formula="of:=SUM([.B90:.C90])/[.D90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266">
            <text:p>266</text:p>
          </table:table-cell>
          <table:table-cell table:formula="of:=SUM([.B91:.C91])/[.D91]" office:value-type="float" office:value="0.657894736842105">
            <text:p>0.6578947368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33">
            <text:p>133</text:p>
          </table:table-cell>
          <table:table-cell table:formula="of:=SUM([.B92:.C92])/[.D92]" office:value-type="float" office:value="0.639097744360902">
            <text:p>0.6390977444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SUM([.B93:.C93])/[.D93]" office:value-type="float" office:value="0.558823529411765">
            <text:p>0.5588235294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253">
            <text:p>253</text:p>
          </table:table-cell>
          <table:table-cell table:formula="of:=SUM([.B94:.C94])/[.D94]" office:value-type="float" office:value="0.557312252964427">
            <text:p>0.557312253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table:formula="of:=SUM([.B95:.C95])/[.D95]" office:value-type="float" office:value="0.634408602150538">
            <text:p>0.6344086022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SUM([.B96:.C96])/[.D96]" office:value-type="float" office:value="0.566666666666667">
            <text:p>0.5666666667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274">
            <text:p>274</text:p>
          </table:table-cell>
          <table:table-cell table:formula="of:=SUM([.B97:.C97])/[.D97]" office:value-type="float" office:value="0.660583941605839">
            <text:p>0.6605839416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85">
            <text:p>85</text:p>
          </table:table-cell>
          <table:table-cell table:formula="of:=SUM([.B98:.C98])/[.D98]" office:value-type="float" office:value="0.717647058823529">
            <text:p>0.7176470588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table:formula="of:=SUM([.B99:.C99])/[.D99]" office:value-type="float" office:value="0.746268656716418">
            <text:p>0.7462686567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  <table:table-cell office:value-type="float" office:value="354">
            <text:p>354</text:p>
          </table:table-cell>
          <table:table-cell table:formula="of:=SUM([.B100:.C100])/[.D100]" office:value-type="float" office:value="0.725988700564972">
            <text:p>0.7259887006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278">
            <text:p>278</text:p>
          </table:table-cell>
          <table:table-cell table:formula="of:=SUM([.B101:.C101])/[.D101]" office:value-type="float" office:value="0.701438848920863">
            <text:p>0.7014388489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formula="of:=SUM([.B102:.C102])/[.D102]" office:value-type="float" office:value="0.509433962264151">
            <text:p>0.5094339623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26">
            <text:p>126</text:p>
          </table:table-cell>
          <table:table-cell office:value-type="float" office:value="120">
            <text:p>120</text:p>
          </table:table-cell>
          <table:table-cell office:value-type="float" office:value="323">
            <text:p>323</text:p>
          </table:table-cell>
          <table:table-cell table:formula="of:=SUM([.B103:.C103])/[.D103]" office:value-type="float" office:value="0.761609907120743">
            <text:p>0.7616099071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35">
            <text:p>135</text:p>
          </table:table-cell>
          <table:table-cell office:value-type="float" office:value="112">
            <text:p>112</text:p>
          </table:table-cell>
          <table:table-cell office:value-type="float" office:value="317">
            <text:p>317</text:p>
          </table:table-cell>
          <table:table-cell table:formula="of:=SUM([.B104:.C104])/[.D104]" office:value-type="float" office:value="0.779179810725552">
            <text:p>0.7791798107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formula="of:=SUM([.B105:.C105])/[.D105]" office:value-type="float" office:value="0.816326530612245">
            <text:p>0.8163265306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  <table:table-cell office:value-type="float" office:value="341">
            <text:p>341</text:p>
          </table:table-cell>
          <table:table-cell table:formula="of:=SUM([.B106:.C106])/[.D106]" office:value-type="float" office:value="0.668621700879765">
            <text:p>0.6686217009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05">
            <text:p>105</text:p>
          </table:table-cell>
          <table:table-cell office:value-type="float" office:value="141">
            <text:p>141</text:p>
          </table:table-cell>
          <table:table-cell office:value-type="float" office:value="368">
            <text:p>368</text:p>
          </table:table-cell>
          <table:table-cell table:formula="of:=SUM([.B107:.C107])/[.D107]" office:value-type="float" office:value="0.668478260869565">
            <text:p>0.6684782609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formula="of:=SUM([.B108:.C108])/[.D108]" office:value-type="float" office:value="0.760869565217391">
            <text:p>0.7608695652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  <table:table-cell office:value-type="float" office:value="345">
            <text:p>345</text:p>
          </table:table-cell>
          <table:table-cell table:formula="of:=SUM([.B109:.C109])/[.D109]" office:value-type="float" office:value="0.771014492753623">
            <text:p>0.7710144928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12">
            <text:p>112</text:p>
          </table:table-cell>
          <table:table-cell office:value-type="float" office:value="162">
            <text:p>162</text:p>
          </table:table-cell>
          <table:table-cell office:value-type="float" office:value="360">
            <text:p>360</text:p>
          </table:table-cell>
          <table:table-cell table:formula="of:=SUM([.B110:.C110])/[.D110]" office:value-type="float" office:value="0.761111111111111">
            <text:p>0.7611111111</text:p>
          </table:table-cell>
        </table:table-row>
        <table:table-row table:style-name="ro1">
          <table:table-cell office:value-type="string">
            <text:p>1301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111:.C111])/[.D111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1311 </text:p>
          </table:table-cell>
          <table:table-cell office:value-type="float" office:value="365">
            <text:p>365</text:p>
          </table:table-cell>
          <table:table-cell office:value-type="float" office:value="425">
            <text:p>425</text:p>
          </table:table-cell>
          <table:table-cell office:value-type="float" office:value="1525">
            <text:p>1525</text:p>
          </table:table-cell>
          <table:table-cell table:formula="of:=SUM([.B112:.C112])/[.D112]" office:value-type="float" office:value="0.518032786885246">
            <text:p>0.5180327869</text:p>
          </table:table-cell>
        </table:table-row>
        <table:table-row table:style-name="ro1">
          <table:table-cell office:value-type="string">
            <text:p>1311 </text:p>
          </table:table-cell>
          <table:table-cell office:value-type="float" office:value="205">
            <text:p>205</text:p>
          </table:table-cell>
          <table:table-cell office:value-type="float" office:value="347">
            <text:p>347</text:p>
          </table:table-cell>
          <table:table-cell office:value-type="float" office:value="1214">
            <text:p>1214</text:p>
          </table:table-cell>
          <table:table-cell table:formula="of:=SUM([.B113:.C113])/[.D113]" office:value-type="float" office:value="0.454695222405272">
            <text:p>0.4546952224</text:p>
          </table:table-cell>
        </table:table-row>
        <table:table-row table:style-name="ro1">
          <table:table-cell office:value-type="string">
            <text:p>1311 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float" office:value="334">
            <text:p>334</text:p>
          </table:table-cell>
          <table:table-cell table:formula="of:=SUM([.B114:.C114])/[.D114]" office:value-type="float" office:value="0.494011976047904">
            <text:p>0.494011976</text:p>
          </table:table-cell>
        </table:table-row>
        <table:table-row table:style-name="ro1">
          <table:table-cell office:value-type="string">
            <text:p>1311 </text:p>
          </table:table-cell>
          <table:table-cell office:value-type="float" office:value="383">
            <text:p>383</text:p>
          </table:table-cell>
          <table:table-cell office:value-type="float" office:value="472">
            <text:p>472</text:p>
          </table:table-cell>
          <table:table-cell office:value-type="float" office:value="1437">
            <text:p>1437</text:p>
          </table:table-cell>
          <table:table-cell table:formula="of:=SUM([.B115:.C115])/[.D115]" office:value-type="float" office:value="0.594989561586639">
            <text:p>0.5949895616</text:p>
          </table:table-cell>
        </table:table-row>
        <table:table-row table:style-name="ro1">
          <table:table-cell office:value-type="string">
            <text:p>1311 </text:p>
          </table:table-cell>
          <table:table-cell office:value-type="float" office:value="270">
            <text:p>270</text:p>
          </table:table-cell>
          <table:table-cell office:value-type="float" office:value="337">
            <text:p>337</text:p>
          </table:table-cell>
          <table:table-cell office:value-type="float" office:value="1296">
            <text:p>1296</text:p>
          </table:table-cell>
          <table:table-cell table:formula="of:=SUM([.B116:.C116])/[.D116]" office:value-type="float" office:value="0.468364197530864">
            <text:p>0.4683641975</text:p>
          </table:table-cell>
        </table:table-row>
        <table:table-row table:style-name="ro1">
          <table:table-cell office:value-type="string">
            <text:p>1312 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364">
            <text:p>364</text:p>
          </table:table-cell>
          <table:table-cell table:formula="of:=SUM([.B117:.C117])/[.D117]" office:value-type="float" office:value="0.348901098901099">
            <text:p>0.3489010989</text:p>
          </table:table-cell>
        </table:table-row>
        <table:table-row table:style-name="ro1">
          <table:table-cell office:value-type="string">
            <text:p>1312 </text:p>
          </table:table-cell>
          <table:table-cell office:value-type="float" office:value="210">
            <text:p>210</text:p>
          </table:table-cell>
          <table:table-cell office:value-type="float" office:value="217">
            <text:p>217</text:p>
          </table:table-cell>
          <table:table-cell office:value-type="float" office:value="845">
            <text:p>845</text:p>
          </table:table-cell>
          <table:table-cell table:formula="of:=SUM([.B118:.C118])/[.D118]" office:value-type="float" office:value="0.505325443786982">
            <text:p>0.5053254438</text:p>
          </table:table-cell>
        </table:table-row>
        <table:table-row table:style-name="ro1">
          <table:table-cell office:value-type="string">
            <text:p>1312 </text:p>
          </table:table-cell>
          <table:table-cell office:value-type="float" office:value="91">
            <text:p>91</text:p>
          </table:table-cell>
          <table:table-cell office:value-type="float" office:value="68">
            <text:p>68</text:p>
          </table:table-cell>
          <table:table-cell office:value-type="float" office:value="286">
            <text:p>286</text:p>
          </table:table-cell>
          <table:table-cell table:formula="of:=SUM([.B119:.C119])/[.D119]" office:value-type="float" office:value="0.555944055944056">
            <text:p>0.5559440559</text:p>
          </table:table-cell>
        </table:table-row>
        <table:table-row table:style-name="ro1">
          <table:table-cell office:value-type="string">
            <text:p>1312 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538">
            <text:p>538</text:p>
          </table:table-cell>
          <table:table-cell table:formula="of:=SUM([.B120:.C120])/[.D120]" office:value-type="float" office:value="0.609665427509294">
            <text:p>0.6096654275</text:p>
          </table:table-cell>
        </table:table-row>
        <table:table-row table:style-name="ro1">
          <table:table-cell office:value-type="string">
            <text:p>1312 </text:p>
          </table:table-cell>
          <table:table-cell office:value-type="float" office:value="497">
            <text:p>497</text:p>
          </table:table-cell>
          <table:table-cell office:value-type="float" office:value="228">
            <text:p>228</text:p>
          </table:table-cell>
          <table:table-cell office:value-type="float" office:value="953">
            <text:p>953</text:p>
          </table:table-cell>
          <table:table-cell table:formula="of:=SUM([.B121:.C121])/[.D121]" office:value-type="float" office:value="0.760755508919203">
            <text:p>0.7607555089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  <table:table-cell table:formula="of:=SUM([.B122:.C122])/[.D122]" office:value-type="float" office:value="0.825">
            <text:p>0.82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05">
            <text:p>105</text:p>
          </table:table-cell>
          <table:table-cell office:value-type="float" office:value="124">
            <text:p>124</text:p>
          </table:table-cell>
          <table:table-cell office:value-type="float" office:value="303">
            <text:p>303</text:p>
          </table:table-cell>
          <table:table-cell table:formula="of:=SUM([.B123:.C123])/[.D123]" office:value-type="float" office:value="0.755775577557756">
            <text:p>0.7557755776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86">
            <text:p>186</text:p>
          </table:table-cell>
          <table:table-cell office:value-type="float" office:value="129">
            <text:p>129</text:p>
          </table:table-cell>
          <table:table-cell office:value-type="float" office:value="395">
            <text:p>395</text:p>
          </table:table-cell>
          <table:table-cell table:formula="of:=SUM([.B124:.C124])/[.D124]" office:value-type="float" office:value="0.79746835443038">
            <text:p>0.7974683544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120">
            <text:p>120</text:p>
          </table:table-cell>
          <table:table-cell table:formula="of:=SUM([.B125:.C125])/[.D125]" office:value-type="float" office:value="0.533333333333333">
            <text:p>0.5333333333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366">
            <text:p>366</text:p>
          </table:table-cell>
          <table:table-cell table:formula="of:=SUM([.B126:.C126])/[.D126]" office:value-type="float" office:value="0.644808743169399">
            <text:p>0.6448087432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343">
            <text:p>343</text:p>
          </table:table-cell>
          <table:table-cell table:formula="of:=SUM([.B127:.C127])/[.D127]" office:value-type="float" office:value="0.583090379008746">
            <text:p>0.583090379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9">
            <text:p>69</text:p>
          </table:table-cell>
          <table:table-cell table:formula="of:=SUM([.B128:.C128])/[.D128]" office:value-type="float" office:value="0.623188405797101">
            <text:p>0.6231884058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236">
            <text:p>236</text:p>
          </table:table-cell>
          <table:table-cell table:formula="of:=SUM([.B129:.C129])/[.D129]" office:value-type="float" office:value="0.546610169491525">
            <text:p>0.546610169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13">
            <text:p>113</text:p>
          </table:table-cell>
          <table:table-cell office:value-type="float" office:value="136">
            <text:p>136</text:p>
          </table:table-cell>
          <table:table-cell office:value-type="float" office:value="392">
            <text:p>392</text:p>
          </table:table-cell>
          <table:table-cell table:formula="of:=SUM([.B130:.C130])/[.D130]" office:value-type="float" office:value="0.635204081632653">
            <text:p>0.6352040816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table:formula="of:=SUM([.B131:.C131])/[.D131]" office:value-type="float" office:value="0.731182795698925">
            <text:p>0.7311827957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295">
            <text:p>295</text:p>
          </table:table-cell>
          <table:table-cell table:formula="of:=SUM([.B132:.C132])/[.D132]" office:value-type="float" office:value="0.684745762711864">
            <text:p>0.6847457627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  <table:table-cell office:value-type="float" office:value="401">
            <text:p>401</text:p>
          </table:table-cell>
          <table:table-cell table:formula="of:=SUM([.B133:.C133])/[.D133]" office:value-type="float" office:value="0.683291770573566">
            <text:p>0.6832917706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108">
            <text:p>108</text:p>
          </table:table-cell>
          <table:table-cell table:formula="of:=SUM([.B134:.C134])/[.D134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245">
            <text:p>245</text:p>
          </table:table-cell>
          <table:table-cell table:formula="of:=SUM([.B135:.C135])/[.D135]" office:value-type="float" office:value="0.555102040816327">
            <text:p>0.5551020408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86">
            <text:p>86</text:p>
          </table:table-cell>
          <table:table-cell office:value-type="float" office:value="118">
            <text:p>118</text:p>
          </table:table-cell>
          <table:table-cell office:value-type="float" office:value="329">
            <text:p>329</text:p>
          </table:table-cell>
          <table:table-cell table:formula="of:=SUM([.B136:.C136])/[.D136]" office:value-type="float" office:value="0.620060790273556">
            <text:p>0.6200607903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129">
            <text:p>129</text:p>
          </table:table-cell>
          <table:table-cell table:formula="of:=SUM([.B137:.C137])/[.D137]" office:value-type="float" office:value="0.736434108527132">
            <text:p>0.736434108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227">
            <text:p>227</text:p>
          </table:table-cell>
          <table:table-cell table:formula="of:=SUM([.B138:.C138])/[.D138]" office:value-type="float" office:value="0.563876651982379">
            <text:p>0.563876652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344">
            <text:p>344</text:p>
          </table:table-cell>
          <table:table-cell table:formula="of:=SUM([.B139:.C139])/[.D139]" office:value-type="float" office:value="0.738372093023256">
            <text:p>0.738372093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109">
            <text:p>109</text:p>
          </table:table-cell>
          <table:table-cell table:formula="of:=SUM([.B140:.C140])/[.D140]" office:value-type="float" office:value="0.798165137614679">
            <text:p>0.7981651376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269">
            <text:p>269</text:p>
          </table:table-cell>
          <table:table-cell table:formula="of:=SUM([.B141:.C141])/[.D141]" office:value-type="float" office:value="0.609665427509294">
            <text:p>0.609665427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62">
            <text:p>62</text:p>
          </table:table-cell>
          <table:table-cell office:value-type="float" office:value="119">
            <text:p>119</text:p>
          </table:table-cell>
          <table:table-cell office:value-type="float" office:value="357">
            <text:p>357</text:p>
          </table:table-cell>
          <table:table-cell table:formula="of:=SUM([.B142:.C142])/[.D142]" office:value-type="float" office:value="0.507002801120448">
            <text:p>0.5070028011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formula="of:=SUM([.B143:.C143])/[.D143]" office:value-type="float" office:value="0.584070796460177">
            <text:p>0.584070796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251">
            <text:p>251</text:p>
          </table:table-cell>
          <table:table-cell table:formula="of:=SUM([.B144:.C144])/[.D144]" office:value-type="float" office:value="0.649402390438247">
            <text:p>0.6494023904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76">
            <text:p>76</text:p>
          </table:table-cell>
          <table:table-cell office:value-type="float" office:value="112">
            <text:p>112</text:p>
          </table:table-cell>
          <table:table-cell office:value-type="float" office:value="306">
            <text:p>306</text:p>
          </table:table-cell>
          <table:table-cell table:formula="of:=SUM([.B145:.C145])/[.D145]" office:value-type="float" office:value="0.61437908496732">
            <text:p>0.61437908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106">
            <text:p>106</text:p>
          </table:table-cell>
          <table:table-cell table:formula="of:=SUM([.B146:.C146])/[.D146]" office:value-type="float" office:value="0.792452830188679">
            <text:p>0.7924528302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280">
            <text:p>280</text:p>
          </table:table-cell>
          <table:table-cell table:formula="of:=SUM([.B147:.C147])/[.D147]" office:value-type="float" office:value="0.728571428571429">
            <text:p>0.7285714286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float" office:value="293">
            <text:p>293</text:p>
          </table:table-cell>
          <table:table-cell table:formula="of:=SUM([.B148:.C148])/[.D148]" office:value-type="float" office:value="0.692832764505119">
            <text:p>0.692832764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table:formula="of:=SUM([.B149:.C149])/[.D149]" office:value-type="float" office:value="0.776859504132231">
            <text:p>0.7768595041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229">
            <text:p>229</text:p>
          </table:table-cell>
          <table:table-cell table:formula="of:=SUM([.B150:.C150])/[.D150]" office:value-type="float" office:value="0.694323144104803">
            <text:p>0.6943231441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32">
            <text:p>132</text:p>
          </table:table-cell>
          <table:table-cell office:value-type="float" office:value="43">
            <text:p>43</text:p>
          </table:table-cell>
          <table:table-cell office:value-type="float" office:value="239">
            <text:p>239</text:p>
          </table:table-cell>
          <table:table-cell table:formula="of:=SUM([.B151:.C151])/[.D151]" office:value-type="float" office:value="0.732217573221757">
            <text:p>0.7322175732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table:formula="of:=SUM([.B152:.C152])/[.D152]" office:value-type="float" office:value="0.835164835164835">
            <text:p>0.8351648352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209">
            <text:p>209</text:p>
          </table:table-cell>
          <table:table-cell table:formula="of:=SUM([.B153:.C153])/[.D153]" office:value-type="float" office:value="0.770334928229665">
            <text:p>0.7703349282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69">
            <text:p>169</text:p>
          </table:table-cell>
          <table:table-cell office:value-type="float" office:value="67">
            <text:p>67</text:p>
          </table:table-cell>
          <table:table-cell office:value-type="float" office:value="277">
            <text:p>277</text:p>
          </table:table-cell>
          <table:table-cell table:formula="of:=SUM([.B154:.C154])/[.D154]" office:value-type="float" office:value="0.851985559566787">
            <text:p>0.8519855596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table:formula="of:=SUM([.B155:.C155])/[.D155]" office:value-type="float" office:value="0.892156862745098">
            <text:p>0.8921568627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91">
            <text:p>191</text:p>
          </table:table-cell>
          <table:table-cell office:value-type="float" office:value="26">
            <text:p>26</text:p>
          </table:table-cell>
          <table:table-cell office:value-type="float" office:value="239">
            <text:p>239</text:p>
          </table:table-cell>
          <table:table-cell table:formula="of:=SUM([.B156:.C156])/[.D156]" office:value-type="float" office:value="0.907949790794979">
            <text:p>0.9079497908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  <table:table-cell office:value-type="float" office:value="205">
            <text:p>205</text:p>
          </table:table-cell>
          <table:table-cell table:formula="of:=SUM([.B157:.C157])/[.D157]" office:value-type="float" office:value="0.921951219512195">
            <text:p>0.9219512195</text:p>
          </table:table-cell>
        </table:table-row>
        <table:table-row table:style-name="ro1">
          <table:table-cell office:value-type="string">
            <text:p>1315 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SUM([.B158:.C158])/[.D158]" office:value-type="float" office:value="0.580246913580247">
            <text:p>0.5802469136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SUM([.B159:.C159])/[.D159]" office:value-type="float" office:value="0.84375">
            <text:p>0.84375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60:.C160])/[.D160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161:.C161])/[.D16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162:.C162])/[.D162]" office:value-type="float" office:value="1">
            <text:p>1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148">
            <text:p>148</text:p>
          </table:table-cell>
          <table:table-cell table:formula="of:=SUM([.B163:.C163])/[.D163]" office:value-type="float" office:value="0.831081081081081">
            <text:p>0.8310810811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186">
            <text:p>186</text:p>
          </table:table-cell>
          <table:table-cell table:formula="of:=SUM([.B164:.C164])/[.D164]" office:value-type="float" office:value="0.752688172043011">
            <text:p>0.752688172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SUM([.B165:.C165])/[.D165]" office:value-type="float" office:value="0.775">
            <text:p>0.775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131">
            <text:p>131</text:p>
          </table:table-cell>
          <table:table-cell table:formula="of:=SUM([.B166:.C166])/[.D166]" office:value-type="float" office:value="0.862595419847328">
            <text:p>0.8625954198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146">
            <text:p>146</text:p>
          </table:table-cell>
          <table:table-cell table:formula="of:=SUM([.B167:.C167])/[.D167]" office:value-type="float" office:value="0.650684931506849">
            <text:p>0.6506849315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SUM([.B168:.C168])/[.D168]" office:value-type="float" office:value="0.512820512820513">
            <text:p>0.5128205128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26">
            <text:p>126</text:p>
          </table:table-cell>
          <table:table-cell table:formula="of:=SUM([.B169:.C169])/[.D169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  <table:table-cell table:formula="of:=SUM([.B170:.C170])/[.D170]" office:value-type="float" office:value="0.754189944134078">
            <text:p>0.7541899441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171:.C171])/[.D171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table:formula="of:=SUM([.B172:.C172])/[.D172]" office:value-type="float" office:value="0.421768707482993">
            <text:p>0.4217687075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33">
            <text:p>33</text:p>
          </table:table-cell>
          <table:table-cell office:value-type="float" office:value="53">
            <text:p>53</text:p>
          </table:table-cell>
          <table:table-cell office:value-type="float" office:value="137">
            <text:p>137</text:p>
          </table:table-cell>
          <table:table-cell table:formula="of:=SUM([.B173:.C173])/[.D173]" office:value-type="float" office:value="0.627737226277372">
            <text:p>0.6277372263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SUM([.B174:.C174])/[.D174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SUM([.B175:.C175])/[.D175]" office:value-type="float" office:value="0.678571428571429">
            <text:p>0.6785714286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SUM([.B176:.C176])/[.D176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1316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177:.C177])/[.D177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office:value-type="float" office:value="355">
            <text:p>355</text:p>
          </table:table-cell>
          <table:table-cell table:formula="of:=SUM([.B178:.C178])/[.D178]" office:value-type="float" office:value="0.436619718309859">
            <text:p>0.4366197183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241">
            <text:p>241</text:p>
          </table:table-cell>
          <table:table-cell office:value-type="float" office:value="357">
            <text:p>357</text:p>
          </table:table-cell>
          <table:table-cell office:value-type="float" office:value="1168">
            <text:p>1168</text:p>
          </table:table-cell>
          <table:table-cell table:formula="of:=SUM([.B179:.C179])/[.D179]" office:value-type="float" office:value="0.511986301369863">
            <text:p>0.5119863014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935">
            <text:p>935</text:p>
          </table:table-cell>
          <table:table-cell table:formula="of:=SUM([.B180:.C180])/[.D180]" office:value-type="float" office:value="0.416042780748663">
            <text:p>0.4160427807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311">
            <text:p>311</text:p>
          </table:table-cell>
          <table:table-cell table:formula="of:=SUM([.B181:.C181])/[.D181]" office:value-type="float" office:value="0.485530546623794">
            <text:p>0.4855305466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290">
            <text:p>290</text:p>
          </table:table-cell>
          <table:table-cell office:value-type="float" office:value="400">
            <text:p>400</text:p>
          </table:table-cell>
          <table:table-cell office:value-type="float" office:value="1315">
            <text:p>1315</text:p>
          </table:table-cell>
          <table:table-cell table:formula="of:=SUM([.B182:.C182])/[.D182]" office:value-type="float" office:value="0.524714828897338">
            <text:p>0.5247148289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office:value-type="float" office:value="879">
            <text:p>879</text:p>
          </table:table-cell>
          <table:table-cell table:formula="of:=SUM([.B183:.C183])/[.D183]" office:value-type="float" office:value="0.414106939704209">
            <text:p>0.4141069397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244">
            <text:p>244</text:p>
          </table:table-cell>
          <table:table-cell table:formula="of:=SUM([.B184:.C184])/[.D184]" office:value-type="float" office:value="0.479508196721311">
            <text:p>0.4795081967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325">
            <text:p>325</text:p>
          </table:table-cell>
          <table:table-cell office:value-type="float" office:value="197">
            <text:p>197</text:p>
          </table:table-cell>
          <table:table-cell office:value-type="float" office:value="801">
            <text:p>801</text:p>
          </table:table-cell>
          <table:table-cell table:formula="of:=SUM([.B185:.C185])/[.D185]" office:value-type="float" office:value="0.651685393258427">
            <text:p>0.6516853933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table:formula="of:=SUM([.B186:.C186])/[.D186]" office:value-type="float" office:value="0.550898203592814">
            <text:p>0.5508982036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formula="of:=SUM([.B187:.C187])/[.D187]" office:value-type="float" office:value="0.659574468085106">
            <text:p>0.6595744681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249">
            <text:p>249</text:p>
          </table:table-cell>
          <table:table-cell table:formula="of:=SUM([.B188:.C188])/[.D188]" office:value-type="float" office:value="0.734939759036145">
            <text:p>0.734939759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SUM([.B189:.C189])/[.D189]" office:value-type="float" office:value="0.5">
            <text:p>0.5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267">
            <text:p>267</text:p>
          </table:table-cell>
          <table:table-cell table:formula="of:=SUM([.B190:.C190])/[.D190]" office:value-type="float" office:value="0.689138576779026">
            <text:p>0.6891385768</text:p>
          </table:table-cell>
        </table:table-row>
        <table:table-row table:style-name="ro1">
          <table:table-cell office:value-type="string">
            <text:p>1321 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67">
            <text:p>67</text:p>
          </table:table-cell>
          <table:table-cell table:formula="of:=SUM([.B191:.C191])/[.D191]" office:value-type="float" office:value="0.656716417910448">
            <text:p>0.6567164179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float" office:value="289">
            <text:p>289</text:p>
          </table:table-cell>
          <table:table-cell table:formula="of:=SUM([.B192:.C192])/[.D192]" office:value-type="float" office:value="0.615916955017301">
            <text:p>0.615916955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19">
            <text:p>119</text:p>
          </table:table-cell>
          <table:table-cell office:value-type="float" office:value="103">
            <text:p>103</text:p>
          </table:table-cell>
          <table:table-cell office:value-type="float" office:value="508">
            <text:p>508</text:p>
          </table:table-cell>
          <table:table-cell table:formula="of:=SUM([.B193:.C193])/[.D193]" office:value-type="float" office:value="0.437007874015748">
            <text:p>0.437007874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305">
            <text:p>305</text:p>
          </table:table-cell>
          <table:table-cell office:value-type="float" office:value="223">
            <text:p>223</text:p>
          </table:table-cell>
          <table:table-cell office:value-type="float" office:value="841">
            <text:p>841</text:p>
          </table:table-cell>
          <table:table-cell table:formula="of:=SUM([.B194:.C194])/[.D194]" office:value-type="float" office:value="0.62782401902497">
            <text:p>0.627824019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28">
            <text:p>228</text:p>
          </table:table-cell>
          <table:table-cell table:formula="of:=SUM([.B195:.C195])/[.D195]" office:value-type="float" office:value="0.31578947368421">
            <text:p>0.3157894737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460">
            <text:p>460</text:p>
          </table:table-cell>
          <table:table-cell table:formula="of:=SUM([.B196:.C196])/[.D196]" office:value-type="float" office:value="0.315217391304348">
            <text:p>0.3152173913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44">
            <text:p>144</text:p>
          </table:table-cell>
          <table:table-cell office:value-type="float" office:value="170">
            <text:p>170</text:p>
          </table:table-cell>
          <table:table-cell office:value-type="float" office:value="788">
            <text:p>788</text:p>
          </table:table-cell>
          <table:table-cell table:formula="of:=SUM([.B197:.C197])/[.D197]" office:value-type="float" office:value="0.398477157360406">
            <text:p>0.3984771574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195">
            <text:p>195</text:p>
          </table:table-cell>
          <table:table-cell table:formula="of:=SUM([.B198:.C198])/[.D198]" office:value-type="float" office:value="0.446153846153846">
            <text:p>0.4461538462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40">
            <text:p>140</text:p>
          </table:table-cell>
          <table:table-cell office:value-type="float" office:value="105">
            <text:p>105</text:p>
          </table:table-cell>
          <table:table-cell office:value-type="float" office:value="388">
            <text:p>388</text:p>
          </table:table-cell>
          <table:table-cell table:formula="of:=SUM([.B199:.C199])/[.D199]" office:value-type="float" office:value="0.631443298969072">
            <text:p>0.631443299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 office:value-type="float" office:value="568">
            <text:p>568</text:p>
          </table:table-cell>
          <table:table-cell table:formula="of:=SUM([.B200:.C200])/[.D200]" office:value-type="float" office:value="0.475352112676056">
            <text:p>0.4753521127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table:formula="of:=SUM([.B201:.C201])/[.D201]" office:value-type="float" office:value="0.563636363636364">
            <text:p>0.5636363636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01">
            <text:p>101</text:p>
          </table:table-cell>
          <table:table-cell office:value-type="float" office:value="70">
            <text:p>70</text:p>
          </table:table-cell>
          <table:table-cell office:value-type="float" office:value="309">
            <text:p>309</text:p>
          </table:table-cell>
          <table:table-cell table:formula="of:=SUM([.B202:.C202])/[.D202]" office:value-type="float" office:value="0.553398058252427">
            <text:p>0.5533980583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65">
            <text:p>165</text:p>
          </table:table-cell>
          <table:table-cell office:value-type="float" office:value="156">
            <text:p>156</text:p>
          </table:table-cell>
          <table:table-cell office:value-type="float" office:value="565">
            <text:p>565</text:p>
          </table:table-cell>
          <table:table-cell table:formula="of:=SUM([.B203:.C203])/[.D203]" office:value-type="float" office:value="0.568141592920354">
            <text:p>0.5681415929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table:formula="of:=SUM([.B204:.C204])/[.D204]" office:value-type="float" office:value="0.657142857142857">
            <text:p>0.6571428571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331">
            <text:p>331</text:p>
          </table:table-cell>
          <table:table-cell table:formula="of:=SUM([.B205:.C205])/[.D205]" office:value-type="float" office:value="0.377643504531722">
            <text:p>0.3776435045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182">
            <text:p>182</text:p>
          </table:table-cell>
          <table:table-cell office:value-type="float" office:value="162">
            <text:p>162</text:p>
          </table:table-cell>
          <table:table-cell office:value-type="float" office:value="561">
            <text:p>561</text:p>
          </table:table-cell>
          <table:table-cell table:formula="of:=SUM([.B206:.C206])/[.D206]" office:value-type="float" office:value="0.61319073083779">
            <text:p>0.6131907308</text:p>
          </table:table-cell>
        </table:table-row>
        <table:table-row table:style-name="ro1">
          <table:table-cell office:value-type="string">
            <text:p>1322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table:formula="of:=SUM([.B207:.C207])/[.D207]" office:value-type="float" office:value="0.575">
            <text:p>0.575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table:formula="of:=SUM([.B208:.C208])/[.D208]" office:value-type="float" office:value="0.456896551724138">
            <text:p>0.4568965517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office:value-type="float" office:value="261">
            <text:p>261</text:p>
          </table:table-cell>
          <table:table-cell table:formula="of:=SUM([.B209:.C209])/[.D209]" office:value-type="float" office:value="0.582375478927203">
            <text:p>0.5823754789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190">
            <text:p>190</text:p>
          </table:table-cell>
          <table:table-cell table:formula="of:=SUM([.B210:.C210])/[.D210]" office:value-type="float" office:value="0.652631578947368">
            <text:p>0.6526315789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223">
            <text:p>223</text:p>
          </table:table-cell>
          <table:table-cell table:formula="of:=SUM([.B211:.C211])/[.D211]" office:value-type="float" office:value="0.605381165919282">
            <text:p>0.6053811659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165">
            <text:p>165</text:p>
          </table:table-cell>
          <table:table-cell table:formula="of:=SUM([.B212:.C212])/[.D212]" office:value-type="float" office:value="0.478787878787879">
            <text:p>0.4787878788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251">
            <text:p>251</text:p>
          </table:table-cell>
          <table:table-cell table:formula="of:=SUM([.B213:.C213])/[.D213]" office:value-type="float" office:value="0.52191235059761">
            <text:p>0.5219123506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table:formula="of:=SUM([.B214:.C214])/[.D214]" office:value-type="float" office:value="0.536312849162011">
            <text:p>0.5363128492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275">
            <text:p>275</text:p>
          </table:table-cell>
          <table:table-cell table:formula="of:=SUM([.B215:.C215])/[.D215]" office:value-type="float" office:value="0.505454545454546">
            <text:p>0.5054545455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73">
            <text:p>73</text:p>
          </table:table-cell>
          <table:table-cell table:formula="of:=SUM([.B216:.C216])/[.D216]" office:value-type="float" office:value="0.506849315068493">
            <text:p>0.5068493151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220">
            <text:p>220</text:p>
          </table:table-cell>
          <table:table-cell table:formula="of:=SUM([.B217:.C217])/[.D217]" office:value-type="float" office:value="0.531818181818182">
            <text:p>0.5318181818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59">
            <text:p>59</text:p>
          </table:table-cell>
          <table:table-cell office:value-type="float" office:value="108">
            <text:p>108</text:p>
          </table:table-cell>
          <table:table-cell office:value-type="float" office:value="311">
            <text:p>311</text:p>
          </table:table-cell>
          <table:table-cell table:formula="of:=SUM([.B218:.C218])/[.D218]" office:value-type="float" office:value="0.536977491961415">
            <text:p>0.536977492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table:formula="of:=SUM([.B219:.C219])/[.D219]" office:value-type="float" office:value="0.6">
            <text:p>0.6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48">
            <text:p>248</text:p>
          </table:table-cell>
          <table:table-cell table:formula="of:=SUM([.B220:.C220])/[.D220]" office:value-type="float" office:value="0.568548387096774">
            <text:p>0.5685483871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24">
            <text:p>324</text:p>
          </table:table-cell>
          <table:table-cell table:formula="of:=SUM([.B221:.C221])/[.D221]" office:value-type="float" office:value="0.660493827160494">
            <text:p>0.6604938272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table:formula="of:=SUM([.B222:.C222])/[.D222]" office:value-type="float" office:value="0.62">
            <text:p>0.62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339">
            <text:p>339</text:p>
          </table:table-cell>
          <table:table-cell table:formula="of:=SUM([.B223:.C223])/[.D223]" office:value-type="float" office:value="0.651917404129793">
            <text:p>0.6519174041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382">
            <text:p>382</text:p>
          </table:table-cell>
          <table:table-cell table:formula="of:=SUM([.B224:.C224])/[.D224]" office:value-type="float" office:value="0.712041884816754">
            <text:p>0.7120418848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15">
            <text:p>115</text:p>
          </table:table-cell>
          <table:table-cell table:formula="of:=SUM([.B225:.C225])/[.D225]" office:value-type="float" office:value="0.573913043478261">
            <text:p>0.5739130435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46">
            <text:p>146</text:p>
          </table:table-cell>
          <table:table-cell office:value-type="float" office:value="109">
            <text:p>109</text:p>
          </table:table-cell>
          <table:table-cell office:value-type="float" office:value="371">
            <text:p>371</text:p>
          </table:table-cell>
          <table:table-cell table:formula="of:=SUM([.B226:.C226])/[.D226]" office:value-type="float" office:value="0.68733153638814">
            <text:p>0.6873315364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45">
            <text:p>145</text:p>
          </table:table-cell>
          <table:table-cell office:value-type="float" office:value="152">
            <text:p>152</text:p>
          </table:table-cell>
          <table:table-cell office:value-type="float" office:value="510">
            <text:p>510</text:p>
          </table:table-cell>
          <table:table-cell table:formula="of:=SUM([.B227:.C227])/[.D227]" office:value-type="float" office:value="0.582352941176471">
            <text:p>0.5823529412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21">
            <text:p>121</text:p>
          </table:table-cell>
          <table:table-cell table:formula="of:=SUM([.B228:.C228])/[.D228]" office:value-type="float" office:value="0.644628099173554">
            <text:p>0.6446280992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195">
            <text:p>195</text:p>
          </table:table-cell>
          <table:table-cell office:value-type="float" office:value="126">
            <text:p>126</text:p>
          </table:table-cell>
          <table:table-cell office:value-type="float" office:value="473">
            <text:p>473</text:p>
          </table:table-cell>
          <table:table-cell table:formula="of:=SUM([.B229:.C229])/[.D229]" office:value-type="float" office:value="0.678646934460888">
            <text:p>0.6786469345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220">
            <text:p>220</text:p>
          </table:table-cell>
          <table:table-cell office:value-type="float" office:value="173">
            <text:p>173</text:p>
          </table:table-cell>
          <table:table-cell office:value-type="float" office:value="603">
            <text:p>603</text:p>
          </table:table-cell>
          <table:table-cell table:formula="of:=SUM([.B230:.C230])/[.D230]" office:value-type="float" office:value="0.651741293532338">
            <text:p>0.6517412935</text:p>
          </table:table-cell>
        </table:table-row>
        <table:table-row table:style-name="ro1">
          <table:table-cell office:value-type="string">
            <text:p>1331 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table:formula="of:=SUM([.B231:.C231])/[.D231]" office:value-type="float" office:value="0.69078947368421">
            <text:p>0.6907894737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table:formula="of:=SUM([.B232:.C232])/[.D232]" office:value-type="float" office:value="0.717647058823529">
            <text:p>0.7176470588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SUM([.B233:.C233])/[.D233]" office:value-type="float" office:value="0.68421052631579">
            <text:p>0.6842105263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130">
            <text:p>130</text:p>
          </table:table-cell>
          <table:table-cell table:formula="of:=SUM([.B234:.C234])/[.D234]" office:value-type="float" office:value="0.584615384615385">
            <text:p>0.5846153846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formula="of:=SUM([.B235:.C235])/[.D235]" office:value-type="float" office:value="0.4">
            <text:p>0.4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161">
            <text:p>161</text:p>
          </table:table-cell>
          <table:table-cell table:formula="of:=SUM([.B236:.C236])/[.D236]" office:value-type="float" office:value="0.565217391304348">
            <text:p>0.5652173913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table:formula="of:=SUM([.B237:.C237])/[.D237]" office:value-type="float" office:value="0.426229508196721">
            <text:p>0.4262295082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SUM([.B238:.C238])/[.D238]" office:value-type="float" office:value="0.657142857142857">
            <text:p>0.6571428571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table:formula="of:=SUM([.B239:.C239])/[.D239]" office:value-type="float" office:value="0.741258741258741">
            <text:p>0.7412587413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table:formula="of:=SUM([.B240:.C240])/[.D240]" office:value-type="float" office:value="0.466165413533835">
            <text:p>0.4661654135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SUM([.B241:.C241])/[.D241]" office:value-type="float" office:value="0.74">
            <text:p>0.74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178">
            <text:p>178</text:p>
          </table:table-cell>
          <table:table-cell table:formula="of:=SUM([.B242:.C242])/[.D242]" office:value-type="float" office:value="0.629213483146067">
            <text:p>0.6292134831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140">
            <text:p>140</text:p>
          </table:table-cell>
          <table:table-cell table:formula="of:=SUM([.B243:.C243])/[.D243]" office:value-type="float" office:value="0.657142857142857">
            <text:p>0.6571428571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formula="of:=SUM([.B244:.C244])/[.D244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float" office:value="188">
            <text:p>188</text:p>
          </table:table-cell>
          <table:table-cell table:formula="of:=SUM([.B245:.C245])/[.D245]" office:value-type="float" office:value="0.702127659574468">
            <text:p>0.7021276596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194">
            <text:p>194</text:p>
          </table:table-cell>
          <table:table-cell table:formula="of:=SUM([.B246:.C246])/[.D246]" office:value-type="float" office:value="0.644329896907217">
            <text:p>0.6443298969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table:formula="of:=SUM([.B247:.C247])/[.D247]" office:value-type="float" office:value="0.865671641791045">
            <text:p>0.8656716418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251">
            <text:p>251</text:p>
          </table:table-cell>
          <table:table-cell table:formula="of:=SUM([.B248:.C248])/[.D248]" office:value-type="float" office:value="0.581673306772908">
            <text:p>0.5816733068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251">
            <text:p>251</text:p>
          </table:table-cell>
          <table:table-cell table:formula="of:=SUM([.B249:.C249])/[.D249]" office:value-type="float" office:value="0.51792828685259">
            <text:p>0.5179282869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table:formula="of:=SUM([.B250:.C250])/[.D250]" office:value-type="float" office:value="0.53125">
            <text:p>0.53125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142">
            <text:p>142</text:p>
          </table:table-cell>
          <table:table-cell office:value-type="float" office:value="69">
            <text:p>69</text:p>
          </table:table-cell>
          <table:table-cell office:value-type="float" office:value="293">
            <text:p>293</text:p>
          </table:table-cell>
          <table:table-cell table:formula="of:=SUM([.B251:.C251])/[.D251]" office:value-type="float" office:value="0.720136518771331">
            <text:p>0.7201365188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281">
            <text:p>281</text:p>
          </table:table-cell>
          <table:table-cell table:formula="of:=SUM([.B252:.C252])/[.D252]" office:value-type="float" office:value="0.619217081850534">
            <text:p>0.6192170819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table:formula="of:=SUM([.B253:.C253])/[.D253]" office:value-type="float" office:value="0.755102040816326">
            <text:p>0.7551020408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124">
            <text:p>124</text:p>
          </table:table-cell>
          <table:table-cell office:value-type="float" office:value="116">
            <text:p>116</text:p>
          </table:table-cell>
          <table:table-cell office:value-type="float" office:value="349">
            <text:p>349</text:p>
          </table:table-cell>
          <table:table-cell table:formula="of:=SUM([.B254:.C254])/[.D254]" office:value-type="float" office:value="0.687679083094556">
            <text:p>0.6876790831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389">
            <text:p>389</text:p>
          </table:table-cell>
          <table:table-cell table:formula="of:=SUM([.B255:.C255])/[.D255]" office:value-type="float" office:value="0.598971722365039">
            <text:p>0.5989717224</text:p>
          </table:table-cell>
        </table:table-row>
        <table:table-row table:style-name="ro1">
          <table:table-cell office:value-type="string">
            <text:p>1332 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SUM([.B256:.C256])/[.D256]" office:value-type="float" office:value="0.8">
            <text:p>0.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495">
            <text:p>495</text:p>
          </table:table-cell>
          <table:table-cell table:formula="of:=SUM([.B257:.C257])/[.D257]" office:value-type="float" office:value="0.472727272727273">
            <text:p>0.4727272727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166">
            <text:p>166</text:p>
          </table:table-cell>
          <table:table-cell office:value-type="float" office:value="178">
            <text:p>178</text:p>
          </table:table-cell>
          <table:table-cell office:value-type="float" office:value="655">
            <text:p>655</text:p>
          </table:table-cell>
          <table:table-cell table:formula="of:=SUM([.B258:.C258])/[.D258]" office:value-type="float" office:value="0.525190839694657">
            <text:p>0.5251908397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33">
            <text:p>133</text:p>
          </table:table-cell>
          <table:table-cell table:formula="of:=SUM([.B259:.C259])/[.D259]" office:value-type="float" office:value="0.518796992481203">
            <text:p>0.5187969925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73">
            <text:p>373</text:p>
          </table:table-cell>
          <table:table-cell office:value-type="float" office:value="299">
            <text:p>299</text:p>
          </table:table-cell>
          <table:table-cell office:value-type="float" office:value="982">
            <text:p>982</text:p>
          </table:table-cell>
          <table:table-cell table:formula="of:=SUM([.B260:.C260])/[.D260]" office:value-type="float" office:value="0.684317718940937">
            <text:p>0.6843177189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06">
            <text:p>306</text:p>
          </table:table-cell>
          <table:table-cell office:value-type="float" office:value="247">
            <text:p>247</text:p>
          </table:table-cell>
          <table:table-cell office:value-type="float" office:value="925">
            <text:p>925</text:p>
          </table:table-cell>
          <table:table-cell table:formula="of:=SUM([.B261:.C261])/[.D261]" office:value-type="float" office:value="0.597837837837838">
            <text:p>0.597837837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table:formula="of:=SUM([.B262:.C262])/[.D262]" office:value-type="float" office:value="0.745341614906832">
            <text:p>0.7453416149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453">
            <text:p>453</text:p>
          </table:table-cell>
          <table:table-cell office:value-type="float" office:value="266">
            <text:p>266</text:p>
          </table:table-cell>
          <table:table-cell office:value-type="float" office:value="1121">
            <text:p>1121</text:p>
          </table:table-cell>
          <table:table-cell table:formula="of:=SUM([.B263:.C263])/[.D263]" office:value-type="float" office:value="0.641391614629795">
            <text:p>0.6413916146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office:value-type="float" office:value="889">
            <text:p>889</text:p>
          </table:table-cell>
          <table:table-cell table:formula="of:=SUM([.B264:.C264])/[.D264]" office:value-type="float" office:value="0.50281214848144">
            <text:p>0.5028121485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145">
            <text:p>145</text:p>
          </table:table-cell>
          <table:table-cell table:formula="of:=SUM([.B265:.C265])/[.D265]" office:value-type="float" office:value="0.510344827586207">
            <text:p>0.5103448276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32">
            <text:p>332</text:p>
          </table:table-cell>
          <table:table-cell office:value-type="float" office:value="362">
            <text:p>362</text:p>
          </table:table-cell>
          <table:table-cell office:value-type="float" office:value="1147">
            <text:p>1147</text:p>
          </table:table-cell>
          <table:table-cell table:formula="of:=SUM([.B266:.C266])/[.D266]" office:value-type="float" office:value="0.605056669572799">
            <text:p>0.6050566696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278">
            <text:p>278</text:p>
          </table:table-cell>
          <table:table-cell office:value-type="float" office:value="241">
            <text:p>241</text:p>
          </table:table-cell>
          <table:table-cell office:value-type="float" office:value="944">
            <text:p>944</text:p>
          </table:table-cell>
          <table:table-cell table:formula="of:=SUM([.B267:.C267])/[.D267]" office:value-type="float" office:value="0.54978813559322">
            <text:p>0.5497881356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40">
            <text:p>140</text:p>
          </table:table-cell>
          <table:table-cell table:formula="of:=SUM([.B268:.C268])/[.D268]" office:value-type="float" office:value="0.492857142857143">
            <text:p>0.4928571429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249">
            <text:p>249</text:p>
          </table:table-cell>
          <table:table-cell office:value-type="float" office:value="288">
            <text:p>288</text:p>
          </table:table-cell>
          <table:table-cell office:value-type="float" office:value="1070">
            <text:p>1070</text:p>
          </table:table-cell>
          <table:table-cell table:formula="of:=SUM([.B269:.C269])/[.D269]" office:value-type="float" office:value="0.501869158878505">
            <text:p>0.5018691589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263">
            <text:p>263</text:p>
          </table:table-cell>
          <table:table-cell office:value-type="float" office:value="254">
            <text:p>254</text:p>
          </table:table-cell>
          <table:table-cell office:value-type="float" office:value="1016">
            <text:p>1016</text:p>
          </table:table-cell>
          <table:table-cell table:formula="of:=SUM([.B270:.C270])/[.D270]" office:value-type="float" office:value="0.508858267716535">
            <text:p>0.5088582677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201">
            <text:p>201</text:p>
          </table:table-cell>
          <table:table-cell table:formula="of:=SUM([.B271:.C271])/[.D271]" office:value-type="float" office:value="0.651741293532338">
            <text:p>0.6517412935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19">
            <text:p>319</text:p>
          </table:table-cell>
          <table:table-cell office:value-type="float" office:value="271">
            <text:p>271</text:p>
          </table:table-cell>
          <table:table-cell office:value-type="float" office:value="1030">
            <text:p>1030</text:p>
          </table:table-cell>
          <table:table-cell table:formula="of:=SUM([.B272:.C272])/[.D272]" office:value-type="float" office:value="0.572815533980582">
            <text:p>0.572815534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250">
            <text:p>250</text:p>
          </table:table-cell>
          <table:table-cell office:value-type="float" office:value="238">
            <text:p>238</text:p>
          </table:table-cell>
          <table:table-cell office:value-type="float" office:value="1020">
            <text:p>1020</text:p>
          </table:table-cell>
          <table:table-cell table:formula="of:=SUM([.B273:.C273])/[.D273]" office:value-type="float" office:value="0.47843137254902">
            <text:p>0.4784313725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220">
            <text:p>220</text:p>
          </table:table-cell>
          <table:table-cell table:formula="of:=SUM([.B274:.C274])/[.D274]" office:value-type="float" office:value="0.5">
            <text:p>0.5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32">
            <text:p>332</text:p>
          </table:table-cell>
          <table:table-cell office:value-type="float" office:value="285">
            <text:p>285</text:p>
          </table:table-cell>
          <table:table-cell office:value-type="float" office:value="1067">
            <text:p>1067</text:p>
          </table:table-cell>
          <table:table-cell table:formula="of:=SUM([.B275:.C275])/[.D275]" office:value-type="float" office:value="0.57825679475164">
            <text:p>0.578256794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29">
            <text:p>329</text:p>
          </table:table-cell>
          <table:table-cell office:value-type="float" office:value="257">
            <text:p>257</text:p>
          </table:table-cell>
          <table:table-cell office:value-type="float" office:value="1116">
            <text:p>1116</text:p>
          </table:table-cell>
          <table:table-cell table:formula="of:=SUM([.B276:.C276])/[.D276]" office:value-type="float" office:value="0.525089605734767">
            <text:p>0.5250896057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236">
            <text:p>236</text:p>
          </table:table-cell>
          <table:table-cell table:formula="of:=SUM([.B277:.C277])/[.D277]" office:value-type="float" office:value="0.576271186440678">
            <text:p>0.5762711864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71">
            <text:p>371</text:p>
          </table:table-cell>
          <table:table-cell office:value-type="float" office:value="280">
            <text:p>280</text:p>
          </table:table-cell>
          <table:table-cell office:value-type="float" office:value="1103">
            <text:p>1103</text:p>
          </table:table-cell>
          <table:table-cell table:formula="of:=SUM([.B278:.C278])/[.D278]" office:value-type="float" office:value="0.590208522212149">
            <text:p>0.5902085222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83">
            <text:p>383</text:p>
          </table:table-cell>
          <table:table-cell office:value-type="float" office:value="273">
            <text:p>273</text:p>
          </table:table-cell>
          <table:table-cell office:value-type="float" office:value="1091">
            <text:p>1091</text:p>
          </table:table-cell>
          <table:table-cell table:formula="of:=SUM([.B279:.C279])/[.D279]" office:value-type="float" office:value="0.6012832263978">
            <text:p>0.6012832264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218">
            <text:p>218</text:p>
          </table:table-cell>
          <table:table-cell table:formula="of:=SUM([.B280:.C280])/[.D280]" office:value-type="float" office:value="0.577981651376147">
            <text:p>0.5779816514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70">
            <text:p>370</text:p>
          </table:table-cell>
          <table:table-cell office:value-type="float" office:value="229">
            <text:p>229</text:p>
          </table:table-cell>
          <table:table-cell office:value-type="float" office:value="1056">
            <text:p>1056</text:p>
          </table:table-cell>
          <table:table-cell table:formula="of:=SUM([.B281:.C281])/[.D281]" office:value-type="float" office:value="0.567234848484848">
            <text:p>0.5672348485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402">
            <text:p>402</text:p>
          </table:table-cell>
          <table:table-cell office:value-type="float" office:value="165">
            <text:p>165</text:p>
          </table:table-cell>
          <table:table-cell office:value-type="float" office:value="932">
            <text:p>932</text:p>
          </table:table-cell>
          <table:table-cell table:formula="of:=SUM([.B282:.C282])/[.D282]" office:value-type="float" office:value="0.608369098712446">
            <text:p>0.6083690987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258">
            <text:p>258</text:p>
          </table:table-cell>
          <table:table-cell table:formula="of:=SUM([.B283:.C283])/[.D283]" office:value-type="float" office:value="0.612403100775194">
            <text:p>0.612403100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480">
            <text:p>480</text:p>
          </table:table-cell>
          <table:table-cell office:value-type="float" office:value="249">
            <text:p>249</text:p>
          </table:table-cell>
          <table:table-cell office:value-type="float" office:value="1129">
            <text:p>1129</text:p>
          </table:table-cell>
          <table:table-cell table:formula="of:=SUM([.B284:.C284])/[.D284]" office:value-type="float" office:value="0.645704162976085">
            <text:p>0.645704163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95">
            <text:p>395</text:p>
          </table:table-cell>
          <table:table-cell office:value-type="float" office:value="251">
            <text:p>251</text:p>
          </table:table-cell>
          <table:table-cell office:value-type="float" office:value="1053">
            <text:p>1053</text:p>
          </table:table-cell>
          <table:table-cell table:formula="of:=SUM([.B285:.C285])/[.D285]" office:value-type="float" office:value="0.613485280151947">
            <text:p>0.6134852802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220">
            <text:p>220</text:p>
          </table:table-cell>
          <table:table-cell table:formula="of:=SUM([.B286:.C286])/[.D286]" office:value-type="float" office:value="0.7">
            <text:p>0.7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88">
            <text:p>388</text:p>
          </table:table-cell>
          <table:table-cell office:value-type="float" office:value="238">
            <text:p>238</text:p>
          </table:table-cell>
          <table:table-cell office:value-type="float" office:value="972">
            <text:p>972</text:p>
          </table:table-cell>
          <table:table-cell table:formula="of:=SUM([.B287:.C287])/[.D287]" office:value-type="float" office:value="0.6440329218107">
            <text:p>0.644032921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511">
            <text:p>511</text:p>
          </table:table-cell>
          <table:table-cell office:value-type="float" office:value="217">
            <text:p>217</text:p>
          </table:table-cell>
          <table:table-cell office:value-type="float" office:value="1019">
            <text:p>1019</text:p>
          </table:table-cell>
          <table:table-cell table:formula="of:=SUM([.B288:.C288])/[.D288]" office:value-type="float" office:value="0.714425907752699">
            <text:p>0.714425907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202">
            <text:p>202</text:p>
          </table:table-cell>
          <table:table-cell table:formula="of:=SUM([.B289:.C289])/[.D289]" office:value-type="float" office:value="0.608910891089109">
            <text:p>0.6089108911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501">
            <text:p>501</text:p>
          </table:table-cell>
          <table:table-cell office:value-type="float" office:value="239">
            <text:p>239</text:p>
          </table:table-cell>
          <table:table-cell office:value-type="float" office:value="1017">
            <text:p>1017</text:p>
          </table:table-cell>
          <table:table-cell table:formula="of:=SUM([.B290:.C290])/[.D290]" office:value-type="float" office:value="0.727630285152409">
            <text:p>0.7276302852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392">
            <text:p>392</text:p>
          </table:table-cell>
          <table:table-cell office:value-type="float" office:value="248">
            <text:p>248</text:p>
          </table:table-cell>
          <table:table-cell office:value-type="float" office:value="904">
            <text:p>904</text:p>
          </table:table-cell>
          <table:table-cell table:formula="of:=SUM([.B291:.C291])/[.D291]" office:value-type="float" office:value="0.707964601769911">
            <text:p>0.7079646018</text:p>
          </table:table-cell>
        </table:table-row>
        <table:table-row table:style-name="ro1">
          <table:table-cell office:value-type="string">
            <text:p>1371 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table:formula="of:=SUM([.B292:.C292])/[.D292]" office:value-type="float" office:value="0.587912087912088">
            <text:p>0.5879120879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171">
            <text:p>171</text:p>
          </table:table-cell>
          <table:table-cell table:formula="of:=SUM([.B293:.C293])/[.D293]" office:value-type="float" office:value="0.508771929824561">
            <text:p>0.5087719298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SUM([.B294:.C294])/[.D294]" office:value-type="float" office:value="0.513513513513513">
            <text:p>0.5135135135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table:formula="of:=SUM([.B295:.C295])/[.D295]" office:value-type="float" office:value="0.454545454545455">
            <text:p>0.4545454545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199">
            <text:p>199</text:p>
          </table:table-cell>
          <table:table-cell table:formula="of:=SUM([.B296:.C296])/[.D296]" office:value-type="float" office:value="0.567839195979899">
            <text:p>0.567839196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SUM([.B297:.C297])/[.D297]" office:value-type="float" office:value="0.405405405405405">
            <text:p>0.4054054054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table:formula="of:=SUM([.B298:.C298])/[.D298]" office:value-type="float" office:value="0.537878787878788">
            <text:p>0.5378787879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table:formula="of:=SUM([.B299:.C299])/[.D299]" office:value-type="float" office:value="0.492957746478873">
            <text:p>0.4929577465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SUM([.B300:.C300])/[.D300]" office:value-type="float" office:value="0.41304347826087">
            <text:p>0.4130434783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table:formula="of:=SUM([.B301:.C301])/[.D301]" office:value-type="float" office:value="0.418604651162791">
            <text:p>0.4186046512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18">
            <text:p>218</text:p>
          </table:table-cell>
          <table:table-cell table:formula="of:=SUM([.B302:.C302])/[.D302]" office:value-type="float" office:value="0.403669724770642">
            <text:p>0.4036697248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formula="of:=SUM([.B303:.C303])/[.D303]" office:value-type="float" office:value="0.350877192982456">
            <text:p>0.350877193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69">
            <text:p>169</text:p>
          </table:table-cell>
          <table:table-cell table:formula="of:=SUM([.B304:.C304])/[.D304]" office:value-type="float" office:value="0.532544378698225">
            <text:p>0.5325443787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181">
            <text:p>181</text:p>
          </table:table-cell>
          <table:table-cell table:formula="of:=SUM([.B305:.C305])/[.D305]" office:value-type="float" office:value="0.552486187845304">
            <text:p>0.5524861878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formula="of:=SUM([.B306:.C306])/[.D306]" office:value-type="float" office:value="0.560606060606061">
            <text:p>0.5606060606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table:formula="of:=SUM([.B307:.C307])/[.D307]" office:value-type="float" office:value="0.569620253164557">
            <text:p>0.5696202532</text:p>
          </table:table-cell>
        </table:table-row>
        <table:table-row table:style-name="ro1">
          <table:table-cell office:value-type="string">
            <text:p>1372 </text:p>
          </table:table-cell>
          <table:table-cell table:number-columns-repeated="2" office:value-type="float" office:value="89">
            <text:p>89</text:p>
          </table:table-cell>
          <table:table-cell office:value-type="float" office:value="248">
            <text:p>248</text:p>
          </table:table-cell>
          <table:table-cell table:formula="of:=SUM([.B308:.C308])/[.D308]" office:value-type="float" office:value="0.717741935483871">
            <text:p>0.7177419355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SUM([.B309:.C309])/[.D309]" office:value-type="float" office:value="0.56">
            <text:p>0.56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310:.C310])/[.D310]" office:value-type="float" office:value="0.580645161290323">
            <text:p>0.5806451613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SUM([.B311:.C311])/[.D311]" office:value-type="float" office:value="0.8">
            <text:p>0.8</text:p>
          </table:table-cell>
        </table:table-row>
        <table:table-row table:style-name="ro1">
          <table:table-cell office:value-type="string">
            <text:p>1372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12:.C312])/[.D312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17">
            <text:p>117</text:p>
          </table:table-cell>
          <table:table-cell office:value-type="float" office:value="184">
            <text:p>184</text:p>
          </table:table-cell>
          <table:table-cell office:value-type="float" office:value="444">
            <text:p>444</text:p>
          </table:table-cell>
          <table:table-cell table:formula="of:=SUM([.B313:.C313])/[.D313]" office:value-type="float" office:value="0.677927927927928">
            <text:p>0.6779279279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28">
            <text:p>128</text:p>
          </table:table-cell>
          <table:table-cell office:value-type="float" office:value="186">
            <text:p>186</text:p>
          </table:table-cell>
          <table:table-cell office:value-type="float" office:value="444">
            <text:p>444</text:p>
          </table:table-cell>
          <table:table-cell table:formula="of:=SUM([.B314:.C314])/[.D314]" office:value-type="float" office:value="0.707207207207207">
            <text:p>0.7072072072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172">
            <text:p>172</text:p>
          </table:table-cell>
          <table:table-cell table:formula="of:=SUM([.B315:.C315])/[.D315]" office:value-type="float" office:value="0.744186046511628">
            <text:p>0.7441860465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43">
            <text:p>143</text:p>
          </table:table-cell>
          <table:table-cell office:value-type="float" office:value="170">
            <text:p>170</text:p>
          </table:table-cell>
          <table:table-cell office:value-type="float" office:value="459">
            <text:p>459</text:p>
          </table:table-cell>
          <table:table-cell table:formula="of:=SUM([.B316:.C316])/[.D316]" office:value-type="float" office:value="0.681917211328976">
            <text:p>0.6819172113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47">
            <text:p>147</text:p>
          </table:table-cell>
          <table:table-cell office:value-type="float" office:value="182">
            <text:p>182</text:p>
          </table:table-cell>
          <table:table-cell office:value-type="float" office:value="466">
            <text:p>466</text:p>
          </table:table-cell>
          <table:table-cell table:formula="of:=SUM([.B317:.C317])/[.D317]" office:value-type="float" office:value="0.706008583690987">
            <text:p>0.7060085837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57">
            <text:p>157</text:p>
          </table:table-cell>
          <table:table-cell office:value-type="float" office:value="241">
            <text:p>241</text:p>
          </table:table-cell>
          <table:table-cell office:value-type="float" office:value="558">
            <text:p>558</text:p>
          </table:table-cell>
          <table:table-cell table:formula="of:=SUM([.B318:.C318])/[.D318]" office:value-type="float" office:value="0.71326164874552">
            <text:p>0.7132616487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231">
            <text:p>231</text:p>
          </table:table-cell>
          <table:table-cell table:formula="of:=SUM([.B319:.C319])/[.D319]" office:value-type="float" office:value="0.476190476190476">
            <text:p>0.4761904762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92">
            <text:p>192</text:p>
          </table:table-cell>
          <table:table-cell office:value-type="float" office:value="220">
            <text:p>220</text:p>
          </table:table-cell>
          <table:table-cell office:value-type="float" office:value="630">
            <text:p>630</text:p>
          </table:table-cell>
          <table:table-cell table:formula="of:=SUM([.B320:.C320])/[.D320]" office:value-type="float" office:value="0.653968253968254">
            <text:p>0.653968254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215">
            <text:p>215</text:p>
          </table:table-cell>
          <table:table-cell office:value-type="float" office:value="305">
            <text:p>305</text:p>
          </table:table-cell>
          <table:table-cell office:value-type="float" office:value="921">
            <text:p>921</text:p>
          </table:table-cell>
          <table:table-cell table:formula="of:=SUM([.B321:.C321])/[.D321]" office:value-type="float" office:value="0.564603691639522">
            <text:p>0.5646036916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87">
            <text:p>87</text:p>
          </table:table-cell>
          <table:table-cell office:value-type="float" office:value="179">
            <text:p>179</text:p>
          </table:table-cell>
          <table:table-cell office:value-type="float" office:value="552">
            <text:p>552</text:p>
          </table:table-cell>
          <table:table-cell table:formula="of:=SUM([.B322:.C322])/[.D322]" office:value-type="float" office:value="0.481884057971014">
            <text:p>0.481884058</text:p>
          </table:table-cell>
        </table:table-row>
        <table:table-row table:style-name="ro1">
          <table:table-cell office:value-type="string">
            <text:p>1501 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  <table:table-cell table:formula="of:=SUM([.B323:.C323])/[.D323]" office:value-type="float" office:value="0.492537313432836">
            <text:p>0.4925373134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204">
            <text:p>204</text:p>
          </table:table-cell>
          <table:table-cell table:formula="of:=SUM([.B324:.C324])/[.D324]" office:value-type="float" office:value="0.686274509803922">
            <text:p>0.6862745098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220">
            <text:p>220</text:p>
          </table:table-cell>
          <table:table-cell table:formula="of:=SUM([.B325:.C325])/[.D325]" office:value-type="float" office:value="0.640909090909091">
            <text:p>0.6409090909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table:formula="of:=SUM([.B326:.C326])/[.D326]" office:value-type="float" office:value="0.739583333333333">
            <text:p>0.7395833333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237">
            <text:p>237</text:p>
          </table:table-cell>
          <table:table-cell table:formula="of:=SUM([.B327:.C327])/[.D327]" office:value-type="float" office:value="0.70042194092827">
            <text:p>0.7004219409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176">
            <text:p>176</text:p>
          </table:table-cell>
          <table:table-cell office:value-type="float" office:value="93">
            <text:p>93</text:p>
          </table:table-cell>
          <table:table-cell office:value-type="float" office:value="410">
            <text:p>410</text:p>
          </table:table-cell>
          <table:table-cell table:formula="of:=SUM([.B328:.C328])/[.D328]" office:value-type="float" office:value="0.65609756097561">
            <text:p>0.656097561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269">
            <text:p>269</text:p>
          </table:table-cell>
          <table:table-cell table:formula="of:=SUM([.B329:.C329])/[.D329]" office:value-type="float" office:value="0.747211895910781">
            <text:p>0.7472118959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table:formula="of:=SUM([.B330:.C330])/[.D330]" office:value-type="float" office:value="0.5125">
            <text:p>0.5125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302">
            <text:p>302</text:p>
          </table:table-cell>
          <table:table-cell table:formula="of:=SUM([.B331:.C331])/[.D331]" office:value-type="float" office:value="0.403973509933775">
            <text:p>0.4039735099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204">
            <text:p>204</text:p>
          </table:table-cell>
          <table:table-cell office:value-type="float" office:value="161">
            <text:p>161</text:p>
          </table:table-cell>
          <table:table-cell office:value-type="float" office:value="536">
            <text:p>536</text:p>
          </table:table-cell>
          <table:table-cell table:formula="of:=SUM([.B332:.C332])/[.D332]" office:value-type="float" office:value="0.680970149253731">
            <text:p>0.6809701493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148">
            <text:p>148</text:p>
          </table:table-cell>
          <table:table-cell office:value-type="float" office:value="90">
            <text:p>90</text:p>
          </table:table-cell>
          <table:table-cell office:value-type="float" office:value="567">
            <text:p>567</text:p>
          </table:table-cell>
          <table:table-cell table:formula="of:=SUM([.B333:.C333])/[.D333]" office:value-type="float" office:value="0.419753086419753">
            <text:p>0.4197530864</text:p>
          </table:table-cell>
        </table:table-row>
        <table:table-row table:style-name="ro1">
          <table:table-cell office:value-type="string">
            <text:p>1502 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table:formula="of:=SUM([.B334:.C334])/[.D334]" office:value-type="float" office:value="0.401574803149606">
            <text:p>0.4015748031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table:formula="of:=SUM([.B335:.C335])/[.D335]" office:value-type="float" office:value="0.39344262295082">
            <text:p>0.393442623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table:formula="of:=SUM([.B336:.C336])/[.D336]" office:value-type="float" office:value="0.409395973154362">
            <text:p>0.4093959732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formula="of:=SUM([.B337:.C337])/[.D337]" office:value-type="float" office:value="0.44">
            <text:p>0.44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table:formula="of:=SUM([.B338:.C338])/[.D338]" office:value-type="float" office:value="0.443396226415094">
            <text:p>0.4433962264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table:formula="of:=SUM([.B339:.C339])/[.D339]" office:value-type="float" office:value="0.4">
            <text:p>0.4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table:formula="of:=SUM([.B340:.C340])/[.D340]" office:value-type="float" office:value="0.490909090909091">
            <text:p>0.4909090909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table:formula="of:=SUM([.B341:.C341])/[.D341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1700 </text:p>
          </table:table-cell>
          <table:table-cell table:number-columns-repeated="2" office:value-type="float" office:value="21">
            <text:p>21</text:p>
          </table:table-cell>
          <table:table-cell office:value-type="float" office:value="103">
            <text:p>103</text:p>
          </table:table-cell>
          <table:table-cell table:formula="of:=SUM([.B342:.C342])/[.D342]" office:value-type="float" office:value="0.407766990291262">
            <text:p>0.4077669903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table:formula="of:=SUM([.B343:.C343])/[.D343]" office:value-type="float" office:value="0.376404494382022">
            <text:p>0.3764044944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table:formula="of:=SUM([.B344:.C344])/[.D344]" office:value-type="float" office:value="0.408536585365854">
            <text:p>0.4085365854</text:p>
          </table:table-cell>
        </table:table-row>
        <table:table-row table:style-name="ro1">
          <table:table-cell office:value-type="string">
            <text:p>1700 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formula="of:=SUM([.B345:.C345])/[.D345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SUM([.B346:.C346])/[.D346]" office:value-type="float" office:value="0.993788819875776">
            <text:p>0.9937888199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175">
            <text:p>175</text:p>
          </table:table-cell>
          <table:table-cell table:formula="of:=SUM([.B347:.C347])/[.D347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348:.C348])/[.D348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SUM([.B349:.C349])/[.D349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SUM([.B350:.C350])/[.D350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([.B351:.C351])/[.D351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52:.C352])/[.D352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353:.C353])/[.D353]" office:value-type="float" office:value="0">
            <text:p>0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SUM([.B354:.C354])/[.D354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SUM([.B355:.C355])/[.D355]" office:value-type="float" office:value="0.979591836734694">
            <text:p>0.9795918367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table:formula="of:=SUM([.B356:.C356])/[.D356]" office:value-type="float" office:value="0.991071428571429">
            <text:p>0.9910714286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107">
            <text:p>107</text:p>
          </table:table-cell>
          <table:table-cell table:formula="of:=SUM([.B357:.C357])/[.D357]" office:value-type="float" office:value="0.925233644859813">
            <text:p>0.9252336449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SUM([.B358:.C358])/[.D358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1801 </text:p>
          </table:table-cell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table:formula="of:=SUM([.B359:.C359])/[.D359]" office:value-type="float" office:value="0.956989247311828">
            <text:p>0.9569892473</text:p>
          </table:table-cell>
        </table:table-row>
        <table:table-row table:style-name="ro1">
          <table:table-cell office:value-type="string">
            <text:p>1801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0:.C360])/[.D360]" office:value-type="float" office:value="0">
            <text:p>0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table:formula="of:=SUM([.B361:.C361])/[.D361]" office:value-type="float" office:value="0.690909090909091">
            <text:p>0.6909090909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table:formula="of:=SUM([.B362:.C362])/[.D362]" office:value-type="float" office:value="0.56043956043956">
            <text:p>0.5604395604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SUM([.B363:.C363])/[.D363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SUM([.B364:.C364])/[.D364]" office:value-type="float" office:value="1">
            <text:p>1</text:p>
          </table:table-cell>
        </table:table-row>
        <table:table-row table:style-name="ro1">
          <table:table-cell office:value-type="string">
            <text:p>1803 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65:.C365])/[.D36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1803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366:.C366])/[.D366]" office:value-type="float" office:value="1">
            <text:p>1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367:.C367])/[.D367]" office:value-type="float" office:value="0.75">
            <text:p>0.75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368:.C368])/[.D368]" office:value-type="float" office:value="0.354838709677419">
            <text:p>0.3548387097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SUM([.B369:.C369])/[.D369]" office:value-type="float" office:value="0.765957446808511">
            <text:p>0.7659574468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370:.C370])/[.D370]" office:value-type="float" office:value="0.565217391304348">
            <text:p>0.5652173913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SUM([.B371:.C371])/[.D371]" office:value-type="float" office:value="0.44">
            <text:p>0.44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table:formula="of:=SUM([.B372:.C372])/[.D372]" office:value-type="float" office:value="0.504504504504504">
            <text:p>0.5045045045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168">
            <text:p>168</text:p>
          </table:table-cell>
          <table:table-cell table:formula="of:=SUM([.B373:.C373])/[.D373]" office:value-type="float" office:value="0.595238095238095">
            <text:p>0.5952380952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table:formula="of:=SUM([.B374:.C374])/[.D374]" office:value-type="float" office:value="0.684563758389262">
            <text:p>0.6845637584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375:.C375])/[.D375]" office:value-type="float" office:value="0.75">
            <text:p>0.75</text:p>
          </table:table-cell>
        </table:table-row>
        <table:table-row table:style-name="ro1">
          <table:table-cell office:value-type="string">
            <text:p>180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76:.C376])/[.D376]" office:value-type="float" office:value="1">
            <text:p>1</text:p>
          </table:table-cell>
        </table:table-row>
        <table:table-row table:style-name="ro1">
          <table:table-cell office:value-type="string">
            <text:p>1805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77:.C377])/[.D377]" office:value-type="float" office:value="0">
            <text:p>0</text:p>
          </table:table-cell>
        </table:table-row>
        <table:table-row table:style-name="ro1">
          <table:table-cell office:value-type="string">
            <text:p>1813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78:.C378])/[.D378]" office:value-type="float" office:value="1">
            <text:p>1</text:p>
          </table:table-cell>
        </table:table-row>
        <table:table-row table:style-name="ro1">
          <table:table-cell office:value-type="string">
            <text:p>181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79:.C379])/[.D37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1813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380:.C380])/[.D380]" office:value-type="float" office:value="0.5">
            <text:p>0.5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SUM([.B381:.C381])/[.D381]" office:value-type="float" office:value="0.68">
            <text:p>0.68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139">
            <text:p>139</text:p>
          </table:table-cell>
          <table:table-cell table:formula="of:=SUM([.B382:.C382])/[.D382]" office:value-type="float" office:value="0.640287769784173">
            <text:p>0.6402877698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32">
            <text:p>32</text:p>
          </table:table-cell>
          <table:table-cell office:value-type="float" office:value="71">
            <text:p>71</text:p>
          </table:table-cell>
          <table:table-cell office:value-type="float" office:value="167">
            <text:p>167</text:p>
          </table:table-cell>
          <table:table-cell table:formula="of:=SUM([.B383:.C383])/[.D383]" office:value-type="float" office:value="0.616766467065868">
            <text:p>0.6167664671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384:.C384])/[.D384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191">
            <text:p>191</text:p>
          </table:table-cell>
          <table:table-cell table:formula="of:=SUM([.B385:.C385])/[.D385]" office:value-type="float" office:value="0.633507853403141">
            <text:p>0.6335078534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06">
            <text:p>206</text:p>
          </table:table-cell>
          <table:table-cell table:formula="of:=SUM([.B386:.C386])/[.D386]" office:value-type="float" office:value="0.621359223300971">
            <text:p>0.6213592233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387:.C387])/[.D387]" office:value-type="float" office:value="1">
            <text:p>1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268">
            <text:p>268</text:p>
          </table:table-cell>
          <table:table-cell table:formula="of:=SUM([.B388:.C388])/[.D388]" office:value-type="float" office:value="0.597014925373134">
            <text:p>0.5970149254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  <table:table-cell table:formula="of:=SUM([.B389:.C389])/[.D389]" office:value-type="float" office:value="0.515555555555556">
            <text:p>0.5155555556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table:formula="of:=SUM([.B390:.C390])/[.D390]" office:value-type="float" office:value="0.65979381443299">
            <text:p>0.6597938144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98">
            <text:p>98</text:p>
          </table:table-cell>
          <table:table-cell office:value-type="float" office:value="81">
            <text:p>81</text:p>
          </table:table-cell>
          <table:table-cell office:value-type="float" office:value="275">
            <text:p>275</text:p>
          </table:table-cell>
          <table:table-cell table:formula="of:=SUM([.B391:.C391])/[.D391]" office:value-type="float" office:value="0.650909090909091">
            <text:p>0.6509090909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284">
            <text:p>284</text:p>
          </table:table-cell>
          <table:table-cell table:formula="of:=SUM([.B392:.C392])/[.D392]" office:value-type="float" office:value="0.647887323943662">
            <text:p>0.6478873239</text:p>
          </table:table-cell>
        </table:table-row>
        <table:table-row table:style-name="ro1">
          <table:table-cell office:value-type="string">
            <text:p>2050 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table:formula="of:=SUM([.B393:.C393])/[.D393]" office:value-type="float" office:value="0.71875">
            <text:p>0.71875</text:p>
          </table:table-cell>
        </table:table-row>
        <table:table-row table:style-name="ro1">
          <table:table-cell office:value-type="string">
            <text:p>2051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SUM([.B394:.C394])/[.D394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2051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SUM([.B395:.C395])/[.D395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2051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396:.C396])/[.D396]" office:value-type="float" office:value="0.75">
            <text:p>0.75</text:p>
          </table:table-cell>
        </table:table-row>
        <table:table-row table:style-name="ro1">
          <table:table-cell office:value-type="string">
            <text:p>2051 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SUM([.B397:.C397])/[.D397]" office:value-type="float" office:value="0.86">
            <text:p>0.86</text:p>
          </table:table-cell>
        </table:table-row>
        <table:table-row table:style-name="ro1">
          <table:table-cell office:value-type="string">
            <text:p>2051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SUM([.B398:.C398])/[.D398]" office:value-type="float" office:value="0.76">
            <text:p>0.76</text:p>
          </table:table-cell>
        </table:table-row>
        <table:table-row table:style-name="ro1">
          <table:table-cell office:value-type="string">
            <text:p>2051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399:.C399])/[.D399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table:formula="of:=SUM([.B400:.C400])/[.D400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88">
            <text:p>88</text:p>
          </table:table-cell>
          <table:table-cell table:formula="of:=SUM([.B401:.C401])/[.D401]" office:value-type="float" office:value="0.659090909090909">
            <text:p>0.6590909091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table:formula="of:=SUM([.B402:.C402])/[.D402]" office:value-type="float" office:value="0.767123287671233">
            <text:p>0.7671232877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table:formula="of:=SUM([.B403:.C403])/[.D403]" office:value-type="float" office:value="0.548387096774194">
            <text:p>0.5483870968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table:formula="of:=SUM([.B404:.C404])/[.D404]" office:value-type="float" office:value="0.552380952380952">
            <text:p>0.5523809524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02">
            <text:p>102</text:p>
          </table:table-cell>
          <table:table-cell table:formula="of:=SUM([.B405:.C405])/[.D405]" office:value-type="float" office:value="0.568627450980392">
            <text:p>0.568627451</text:p>
          </table:table-cell>
        </table:table-row>
        <table:table-row table:style-name="ro1">
          <table:table-cell office:value-type="string">
            <text:p>2101 </text:p>
          </table:table-cell>
          <table:table-cell table:number-columns-repeated="2" office:value-type="float" office:value="34">
            <text:p>34</text:p>
          </table:table-cell>
          <table:table-cell office:value-type="float" office:value="97">
            <text:p>97</text:p>
          </table:table-cell>
          <table:table-cell table:formula="of:=SUM([.B406:.C406])/[.D406]" office:value-type="float" office:value="0.701030927835051">
            <text:p>0.7010309278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10">
            <text:p>110</text:p>
          </table:table-cell>
          <table:table-cell table:formula="of:=SUM([.B407:.C407])/[.D407]" office:value-type="float" office:value="0.509090909090909">
            <text:p>0.5090909091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table:formula="of:=SUM([.B408:.C408])/[.D408]" office:value-type="float" office:value="0.512">
            <text:p>0.512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table:formula="of:=SUM([.B409:.C409])/[.D409]" office:value-type="float" office:value="0.447916666666667">
            <text:p>0.4479166667</text:p>
          </table:table-cell>
        </table:table-row>
        <table:table-row table:style-name="ro1">
          <table:table-cell office:value-type="string">
            <text:p>2101 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169">
            <text:p>169</text:p>
          </table:table-cell>
          <table:table-cell table:formula="of:=SUM([.B410:.C410])/[.D410]" office:value-type="float" office:value="0.50887573964497">
            <text:p>0.5088757396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153">
            <text:p>153</text:p>
          </table:table-cell>
          <table:table-cell table:formula="of:=SUM([.B411:.C411])/[.D411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table:formula="of:=SUM([.B412:.C412])/[.D412]" office:value-type="float" office:value="0.460526315789474">
            <text:p>0.4605263158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150">
            <text:p>150</text:p>
          </table:table-cell>
          <table:table-cell table:formula="of:=SUM([.B413:.C413])/[.D413]" office:value-type="float" office:value="0.466666666666667">
            <text:p>0.466666666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table:formula="of:=SUM([.B414:.C414])/[.D414]" office:value-type="float" office:value="0.519230769230769">
            <text:p>0.5192307692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SUM([.B415:.C415])/[.D415]" office:value-type="float" office:value="0.425">
            <text:p>0.425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26">
            <text:p>126</text:p>
          </table:table-cell>
          <table:table-cell table:formula="of:=SUM([.B416:.C416])/[.D416]" office:value-type="float" office:value="0.476190476190476">
            <text:p>0.4761904762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table:formula="of:=SUM([.B417:.C417])/[.D417]"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formula="of:=SUM([.B418:.C418])/[.D418]" office:value-type="float" office:value="0.535714285714286">
            <text:p>0.535714285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formula="of:=SUM([.B419:.C419])/[.D419]" office:value-type="float" office:value="0.547169811320755">
            <text:p>0.5471698113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table:formula="of:=SUM([.B420:.C420])/[.D420]" office:value-type="float" office:value="0.504504504504504">
            <text:p>0.5045045045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SUM([.B421:.C421])/[.D421]" office:value-type="float" office:value="0.536585365853659">
            <text:p>0.5365853659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table:formula="of:=SUM([.B422:.C422])/[.D422]" office:value-type="float" office:value="0.526881720430108">
            <text:p>0.5268817204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1">
            <text:p>101</text:p>
          </table:table-cell>
          <table:table-cell table:formula="of:=SUM([.B423:.C423])/[.D423]" office:value-type="float" office:value="0.742574257425743">
            <text:p>0.7425742574</text:p>
          </table:table-cell>
        </table:table-row>
        <table:table-row table:style-name="ro1">
          <table:table-cell office:value-type="string">
            <text:p>2110 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424:.C424])/[.D424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formula="of:=SUM([.B425:.C425])/[.D425]" office:value-type="float" office:value="0.53">
            <text:p>0.53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126">
            <text:p>126</text:p>
          </table:table-cell>
          <table:table-cell table:formula="of:=SUM([.B426:.C426])/[.D426]" office:value-type="float" office:value="0.563492063492063">
            <text:p>0.5634920635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SUM([.B427:.C427])/[.D427]" office:value-type="float" office:value="0.581395348837209">
            <text:p>0.5813953488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14">
            <text:p>114</text:p>
          </table:table-cell>
          <table:table-cell table:formula="of:=SUM([.B428:.C428])/[.D428]" office:value-type="float" office:value="0.526315789473684">
            <text:p>0.5263157895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33">
            <text:p>133</text:p>
          </table:table-cell>
          <table:table-cell table:formula="of:=SUM([.B429:.C429])/[.D429]" office:value-type="float" office:value="0.466165413533835">
            <text:p>0.4661654135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SUM([.B430:.C430])/[.D430]" office:value-type="float" office:value="0.435897435897436">
            <text:p>0.4358974359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28">
            <text:p>128</text:p>
          </table:table-cell>
          <table:table-cell table:formula="of:=SUM([.B431:.C431])/[.D431]" office:value-type="float" office:value="0.5625">
            <text:p>0.5625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table:formula="of:=SUM([.B432:.C432])/[.D432]" office:value-type="float" office:value="0.530201342281879">
            <text:p>0.5302013423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SUM([.B433:.C433])/[.D433]" office:value-type="float" office:value="0.568627450980392">
            <text:p>0.568627451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 table:formula="of:=SUM([.B434:.C434])/[.D434]" office:value-type="float" office:value="0.587301587301587">
            <text:p>0.5873015873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  <table:table-cell table:formula="of:=SUM([.B435:.C435])/[.D435]" office:value-type="float" office:value="0.631284916201117">
            <text:p>0.6312849162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formula="of:=SUM([.B436:.C436])/[.D436]" office:value-type="float" office:value="0.551020408163265">
            <text:p>0.5510204082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table:formula="of:=SUM([.B437:.C437])/[.D437]" office:value-type="float" office:value="0.622950819672131">
            <text:p>0.622950819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23">
            <text:p>123</text:p>
          </table:table-cell>
          <table:table-cell office:value-type="float" office:value="73">
            <text:p>73</text:p>
          </table:table-cell>
          <table:table-cell office:value-type="float" office:value="275">
            <text:p>275</text:p>
          </table:table-cell>
          <table:table-cell table:formula="of:=SUM([.B438:.C438])/[.D438]" office:value-type="float" office:value="0.712727272727273">
            <text:p>0.712727272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61">
            <text:p>61</text:p>
          </table:table-cell>
          <table:table-cell table:formula="of:=SUM([.B439:.C439])/[.D439]" office:value-type="float" office:value="0.754098360655738">
            <text:p>0.7540983607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  <table:table-cell office:value-type="float" office:value="262">
            <text:p>262</text:p>
          </table:table-cell>
          <table:table-cell table:formula="of:=SUM([.B440:.C440])/[.D440]" office:value-type="float" office:value="0.66793893129771">
            <text:p>0.6679389313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296">
            <text:p>296</text:p>
          </table:table-cell>
          <table:table-cell table:formula="of:=SUM([.B441:.C441])/[.D441]" office:value-type="float" office:value="0.594594594594595">
            <text:p>0.5945945946</text:p>
          </table:table-cell>
        </table:table-row>
        <table:table-row table:style-name="ro1">
          <table:table-cell office:value-type="string">
            <text:p>2110 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SUM([.B442:.C442])/[.D442]" office:value-type="float" office:value="0.60377358490566">
            <text:p>0.6037735849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359">
            <text:p>359</text:p>
          </table:table-cell>
          <table:table-cell table:formula="of:=SUM([.B443:.C443])/[.D443]" office:value-type="float" office:value="0.35933147632312">
            <text:p>0.3593314763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350">
            <text:p>350</text:p>
          </table:table-cell>
          <table:table-cell table:formula="of:=SUM([.B444:.C444])/[.D444]" office:value-type="float" office:value="0.254285714285714">
            <text:p>0.2542857143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57">
            <text:p>157</text:p>
          </table:table-cell>
          <table:table-cell table:formula="of:=SUM([.B445:.C445])/[.D445]" office:value-type="float" office:value="0.337579617834395">
            <text:p>0.3375796178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2">
            <text:p>12</text:p>
          </table:table-cell>
          <table:table-cell office:value-type="float" office:value="83">
            <text:p>83</text:p>
          </table:table-cell>
          <table:table-cell office:value-type="float" office:value="436">
            <text:p>436</text:p>
          </table:table-cell>
          <table:table-cell table:formula="of:=SUM([.B446:.C446])/[.D446]" office:value-type="float" office:value="0.217889908256881">
            <text:p>0.2178899083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table:formula="of:=SUM([.B447:.C447])/[.D447]" office:value-type="float" office:value="0.240625">
            <text:p>0.240625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99">
            <text:p>199</text:p>
          </table:table-cell>
          <table:table-cell table:formula="of:=SUM([.B448:.C448])/[.D448]" office:value-type="float" office:value="0.331658291457286">
            <text:p>0.3316582915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office:value-type="float" office:value="363">
            <text:p>363</text:p>
          </table:table-cell>
          <table:table-cell table:formula="of:=SUM([.B449:.C449])/[.D449]" office:value-type="float" office:value="0.410468319559229">
            <text:p>0.4104683196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table:formula="of:=SUM([.B450:.C450])/[.D450]" office:value-type="float" office:value="0.433035714285714">
            <text:p>0.4330357143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table:formula="of:=SUM([.B451:.C451])/[.D451]" office:value-type="float" office:value="0.431192660550459">
            <text:p>0.4311926606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219">
            <text:p>219</text:p>
          </table:table-cell>
          <table:table-cell table:formula="of:=SUM([.B452:.C452])/[.D452]" office:value-type="float" office:value="0.45662100456621">
            <text:p>0.4566210046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table:formula="of:=SUM([.B453:.C453])/[.D453]" office:value-type="float" office:value="0.494186046511628">
            <text:p>0.4941860465</text:p>
          </table:table-cell>
        </table:table-row>
        <table:table-row table:style-name="ro1">
          <table:table-cell office:value-type="string">
            <text:p>2130 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table:formula="of:=SUM([.B454:.C454])/[.D454]" office:value-type="float" office:value="0.484375">
            <text:p>0.484375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89">
            <text:p>189</text:p>
          </table:table-cell>
          <table:table-cell table:formula="of:=SUM([.B455:.C455])/[.D455]" office:value-type="float" office:value="0.365079365079365">
            <text:p>0.3650793651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table:formula="of:=SUM([.B456:.C456])/[.D456]" office:value-type="float" office:value="0.485436893203883">
            <text:p>0.485436893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formula="of:=SUM([.B457:.C457])/[.D457]" office:value-type="float" office:value="0.46">
            <text:p>0.46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office:value-type="float" office:value="192">
            <text:p>192</text:p>
          </table:table-cell>
          <table:table-cell table:formula="of:=SUM([.B458:.C458])/[.D458]" office:value-type="float" office:value="0.432291666666667">
            <text:p>0.4322916667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7">
            <text:p>27</text:p>
          </table:table-cell>
          <table:table-cell office:value-type="float" office:value="90">
            <text:p>90</text:p>
          </table:table-cell>
          <table:table-cell office:value-type="float" office:value="186">
            <text:p>186</text:p>
          </table:table-cell>
          <table:table-cell table:formula="of:=SUM([.B459:.C459])/[.D459]" office:value-type="float" office:value="0.629032258064516">
            <text:p>0.6290322581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table:formula="of:=SUM([.B460:.C460])/[.D460]" office:value-type="float" office:value="0.303921568627451">
            <text:p>0.3039215686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180">
            <text:p>180</text:p>
          </table:table-cell>
          <table:table-cell table:formula="of:=SUM([.B461:.C461])/[.D461]" office:value-type="float" office:value="0.35">
            <text:p>0.35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216">
            <text:p>216</text:p>
          </table:table-cell>
          <table:table-cell table:formula="of:=SUM([.B462:.C462])/[.D462]" office:value-type="float" office:value="0.439814814814815">
            <text:p>0.439814814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table:formula="of:=SUM([.B463:.C463])/[.D463]" office:value-type="float" office:value="0.345238095238095">
            <text:p>0.345238095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201">
            <text:p>201</text:p>
          </table:table-cell>
          <table:table-cell table:formula="of:=SUM([.B464:.C464])/[.D464]" office:value-type="float" office:value="0.407960199004975">
            <text:p>0.407960199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table:formula="of:=SUM([.B465:.C465])/[.D465]" office:value-type="float" office:value="0.481818181818182">
            <text:p>0.481818181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98">
            <text:p>98</text:p>
          </table:table-cell>
          <table:table-cell table:formula="of:=SUM([.B466:.C466])/[.D466]" office:value-type="float" office:value="0.387755102040816">
            <text:p>0.38775510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table:formula="of:=SUM([.B467:.C467])/[.D467]" office:value-type="float" office:value="0.404580152671756">
            <text:p>0.4045801527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59">
            <text:p>159</text:p>
          </table:table-cell>
          <table:table-cell table:formula="of:=SUM([.B468:.C468])/[.D468]" office:value-type="float" office:value="0.459119496855346">
            <text:p>0.4591194969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table:formula="of:=SUM([.B469:.C469])/[.D469]" office:value-type="float" office:value="0.5125">
            <text:p>0.5125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table:formula="of:=SUM([.B470:.C470])/[.D470]" office:value-type="float" office:value="0.495798319327731">
            <text:p>0.4957983193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118">
            <text:p>118</text:p>
          </table:table-cell>
          <table:table-cell table:formula="of:=SUM([.B471:.C471])/[.D471]" office:value-type="float" office:value="0.533898305084746">
            <text:p>0.5338983051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SUM([.B472:.C472])/[.D472]" office:value-type="float" office:value="0.48">
            <text:p>0.4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table:formula="of:=SUM([.B473:.C473])/[.D473]" office:value-type="float" office:value="0.619718309859155">
            <text:p>0.6197183099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table:formula="of:=SUM([.B474:.C474])/[.D474]" office:value-type="float" office:value="0.476190476190476">
            <text:p>0.476190476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SUM([.B475:.C475])/[.D475]" office:value-type="float" office:value="0.62">
            <text:p>0.6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86">
            <text:p>86</text:p>
          </table:table-cell>
          <table:table-cell table:formula="of:=SUM([.B476:.C476])/[.D476]" office:value-type="float" office:value="0.593023255813954">
            <text:p>0.593023255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formula="of:=SUM([.B477:.C477])/[.D477]" office:value-type="float" office:value="0.556818181818182">
            <text:p>0.556818181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SUM([.B478:.C478])/[.D47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SUM([.B479:.C479])/[.D479]" office:value-type="float" office:value="0.533333333333333">
            <text:p>0.5333333333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formula="of:=SUM([.B480:.C480])/[.D480]" office:value-type="float" office:value="0.6375">
            <text:p>0.6375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SUM([.B481:.C481])/[.D481]" office:value-type="float" office:value="0.393939393939394">
            <text:p>0.3939393939</text:p>
          </table:table-cell>
        </table:table-row>
        <table:table-row table:style-name="ro1">
          <table:table-cell office:value-type="string">
            <text:p>2200 </text:p>
          </table:table-cell>
          <table:table-cell table:number-columns-repeated="2"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SUM([.B482:.C482])/[.D482]" office:value-type="float" office:value="0.435897435897436">
            <text:p>0.4358974359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table:formula="of:=SUM([.B483:.C483])/[.D483]" office:value-type="float" office:value="0.602409638554217">
            <text:p>0.6024096386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SUM([.B484:.C484])/[.D484]" office:value-type="float" office:value="0.548387096774194">
            <text:p>0.548387096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formula="of:=SUM([.B485:.C485])/[.D485]" office:value-type="float" office:value="0.380281690140845">
            <text:p>0.3802816901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table:formula="of:=SUM([.B486:.C486])/[.D486]" office:value-type="float" office:value="0.609756097560976">
            <text:p>0.6097560976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UM([.B487:.C487])/[.D487]" office:value-type="float" office:value="0.387096774193548">
            <text:p>0.387096774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table:formula="of:=SUM([.B488:.C488])/[.D488]" office:value-type="float" office:value="0.522727272727273">
            <text:p>0.5227272727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table:formula="of:=SUM([.B489:.C489])/[.D489]" office:value-type="float" office:value="0.593406593406593">
            <text:p>0.5934065934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SUM([.B490:.C490])/[.D490]" office:value-type="float" office:value="0.536585365853659">
            <text:p>0.5365853659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table:formula="of:=SUM([.B491:.C491])/[.D491]" office:value-type="float" office:value="0.675324675324675">
            <text:p>0.6753246753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92">
            <text:p>92</text:p>
          </table:table-cell>
          <table:table-cell table:formula="of:=SUM([.B492:.C492])/[.D492]" office:value-type="float" office:value="0.673913043478261">
            <text:p>0.6739130435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SUM([.B493:.C493])/[.D493]" office:value-type="float" office:value="0.586206896551724">
            <text:p>0.5862068966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table:formula="of:=SUM([.B494:.C494])/[.D494]" office:value-type="float" office:value="0.504854368932039">
            <text:p>0.5048543689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24">
            <text:p>124</text:p>
          </table:table-cell>
          <table:table-cell table:formula="of:=SUM([.B495:.C495])/[.D495]" office:value-type="float" office:value="0.637096774193548">
            <text:p>0.637096774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table:formula="of:=SUM([.B496:.C496])/[.D496]" office:value-type="float" office:value="0.521739130434783">
            <text:p>0.5217391304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9">
            <text:p>119</text:p>
          </table:table-cell>
          <table:table-cell table:formula="of:=SUM([.B497:.C497])/[.D497]" office:value-type="float" office:value="0.579831932773109">
            <text:p>0.579831932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174">
            <text:p>174</text:p>
          </table:table-cell>
          <table:table-cell table:formula="of:=SUM([.B498:.C498])/[.D498]" office:value-type="float" office:value="0.655172413793103">
            <text:p>0.6551724138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table:formula="of:=SUM([.B499:.C499])/[.D499]" office:value-type="float" office:value="0.653333333333333">
            <text:p>0.6533333333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108">
            <text:p>108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table:formula="of:=SUM([.B500:.C500])/[.D500]" office:value-type="float" office:value="0.803108808290155">
            <text:p>0.8031088083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203">
            <text:p>203</text:p>
          </table:table-cell>
          <table:table-cell table:formula="of:=SUM([.B501:.C501])/[.D501]" office:value-type="float" office:value="0.58128078817734">
            <text:p>0.5812807882</text:p>
          </table:table-cell>
        </table:table-row>
        <table:table-row table:style-name="ro1">
          <table:table-cell office:value-type="string">
            <text:p>2200 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formula="of:=SUM([.B502:.C502])/[.D502]" office:value-type="float" office:value="0.6">
            <text:p>0.6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office:value-type="float" office:value="163">
            <text:p>163</text:p>
          </table:table-cell>
          <table:table-cell table:formula="of:=SUM([.B503:.C503])/[.D503]" office:value-type="float" office:value="0.895705521472393">
            <text:p>0.8957055215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table:formula="of:=SUM([.B504:.C504])/[.D504]" office:value-type="float" office:value="0.844444444444444">
            <text:p>0.8444444444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02">
            <text:p>102</text:p>
          </table:table-cell>
          <table:table-cell table:formula="of:=SUM([.B505:.C505])/[.D505]" office:value-type="float" office:value="0.852941176470588">
            <text:p>0.8529411765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table:formula="of:=SUM([.B506:.C506])/[.D506]" office:value-type="float" office:value="0.909638554216867">
            <text:p>0.9096385542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table:formula="of:=SUM([.B507:.C507])/[.D507]" office:value-type="float" office:value="0.85">
            <text:p>0.85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51">
            <text:p>151</text:p>
          </table:table-cell>
          <table:table-cell office:value-type="float" office:value="14">
            <text:p>14</text:p>
          </table:table-cell>
          <table:table-cell office:value-type="float" office:value="181">
            <text:p>181</text:p>
          </table:table-cell>
          <table:table-cell table:formula="of:=SUM([.B508:.C508])/[.D508]" office:value-type="float" office:value="0.911602209944751">
            <text:p>0.9116022099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table:formula="of:=SUM([.B509:.C509])/[.D509]" office:value-type="float" office:value="0.911764705882353">
            <text:p>0.9117647059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94">
            <text:p>94</text:p>
          </table:table-cell>
          <table:table-cell office:value-type="float" office:value="17">
            <text:p>17</text:p>
          </table:table-cell>
          <table:table-cell office:value-type="float" office:value="154">
            <text:p>154</text:p>
          </table:table-cell>
          <table:table-cell table:formula="of:=SUM([.B510:.C510])/[.D510]" office:value-type="float" office:value="0.720779220779221">
            <text:p>0.7207792208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08">
            <text:p>108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table:formula="of:=SUM([.B511:.C511])/[.D511]" office:value-type="float" office:value="0.797297297297297">
            <text:p>0.7972972973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  <table:table-cell table:formula="of:=SUM([.B512:.C512])/[.D512]" office:value-type="float" office:value="0.9125">
            <text:p>0.9125</text:p>
          </table:table-cell>
        </table:table-row>
        <table:table-row table:style-name="ro1">
          <table:table-cell office:value-type="string">
            <text:p>2250 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SUM([.B513:.C513])/[.D513]" office:value-type="float" office:value="0.924050632911392">
            <text:p>0.9240506329</text:p>
          </table:table-cell>
        </table:table-row>
        <table:table-row table:style-name="ro1">
          <table:table-cell office:value-type="string">
            <text:p>2260 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table:formula="of:=SUM([.B514:.C514])/[.D514]" office:value-type="float" office:value="0.617021276595745">
            <text:p>0.6170212766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formula="of:=SUM([.B515:.C515])/[.D515]" office:value-type="float" office:value="0.725">
            <text:p>0.725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SUM([.B516:.C516])/[.D516]" office:value-type="float" office:value="0.907407407407407">
            <text:p>0.9074074074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formula="of:=SUM([.B517:.C517])/[.D517]" office:value-type="float" office:value="0.711864406779661">
            <text:p>0.7118644068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formula="of:=SUM([.B518:.C518])/[.D518]" office:value-type="float" office:value="0.659574468085106">
            <text:p>0.6595744681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formula="of:=SUM([.B519:.C519])/[.D519]" office:value-type="float" office:value="0.738095238095238">
            <text:p>0.7380952381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SUM([.B520:.C520])/[.D520]" office:value-type="float" office:value="0.816901408450704">
            <text:p>0.8169014085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B521:.C521])/[.D521]" office:value-type="float" office:value="0.760869565217391">
            <text:p>0.7608695652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table:formula="of:=SUM([.B522:.C522])/[.D522]" office:value-type="float" office:value="0.793650793650794">
            <text:p>0.7936507937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SUM([.B523:.C523])/[.D523]" office:value-type="float" office:value="0.62962962962963">
            <text:p>0.6296296296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SUM([.B524:.C524])/[.D524]" office:value-type="float" office:value="0.590909090909091">
            <text:p>0.5909090909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formula="of:=SUM([.B525:.C525])/[.D525]" office:value-type="float" office:value="0.604166666666667">
            <text:p>0.6041666667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SUM([.B526:.C526])/[.D526]" office:value-type="float" office:value="0.511627906976744">
            <text:p>0.511627907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formula="of:=SUM([.B527:.C527])/[.D527]" office:value-type="float" office:value="0.522727272727273">
            <text:p>0.5227272727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formula="of:=SUM([.B528:.C528])/[.D528]" office:value-type="float" office:value="0.647058823529412">
            <text:p>0.6470588235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formula="of:=SUM([.B529:.C529])/[.D529]" office:value-type="float" office:value="0.793103448275862">
            <text:p>0.7931034483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SUM([.B530:.C530])/[.D530]" office:value-type="float" office:value="0.560975609756098">
            <text:p>0.5609756098</text:p>
          </table:table-cell>
        </table:table-row>
        <table:table-row table:style-name="ro1">
          <table:table-cell office:value-type="string">
            <text:p>2261 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formula="of:=SUM([.B531:.C531])/[.D531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SUM([.B532:.C532])/[.D532]" office:value-type="float" office:value="0.67741935483871">
            <text:p>0.6774193548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float" office:value="196">
            <text:p>196</text:p>
          </table:table-cell>
          <table:table-cell table:formula="of:=SUM([.B533:.C533])/[.D533]" office:value-type="float" office:value="0.755102040816326">
            <text:p>0.7551020408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205">
            <text:p>205</text:p>
          </table:table-cell>
          <table:table-cell table:formula="of:=SUM([.B534:.C534])/[.D534]" office:value-type="float" office:value="0.678048780487805">
            <text:p>0.6780487805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60">
            <text:p>60</text:p>
          </table:table-cell>
          <table:table-cell office:value-type="float" office:value="102">
            <text:p>102</text:p>
          </table:table-cell>
          <table:table-cell office:value-type="float" office:value="239">
            <text:p>239</text:p>
          </table:table-cell>
          <table:table-cell table:formula="of:=SUM([.B535:.C535])/[.D535]" office:value-type="float" office:value="0.677824267782427">
            <text:p>0.6778242678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 office:value-type="float" office:value="195">
            <text:p>195</text:p>
          </table:table-cell>
          <table:table-cell table:formula="of:=SUM([.B536:.C536])/[.D536]" office:value-type="float" office:value="0.687179487179487">
            <text:p>0.6871794872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table:formula="of:=SUM([.B537:.C537])/[.D537]" office:value-type="float" office:value="0.629213483146067">
            <text:p>0.6292134831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248">
            <text:p>248</text:p>
          </table:table-cell>
          <table:table-cell table:formula="of:=SUM([.B538:.C538])/[.D538]" office:value-type="float" office:value="0.709677419354839">
            <text:p>0.7096774194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54">
            <text:p>54</text:p>
          </table:table-cell>
          <table:table-cell office:value-type="float" office:value="71">
            <text:p>71</text:p>
          </table:table-cell>
          <table:table-cell office:value-type="float" office:value="188">
            <text:p>188</text:p>
          </table:table-cell>
          <table:table-cell table:formula="of:=SUM([.B539:.C539])/[.D539]" office:value-type="float" office:value="0.664893617021277">
            <text:p>0.664893617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table:formula="of:=SUM([.B540:.C540])/[.D540]" office:value-type="float" office:value="0.796875">
            <text:p>0.796875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101">
            <text:p>10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table:formula="of:=SUM([.B541:.C541])/[.D541]" office:value-type="float" office:value="0.733606557377049">
            <text:p>0.7336065574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158">
            <text:p>158</text:p>
          </table:table-cell>
          <table:table-cell table:formula="of:=SUM([.B542:.C542])/[.D542]" office:value-type="float" office:value="0.607594936708861">
            <text:p>0.6075949367</text:p>
          </table:table-cell>
        </table:table-row>
        <table:table-row table:style-name="ro1">
          <table:table-cell office:value-type="string">
            <text:p>2316 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table:formula="of:=SUM([.B543:.C543])/[.D543]" office:value-type="float" office:value="0.817073170731707">
            <text:p>0.8170731707</text:p>
          </table:table-cell>
        </table:table-row>
        <table:table-row table:style-name="ro1">
          <table:table-cell office:value-type="string">
            <text:p>2330 </text:p>
          </table:table-cell>
          <table:table-cell office:value-type="float" office:value="12">
            <text:p>12</text:p>
          </table:table-cell>
          <table:table-cell office:value-type="float" office:value="116">
            <text:p>116</text:p>
          </table:table-cell>
          <table:table-cell office:value-type="float" office:value="345">
            <text:p>345</text:p>
          </table:table-cell>
          <table:table-cell table:formula="of:=SUM([.B544:.C544])/[.D544]" office:value-type="float" office:value="0.371014492753623">
            <text:p>0.3710144928</text:p>
          </table:table-cell>
        </table:table-row>
        <table:table-row table:style-name="ro1">
          <table:table-cell office:value-type="string">
            <text:p>2330 </text:p>
          </table:table-cell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  <table:table-cell office:value-type="float" office:value="310">
            <text:p>310</text:p>
          </table:table-cell>
          <table:table-cell table:formula="of:=SUM([.B545:.C545])/[.D545]" office:value-type="float" office:value="0.316129032258064">
            <text:p>0.3161290323</text:p>
          </table:table-cell>
        </table:table-row>
        <table:table-row table:style-name="ro1">
          <table:table-cell office:value-type="string">
            <text:p>2330 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table:formula="of:=SUM([.B546:.C546])/[.D546]" office:value-type="float" office:value="0.227272727272727">
            <text:p>0.2272727273</text:p>
          </table:table-cell>
        </table:table-row>
        <table:table-row table:style-name="ro1">
          <table:table-cell office:value-type="string">
            <text:p>2331 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298">
            <text:p>298</text:p>
          </table:table-cell>
          <table:table-cell table:formula="of:=SUM([.B547:.C547])/[.D547]" office:value-type="float" office:value="0.436241610738255">
            <text:p>0.4362416107</text:p>
          </table:table-cell>
        </table:table-row>
        <table:table-row table:style-name="ro1">
          <table:table-cell office:value-type="string">
            <text:p>2331 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300">
            <text:p>300</text:p>
          </table:table-cell>
          <table:table-cell table:formula="of:=SUM([.B548:.C548])/[.D548]" office:value-type="float" office:value="0.273333333333333">
            <text:p>0.2733333333</text:p>
          </table:table-cell>
        </table:table-row>
        <table:table-row table:style-name="ro1">
          <table:table-cell office:value-type="string">
            <text:p>2331 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29">
            <text:p>129</text:p>
          </table:table-cell>
          <table:table-cell table:formula="of:=SUM([.B549:.C549])/[.D549]" office:value-type="float" office:value="0.37984496124031">
            <text:p>0.3798449612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550:.C550])/[.D550]" office:value-type="float" office:value="0.5">
            <text:p>0.5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173">
            <text:p>173</text:p>
          </table:table-cell>
          <table:table-cell table:formula="of:=SUM([.B551:.C551])/[.D551]" office:value-type="float" office:value="0.745664739884393">
            <text:p>0.7456647399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formula="of:=SUM([.B552:.C552])/[.D552]" office:value-type="float" office:value="0.9">
            <text:p>0.9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table:formula="of:=SUM([.B553:.C553])/[.D553]" office:value-type="float" office:value="0.860927152317881">
            <text:p>0.8609271523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31">
            <text:p>31</text:p>
          </table:table-cell>
          <table:table-cell office:value-type="float" office:value="80">
            <text:p>80</text:p>
          </table:table-cell>
          <table:table-cell office:value-type="float" office:value="185">
            <text:p>185</text:p>
          </table:table-cell>
          <table:table-cell table:formula="of:=SUM([.B554:.C554])/[.D554]" office:value-type="float" office:value="0.6">
            <text:p>0.6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formula="of:=SUM([.B555:.C555])/[.D555]" office:value-type="float" office:value="0.873015873015873">
            <text:p>0.873015873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169">
            <text:p>169</text:p>
          </table:table-cell>
          <table:table-cell table:formula="of:=SUM([.B556:.C556])/[.D556]" office:value-type="float" office:value="0.911242603550296">
            <text:p>0.9112426036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67">
            <text:p>167</text:p>
          </table:table-cell>
          <table:table-cell table:formula="of:=SUM([.B557:.C557])/[.D557]" office:value-type="float" office:value="0.55688622754491">
            <text:p>0.5568862275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SUM([.B558:.C558])/[.D558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table:formula="of:=SUM([.B559:.C559])/[.D559]" office:value-type="float" office:value="0.732673267326733">
            <text:p>0.7326732673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35">
            <text:p>135</text:p>
          </table:table-cell>
          <table:table-cell table:formula="of:=SUM([.B560:.C560])/[.D560]" office:value-type="float" office:value="0.577777777777778">
            <text:p>0.5777777778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SUM([.B561:.C561])/[.D561]" office:value-type="float" office:value="0.607843137254902">
            <text:p>0.6078431373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202">
            <text:p>202</text:p>
          </table:table-cell>
          <table:table-cell table:formula="of:=SUM([.B562:.C562])/[.D562]" office:value-type="float" office:value="0.554455445544555">
            <text:p>0.5544554455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140">
            <text:p>140</text:p>
          </table:table-cell>
          <table:table-cell table:formula="of:=SUM([.B563:.C563])/[.D563]" office:value-type="float" office:value="0.671428571428571">
            <text:p>0.6714285714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SUM([.B564:.C564])/[.D564]" office:value-type="float" office:value="0.732142857142857">
            <text:p>0.7321428571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137">
            <text:p>137</text:p>
          </table:table-cell>
          <table:table-cell table:formula="of:=SUM([.B565:.C565])/[.D565]" office:value-type="float" office:value="0.635036496350365">
            <text:p>0.6350364964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table:formula="of:=SUM([.B566:.C566])/[.D56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567:.C567])/[.D567]" office:value-type="float" office:value="0.9">
            <text:p>0.9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SUM([.B568:.C568])/[.D568]" office:value-type="float" office:value="0.829268292682927">
            <text:p>0.8292682927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SUM([.B569:.C569])/[.D569]" office:value-type="float" office:value="0.896551724137931">
            <text:p>0.8965517241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570:.C570])/[.D570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SUM([.B571:.C571])/[.D571]" office:value-type="float" office:value="1">
            <text:p>1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572:.C572])/[.D572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233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573:.C573])/[.D573]" office:value-type="float" office:value="1">
            <text:p>1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float" office:value="157">
            <text:p>157</text:p>
          </table:table-cell>
          <table:table-cell table:formula="of:=SUM([.B574:.C574])/[.D574]" office:value-type="float" office:value="0.78343949044586">
            <text:p>0.7834394904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table:formula="of:=SUM([.B575:.C575])/[.D575]" office:value-type="float" office:value="0.732673267326733">
            <text:p>0.732673267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16">
            <text:p>216</text:p>
          </table:table-cell>
          <table:table-cell table:formula="of:=SUM([.B576:.C576])/[.D576]" office:value-type="float" office:value="0.694444444444444">
            <text:p>0.6944444444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table:formula="of:=SUM([.B577:.C577])/[.D577]" office:value-type="float" office:value="0.643564356435644">
            <text:p>0.6435643564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45">
            <text:p>145</text:p>
          </table:table-cell>
          <table:table-cell table:formula="of:=SUM([.B578:.C578])/[.D578]" office:value-type="float" office:value="0.675862068965517">
            <text:p>0.675862069</text:p>
          </table:table-cell>
        </table:table-row>
        <table:table-row table:style-name="ro1">
          <table:table-cell office:value-type="string">
            <text:p>2340 </text:p>
          </table:table-cell>
          <table:table-cell table:number-columns-repeated="2" office:value-type="float" office:value="63">
            <text:p>63</text:p>
          </table:table-cell>
          <table:table-cell office:value-type="float" office:value="165">
            <text:p>165</text:p>
          </table:table-cell>
          <table:table-cell table:formula="of:=SUM([.B579:.C579])/[.D579]" office:value-type="float" office:value="0.763636363636364">
            <text:p>0.7636363636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table:formula="of:=SUM([.B580:.C580])/[.D580]" office:value-type="float" office:value="0.783333333333333">
            <text:p>0.783333333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55">
            <text:p>155</text:p>
          </table:table-cell>
          <table:table-cell table:formula="of:=SUM([.B581:.C581])/[.D581]" office:value-type="float" office:value="0.503225806451613">
            <text:p>0.503225806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174">
            <text:p>174</text:p>
          </table:table-cell>
          <table:table-cell table:formula="of:=SUM([.B582:.C582])/[.D582]" office:value-type="float" office:value="0.591954022988506">
            <text:p>0.59195402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67">
            <text:p>67</text:p>
          </table:table-cell>
          <table:table-cell table:formula="of:=SUM([.B583:.C583])/[.D583]" office:value-type="float" office:value="0.865671641791045">
            <text:p>0.8656716418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table:formula="of:=SUM([.B584:.C584])/[.D584]" office:value-type="float" office:value="0.6">
            <text:p>0.6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table:formula="of:=SUM([.B585:.C585])/[.D585]" office:value-type="float" office:value="0.584070796460177">
            <text:p>0.584070796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586:.C586])/[.D586]" office:value-type="float" office:value="0.75">
            <text:p>0.7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table:formula="of:=SUM([.B587:.C587])/[.D587]" office:value-type="float" office:value="0.708860759493671">
            <text:p>0.708860759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136">
            <text:p>136</text:p>
          </table:table-cell>
          <table:table-cell table:formula="of:=SUM([.B588:.C588])/[.D588]" office:value-type="float" office:value="0.625">
            <text:p>0.62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SUM([.B589:.C589])/[.D589]" office:value-type="float" office:value="0.559322033898305">
            <text:p>0.5593220339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122">
            <text:p>122</text:p>
          </table:table-cell>
          <table:table-cell table:formula="of:=SUM([.B590:.C590])/[.D590]" office:value-type="float" office:value="0.631147540983607">
            <text:p>0.631147541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table:formula="of:=SUM([.B591:.C591])/[.D591]" office:value-type="float" office:value="0.6">
            <text:p>0.6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SUM([.B592:.C592])/[.D592]" office:value-type="float" office:value="0.765957446808511">
            <text:p>0.7659574468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table:formula="of:=SUM([.B593:.C593])/[.D593]" office:value-type="float" office:value="0.747747747747748">
            <text:p>0.7477477477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table:formula="of:=SUM([.B594:.C594])/[.D594]" office:value-type="float" office:value="0.797872340425532">
            <text:p>0.7978723404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formula="of:=SUM([.B595:.C595])/[.D595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table:formula="of:=SUM([.B596:.C596])/[.D596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formula="of:=SUM([.B597:.C597])/[.D597]" office:value-type="float" office:value="0.81">
            <text:p>0.81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SUM([.B598:.C598])/[.D598]" office:value-type="float" office:value="0.703703703703704">
            <text:p>0.7037037037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table:formula="of:=SUM([.B599:.C599])/[.D599]" office:value-type="float" office:value="0.796747967479675">
            <text:p>0.796747967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table:formula="of:=SUM([.B600:.C600])/[.D600]" office:value-type="float" office:value="0.776785714285714">
            <text:p>0.776785714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SUM([.B601:.C601])/[.D60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125">
            <text:p>125</text:p>
          </table:table-cell>
          <table:table-cell table:formula="of:=SUM([.B602:.C602])/[.D602]" office:value-type="float" office:value="0.888">
            <text:p>0.888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table:formula="of:=SUM([.B603:.C603])/[.D603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table:formula="of:=SUM([.B604:.C604])/[.D604]" office:value-type="float" office:value="0.901639344262295">
            <text:p>0.901639344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table:formula="of:=SUM([.B605:.C605])/[.D605]" office:value-type="float" office:value="0.934210526315789">
            <text:p>0.934210526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24">
            <text:p>124</text:p>
          </table:table-cell>
          <table:table-cell office:value-type="float" office:value="27">
            <text:p>27</text:p>
          </table:table-cell>
          <table:table-cell office:value-type="float" office:value="166">
            <text:p>166</text:p>
          </table:table-cell>
          <table:table-cell table:formula="of:=SUM([.B606:.C606])/[.D606]" office:value-type="float" office:value="0.909638554216867">
            <text:p>0.9096385542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formula="of:=SUM([.B607:.C607])/[.D607]" office:value-type="float" office:value="0.978723404255319">
            <text:p>0.9787234043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  <table:table-cell table:formula="of:=SUM([.B608:.C608])/[.D608]" office:value-type="float" office:value="0.96045197740113">
            <text:p>0.9604519774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56">
            <text:p>156</text:p>
          </table:table-cell>
          <table:table-cell office:value-type="float" office:value="20">
            <text:p>20</text:p>
          </table:table-cell>
          <table:table-cell office:value-type="float" office:value="184">
            <text:p>184</text:p>
          </table:table-cell>
          <table:table-cell table:formula="of:=SUM([.B609:.C609])/[.D609]" office:value-type="float" office:value="0.956521739130435">
            <text:p>0.9565217391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formula="of:=SUM([.B610:.C610])/[.D610]" office:value-type="float" office:value="0.984375">
            <text:p>0.98437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56">
            <text:p>156</text:p>
          </table:table-cell>
          <table:table-cell office:value-type="float" office:value="13">
            <text:p>13</text:p>
          </table:table-cell>
          <table:table-cell office:value-type="float" office:value="174">
            <text:p>174</text:p>
          </table:table-cell>
          <table:table-cell table:formula="of:=SUM([.B611:.C611])/[.D611]" office:value-type="float" office:value="0.971264367816092">
            <text:p>0.9712643678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79">
            <text:p>179</text:p>
          </table:table-cell>
          <table:table-cell office:value-type="float" office:value="12">
            <text:p>12</text:p>
          </table:table-cell>
          <table:table-cell office:value-type="float" office:value="199">
            <text:p>199</text:p>
          </table:table-cell>
          <table:table-cell table:formula="of:=SUM([.B612:.C612])/[.D612]" office:value-type="float" office:value="0.959798994974874">
            <text:p>0.95979899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formula="of:=SUM([.B613:.C613])/[.D613]" office:value-type="float" office:value="0.9">
            <text:p>0.9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56">
            <text:p>156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formula="of:=SUM([.B614:.C614])/[.D614]" office:value-type="float" office:value="0.958115183246073">
            <text:p>0.9581151832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94">
            <text:p>194</text:p>
          </table:table-cell>
          <table:table-cell office:value-type="float" office:value="24">
            <text:p>24</text:p>
          </table:table-cell>
          <table:table-cell office:value-type="float" office:value="235">
            <text:p>235</text:p>
          </table:table-cell>
          <table:table-cell table:formula="of:=SUM([.B615:.C615])/[.D615]" office:value-type="float" office:value="0.927659574468085">
            <text:p>0.927659574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SUM([.B616:.C616])/[.D616]" office:value-type="float" office:value="0.875">
            <text:p>0.875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181">
            <text:p>181</text:p>
          </table:table-cell>
          <table:table-cell office:value-type="float" office:value="25">
            <text:p>25</text:p>
          </table:table-cell>
          <table:table-cell office:value-type="float" office:value="210">
            <text:p>210</text:p>
          </table:table-cell>
          <table:table-cell table:formula="of:=SUM([.B617:.C617])/[.D617]" office:value-type="float" office:value="0.980952380952381">
            <text:p>0.980952381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252">
            <text:p>252</text:p>
          </table:table-cell>
          <table:table-cell office:value-type="float" office:value="23">
            <text:p>23</text:p>
          </table:table-cell>
          <table:table-cell office:value-type="float" office:value="283">
            <text:p>283</text:p>
          </table:table-cell>
          <table:table-cell table:formula="of:=SUM([.B618:.C618])/[.D618]" office:value-type="float" office:value="0.971731448763251">
            <text:p>0.9717314488</text:p>
          </table:table-cell>
        </table:table-row>
        <table:table-row table:style-name="ro1">
          <table:table-cell office:value-type="string">
            <text:p>2340 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table:formula="of:=SUM([.B619:.C619])/[.D619]" office:value-type="float" office:value="0.967741935483871">
            <text:p>0.9677419355</text:p>
          </table:table-cell>
        </table:table-row>
        <table:table-row table:style-name="ro1">
          <table:table-cell office:value-type="string">
            <text:p>2341 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table:formula="of:=SUM([.B620:.C620])/[.D620]" office:value-type="float" office:value="0.810457516339869">
            <text:p>0.8104575163</text:p>
          </table:table-cell>
        </table:table-row>
        <table:table-row table:style-name="ro1">
          <table:table-cell office:value-type="string">
            <text:p>2341 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table:formula="of:=SUM([.B621:.C621])/[.D621]" office:value-type="float" office:value="0.722772277227723">
            <text:p>0.7227722772</text:p>
          </table:table-cell>
        </table:table-row>
        <table:table-row table:style-name="ro1">
          <table:table-cell office:value-type="string">
            <text:p>2341 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table:formula="of:=SUM([.B622:.C622])/[.D622]" office:value-type="float" office:value="0.831578947368421">
            <text:p>0.8315789474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table:formula="of:=SUM([.B623:.C623])/[.D623]" office:value-type="float" office:value="0.453333333333333">
            <text:p>0.4533333333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formula="of:=SUM([.B624:.C624])/[.D624]" office:value-type="float" office:value="0.660377358490566">
            <text:p>0.6603773585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B625:.C625])/[.D625]" office:value-type="float" office:value="0.565217391304348">
            <text:p>0.5652173913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table:formula="of:=SUM([.B626:.C626])/[.D626]" office:value-type="float" office:value="0.457831325301205">
            <text:p>0.4578313253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table:formula="of:=SUM([.B627:.C627])/[.D627]" office:value-type="float" office:value="0.472972972972973">
            <text:p>0.472972973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table:formula="of:=SUM([.B628:.C628])/[.D628]" office:value-type="float" office:value="0.4">
            <text:p>0.4</text:p>
          </table:table-cell>
        </table:table-row>
        <table:table-row table:style-name="ro1">
          <table:table-cell office:value-type="string">
            <text:p>2360 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table:formula="of:=SUM([.B629:.C629])/[.D629]" office:value-type="float" office:value="0.356164383561644">
            <text:p>0.3561643836</text:p>
          </table:table-cell>
        </table:table-row>
        <table:table-row table:style-name="ro1">
          <table:table-cell office:value-type="string">
            <text:p>2360 </text:p>
          </table:table-cell>
          <table:table-cell table:number-columns-repeated="2" office:value-type="float" office:value="5">
            <text:p>5</text:p>
          </table:table-cell>
          <table:table-cell office:value-type="float" office:value="31">
            <text:p>31</text:p>
          </table:table-cell>
          <table:table-cell table:formula="of:=SUM([.B630:.C630])/[.D630]" office:value-type="float" office:value="0.32258064516129">
            <text:p>0.3225806452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76">
            <text:p>76</text:p>
          </table:table-cell>
          <table:table-cell table:formula="of:=SUM([.B631:.C631])/[.D631]" office:value-type="float" office:value="0.618421052631579">
            <text:p>0.6184210526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table:formula="of:=SUM([.B632:.C632])/[.D632]" office:value-type="float" office:value="0.517647058823529">
            <text:p>0.5176470588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B633:.C633])/[.D633]" office:value-type="float" office:value="0.58695652173913">
            <text:p>0.5869565217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table:formula="of:=SUM([.B634:.C634])/[.D634]" office:value-type="float" office:value="0.7125">
            <text:p>0.7125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118">
            <text:p>118</text:p>
          </table:table-cell>
          <table:table-cell table:formula="of:=SUM([.B635:.C635])/[.D635]" office:value-type="float" office:value="0.584745762711864">
            <text:p>0.5847457627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SUM([.B636:.C636])/[.D636]" office:value-type="float" office:value="0.74">
            <text:p>0.74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table:formula="of:=SUM([.B637:.C637])/[.D637]" office:value-type="float" office:value="0.73">
            <text:p>0.73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125">
            <text:p>125</text:p>
          </table:table-cell>
          <table:table-cell table:formula="of:=SUM([.B638:.C638])/[.D638]" office:value-type="float" office:value="0.56">
            <text:p>0.56</text:p>
          </table:table-cell>
        </table:table-row>
        <table:table-row table:style-name="ro1">
          <table:table-cell office:value-type="string">
            <text:p>2390 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formula="of:=SUM([.B639:.C639])/[.D639]" office:value-type="float" office:value="0.53125">
            <text:p>0.53125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table:formula="of:=SUM([.B640:.C640])/[.D640]" office:value-type="float" office:value="0.488888888888889">
            <text:p>0.4888888889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table:formula="of:=SUM([.B641:.C641])/[.D641]" office:value-type="float" office:value="0.467391304347826">
            <text:p>0.4673913043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formula="of:=SUM([.B642:.C642])/[.D642]" office:value-type="float" office:value="0.546875">
            <text:p>0.546875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175">
            <text:p>175</text:p>
          </table:table-cell>
          <table:table-cell table:formula="of:=SUM([.B643:.C643])/[.D643]" office:value-type="float" office:value="0.382857142857143">
            <text:p>0.3828571429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72">
            <text:p>172</text:p>
          </table:table-cell>
          <table:table-cell table:formula="of:=SUM([.B644:.C644])/[.D644]" office:value-type="float" office:value="0.337209302325581">
            <text:p>0.3372093023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 table:formula="of:=SUM([.B645:.C645])/[.D645]" office:value-type="float" office:value="0.187845303867403">
            <text:p>0.1878453039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0">
            <text:p>90</text:p>
          </table:table-cell>
          <table:table-cell table:formula="of:=SUM([.B646:.C646])/[.D646]" office:value-type="float" office:value="0.388888888888889">
            <text:p>0.3888888889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209">
            <text:p>209</text:p>
          </table:table-cell>
          <table:table-cell table:formula="of:=SUM([.B647:.C647])/[.D647]" office:value-type="float" office:value="0.401913875598086">
            <text:p>0.4019138756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table:formula="of:=SUM([.B648:.C648])/[.D648]" office:value-type="float" office:value="0.348623853211009">
            <text:p>0.3486238532</text:p>
          </table:table-cell>
        </table:table-row>
        <table:table-row table:style-name="ro1">
          <table:table-cell office:value-type="string">
            <text:p>2430 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table:formula="of:=SUM([.B649:.C649])/[.D649]" office:value-type="float" office:value="0.401869158878505">
            <text:p>0.4018691589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0:.C650])/[.D650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1:.C651])/[.D651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2:.C652])/[.D652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3:.C653])/[.D653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4:.C654])/[.D654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5:.C655])/[.D655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6:.C656])/[.D656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7:.C657])/[.D657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58:.C658])/[.D658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59:.C659])/[.D659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60:.C660])/[.D660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61:.C661])/[.D661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62:.C662])/[.D662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63:.C663])/[.D663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64:.C664])/[.D664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65:.C665])/[.D665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66:.C666])/[.D666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67:.C667])/[.D667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68:.C668])/[.D668]" office:value-type="float" office:value="0">
            <text:p>0</text:p>
          </table:table-cell>
        </table:table-row>
        <table:table-row table:style-name="ro1">
          <table:table-cell office:value-type="string">
            <text:p>2698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69:.C669])/[.D669]" office:value-type="float" office:value="0">
            <text:p>0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670:.C670])/[.D670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671:.C671])/[.D671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672:.C672])/[.D672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73:.C673])/[.D673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74:.C674])/[.D674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75:.C675])/[.D675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76:.C676])/[.D676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677:.C677])/[.D677]" office:value-type="float" office:value="0">
            <text:p>0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78:.C678])/[.D678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679:.C679])/[.D679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680:.C680])/[.D680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formula="of:=SUM([.B681:.C681])/[.D681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682:.C682])/[.D682]" office:value-type="float" office:value="0.8">
            <text:p>0.8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683:.C683])/[.D683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84:.C684])/[.D684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685:.C685])/[.D685]" office:value-type="float" office:value="0.8">
            <text:p>0.8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686:.C686])/[.D686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687:.C687])/[.D687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688:.C688])/[.D688]" office:value-type="float" office:value="0.75">
            <text:p>0.75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689:.C689])/[.D689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690:.C690])/[.D690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691:.C691])/[.D691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692:.C692])/[.D692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693:.C693])/[.D693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694:.C694])/[.D694]" office:value-type="float" office:value="0.75">
            <text:p>0.75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695:.C695])/[.D695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696:.C696])/[.D696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697:.C697])/[.D697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698:.C698])/[.D698]" office:value-type="float" office:value="1">
            <text:p>1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SUM([.B699:.C699])/[.D699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SUM([.B700:.C700])/[.D700]" office:value-type="float" office:value="0.96875">
            <text:p>0.96875</text:p>
          </table:table-cell>
        </table:table-row>
        <table:table-row table:style-name="ro1">
          <table:table-cell office:value-type="string">
            <text:p>2699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01:.C701])/[.D701]" office:value-type="float" office:value="1">
            <text:p>1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table:formula="of:=SUM([.B702:.C702])/[.D702]" office:value-type="float" office:value="0.553571428571429">
            <text:p>0.5535714286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formula="of:=SUM([.B703:.C703])/[.D703]" office:value-type="float" office:value="0.419354838709677">
            <text:p>0.4193548387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table:formula="of:=SUM([.B704:.C704])/[.D704]" office:value-type="float" office:value="0.568627450980392">
            <text:p>0.568627451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table:formula="of:=SUM([.B705:.C705])/[.D705]" office:value-type="float" office:value="0.527272727272727">
            <text:p>0.5272727273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56">
            <text:p>56</text:p>
          </table:table-cell>
          <table:table-cell table:formula="of:=SUM([.B706:.C706])/[.D706]" office:value-type="float" office:value="0.446428571428571">
            <text:p>0.4464285714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table:formula="of:=SUM([.B707:.C707])/[.D707]" office:value-type="float" office:value="0.584905660377358">
            <text:p>0.5849056604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table:formula="of:=SUM([.B708:.C708])/[.D708]" office:value-type="float" office:value="0.547169811320755">
            <text:p>0.5471698113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table:formula="of:=SUM([.B709:.C709])/[.D709]" office:value-type="float" office:value="0.611111111111111">
            <text:p>0.6111111111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02">
            <text:p>102</text:p>
          </table:table-cell>
          <table:table-cell table:formula="of:=SUM([.B710:.C710])/[.D710]" office:value-type="float" office:value="0.509803921568627">
            <text:p>0.5098039216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23">
            <text:p>123</text:p>
          </table:table-cell>
          <table:table-cell table:formula="of:=SUM([.B711:.C711])/[.D711]" office:value-type="float" office:value="0.479674796747968">
            <text:p>0.4796747967</text:p>
          </table:table-cell>
        </table:table-row>
        <table:table-row table:style-name="ro1">
          <table:table-cell office:value-type="string">
            <text:p>2760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SUM([.B712:.C712])/[.D712]" office:value-type="float" office:value="0.604166666666667">
            <text:p>0.6041666667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713:.C713])/[.D713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2801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714:.C714])/[.D714]" office:value-type="float" office:value="1">
            <text:p>1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SUM([.B715:.C715])/[.D715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SUM([.B716:.C716])/[.D716]" office:value-type="float" office:value="0.884615384615385">
            <text:p>0.8846153846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SUM([.B717:.C717])/[.D717]" office:value-type="float" office:value="0.758620689655172">
            <text:p>0.7586206897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formula="of:=SUM([.B718:.C718])/[.D718]" office:value-type="float" office:value="0.9375">
            <text:p>0.9375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719:.C719])/[.D719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720:.C720])/[.D720]" office:value-type="float" office:value="0.84">
            <text:p>0.84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721:.C721])/[.D721]" office:value-type="float" office:value="1">
            <text:p>1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722:.C722])/[.D722]" office:value-type="float" office:value="1">
            <text:p>1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723:.C723])/[.D723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2801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724:.C724])/[.D724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SUM([.B725:.C725])/[.D725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B726:.C726])/[.D726]" office:value-type="float" office:value="1">
            <text:p>1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727:.C727])/[.D727]" office:value-type="float" office:value="0.68">
            <text:p>0.68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728:.C728])/[.D728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729:.C729])/[.D729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730:.C730])/[.D730]" office:value-type="float" office:value="1">
            <text:p>1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SUM([.B731:.C731])/[.D731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732:.C732])/[.D732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SUM([.B733:.C733])/[.D733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SUM([.B734:.C734])/[.D734]" office:value-type="float" office:value="1">
            <text:p>1</text:p>
          </table:table-cell>
        </table:table-row>
        <table:table-row table:style-name="ro1">
          <table:table-cell office:value-type="string">
            <text:p>2803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735:.C735])/[.D735]" office:value-type="float" office:value="1">
            <text:p>1</text:p>
          </table:table-cell>
        </table:table-row>
        <table:table-row table:style-name="ro1">
          <table:table-cell office:value-type="string">
            <text:p>2804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736:.C736])/[.D736]" office:value-type="float" office:value="0.9">
            <text:p>0.9</text:p>
          </table:table-cell>
        </table:table-row>
        <table:table-row table:style-name="ro1">
          <table:table-cell office:value-type="string">
            <text:p>2804 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formula="of:=SUM([.B737:.C737])/[.D737]" office:value-type="float" office:value="0.912280701754386">
            <text:p>0.9122807018</text:p>
          </table:table-cell>
        </table:table-row>
        <table:table-row table:style-name="ro1">
          <table:table-cell office:value-type="string">
            <text:p>2804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738:.C738])/[.D738]" office:value-type="float" office:value="0.7">
            <text:p>0.7</text:p>
          </table:table-cell>
        </table:table-row>
        <table:table-row table:style-name="ro1">
          <table:table-cell office:value-type="string">
            <text:p>2804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739:.C739])/[.D739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3101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740:.C740])/[.D740]" office:value-type="float" office:value="1">
            <text:p>1</text:p>
          </table:table-cell>
        </table:table-row>
        <table:table-row table:style-name="ro1">
          <table:table-cell office:value-type="string">
            <text:p>3101 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741:.C741])/[.D741]" office:value-type="float" office:value="0.970588235294118">
            <text:p>0.9705882353</text:p>
          </table:table-cell>
        </table:table-row>
        <table:table-row table:style-name="ro1">
          <table:table-cell office:value-type="string">
            <text:p>3101 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742:.C742])/[.D742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3101 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743:.C743])/[.D743]" office:value-type="float" office:value="1">
            <text:p>1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SUM([.B744:.C744])/[.D744]" office:value-type="float" office:value="0.36734693877551">
            <text:p>0.3673469388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SUM([.B745:.C745])/[.D745]" office:value-type="float" office:value="0.442307692307692">
            <text:p>0.4423076923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table:formula="of:=SUM([.B746:.C746])/[.D746]" office:value-type="float" office:value="0.379746835443038">
            <text:p>0.3797468354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table:formula="of:=SUM([.B747:.C747])/[.D747]" office:value-type="float" office:value="0.645833333333333">
            <text:p>0.6458333333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formula="of:=SUM([.B748:.C748])/[.D748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33">
            <text:p>133</text:p>
          </table:table-cell>
          <table:table-cell table:formula="of:=SUM([.B749:.C749])/[.D749]" office:value-type="float" office:value="0.473684210526316">
            <text:p>0.4736842105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table:formula="of:=SUM([.B750:.C750])/[.D750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3156 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table:formula="of:=SUM([.B751:.C751])/[.D751]" office:value-type="float" office:value="0.544303797468354">
            <text:p>0.5443037975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formula="of:=SUM([.B752:.C752])/[.D752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SUM([.B753:.C753])/[.D753]" office:value-type="float" office:value="0.3">
            <text:p>0.3</text:p>
          </table:table-cell>
        </table:table-row>
        <table:table-row table:style-name="ro1">
          <table:table-cell office:value-type="string">
            <text:p>3158 </text:p>
          </table:table-cell>
          <table:table-cell table:number-columns-repeated="2"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SUM([.B754:.C754])/[.D754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3158 </text:p>
          </table:table-cell>
          <table:table-cell table:number-columns-repeated="2"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SUM([.B755:.C755])/[.D755]" office:value-type="float" office:value="0.384615384615385">
            <text:p>0.3846153846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formula="of:=SUM([.B756:.C756])/[.D756]" office:value-type="float" office:value="0.4375">
            <text:p>0.4375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formula="of:=SUM([.B757:.C757])/[.D757]" office:value-type="float" office:value="0.382978723404255">
            <text:p>0.3829787234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table:formula="of:=SUM([.B758:.C758])/[.D758]" office:value-type="float" office:value="0.28125">
            <text:p>0.28125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SUM([.B759:.C759])/[.D759]" office:value-type="float" office:value="0.461538461538462">
            <text:p>0.4615384615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table:formula="of:=SUM([.B760:.C760])/[.D760]" office:value-type="float" office:value="0.157894736842105">
            <text:p>0.1578947368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124">
            <text:p>124</text:p>
          </table:table-cell>
          <table:table-cell table:formula="of:=SUM([.B761:.C761])/[.D761]" office:value-type="float" office:value="0.709677419354839">
            <text:p>0.7096774194</text:p>
          </table:table-cell>
        </table:table-row>
        <table:table-row table:style-name="ro1">
          <table:table-cell office:value-type="string">
            <text:p>3158 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SUM([.B762:.C762])/[.D762]" office:value-type="float" office:value="0.344827586206897">
            <text:p>0.3448275862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SUM([.B763:.C763])/[.D763]" office:value-type="float" office:value="0.7">
            <text:p>0.7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table:formula="of:=SUM([.B764:.C764])/[.D764]" office:value-type="float" office:value="0.816666666666667">
            <text:p>0.8166666667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SUM([.B765:.C765])/[.D765]" office:value-type="float" office:value="0.64">
            <text:p>0.64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formula="of:=SUM([.B766:.C766])/[.D766]" office:value-type="float" office:value="0.711864406779661">
            <text:p>0.7118644068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SUM([.B767:.C767])/[.D767]" office:value-type="float" office:value="0.9">
            <text:p>0.9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SUM([.B768:.C768])/[.D768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formula="of:=SUM([.B769:.C769])/[.D769]" office:value-type="float" office:value="0.590909090909091">
            <text:p>0.5909090909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formula="of:=SUM([.B770:.C770])/[.D770]" office:value-type="float" office:value="0.859649122807017">
            <text:p>0.8596491228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formula="of:=SUM([.B771:.C771])/[.D771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formula="of:=SUM([.B772:.C772])/[.D772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773:.C773])/[.D773]" office:value-type="float" office:value="0.68">
            <text:p>0.68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SUM([.B774:.C774])/[.D774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SUM([.B775:.C775])/[.D775]" office:value-type="float" office:value="0.766666666666667">
            <text:p>0.7666666667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SUM([.B776:.C776])/[.D776]" office:value-type="float" office:value="0.8">
            <text:p>0.8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777:.C777])/[.D777]" office:value-type="float" office:value="0.75">
            <text:p>0.75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SUM([.B778:.C778])/[.D778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SUM([.B779:.C779])/[.D779]" office:value-type="float" office:value="0.75">
            <text:p>0.75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SUM([.B780:.C780])/[.D780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table:formula="of:=SUM([.B781:.C781])/[.D781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SUM([.B782:.C782])/[.D782]" office:value-type="float" office:value="0.68">
            <text:p>0.68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SUM([.B783:.C783])/[.D783]" office:value-type="float" office:value="0.814814814814815">
            <text:p>0.8148148148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SUM([.B784:.C784])/[.D784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SUM([.B785:.C785])/[.D785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SUM([.B786:.C786])/[.D786]" office:value-type="float" office:value="0.641025641025641">
            <text:p>0.641025641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SUM([.B787:.C787])/[.D787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SUM([.B788:.C788])/[.D788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table:formula="of:=SUM([.B789:.C789])/[.D789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SUM([.B790:.C790])/[.D790]" office:value-type="float" office:value="0.590909090909091">
            <text:p>0.5909090909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table:formula="of:=SUM([.B791:.C791])/[.D791]" office:value-type="float" office:value="0.754716981132076">
            <text:p>0.7547169811</text:p>
          </table:table-cell>
        </table:table-row>
        <table:table-row table:style-name="ro1">
          <table:table-cell office:value-type="string">
            <text:p>3210 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  <table:table-cell table:formula="of:=SUM([.B792:.C792])/[.D792]" office:value-type="float" office:value="0.775510204081633">
            <text:p>0.7755102041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793:.C793])/[.D793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794:.C794])/[.D794]" office:value-type="float" office:value="0.7">
            <text:p>0.7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SUM([.B795:.C795])/[.D795]" office:value-type="float" office:value="0.441176470588235">
            <text:p>0.4411764706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796:.C796])/[.D796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formula="of:=SUM([.B797:.C797])/[.D797]" office:value-type="float" office:value="0.793103448275862">
            <text:p>0.7931034483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SUM([.B798:.C798])/[.D798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799:.C799])/[.D799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800:.C800])/[.D800]" office:value-type="float" office:value="0.625">
            <text:p>0.625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SUM([.B801:.C801])/[.D801]" office:value-type="float" office:value="1">
            <text:p>1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formula="of:=SUM([.B802:.C802])/[.D802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SUM([.B803:.C803])/[.D803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3220 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formula="of:=SUM([.B804:.C804])/[.D804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3240 </text:p>
          </table:table-cell>
          <table:table-cell table:number-columns-repeated="2"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SUM([.B805:.C805])/[.D80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table:formula="of:=SUM([.B806:.C806])/[.D806]" office:value-type="float" office:value="0.787878787878788">
            <text:p>0.7878787879</text:p>
          </table:table-cell>
        </table:table-row>
        <table:table-row table:style-name="ro1">
          <table:table-cell office:value-type="string">
            <text:p>3240 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07:.C807])/[.D807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formula="of:=SUM([.B808:.C808])/[.D808]" office:value-type="float" office:value="0.790697674418605">
            <text:p>0.7906976744</text:p>
          </table:table-cell>
        </table:table-row>
        <table:table-row table:style-name="ro1">
          <table:table-cell office:value-type="string">
            <text:p>3240 </text:p>
          </table:table-cell>
          <table:table-cell table:number-columns-repeated="2" office:value-type="float" office:value="23">
            <text:p>23</text:p>
          </table:table-cell>
          <table:table-cell office:value-type="float" office:value="76">
            <text:p>76</text:p>
          </table:table-cell>
          <table:table-cell table:formula="of:=SUM([.B809:.C809])/[.D809]" office:value-type="float" office:value="0.605263157894737">
            <text:p>0.6052631579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SUM([.B810:.C810])/[.D810]" office:value-type="float" office:value="0.659574468085106">
            <text:p>0.6595744681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table:formula="of:=SUM([.B811:.C811])/[.D811]" office:value-type="float" office:value="0.607594936708861">
            <text:p>0.6075949367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SUM([.B812:.C812])/[.D812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formula="of:=SUM([.B813:.C813])/[.D813]" office:value-type="float" office:value="0.625">
            <text:p>0.625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table:formula="of:=SUM([.B814:.C814])/[.D814]" office:value-type="float" office:value="0.535211267605634">
            <text:p>0.5352112676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815:.C815])/[.D815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formula="of:=SUM([.B816:.C816])/[.D816]" office:value-type="float" office:value="0.54">
            <text:p>0.54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table:formula="of:=SUM([.B817:.C817])/[.D817]" office:value-type="float" office:value="0.627118644067797">
            <text:p>0.6271186441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formula="of:=SUM([.B818:.C818])/[.D818]" office:value-type="float" office:value="0.612903225806452">
            <text:p>0.6129032258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table:formula="of:=SUM([.B819:.C819])/[.D819]" office:value-type="float" office:value="0.584615384615385">
            <text:p>0.5846153846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table:formula="of:=SUM([.B820:.C820])/[.D820]" office:value-type="float" office:value="0.73134328358209">
            <text:p>0.7313432836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table:formula="of:=SUM([.B821:.C821])/[.D821]" office:value-type="float" office:value="0.780821917808219">
            <text:p>0.7808219178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table:formula="of:=SUM([.B822:.C822])/[.D822]" office:value-type="float" office:value="0.74025974025974">
            <text:p>0.7402597403</text:p>
          </table:table-cell>
        </table:table-row>
        <table:table-row table:style-name="ro1">
          <table:table-cell office:value-type="string">
            <text:p>3240 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  <table:table-cell table:formula="of:=SUM([.B823:.C823])/[.D823]" office:value-type="float" office:value="0.75">
            <text:p>0.75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107">
            <text:p>107</text:p>
          </table:table-cell>
          <table:table-cell table:formula="of:=SUM([.B824:.C824])/[.D824]" office:value-type="float" office:value="0.495327102803738">
            <text:p>0.4953271028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table:formula="of:=SUM([.B825:.C825])/[.D825]" office:value-type="float" office:value="0.652777777777778">
            <text:p>0.6527777778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SUM([.B826:.C826])/[.D826]" office:value-type="float" office:value="0.69811320754717">
            <text:p>0.6981132075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table:formula="of:=SUM([.B827:.C827])/[.D827]" office:value-type="float" office:value="0.514563106796116">
            <text:p>0.5145631068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table:formula="of:=SUM([.B828:.C828])/[.D828]" office:value-type="float" office:value="0.580357142857143">
            <text:p>0.5803571429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table:formula="of:=SUM([.B829:.C829])/[.D829]" office:value-type="float" office:value="0.766666666666667">
            <text:p>0.7666666667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formula="of:=SUM([.B830:.C830])/[.D830]" office:value-type="float" office:value="0.743362831858407">
            <text:p>0.7433628319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table:formula="of:=SUM([.B831:.C831])/[.D831]" office:value-type="float" office:value="0.640625">
            <text:p>0.640625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table:formula="of:=SUM([.B832:.C832])/[.D832]" office:value-type="float" office:value="0.758620689655172">
            <text:p>0.7586206897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table:formula="of:=SUM([.B833:.C833])/[.D833]" office:value-type="float" office:value="0.811320754716981">
            <text:p>0.8113207547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table:formula="of:=SUM([.B834:.C834])/[.D834]" office:value-type="float" office:value="0.75531914893617">
            <text:p>0.7553191489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table:formula="of:=SUM([.B835:.C835])/[.D835]" office:value-type="float" office:value="0.717391304347826">
            <text:p>0.7173913043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formula="of:=SUM([.B836:.C836])/[.D836]" office:value-type="float" office:value="0.710526315789474">
            <text:p>0.7105263158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table:formula="of:=SUM([.B837:.C837])/[.D837]" office:value-type="float" office:value="0.662790697674419">
            <text:p>0.6627906977</text:p>
          </table:table-cell>
        </table:table-row>
        <table:table-row table:style-name="ro1">
          <table:table-cell office:value-type="string">
            <text:p>3251 </text:p>
          </table:table-cell>
          <table:table-cell table:number-columns-repeated="2" office:value-type="float" office:value="29">
            <text:p>29</text:p>
          </table:table-cell>
          <table:table-cell office:value-type="float" office:value="96">
            <text:p>96</text:p>
          </table:table-cell>
          <table:table-cell table:formula="of:=SUM([.B838:.C838])/[.D838]" office:value-type="float" office:value="0.604166666666667">
            <text:p>0.6041666667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88">
            <text:p>88</text:p>
          </table:table-cell>
          <table:table-cell table:formula="of:=SUM([.B839:.C839])/[.D839]" office:value-type="float" office:value="0.693181818181818">
            <text:p>0.6931818182</text:p>
          </table:table-cell>
        </table:table-row>
        <table:table-row table:style-name="ro1">
          <table:table-cell office:value-type="string">
            <text:p>3251 </text:p>
          </table:table-cell>
          <table:table-cell table:number-columns-repeated="2"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SUM([.B840:.C840])/[.D840]" office:value-type="float" office:value="0.592592592592593">
            <text:p>0.5925925926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SUM([.B841:.C841])/[.D841]" office:value-type="float" office:value="1">
            <text:p>1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SUM([.B842:.C842])/[.D842]" office:value-type="float" office:value="0.73015873015873">
            <text:p>0.7301587302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SUM([.B843:.C843])/[.D843]" office:value-type="float" office:value="0.388888888888889">
            <text:p>0.3888888889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844:.C844])/[.D844]" office:value-type="float" office:value="1">
            <text:p>1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SUM([.B845:.C845])/[.D845]" office:value-type="float" office:value="0.48">
            <text:p>0.48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SUM([.B846:.C846])/[.D846]" office:value-type="float" office:value="0.6">
            <text:p>0.6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847:.C847])/[.D847]" office:value-type="float" office:value="1">
            <text:p>1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SUM([.B848:.C848])/[.D848]" office:value-type="float" office:value="0.68">
            <text:p>0.68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table:formula="of:=SUM([.B849:.C849])/[.D849]" office:value-type="float" office:value="0.8125">
            <text:p>0.8125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850:.C850])/[.D850]" office:value-type="float" office:value="0.6">
            <text:p>0.6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SUM([.B851:.C851])/[.D851]" office:value-type="float" office:value="0.60377358490566">
            <text:p>0.6037735849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SUM([.B852:.C852])/[.D852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53:.C853])/[.D853]" office:value-type="float" office:value="1">
            <text:p>1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table:formula="of:=SUM([.B854:.C854])/[.D854]" office:value-type="float" office:value="0.619047619047619">
            <text:p>0.619047619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SUM([.B855:.C855])/[.D855]" office:value-type="float" office:value="0.841269841269841">
            <text:p>0.8412698413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856:.C856])/[.D856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formula="of:=SUM([.B857:.C857])/[.D857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table:formula="of:=SUM([.B858:.C858])/[.D858]" office:value-type="float" office:value="0.585714285714286">
            <text:p>0.5857142857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SUM([.B859:.C859])/[.D859]" office:value-type="float" office:value="0.609375">
            <text:p>0.609375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table:formula="of:=SUM([.B860:.C860])/[.D860]" office:value-type="float" office:value="0.883720930232558">
            <text:p>0.8837209302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SUM([.B861:.C861])/[.D861]" office:value-type="float" office:value="0.77027027027027">
            <text:p>0.7702702703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table:formula="of:=SUM([.B862:.C862])/[.D862]" office:value-type="float" office:value="0.842696629213483">
            <text:p>0.8426966292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SUM([.B863:.C863])/[.D863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table:formula="of:=SUM([.B864:.C864])/[.D864]" office:value-type="float" office:value="0.713114754098361">
            <text:p>0.7131147541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139">
            <text:p>139</text:p>
          </table:table-cell>
          <table:table-cell table:formula="of:=SUM([.B865:.C865])/[.D865]" office:value-type="float" office:value="0.618705035971223">
            <text:p>0.618705036</text:p>
          </table:table-cell>
        </table:table-row>
        <table:table-row table:style-name="ro1">
          <table:table-cell office:value-type="string">
            <text:p>3251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SUM([.B866:.C866])/[.D866]" office:value-type="float" office:value="0.793103448275862">
            <text:p>0.7931034483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SUM([.B867:.C867])/[.D867]" office:value-type="float" office:value="0.951219512195122">
            <text:p>0.9512195122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SUM([.B868:.C868])/[.D868]" office:value-type="float" office:value="0.871794871794872">
            <text:p>0.8717948718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SUM([.B869:.C869])/[.D869]" office:value-type="float" office:value="0.936170212765957">
            <text:p>0.9361702128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SUM([.B870:.C870])/[.D870]" office:value-type="float" office:value="0.973684210526316">
            <text:p>0.9736842105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SUM([.B871:.C871])/[.D871]" office:value-type="float" office:value="0.92">
            <text:p>0.92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SUM([.B872:.C872])/[.D872]" office:value-type="float" office:value="0.871794871794872">
            <text:p>0.8717948718</text:p>
          </table:table-cell>
        </table:table-row>
        <table:table-row table:style-name="ro1">
          <table:table-cell office:value-type="string">
            <text:p>3300 </text:p>
          </table:table-cell>
          <table:table-cell table:number-columns-repeated="2"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73:.C873])/[.D873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SUM([.B874:.C874])/[.D874]" office:value-type="float" office:value="0.902439024390244">
            <text:p>0.9024390244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SUM([.B875:.C875])/[.D875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SUM([.B876:.C876])/[.D876]" office:value-type="float" office:value="0.96875">
            <text:p>0.96875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formula="of:=SUM([.B877:.C877])/[.D877]" office:value-type="float" office:value="0.861111111111111">
            <text:p>0.8611111111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SUM([.B878:.C878])/[.D878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879:.C879])/[.D879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SUM([.B880:.C880])/[.D880]" office:value-type="float" office:value="0.814814814814815">
            <text:p>0.8148148148</text:p>
          </table:table-cell>
        </table:table-row>
        <table:table-row table:style-name="ro1">
          <table:table-cell office:value-type="string">
            <text:p>3300 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SUM([.B881:.C881])/[.D881]" office:value-type="float" office:value="0.64">
            <text:p>0.64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SUM([.B882:.C882])/[.D882]" office:value-type="float" office:value="0.90625">
            <text:p>0.90625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table:formula="of:=SUM([.B883:.C883])/[.D883]" office:value-type="float" office:value="0.803921568627451">
            <text:p>0.8039215686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884:.C884])/[.D884]" office:value-type="float" office:value="1">
            <text:p>1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SUM([.B885:.C885])/[.D885]" office:value-type="float" office:value="0.96">
            <text:p>0.96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formula="of:=SUM([.B886:.C886])/[.D886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SUM([.B887:.C887])/[.D887]" office:value-type="float" office:value="1">
            <text:p>1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SUM([.B888:.C888])/[.D888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SUM([.B889:.C889])/[.D889]" office:value-type="float" office:value="0.806451612903226">
            <text:p>0.8064516129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890:.C890])/[.D890]" office:value-type="float" office:value="1">
            <text:p>1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891:.C891])/[.D891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892:.C892])/[.D892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formula="of:=SUM([.B893:.C893])/[.D893]" office:value-type="float" office:value="0.948717948717949">
            <text:p>0.9487179487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SUM([.B894:.C894])/[.D894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3300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895:.C895])/[.D895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  <table:table-cell table:formula="of:=SUM([.B896:.C896])/[.D896]" office:value-type="float" office:value="0.808510638297872">
            <text:p>0.8085106383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SUM([.B897:.C897])/[.D897]" office:value-type="float" office:value="0.96">
            <text:p>0.96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table:formula="of:=SUM([.B898:.C898])/[.D898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table:formula="of:=SUM([.B899:.C899])/[.D899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  <table:table-cell table:formula="of:=SUM([.B900:.C900])/[.D900]" office:value-type="float" office:value="0.865168539325843">
            <text:p>0.8651685393</text:p>
          </table:table-cell>
        </table:table-row>
        <table:table-row table:style-name="ro1">
          <table:table-cell office:value-type="string">
            <text:p>3302 </text:p>
          </table:table-cell>
          <table:table-cell table:number-columns-repeated="2" office:value-type="float" office:value="34">
            <text:p>34</text:p>
          </table:table-cell>
          <table:table-cell office:value-type="float" office:value="71">
            <text:p>71</text:p>
          </table:table-cell>
          <table:table-cell table:formula="of:=SUM([.B901:.C901])/[.D901]" office:value-type="float" office:value="0.957746478873239">
            <text:p>0.9577464789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table:formula="of:=SUM([.B902:.C902])/[.D902]" office:value-type="float" office:value="0.83495145631068">
            <text:p>0.8349514563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149">
            <text:p>149</text:p>
          </table:table-cell>
          <table:table-cell table:formula="of:=SUM([.B903:.C903])/[.D903]" office:value-type="float" office:value="0.899328859060403">
            <text:p>0.8993288591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190">
            <text:p>190</text:p>
          </table:table-cell>
          <table:table-cell table:formula="of:=SUM([.B904:.C904])/[.D904]" office:value-type="float" office:value="0.805263157894737">
            <text:p>0.8052631579</text:p>
          </table:table-cell>
        </table:table-row>
        <table:table-row table:style-name="ro1">
          <table:table-cell office:value-type="string">
            <text:p>3302 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table:formula="of:=SUM([.B905:.C905])/[.D905]" office:value-type="float" office:value="0.932203389830508">
            <text:p>0.9322033898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formula="of:=SUM([.B906:.C906])/[.D906]" office:value-type="float" office:value="0.875">
            <text:p>0.875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85">
            <text:p>85</text:p>
          </table:table-cell>
          <table:table-cell table:formula="of:=SUM([.B907:.C907])/[.D907]" office:value-type="float" office:value="0.929411764705882">
            <text:p>0.9294117647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SUM([.B908:.C908])/[.D908]" office:value-type="float" office:value="0.984375">
            <text:p>0.984375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table:formula="of:=SUM([.B909:.C909])/[.D909]" office:value-type="float" office:value="0.850467289719626">
            <text:p>0.8504672897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B910:.C910])/[.D910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911:.C911])/[.D911]" office:value-type="float" office:value="1">
            <text:p>1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912:.C912])/[.D912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913:.C913])/[.D913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914:.C914])/[.D91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3351 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SUM([.B915:.C915])/[.D915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916:.C916])/[.D916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917:.C917])/[.D917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918:.C918])/[.D918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919:.C919])/[.D919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920:.C920])/[.D920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921:.C921])/[.D921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922:.C922])/[.D922]" office:value-type="float" office:value="1">
            <text:p>1</text:p>
          </table:table-cell>
        </table:table-row>
        <table:table-row table:style-name="ro1">
          <table:table-cell office:value-type="string">
            <text:p>335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923:.C923])/[.D923]" office:value-type="float" office:value="1">
            <text:p>1</text:p>
          </table:table-cell>
        </table:table-row>
        <table:table-row table:style-name="ro1">
          <table:table-cell office:value-type="string">
            <text:p>335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924:.C924])/[.D924]" office:value-type="float" office:value="1">
            <text:p>1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formula="of:=SUM([.B925:.C925])/[.D925]" office:value-type="float" office:value="0.51063829787234">
            <text:p>0.5106382979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SUM([.B926:.C926])/[.D926]" office:value-type="float" office:value="0.68">
            <text:p>0.68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table:formula="of:=SUM([.B927:.C927])/[.D927]" office:value-type="float" office:value="0.580246913580247">
            <text:p>0.5802469136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SUM([.B928:.C928])/[.D928]" office:value-type="float" office:value="0.53448275862069">
            <text:p>0.5344827586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formula="of:=SUM([.B929:.C929])/[.D929]" office:value-type="float" office:value="0.844444444444444">
            <text:p>0.8444444444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table:formula="of:=SUM([.B930:.C930])/[.D930]" office:value-type="float" office:value="0.391304347826087">
            <text:p>0.3913043478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SUM([.B931:.C931])/[.D931]" office:value-type="float" office:value="0.375">
            <text:p>0.375</text:p>
          </table:table-cell>
        </table:table-row>
        <table:table-row table:style-name="ro1">
          <table:table-cell office:value-type="string">
            <text:p>3361 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SUM([.B932:.C932])/[.D932]" office:value-type="float" office:value="0.577777777777778">
            <text:p>0.5777777778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formula="of:=SUM([.B933:.C933])/[.D933]" office:value-type="float" office:value="0.7">
            <text:p>0.7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formula="of:=SUM([.B934:.C934])/[.D934]" office:value-type="float" office:value="0.63265306122449">
            <text:p>0.6326530612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formula="of:=SUM([.B935:.C935])/[.D935]"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formula="of:=SUM([.B936:.C936])/[.D936]" office:value-type="float" office:value="0.551282051282051">
            <text:p>0.5512820513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table:formula="of:=SUM([.B937:.C937])/[.D937]" office:value-type="float" office:value="0.574712643678161">
            <text:p>0.5747126437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formula="of:=SUM([.B938:.C938])/[.D938]" office:value-type="float" office:value="0.693333333333333">
            <text:p>0.6933333333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table:formula="of:=SUM([.B939:.C939])/[.D939]" office:value-type="float" office:value="0.685950413223141">
            <text:p>0.6859504132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85">
            <text:p>85</text:p>
          </table:table-cell>
          <table:table-cell office:value-type="float" office:value="76">
            <text:p>76</text:p>
          </table:table-cell>
          <table:table-cell office:value-type="float" office:value="219">
            <text:p>219</text:p>
          </table:table-cell>
          <table:table-cell table:formula="of:=SUM([.B940:.C940])/[.D940]" office:value-type="float" office:value="0.735159817351598">
            <text:p>0.7351598174</text:p>
          </table:table-cell>
        </table:table-row>
        <table:table-row table:style-name="ro1">
          <table:table-cell office:value-type="string">
            <text:p>3411 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table:formula="of:=SUM([.B941:.C941])/[.D941]" office:value-type="float" office:value="0.602040816326531">
            <text:p>0.6020408163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formula="of:=SUM([.B942:.C942])/[.D942]" office:value-type="float" office:value="0.488888888888889">
            <text:p>0.4888888889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SUM([.B943:.C943])/[.D943]" office:value-type="float" office:value="0.716666666666667">
            <text:p>0.7166666667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SUM([.B944:.C944])/[.D944]" office:value-type="float" office:value="0.5625">
            <text:p>0.5625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06">
            <text:p>106</text:p>
          </table:table-cell>
          <table:table-cell table:formula="of:=SUM([.B945:.C945])/[.D945]" office:value-type="float" office:value="0.547169811320755">
            <text:p>0.5471698113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table:formula="of:=SUM([.B946:.C946])/[.D946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  <table:table-cell table:formula="of:=SUM([.B947:.C947])/[.D947]" office:value-type="float" office:value="0.5">
            <text:p>0.5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table:formula="of:=SUM([.B948:.C948])/[.D948]" office:value-type="float" office:value="0.535211267605634">
            <text:p>0.5352112676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table:formula="of:=SUM([.B949:.C949])/[.D949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table:formula="of:=SUM([.B950:.C950])/[.D950]" office:value-type="float" office:value="0.637931034482759">
            <text:p>0.6379310345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table:formula="of:=SUM([.B951:.C951])/[.D951]" office:value-type="float" office:value="0.695238095238095">
            <text:p>0.6952380952</text:p>
          </table:table-cell>
        </table:table-row>
        <table:table-row table:style-name="ro1">
          <table:table-cell office:value-type="string">
            <text:p>3431 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SUM([.B952:.C952])/[.D952]" office:value-type="float" office:value="0.66">
            <text:p>0.66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953:.C953])/[.D953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formula="of:=SUM([.B954:.C954])/[.D954]" office:value-type="float" office:value="0.365853658536585">
            <text:p>0.3658536585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SUM([.B955:.C955])/[.D955]" office:value-type="float" office:value="0.522727272727273">
            <text:p>0.5227272727</text:p>
          </table:table-cell>
        </table:table-row>
        <table:table-row table:style-name="ro1">
          <table:table-cell office:value-type="string">
            <text:p>3451 </text:p>
          </table:table-cell>
          <table:table-cell table:number-columns-repeated="2"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B956:.C956])/[.D956]" office:value-type="float" office:value="0.478260869565217">
            <text:p>0.4782608696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formula="of:=SUM([.B957:.C957])/[.D957]" office:value-type="float" office:value="0.595744680851064">
            <text:p>0.5957446809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formula="of:=SUM([.B958:.C958])/[.D958]" office:value-type="float" office:value="0.753424657534247">
            <text:p>0.7534246575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SUM([.B959:.C959])/[.D959]" office:value-type="float" office:value="0.479166666666667">
            <text:p>0.4791666667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table:formula="of:=SUM([.B960:.C960])/[.D960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79">
            <text:p>79</text:p>
          </table:table-cell>
          <table:table-cell table:formula="of:=SUM([.B961:.C961])/[.D961]" office:value-type="float" office:value="0.518987341772152">
            <text:p>0.5189873418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table:formula="of:=SUM([.B962:.C962])/[.D962]" office:value-type="float" office:value="0.68">
            <text:p>0.68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table:formula="of:=SUM([.B963:.C963])/[.D963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SUM([.B964:.C964])/[.D964]" office:value-type="float" office:value="0.514285714285714">
            <text:p>0.5142857143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table:formula="of:=SUM([.B965:.C965])/[.D965]" office:value-type="float" office:value="0.637931034482759">
            <text:p>0.6379310345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SUM([.B966:.C966])/[.D966]" office:value-type="float" office:value="0.466666666666667">
            <text:p>0.4666666667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table:formula="of:=SUM([.B967:.C967])/[.D967]" office:value-type="float" office:value="0.43956043956044">
            <text:p>0.4395604396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table:formula="of:=SUM([.B968:.C968])/[.D968]" office:value-type="float" office:value="0.594936708860759">
            <text:p>0.5949367089</text:p>
          </table:table-cell>
        </table:table-row>
        <table:table-row table:style-name="ro1">
          <table:table-cell office:value-type="string">
            <text:p>3451 </text:p>
          </table:table-cell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969:.C969])/[.D969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formula="of:=SUM([.B970:.C970])/[.D970]" office:value-type="float" office:value="0.507692307692308">
            <text:p>0.5076923077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table:formula="of:=SUM([.B971:.C971])/[.D971]" office:value-type="float" office:value="0.641025641025641">
            <text:p>0.641025641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972:.C972])/[.D972]" office:value-type="float" office:value="1">
            <text:p>1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SUM([.B973:.C973])/[.D973]" office:value-type="float" office:value="0.659090909090909">
            <text:p>0.6590909091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77">
            <text:p>77</text:p>
          </table:table-cell>
          <table:table-cell table:formula="of:=SUM([.B974:.C974])/[.D974]" office:value-type="float" office:value="0.779220779220779">
            <text:p>0.7792207792</text:p>
          </table:table-cell>
        </table:table-row>
        <table:table-row table:style-name="ro1">
          <table:table-cell office:value-type="string">
            <text:p>3451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975:.C975])/[.D975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222">
            <text:p>222</text:p>
          </table:table-cell>
          <table:table-cell table:formula="of:=SUM([.B976:.C976])/[.D976]" office:value-type="float" office:value="0.382882882882883">
            <text:p>0.3828828829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table:formula="of:=SUM([.B977:.C977])/[.D977]" office:value-type="float" office:value="0.460869565217391">
            <text:p>0.4608695652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table:formula="of:=SUM([.B978:.C978])/[.D978]" office:value-type="float" office:value="0.6">
            <text:p>0.6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56">
            <text:p>156</text:p>
          </table:table-cell>
          <table:table-cell table:formula="of:=SUM([.B979:.C979])/[.D979]" office:value-type="float" office:value="0.461538461538462">
            <text:p>0.4615384615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table:formula="of:=SUM([.B980:.C980])/[.D980]" office:value-type="float" office:value="0.375">
            <text:p>0.375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table:formula="of:=SUM([.B981:.C981])/[.D981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formula="of:=SUM([.B982:.C982])/[.D982]" office:value-type="float" office:value="0.408163265306122">
            <text:p>0.4081632653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SUM([.B983:.C983])/[.D983]" office:value-type="float" office:value="0.461538461538462">
            <text:p>0.4615384615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table:formula="of:=SUM([.B984:.C984])/[.D984]" office:value-type="float" office:value="0.360655737704918">
            <text:p>0.3606557377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19">
            <text:p>119</text:p>
          </table:table-cell>
          <table:table-cell table:formula="of:=SUM([.B985:.C985])/[.D985]" office:value-type="float" office:value="0.386554621848739">
            <text:p>0.3865546218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224">
            <text:p>224</text:p>
          </table:table-cell>
          <table:table-cell table:formula="of:=SUM([.B986:.C986])/[.D986]" office:value-type="float" office:value="0.508928571428571">
            <text:p>0.5089285714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table:formula="of:=SUM([.B987:.C987])/[.D987]" office:value-type="float" office:value="0.5625">
            <text:p>0.5625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172">
            <text:p>172</text:p>
          </table:table-cell>
          <table:table-cell table:formula="of:=SUM([.B988:.C988])/[.D988]" office:value-type="float" office:value="0.598837209302326">
            <text:p>0.5988372093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table:formula="of:=SUM([.B989:.C989])/[.D989]" office:value-type="float" office:value="0.6875">
            <text:p>0.6875</text:p>
          </table:table-cell>
        </table:table-row>
        <table:table-row table:style-name="ro1">
          <table:table-cell office:value-type="string">
            <text:p>3500 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formula="of:=SUM([.B990:.C990])/[.D990]" office:value-type="float" office:value="0.431818181818182">
            <text:p>0.4318181818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29">
            <text:p>129</text:p>
          </table:table-cell>
          <table:table-cell table:formula="of:=SUM([.B991:.C991])/[.D991]" office:value-type="float" office:value="0.751937984496124">
            <text:p>0.751937984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table:formula="of:=SUM([.B992:.C992])/[.D992]" office:value-type="float" office:value="0.62406015037594">
            <text:p>0.624060150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formula="of:=SUM([.B993:.C993])/[.D993]" office:value-type="float" office:value="0.436363636363636">
            <text:p>0.436363636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table:formula="of:=SUM([.B994:.C994])/[.D994]" office:value-type="float" office:value="0.504424778761062">
            <text:p>0.5044247788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table:formula="of:=SUM([.B995:.C995])/[.D995]" office:value-type="float" office:value="0.553191489361702">
            <text:p>0.553191489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table:formula="of:=SUM([.B996:.C996])/[.D996]" office:value-type="float" office:value="0.548780487804878">
            <text:p>0.5487804878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table:formula="of:=SUM([.B997:.C997])/[.D997]" office:value-type="float" office:value="0.594059405940594">
            <text:p>0.5940594059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02">
            <text:p>102</text:p>
          </table:table-cell>
          <table:table-cell table:formula="of:=SUM([.B998:.C998])/[.D998]" office:value-type="float" office:value="0.490196078431373">
            <text:p>0.490196078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table:formula="of:=SUM([.B999:.C999])/[.D999]" office:value-type="float" office:value="0.746268656716418">
            <text:p>0.7462686567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formula="of:=SUM([.B1000:.C1000])/[.D1000]" office:value-type="float" office:value="0.621621621621622">
            <text:p>0.6216216216</text:p>
          </table:table-cell>
        </table:table-row>
        <table:table-row table:style-name="ro1">
          <table:table-cell office:value-type="string">
            <text:p>3510 </text:p>
          </table:table-cell>
          <table:table-cell table:number-columns-repeated="2"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SUM([.B1001:.C1001])/[.D1001]" office:value-type="float" office:value="0.5">
            <text:p>0.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SUM([.B1002:.C1002])/[.D1002]" office:value-type="float" office:value="0.74">
            <text:p>0.7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formula="of:=SUM([.B1003:.C1003])/[.D1003]" office:value-type="float" office:value="0.566037735849057">
            <text:p>0.5660377358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table:formula="of:=SUM([.B1004:.C1004])/[.D1004]" office:value-type="float" office:value="0.75">
            <text:p>0.7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table:formula="of:=SUM([.B1005:.C1005])/[.D1005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table:formula="of:=SUM([.B1006:.C1006])/[.D1006]" office:value-type="float" office:value="0.689655172413793">
            <text:p>0.689655172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table:formula="of:=SUM([.B1007:.C1007])/[.D1007]" office:value-type="float" office:value="0.578125">
            <text:p>0.57812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SUM([.B1008:.C1008])/[.D1008]" office:value-type="float" office:value="0.628571428571429">
            <text:p>0.6285714286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table:formula="of:=SUM([.B1009:.C1009])/[.D1009]" office:value-type="float" office:value="0.530864197530864">
            <text:p>0.530864197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table:formula="of:=SUM([.B1010:.C1010])/[.D1010]" office:value-type="float" office:value="0.579545454545455">
            <text:p>0.5795454545</text:p>
          </table:table-cell>
        </table:table-row>
        <table:table-row table:style-name="ro1">
          <table:table-cell office:value-type="string">
            <text:p>3510 </text:p>
          </table:table-cell>
          <table:table-cell table:number-columns-repeated="2" office:value-type="float" office:value="9">
            <text:p>9</text:p>
          </table:table-cell>
          <table:table-cell office:value-type="float" office:value="34">
            <text:p>34</text:p>
          </table:table-cell>
          <table:table-cell table:formula="of:=SUM([.B1011:.C1011])/[.D1011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table:formula="of:=SUM([.B1012:.C1012])/[.D1012]" office:value-type="float" office:value="0.607142857142857">
            <text:p>0.6071428571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table:formula="of:=SUM([.B1013:.C1013])/[.D1013]" office:value-type="float" office:value="0.619047619047619">
            <text:p>0.619047619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SUM([.B1014:.C1014])/[.D1014]" office:value-type="float" office:value="0.696969696969697">
            <text:p>0.696969697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table:formula="of:=SUM([.B1015:.C1015])/[.D1015]" office:value-type="float" office:value="0.637362637362637">
            <text:p>0.6373626374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table:formula="of:=SUM([.B1016:.C1016])/[.D1016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SUM([.B1017:.C1017])/[.D1017]" office:value-type="float" office:value="0.617647058823529">
            <text:p>0.6176470588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table:formula="of:=SUM([.B1018:.C1018])/[.D1018]" office:value-type="float" office:value="0.657142857142857">
            <text:p>0.6571428571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160">
            <text:p>160</text:p>
          </table:table-cell>
          <table:table-cell table:formula="of:=SUM([.B1019:.C1019])/[.D1019]" office:value-type="float" office:value="0.65625">
            <text:p>0.6562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SUM([.B1020:.C1020])/[.D1020]" office:value-type="float" office:value="0.522727272727273">
            <text:p>0.5227272727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232">
            <text:p>232</text:p>
          </table:table-cell>
          <table:table-cell table:formula="of:=SUM([.B1021:.C1021])/[.D1021]" office:value-type="float" office:value="0.75">
            <text:p>0.75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259">
            <text:p>259</text:p>
          </table:table-cell>
          <table:table-cell table:formula="of:=SUM([.B1022:.C1022])/[.D1022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3510 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SUM([.B1023:.C1023])/[.D1023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1024:.C1024])/[.D1024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025:.C1025])/[.D1025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1026:.C1026])/[.D102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1027:.C1027])/[.D1027]" office:value-type="float" office:value="0.533333333333333">
            <text:p>0.5333333333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SUM([.B1028:.C1028])/[.D1028]" office:value-type="float" office:value="0.88">
            <text:p>0.88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1029:.C1029])/[.D1029]" office:value-type="float" office:value="0.730769230769231">
            <text:p>0.7307692308</text:p>
          </table:table-cell>
        </table:table-row>
        <table:table-row table:style-name="ro1">
          <table:table-cell office:value-type="string">
            <text:p>3511 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SUM([.B1030:.C1030])/[.D1030]" office:value-type="float" office:value="0.6">
            <text:p>0.6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table:formula="of:=SUM([.B1031:.C1031])/[.D1031]" office:value-type="float" office:value="0.484848484848485">
            <text:p>0.4848484848</text:p>
          </table:table-cell>
        </table:table-row>
        <table:table-row table:style-name="ro1">
          <table:table-cell office:value-type="string">
            <text:p>3600 </text:p>
          </table:table-cell>
          <table:table-cell table:number-columns-repeated="2" office:value-type="float" office:value="15">
            <text:p>15</text:p>
          </table:table-cell>
          <table:table-cell office:value-type="float" office:value="69">
            <text:p>69</text:p>
          </table:table-cell>
          <table:table-cell table:formula="of:=SUM([.B1032:.C1032])/[.D1032]" office:value-type="float" office:value="0.434782608695652">
            <text:p>0.4347826087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table:formula="of:=SUM([.B1033:.C1033])/[.D1033]" office:value-type="float" office:value="0.472727272727273">
            <text:p>0.4727272727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table:formula="of:=SUM([.B1034:.C1034])/[.D1034]" office:value-type="float" office:value="0.426470588235294">
            <text:p>0.4264705882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SUM([.B1035:.C1035])/[.D1035]" office:value-type="float" office:value="0.6">
            <text:p>0.6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SUM([.B1036:.C1036])/[.D1036]" office:value-type="float" office:value="0.590909090909091">
            <text:p>0.5909090909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SUM([.B1037:.C1037])/[.D1037]" office:value-type="float" office:value="0.533333333333333">
            <text:p>0.5333333333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SUM([.B1038:.C1038])/[.D1038]" office:value-type="float" office:value="0.490909090909091">
            <text:p>0.4909090909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formula="of:=SUM([.B1039:.C1039])/[.D1039]" office:value-type="float" office:value="0.688888888888889">
            <text:p>0.6888888889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SUM([.B1040:.C1040])/[.D1040]" office:value-type="float" office:value="0.467741935483871">
            <text:p>0.4677419355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SUM([.B1041:.C1041])/[.D1041]" office:value-type="float" office:value="0.54">
            <text:p>0.54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SUM([.B1042:.C1042])/[.D1042]" office:value-type="float" office:value="0.647887323943662">
            <text:p>0.6478873239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SUM([.B1043:.C1043])/[.D1043]" office:value-type="float" office:value="0.518518518518518">
            <text:p>0.5185185185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table:formula="of:=SUM([.B1044:.C1044])/[.D1044]" office:value-type="float" office:value="0.523076923076923">
            <text:p>0.5230769231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4">
            <text:p>74</text:p>
          </table:table-cell>
          <table:table-cell table:formula="of:=SUM([.B1045:.C1045])/[.D1045]" office:value-type="float" office:value="0.540540540540541">
            <text:p>0.5405405405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SUM([.B1046:.C1046])/[.D1046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table:formula="of:=SUM([.B1047:.C1047])/[.D1047]" office:value-type="float" office:value="0.560975609756098">
            <text:p>0.5609756098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formula="of:=SUM([.B1048:.C1048])/[.D1048]" office:value-type="float" office:value="0.588235294117647">
            <text:p>0.5882352941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SUM([.B1049:.C1049])/[.D1049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table:formula="of:=SUM([.B1050:.C1050])/[.D1050]" office:value-type="float" office:value="0.606060606060606">
            <text:p>0.6060606061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table:formula="of:=SUM([.B1051:.C1051])/[.D1051]" office:value-type="float" office:value="0.688073394495413">
            <text:p>0.6880733945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1052:.C1052])/[.D1052]" office:value-type="float" office:value="0.7">
            <text:p>0.7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table:formula="of:=SUM([.B1053:.C1053])/[.D1053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205">
            <text:p>205</text:p>
          </table:table-cell>
          <table:table-cell table:formula="of:=SUM([.B1054:.C1054])/[.D1054]" office:value-type="float" office:value="0.692682926829268">
            <text:p>0.6926829268</text:p>
          </table:table-cell>
        </table:table-row>
        <table:table-row table:style-name="ro1">
          <table:table-cell office:value-type="string">
            <text:p>3600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formula="of:=SUM([.B1055:.C1055])/[.D1055]" office:value-type="float" office:value="0.829268292682927">
            <text:p>0.8292682927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SUM([.B1056:.C1056])/[.D1056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SUM([.B1057:.C1057])/[.D1057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058:.C1058])/[.D1058]" office:value-type="float" office:value="1">
            <text:p>1</text:p>
          </table:table-cell>
        </table:table-row>
        <table:table-row table:style-name="ro1">
          <table:table-cell office:value-type="string">
            <text:p>3630 </text:p>
          </table:table-cell>
          <table:table-cell table:number-columns-repeated="2"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SUM([.B1059:.C1059])/[.D1059]" office:value-type="float" office:value="0.838709677419355">
            <text:p>0.8387096774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UM([.B1060:.C1060])/[.D1060]" office:value-type="float" office:value="0.935483870967742">
            <text:p>0.935483871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SUM([.B1061:.C1061])/[.D1061]" office:value-type="float" office:value="0.7">
            <text:p>0.7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table:formula="of:=SUM([.B1062:.C1062])/[.D1062]" office:value-type="float" office:value="0.836734693877551">
            <text:p>0.8367346939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SUM([.B1063:.C1063])/[.D1063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table:formula="of:=SUM([.B1064:.C1064])/[.D1064]" office:value-type="float" office:value="0.784615384615385">
            <text:p>0.7846153846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table:formula="of:=SUM([.B1065:.C1065])/[.D1065]" office:value-type="float" office:value="0.9">
            <text:p>0.9</text:p>
          </table:table-cell>
        </table:table-row>
        <table:table-row table:style-name="ro1">
          <table:table-cell office:value-type="string">
            <text:p>3630 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SUM([.B1066:.C1066])/[.D1066]" office:value-type="float" office:value="0.84">
            <text:p>0.84</text:p>
          </table:table-cell>
        </table:table-row>
        <table:table-row table:style-name="ro1">
          <table:table-cell office:value-type="string">
            <text:p>3650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1067:.C1067])/[.D1067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1068:.C1068])/[.D1068]" office:value-type="float" office:value="0.625">
            <text:p>0.625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1069:.C1069])/[.D1069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1070:.C1070])/[.D1070]" office:value-type="float" office:value="1">
            <text:p>1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SUM([.B1071:.C1071])/[.D1071]" office:value-type="float" office:value="1">
            <text:p>1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f:=SUM([.B1072:.C1072])/[.D1072]" office:value-type="float" office:value="0.724137931034483">
            <text:p>0.724137931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1073:.C1073])/[.D1073]" office:value-type="float" office:value="0.75">
            <text:p>0.75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SUM([.B1074:.C1074])/[.D1074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.B1075:.C1075])/[.D1075]" office:value-type="float" office:value="1">
            <text:p>1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SUM([.B1076:.C1076])/[.D1076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SUM([.B1077:.C1077])/[.D1077]" office:value-type="float" office:value="1">
            <text:p>1</text:p>
          </table:table-cell>
        </table:table-row>
        <table:table-row table:style-name="ro1">
          <table:table-cell office:value-type="string">
            <text:p>3651 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1078:.C1078])/[.D1078]" office:value-type="float" office:value="0.967741935483871">
            <text:p>0.9677419355</text:p>
          </table:table-cell>
        </table:table-row>
        <table:table-row table:style-name="ro1">
          <table:table-cell office:value-type="string">
            <text:p>3743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079:.C1079])/[.D1079]" office:value-type="float" office:value="1">
            <text:p>1</text:p>
          </table:table-cell>
        </table:table-row>
        <table:table-row table:style-name="ro1">
          <table:table-cell office:value-type="string">
            <text:p>3743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1080:.C1080])/[.D1080]" office:value-type="float" office:value="1">
            <text:p>1</text:p>
          </table:table-cell>
        </table:table-row>
        <table:table-row table:style-name="ro1">
          <table:table-cell office:value-type="string">
            <text:p>3743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1081:.C1081])/[.D1081]" office:value-type="float" office:value="1">
            <text:p>1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formula="of:=SUM([.B1082:.C1082])/[.D1082]" office:value-type="float" office:value="0.827586206896552">
            <text:p>0.8275862069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table:formula="of:=SUM([.B1083:.C1083])/[.D1083]" office:value-type="float" office:value="0.921052631578947">
            <text:p>0.9210526316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table:formula="of:=SUM([.B1084:.C1084])/[.D1084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SUM([.B1085:.C1085])/[.D1085]" office:value-type="float" office:value="0.837837837837838">
            <text:p>0.8378378378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table:formula="of:=SUM([.B1086:.C1086])/[.D1086]" office:value-type="float" office:value="0.845238095238095">
            <text:p>0.8452380952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SUM([.B1087:.C1087])/[.D1087]" office:value-type="float" office:value="0.945945945945946">
            <text:p>0.9459459459</text:p>
          </table:table-cell>
        </table:table-row>
        <table:table-row table:style-name="ro1">
          <table:table-cell office:value-type="string">
            <text:p>3750 </text:p>
          </table:table-cell>
          <table:table-cell table:number-columns-repeated="2" office:value-type="float" office:value="30">
            <text:p>30</text:p>
          </table:table-cell>
          <table:table-cell office:value-type="float" office:value="77">
            <text:p>77</text:p>
          </table:table-cell>
          <table:table-cell table:formula="of:=SUM([.B1088:.C1088])/[.D1088]" office:value-type="float" office:value="0.779220779220779">
            <text:p>0.7792207792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SUM([.B1089:.C1089])/[.D1089]" office:value-type="float" office:value="0.926829268292683">
            <text:p>0.9268292683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table:formula="of:=SUM([.B1090:.C1090])/[.D1090]" office:value-type="float" office:value="0.8">
            <text:p>0.8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SUM([.B1091:.C1091])/[.D1091]" office:value-type="float" office:value="0.724137931034483">
            <text:p>0.724137931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formula="of:=SUM([.B1092:.C1092])/[.D1092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table:formula="of:=SUM([.B1093:.C1093])/[.D1093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SUM([.B1094:.C1094])/[.D1094]" office:value-type="float" office:value="0.896551724137931">
            <text:p>0.8965517241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  <table:table-cell table:formula="of:=SUM([.B1095:.C1095])/[.D1095]" office:value-type="float" office:value="0.682926829268293">
            <text:p>0.6829268293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76">
            <text:p>76</text:p>
          </table:table-cell>
          <table:table-cell table:formula="of:=SUM([.B1096:.C1096])/[.D1096]" office:value-type="float" office:value="0.802631578947369">
            <text:p>0.8026315789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1097:.C1097])/[.D1097]" office:value-type="float" office:value="0.92">
            <text:p>0.92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SUM([.B1098:.C1098])/[.D1098]" office:value-type="float" office:value="0.85">
            <text:p>0.85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table:formula="of:=SUM([.B1099:.C1099])/[.D1099]" office:value-type="float" office:value="0.706666666666667">
            <text:p>0.7066666667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SUM([.B1100:.C1100])/[.D1100]" office:value-type="float" office:value="0.9">
            <text:p>0.9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table:formula="of:=SUM([.B1101:.C1101])/[.D1101]" office:value-type="float" office:value="0.914893617021277">
            <text:p>0.914893617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table:formula="of:=SUM([.B1102:.C1102])/[.D1102]" office:value-type="float" office:value="0.814814814814815">
            <text:p>0.8148148148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SUM([.B1103:.C1103])/[.D1103]" office:value-type="float" office:value="1">
            <text:p>1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table:formula="of:=SUM([.B1104:.C1104])/[.D1104]" office:value-type="float" office:value="0.903614457831325">
            <text:p>0.9036144578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103">
            <text:p>103</text:p>
          </table:table-cell>
          <table:table-cell table:formula="of:=SUM([.B1105:.C1105])/[.D1105]" office:value-type="float" office:value="0.893203883495146">
            <text:p>0.8932038835</text:p>
          </table:table-cell>
        </table:table-row>
        <table:table-row table:style-name="ro1">
          <table:table-cell office:value-type="string">
            <text:p>3750 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SUM([.B1106:.C1106])/[.D1106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SUM([.B1107:.C1107])/[.D1107]" office:value-type="float" office:value="0.658536585365854">
            <text:p>0.6585365854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table:formula="of:=SUM([.B1108:.C1108])/[.D1108]" office:value-type="float" office:value="0.46">
            <text:p>0.46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formula="of:=SUM([.B1109:.C1109])/[.D1109]" office:value-type="float" office:value="0.385964912280702">
            <text:p>0.3859649123</text:p>
          </table:table-cell>
        </table:table-row>
        <table:table-row table:style-name="ro1">
          <table:table-cell office:value-type="string">
            <text:p>3760 </text:p>
          </table:table-cell>
          <table:table-cell table:number-columns-repeated="2" office:value-type="float" office:value="21">
            <text:p>21</text:p>
          </table:table-cell>
          <table:table-cell office:value-type="float" office:value="85">
            <text:p>85</text:p>
          </table:table-cell>
          <table:table-cell table:formula="of:=SUM([.B1110:.C1110])/[.D1110]" office:value-type="float" office:value="0.494117647058824">
            <text:p>0.4941176471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SUM([.B1111:.C1111])/[.D1111]" office:value-type="float" office:value="0.574468085106383">
            <text:p>0.5744680851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table:formula="of:=SUM([.B1112:.C1112])/[.D1112]" office:value-type="float" office:value="0.27">
            <text:p>0.27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table:formula="of:=SUM([.B1113:.C1113])/[.D1113]" office:value-type="float" office:value="0.569767441860465">
            <text:p>0.5697674419</text:p>
          </table:table-cell>
        </table:table-row>
        <table:table-row table:style-name="ro1">
          <table:table-cell office:value-type="string">
            <text:p>3760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formula="of:=SUM([.B1114:.C1114])/[.D1114]" office:value-type="float" office:value="0.557377049180328">
            <text:p>0.5573770492</text:p>
          </table:table-cell>
        </table:table-row>
        <table:table-row table:style-name="ro1">
          <table:table-cell office:value-type="string">
            <text:p>376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1115:.C1115])/[.D1115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3765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116:.C1116])/[.D1116]" office:value-type="float" office:value="1">
            <text:p>1</text:p>
          </table:table-cell>
        </table:table-row>
        <table:table-row table:style-name="ro1">
          <table:table-cell office:value-type="string">
            <text:p>3790 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117:.C1117])/[.D1117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1118:.C1118])/[.D1118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1119:.C1119])/[.D1119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SUM([.B1120:.C1120])/[.D1120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1121:.C1121])/[.D1121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SUM([.B1122:.C1122])/[.D1122]" office:value-type="float" office:value="0.56">
            <text:p>0.56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table:formula="of:=SUM([.B1123:.C1123])/[.D1123]" office:value-type="float" office:value="0.807692307692308">
            <text:p>0.8076923077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SUM([.B1124:.C1124])/[.D1124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B1125:.C1125])/[.D1125]" office:value-type="float" office:value="0.591836734693878">
            <text:p>0.5918367347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SUM([.B1126:.C1126])/[.D112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SUM([.B1127:.C1127])/[.D1127]" office:value-type="float" office:value="0.675">
            <text:p>0.675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SUM([.B1128:.C1128])/[.D1128]" office:value-type="float" office:value="0.69047619047619">
            <text:p>0.6904761905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SUM([.B1129:.C1129])/[.D1129]" office:value-type="float" office:value="0.676470588235294">
            <text:p>0.6764705882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SUM([.B1130:.C1130])/[.D1130]" office:value-type="float" office:value="0.763157894736842">
            <text:p>0.7631578947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SUM([.B1131:.C1131])/[.D1131]" office:value-type="float" office:value="0.872340425531915">
            <text:p>0.8723404255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table:formula="of:=SUM([.B1132:.C1132])/[.D1132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SUM([.B1133:.C1133])/[.D1133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table:formula="of:=SUM([.B1134:.C1134])/[.D1134]" office:value-type="float" office:value="0.901408450704225">
            <text:p>0.9014084507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SUM([.B1135:.C1135])/[.D1135]" office:value-type="float" office:value="0.9">
            <text:p>0.9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table:formula="of:=SUM([.B1136:.C1136])/[.D1136]" office:value-type="float" office:value="0.831460674157303">
            <text:p>0.8314606742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formula="of:=SUM([.B1137:.C1137])/[.D1137]" office:value-type="float" office:value="0.803921568627451">
            <text:p>0.8039215686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SUM([.B1138:.C1138])/[.D1138]" office:value-type="float" office:value="0.9">
            <text:p>0.9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table:formula="of:=SUM([.B1139:.C1139])/[.D1139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3790 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SUM([.B1140:.C1140])/[.D1140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3801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141:.C1141])/[.D1141]" office:value-type="float" office:value="1">
            <text:p>1</text:p>
          </table:table-cell>
        </table:table-row>
        <table:table-row table:style-name="ro1">
          <table:table-cell office:value-type="string">
            <text:p>3801 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table:formula="of:=SUM([.B1142:.C1142])/[.D1142]" office:value-type="float" office:value="0.980769230769231">
            <text:p>0.9807692308</text:p>
          </table:table-cell>
        </table:table-row>
        <table:table-row table:style-name="ro1">
          <table:table-cell office:value-type="string">
            <text:p>3801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1143:.C1143])/[.D1143]" office:value-type="float" office:value="0.956521739130435">
            <text:p>0.9565217391</text:p>
          </table:table-cell>
        </table:table-row>
        <table:table-row table:style-name="ro1">
          <table:table-cell office:value-type="string">
            <text:p>3801 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 table:formula="of:=SUM([.B1144:.C1144])/[.D1144]" office:value-type="float" office:value="0.989583333333333">
            <text:p>0.9895833333</text:p>
          </table:table-cell>
        </table:table-row>
        <table:table-row table:style-name="ro1">
          <table:table-cell office:value-type="string">
            <text:p>3802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formula="of:=SUM([.B1145:.C1145])/[.D1145]" office:value-type="float" office:value="0.243243243243243">
            <text:p>0.2432432432</text:p>
          </table:table-cell>
        </table:table-row>
        <table:table-row table:style-name="ro1">
          <table:table-cell office:value-type="string">
            <text:p>3802 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1146:.C1146])/[.D1146]" office:value-type="float" office:value="1">
            <text:p>1</text:p>
          </table:table-cell>
        </table:table-row>
        <table:table-row table:style-name="ro1">
          <table:table-cell office:value-type="string">
            <text:p>38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147:.C1147])/[.D1147]" office:value-type="float" office:value="1">
            <text:p>1</text:p>
          </table:table-cell>
        </table:table-row>
        <table:table-row table:style-name="ro1">
          <table:table-cell office:value-type="string">
            <text:p>3802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1148:.C1148])/[.D1148]" office:value-type="float" office:value="1">
            <text:p>1</text:p>
          </table:table-cell>
        </table:table-row>
        <table:table-row table:style-name="ro1">
          <table:table-cell office:value-type="string">
            <text:p>3802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1149:.C1149])/[.D1149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3802 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SUM([.B1150:.C1150])/[.D1150]" office:value-type="float" office:value="1">
            <text:p>1</text:p>
          </table:table-cell>
        </table:table-row>
        <table:table-row table:style-name="ro1">
          <table:table-cell office:value-type="string">
            <text:p>3802 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1151:.C1151])/[.D1151]" office:value-type="float" office:value="1">
            <text:p>1</text:p>
          </table:table-cell>
        </table:table-row>
        <table:table-row table:style-name="ro1">
          <table:table-cell office:value-type="string">
            <text:p>3803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1152:.C1152])/[.D1152]" office:value-type="float" office:value="0.55">
            <text:p>0.55</text:p>
          </table:table-cell>
        </table:table-row>
        <table:table-row table:style-name="ro1">
          <table:table-cell office:value-type="string">
            <text:p>38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153:.C1153])/[.D1153]" office:value-type="float" office:value="1">
            <text:p>1</text:p>
          </table:table-cell>
        </table:table-row>
        <table:table-row table:style-name="ro1">
          <table:table-cell office:value-type="string">
            <text:p>380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154:.C1154])/[.D1154]" office:value-type="float" office:value="1">
            <text:p>1</text:p>
          </table:table-cell>
        </table:table-row>
        <table:table-row table:style-name="ro1">
          <table:table-cell office:value-type="string">
            <text:p>3803 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1155:.C1155])/[.D1155]" office:value-type="float" office:value="1">
            <text:p>1</text:p>
          </table:table-cell>
        </table:table-row>
        <table:table-row table:style-name="ro1">
          <table:table-cell office:value-type="string">
            <text:p>3803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1156:.C1156])/[.D1156]" office:value-type="float" office:value="0.5">
            <text:p>0.5</text:p>
          </table:table-cell>
        </table:table-row>
        <table:table-row table:style-name="ro1">
          <table:table-cell office:value-type="string">
            <text:p>3803 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1157:.C1157])/[.D1157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3803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1158:.C1158])/[.D1158]" office:value-type="float" office:value="0.9">
            <text:p>0.9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SUM([.B1159:.C1159])/[.D1159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formula="of:=SUM([.B1160:.C1160])/[.D1160]" office:value-type="float" office:value="0.96969696969697">
            <text:p>0.9696969697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1161:.C1161])/[.D1161]" office:value-type="float" office:value="0.95">
            <text:p>0.95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SUM([.B1162:.C1162])/[.D1162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1163:.C1163])/[.D1163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B1164:.C1164])/[.D1164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SUM([.B1165:.C1165])/[.D1165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SUM([.B1166:.C1166])/[.D1166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SUM([.B1167:.C1167])/[.D1167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SUM([.B1168:.C1168])/[.D1168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formula="of:=SUM([.B1169:.C1169])/[.D1169]" office:value-type="float" office:value="0.974358974358974">
            <text:p>0.9743589744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1170:.C1170])/[.D1170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1171:.C1171])/[.D1171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1172:.C1172])/[.D1172]" office:value-type="float" office:value="0.95">
            <text:p>0.95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173:.C1173])/[.D1173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SUM([.B1174:.C1174])/[.D1174]" office:value-type="float" office:value="1">
            <text:p>1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SUM([.B1175:.C1175])/[.D1175]" office:value-type="float" office:value="0.96875">
            <text:p>0.96875</text:p>
          </table:table-cell>
        </table:table-row>
        <table:table-row table:style-name="ro1">
          <table:table-cell office:value-type="string">
            <text:p>3901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1176:.C1176])/[.D1176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1177:.C1177])/[.D1177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178:.C1178])/[.D1178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1179:.C1179])/[.D1179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180:.C1180])/[.D1180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181:.C1181])/[.D1181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182:.C1182])/[.D1182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1183:.C1183])/[.D1183]" office:value-type="float" office:value="1">
            <text:p>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1184:.C1184])/[.D1184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1185:.C1185])/[.D1185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39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186:.C1186])/[.D118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3903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187:.C1187])/[.D1187]" office:value-type="float" office:value="1">
            <text:p>1</text:p>
          </table:table-cell>
        </table:table-row>
        <table:table-row table:style-name="ro1">
          <table:table-cell office:value-type="string">
            <text:p>39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188:.C1188])/[.D1188]" office:value-type="float" office:value="1">
            <text:p>1</text:p>
          </table:table-cell>
        </table:table-row>
        <table:table-row table:style-name="ro1">
          <table:table-cell office:value-type="string">
            <text:p>39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189:.C1189])/[.D1189]" office:value-type="float" office:value="0.5">
            <text:p>0.5</text:p>
          </table:table-cell>
        </table:table-row>
        <table:table-row table:style-name="ro1">
          <table:table-cell office:value-type="string">
            <text:p>390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190:.C1190])/[.D1190]" office:value-type="float" office:value="1">
            <text:p>1</text:p>
          </table:table-cell>
        </table:table-row>
        <table:table-row table:style-name="ro1">
          <table:table-cell office:value-type="string">
            <text:p>39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191:.C1191])/[.D1191]" office:value-type="float" office:value="1">
            <text:p>1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SUM([.B1192:.C1192])/[.D1192]" office:value-type="float" office:value="0.8">
            <text:p>0.8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formula="of:=SUM([.B1193:.C1193])/[.D1193]" office:value-type="float" office:value="0.964285714285714">
            <text:p>0.9642857143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SUM([.B1194:.C1194])/[.D1194]" office:value-type="float" office:value="0.953846153846154">
            <text:p>0.9538461538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formula="of:=SUM([.B1195:.C1195])/[.D1195]" office:value-type="float" office:value="0.811320754716981">
            <text:p>0.8113207547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formula="of:=SUM([.B1196:.C1196])/[.D1196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table:formula="of:=SUM([.B1197:.C1197])/[.D1197]" office:value-type="float" office:value="0.840909090909091">
            <text:p>0.8409090909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formula="of:=SUM([.B1198:.C1198])/[.D1198]" office:value-type="float" office:value="0.953488372093023">
            <text:p>0.9534883721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table:formula="of:=SUM([.B1199:.C1199])/[.D1199]" office:value-type="float" office:value="0.985507246376812">
            <text:p>0.9855072464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table:formula="of:=SUM([.B1200:.C1200])/[.D1200]" office:value-type="float" office:value="0.89873417721519">
            <text:p>0.8987341772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formula="of:=SUM([.B1201:.C1201])/[.D1201]" office:value-type="float" office:value="0.979166666666667">
            <text:p>0.9791666667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  <table:table-cell table:formula="of:=SUM([.B1202:.C1202])/[.D1202]" office:value-type="float" office:value="0.979591836734694">
            <text:p>0.9795918367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table:formula="of:=SUM([.B1203:.C1203])/[.D1203]" office:value-type="float" office:value="0.793478260869565">
            <text:p>0.7934782609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83">
            <text:p>83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table:formula="of:=SUM([.B1204:.C1204])/[.D1204]" office:value-type="float" office:value="0.971698113207547">
            <text:p>0.9716981132</text:p>
          </table:table-cell>
        </table:table-row>
        <table:table-row table:style-name="ro1">
          <table:table-cell office:value-type="string">
            <text:p>3911 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SUM([.B1205:.C1205])/[.D1205]" office:value-type="float" office:value="0.902439024390244">
            <text:p>0.9024390244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table:formula="of:=SUM([.B1206:.C1206])/[.D1206]" office:value-type="float" office:value="0.825396825396825">
            <text:p>0.8253968254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90">
            <text:p>90</text:p>
          </table:table-cell>
          <table:table-cell table:formula="of:=SUM([.B1207:.C1207])/[.D1207]" office:value-type="float" office:value="0.8">
            <text:p>0.8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table:formula="of:=SUM([.B1208:.C1208])/[.D1208]" office:value-type="float" office:value="0.875">
            <text:p>0.875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table:formula="of:=SUM([.B1209:.C1209])/[.D1209]" office:value-type="float" office:value="0.809090909090909">
            <text:p>0.8090909091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table:formula="of:=SUM([.B1210:.C1210])/[.D1210]" office:value-type="float" office:value="0.926229508196721">
            <text:p>0.9262295082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table:formula="of:=SUM([.B1211:.C1211])/[.D1211]" office:value-type="float" office:value="0.973214285714286">
            <text:p>0.9732142857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133">
            <text:p>133</text:p>
          </table:table-cell>
          <table:table-cell table:formula="of:=SUM([.B1212:.C1212])/[.D1212]" office:value-type="float" office:value="0.75187969924812">
            <text:p>0.7518796992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20">
            <text:p>120</text:p>
          </table:table-cell>
          <table:table-cell table:formula="of:=SUM([.B1213:.C1213])/[.D1213]" office:value-type="float" office:value="0.8">
            <text:p>0.8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table:formula="of:=SUM([.B1214:.C1214])/[.D1214]" office:value-type="float" office:value="0.912">
            <text:p>0.912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64">
            <text:p>64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SUM([.B1215:.C1215])/[.D1215]" office:value-type="float" office:value="0.832">
            <text:p>0.832</text:p>
          </table:table-cell>
        </table:table-row>
        <table:table-row table:style-name="ro1">
          <table:table-cell office:value-type="string">
            <text:p>4000 </text:p>
          </table:table-cell>
          <table:table-cell office:value-type="float" office:value="121">
            <text:p>121</text:p>
          </table:table-cell>
          <table:table-cell office:value-type="float" office:value="37">
            <text:p>37</text:p>
          </table:table-cell>
          <table:table-cell office:value-type="float" office:value="172">
            <text:p>172</text:p>
          </table:table-cell>
          <table:table-cell table:formula="of:=SUM([.B1216:.C1216])/[.D1216]" office:value-type="float" office:value="0.918604651162791">
            <text:p>0.9186046512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94">
            <text:p>94</text:p>
          </table:table-cell>
          <table:table-cell office:value-type="float" office:value="43">
            <text:p>43</text:p>
          </table:table-cell>
          <table:table-cell office:value-type="float" office:value="143">
            <text:p>143</text:p>
          </table:table-cell>
          <table:table-cell table:formula="of:=SUM([.B1217:.C1217])/[.D1217]" office:value-type="float" office:value="0.958041958041958">
            <text:p>0.958041958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165">
            <text:p>165</text:p>
          </table:table-cell>
          <table:table-cell table:formula="of:=SUM([.B1218:.C1218])/[.D121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94">
            <text:p>94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table:formula="of:=SUM([.B1219:.C1219])/[.D1219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120">
            <text:p>120</text:p>
          </table:table-cell>
          <table:table-cell table:formula="of:=SUM([.B1220:.C1220])/[.D1220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formula="of:=SUM([.B1221:.C1221])/[.D1221]" office:value-type="float" office:value="0.794871794871795">
            <text:p>0.7948717949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table:formula="of:=SUM([.B1222:.C1222])/[.D1222]" office:value-type="float" office:value="0.881818181818182">
            <text:p>0.8818181818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101">
            <text:p>101</text:p>
          </table:table-cell>
          <table:table-cell table:formula="of:=SUM([.B1223:.C1223])/[.D1223]" office:value-type="float" office:value="0.752475247524752">
            <text:p>0.752475247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table:formula="of:=SUM([.B1224:.C1224])/[.D1224]" office:value-type="float" office:value="0.844827586206896">
            <text:p>0.8448275862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table:formula="of:=SUM([.B1225:.C1225])/[.D1225]" office:value-type="float" office:value="0.825242718446602">
            <text:p>0.8252427184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table:formula="of:=SUM([.B1226:.C1226])/[.D1226]" office:value-type="float" office:value="0.8">
            <text:p>0.8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table:formula="of:=SUM([.B1227:.C1227])/[.D1227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102">
            <text:p>102</text:p>
          </table:table-cell>
          <table:table-cell table:formula="of:=SUM([.B1228:.C1228])/[.D1228]" office:value-type="float" office:value="0.852941176470588">
            <text:p>0.852941176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94">
            <text:p>94</text:p>
          </table:table-cell>
          <table:table-cell table:formula="of:=SUM([.B1229:.C1229])/[.D1229]" office:value-type="float" office:value="0.808510638297872">
            <text:p>0.8085106383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table:formula="of:=SUM([.B1230:.C1230])/[.D1230]" office:value-type="float" office:value="0.71264367816092">
            <text:p>0.7126436782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table:formula="of:=SUM([.B1231:.C1231])/[.D1231]" office:value-type="float" office:value="0.743589743589744">
            <text:p>0.7435897436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table:formula="of:=SUM([.B1232:.C1232])/[.D1232]" office:value-type="float" office:value="0.745614035087719">
            <text:p>0.7456140351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95">
            <text:p>95</text:p>
          </table:table-cell>
          <table:table-cell table:formula="of:=SUM([.B1233:.C1233])/[.D1233]" office:value-type="float" office:value="0.768421052631579">
            <text:p>0.7684210526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table:formula="of:=SUM([.B1234:.C1234])/[.D1234]" office:value-type="float" office:value="0.789915966386555">
            <text:p>0.7899159664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table:formula="of:=SUM([.B1235:.C1235])/[.D1235]" office:value-type="float" office:value="0.844827586206896">
            <text:p>0.8448275862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22">
            <text:p>122</text:p>
          </table:table-cell>
          <table:table-cell table:formula="of:=SUM([.B1236:.C1236])/[.D1236]" office:value-type="float" office:value="0.852459016393443">
            <text:p>0.8524590164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table:formula="of:=SUM([.B1237:.C1237])/[.D1237]" office:value-type="float" office:value="0.979166666666667">
            <text:p>0.9791666667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125">
            <text:p>125</text:p>
          </table:table-cell>
          <table:table-cell table:formula="of:=SUM([.B1238:.C1238])/[.D1238]" office:value-type="float" office:value="0.904">
            <text:p>0.904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  <table:table-cell table:formula="of:=SUM([.B1239:.C1239])/[.D1239]" office:value-type="float" office:value="0.838461538461539">
            <text:p>0.838461538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09">
            <text:p>109</text:p>
          </table:table-cell>
          <table:table-cell table:formula="of:=SUM([.B1240:.C1240])/[.D1240]" office:value-type="float" office:value="0.807339449541284">
            <text:p>0.807339449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formula="of:=SUM([.B1241:.C1241])/[.D1241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 office:value-type="float" office:value="121">
            <text:p>121</text:p>
          </table:table-cell>
          <table:table-cell table:formula="of:=SUM([.B1242:.C1242])/[.D1242]" office:value-type="float" office:value="0.851239669421488">
            <text:p>0.8512396694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115">
            <text:p>115</text:p>
          </table:table-cell>
          <table:table-cell table:formula="of:=SUM([.B1243:.C1243])/[.D1243]" office:value-type="float" office:value="0.834782608695652">
            <text:p>0.8347826087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table:formula="of:=SUM([.B1244:.C1244])/[.D1244]" office:value-type="float" office:value="0.955056179775281">
            <text:p>0.9550561798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117">
            <text:p>117</text:p>
          </table:table-cell>
          <table:table-cell table:formula="of:=SUM([.B1245:.C1245])/[.D124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table:formula="of:=SUM([.B1246:.C1246])/[.D1246]" office:value-type="float" office:value="0.82051282051282">
            <text:p>0.820512820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table:formula="of:=SUM([.B1247:.C1247])/[.D1247]" office:value-type="float" office:value="0.897959183673469">
            <text:p>0.8979591837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128">
            <text:p>128</text:p>
          </table:table-cell>
          <table:table-cell table:formula="of:=SUM([.B1248:.C1248])/[.D1248]" office:value-type="float" office:value="0.8671875">
            <text:p>0.867187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122">
            <text:p>122</text:p>
          </table:table-cell>
          <table:table-cell table:formula="of:=SUM([.B1249:.C1249])/[.D1249]" office:value-type="float" office:value="0.885245901639344">
            <text:p>0.8852459016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130">
            <text:p>130</text:p>
          </table:table-cell>
          <table:table-cell table:formula="of:=SUM([.B1250:.C1250])/[.D1250]" office:value-type="float" office:value="0.946153846153846">
            <text:p>0.9461538462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83">
            <text:p>83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table:formula="of:=SUM([.B1251:.C1251])/[.D1251]" office:value-type="float" office:value="0.95">
            <text:p>0.95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  <table:table-cell table:formula="of:=SUM([.B1252:.C1252])/[.D1252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001 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table:formula="of:=SUM([.B1253:.C1253])/[.D1253]" office:value-type="float" office:value="0.741721854304636">
            <text:p>0.7417218543</text:p>
          </table:table-cell>
        </table:table-row>
        <table:table-row table:style-name="ro1">
          <table:table-cell office:value-type="string">
            <text:p>4002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SUM([.B1254:.C1254])/[.D1254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4002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SUM([.B1255:.C1255])/[.D1255]" office:value-type="float" office:value="0.8">
            <text:p>0.8</text:p>
          </table:table-cell>
        </table:table-row>
        <table:table-row table:style-name="ro1">
          <table:table-cell office:value-type="string">
            <text:p>4002 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formula="of:=SUM([.B1256:.C1256])/[.D1256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4002 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SUM([.B1257:.C1257])/[.D1257]" office:value-type="float" office:value="0.8">
            <text:p>0.8</text:p>
          </table:table-cell>
        </table:table-row>
        <table:table-row table:style-name="ro1">
          <table:table-cell office:value-type="string">
            <text:p>4002 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SUM([.B1258:.C1258])/[.D1258]" office:value-type="float" office:value="0.875">
            <text:p>0.875</text:p>
          </table:table-cell>
        </table:table-row>
        <table:table-row table:style-name="ro1">
          <table:table-cell office:value-type="string">
            <text:p>4002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1259:.C1259])/[.D1259]" office:value-type="float" office:value="0.741935483870968">
            <text:p>0.7419354839</text:p>
          </table:table-cell>
        </table:table-row>
        <table:table-row table:style-name="ro1">
          <table:table-cell office:value-type="string">
            <text:p>4005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260:.C1260])/[.D1260]" office:value-type="float" office:value="1">
            <text:p>1</text:p>
          </table:table-cell>
        </table:table-row>
        <table:table-row table:style-name="ro1">
          <table:table-cell office:value-type="string">
            <text:p>4005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261:.C1261])/[.D1261]" office:value-type="float" office:value="1">
            <text:p>1</text:p>
          </table:table-cell>
        </table:table-row>
        <table:table-row table:style-name="ro1">
          <table:table-cell office:value-type="string">
            <text:p>4010 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table:formula="of:=SUM([.B1262:.C1262])/[.D1262]" office:value-type="float" office:value="0.893617021276596">
            <text:p>0.8936170213</text:p>
          </table:table-cell>
        </table:table-row>
        <table:table-row table:style-name="ro1">
          <table:table-cell office:value-type="string">
            <text:p>4010 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formula="of:=SUM([.B1263:.C1263])/[.D1263]" office:value-type="float" office:value="0.883333333333333">
            <text:p>0.8833333333</text:p>
          </table:table-cell>
        </table:table-row>
        <table:table-row table:style-name="ro1">
          <table:table-cell office:value-type="string">
            <text:p>4010 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table:formula="of:=SUM([.B1264:.C1264])/[.D1264]" office:value-type="float" office:value="0.831325301204819">
            <text:p>0.8313253012</text:p>
          </table:table-cell>
        </table:table-row>
        <table:table-row table:style-name="ro1">
          <table:table-cell office:value-type="string">
            <text:p>4010 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table:formula="of:=SUM([.B1265:.C1265])/[.D1265]" office:value-type="float" office:value="0.942857142857143">
            <text:p>0.9428571429</text:p>
          </table:table-cell>
        </table:table-row>
        <table:table-row table:style-name="ro1">
          <table:table-cell office:value-type="string">
            <text:p>4010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1266:.C1266])/[.D126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010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SUM([.B1267:.C1267])/[.D1267]" office:value-type="float" office:value="0.696969696969697">
            <text:p>0.696969697</text:p>
          </table:table-cell>
        </table:table-row>
        <table:table-row table:style-name="ro1">
          <table:table-cell office:value-type="string">
            <text:p>405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268:.C1268])/[.D1268]" office:value-type="float" office:value="1">
            <text:p>1</text:p>
          </table:table-cell>
        </table:table-row>
        <table:table-row table:style-name="ro1">
          <table:table-cell office:value-type="string">
            <text:p>405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269:.C1269])/[.D1269]" office:value-type="float" office:value="1">
            <text:p>1</text:p>
          </table:table-cell>
        </table:table-row>
        <table:table-row table:style-name="ro1">
          <table:table-cell office:value-type="string">
            <text:p>4057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1270:.C1270])/[.D1270]" office:value-type="float" office:value="1">
            <text:p>1</text:p>
          </table:table-cell>
        </table:table-row>
        <table:table-row table:style-name="ro1">
          <table:table-cell office:value-type="string">
            <text:p>4140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1271:.C1271])/[.D1271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414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1272:.C1272])/[.D1272]" office:value-type="float" office:value="0.5625">
            <text:p>0.5625</text:p>
          </table:table-cell>
        </table:table-row>
        <table:table-row table:style-name="ro1">
          <table:table-cell office:value-type="string">
            <text:p>4140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273:.C1273])/[.D1273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4140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1274:.C1274])/[.D1274]" office:value-type="float" office:value="0.230769230769231">
            <text:p>0.2307692308</text:p>
          </table:table-cell>
        </table:table-row>
        <table:table-row table:style-name="ro1">
          <table:table-cell office:value-type="string">
            <text:p>4140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1275:.C1275])/[.D1275]" office:value-type="float" office:value="0.6">
            <text:p>0.6</text:p>
          </table:table-cell>
        </table:table-row>
        <table:table-row table:style-name="ro1">
          <table:table-cell office:value-type="string">
            <text:p>4140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SUM([.B1276:.C1276])/[.D1276]" office:value-type="float" office:value="0.68">
            <text:p>0.68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SUM([.B1277:.C1277])/[.D1277]" office:value-type="float" office:value="0.75">
            <text:p>0.7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SUM([.B1278:.C1278])/[.D1278]" office:value-type="float" office:value="0.5">
            <text:p>0.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B1279:.C1279])/[.D1279]" office:value-type="float" office:value="0.6">
            <text:p>0.6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formula="of:=SUM([.B1280:.C1280])/[.D1280]" office:value-type="float" office:value="0.594594594594595">
            <text:p>0.5945945946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SUM([.B1281:.C1281])/[.D1281]" office:value-type="float" office:value="0.625">
            <text:p>0.62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SUM([.B1282:.C1282])/[.D1282]" office:value-type="float" office:value="0.622222222222222">
            <text:p>0.6222222222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SUM([.B1283:.C1283])/[.D1283]" office:value-type="float" office:value="0.514285714285714">
            <text:p>0.5142857143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SUM([.B1284:.C1284])/[.D1284]" office:value-type="float" office:value="0.605263157894737">
            <text:p>0.6052631579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B1285:.C1285])/[.D1285]" office:value-type="float" office:value="0.5625">
            <text:p>0.562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SUM([.B1286:.C1286])/[.D1286]" office:value-type="float" office:value="0.486486486486487">
            <text:p>0.486486486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SUM([.B1287:.C1287])/[.D1287]" office:value-type="float" office:value="0.535714285714286">
            <text:p>0.5357142857</text:p>
          </table:table-cell>
        </table:table-row>
        <table:table-row table:style-name="ro1">
          <table:table-cell office:value-type="string">
            <text:p>4210 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SUM([.B1288:.C1288])/[.D128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SUM([.B1289:.C1289])/[.D1289]" office:value-type="float" office:value="0.52">
            <text:p>0.52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1290:.C1290])/[.D1290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1291:.C1291])/[.D1291]" office:value-type="float" office:value="0.5">
            <text:p>0.5</text:p>
          </table:table-cell>
        </table:table-row>
        <table:table-row table:style-name="ro1">
          <table:table-cell office:value-type="string">
            <text:p>4210 </text:p>
          </table:table-cell>
          <table:table-cell table:number-columns-repeated="2"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SUM([.B1292:.C1292])/[.D1292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formula="of:=SUM([.B1293:.C1293])/[.D1293]" office:value-type="float" office:value="0.511627906976744">
            <text:p>0.511627907</text:p>
          </table:table-cell>
        </table:table-row>
        <table:table-row table:style-name="ro1">
          <table:table-cell office:value-type="string">
            <text:p>421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294:.C1294])/[.D1294]" office:value-type="float" office:value="0">
            <text:p>0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1295:.C1295])/[.D1295]" office:value-type="float" office:value="0.25">
            <text:p>0.2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296:.C1296])/[.D1296]" office:value-type="float" office:value="1">
            <text:p>1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297:.C1297])/[.D1297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298:.C1298])/[.D1298]" office:value-type="float" office:value="1">
            <text:p>1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1299:.C1299])/[.D1299]"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1300:.C1300])/[.D1300]" office:value-type="float" office:value="0.5">
            <text:p>0.5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1301:.C1301])/[.D1301]" office:value-type="float" office:value="1">
            <text:p>1</text:p>
          </table:table-cell>
        </table:table-row>
        <table:table-row table:style-name="ro1">
          <table:table-cell office:value-type="string">
            <text:p>4210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302:.C1302])/[.D1302]" office:value-type="float" office:value="0.5">
            <text:p>0.5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SUM([.B1303:.C1303])/[.D1303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SUM([.B1304:.C1304])/[.D1304]" office:value-type="float" office:value="0.619047619047619">
            <text:p>0.619047619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1305:.C1305])/[.D1305]" office:value-type="float" office:value="0.736842105263158">
            <text:p>0.7368421053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1306:.C1306])/[.D1306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1307:.C1307])/[.D1307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308:.C1308])/[.D1308]" office:value-type="float" office:value="1">
            <text:p>1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309:.C1309])/[.D1309]" office:value-type="float" office:value="1">
            <text:p>1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1310:.C1310])/[.D1310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1311:.C1311])/[.D1311]" office:value-type="float" office:value="1">
            <text:p>1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312:.C1312])/[.D1312]" office:value-type="float" office:value="0.5">
            <text:p>0.5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313:.C1313])/[.D1313]" office:value-type="float" office:value="0.4">
            <text:p>0.4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1314:.C1314])/[.D1314]" office:value-type="float" office:value="0.75">
            <text:p>0.75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315:.C1315])/[.D1315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1316:.C1316])/[.D1316]" office:value-type="float" office:value="1">
            <text:p>1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1317:.C1317])/[.D1317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4220 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1318:.C1318])/[.D1318]" office:value-type="float" office:value="1">
            <text:p>1</text:p>
          </table:table-cell>
        </table:table-row>
        <table:table-row table:style-name="ro1">
          <table:table-cell office:value-type="string">
            <text:p>4220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SUM([.B1319:.C1319])/[.D1319]" office:value-type="float" office:value="0.65625">
            <text:p>0.65625</text:p>
          </table:table-cell>
        </table:table-row>
        <table:table-row table:style-name="ro1">
          <table:table-cell office:value-type="string">
            <text:p>4225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1320:.C1320])/[.D1320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4225 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1321:.C1321])/[.D1321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4225 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1322:.C1322])/[.D1322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25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1323:.C1323])/[.D1323]" office:value-type="float" office:value="0.647058823529412">
            <text:p>0.6470588235</text:p>
          </table:table-cell>
        </table:table-row>
        <table:table-row table:style-name="ro1">
          <table:table-cell office:value-type="string">
            <text:p>4225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1324:.C1324])/[.D1324]" office:value-type="float" office:value="0.5">
            <text:p>0.5</text:p>
          </table:table-cell>
        </table:table-row>
        <table:table-row table:style-name="ro1">
          <table:table-cell office:value-type="string">
            <text:p>423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325:.C1325])/[.D1325]" office:value-type="float" office:value="0.5">
            <text:p>0.5</text:p>
          </table:table-cell>
        </table:table-row>
        <table:table-row table:style-name="ro1">
          <table:table-cell office:value-type="string">
            <text:p>4230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B1326:.C1326])/[.D1326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4230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327:.C1327])/[.D1327]" office:value-type="float" office:value="0.5">
            <text:p>0.5</text:p>
          </table:table-cell>
        </table:table-row>
        <table:table-row table:style-name="ro1">
          <table:table-cell office:value-type="string">
            <text:p>4230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1328:.C1328])/[.D1328]" office:value-type="float" office:value="0.6">
            <text:p>0.6</text:p>
          </table:table-cell>
        </table:table-row>
        <table:table-row table:style-name="ro1">
          <table:table-cell office:value-type="string">
            <text:p>4230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1329:.C1329])/[.D1329]" office:value-type="float" office:value="1">
            <text:p>1</text:p>
          </table:table-cell>
        </table:table-row>
        <table:table-row table:style-name="ro1">
          <table:table-cell office:value-type="string">
            <text:p>4230 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formula="of:=SUM([.B1330:.C1330])/[.D1330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230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1331:.C1331])/[.D1331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423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332:.C1332])/[.D1332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32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333:.C1333])/[.D1333]" office:value-type="float" office:value="0.8">
            <text:p>0.8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table:formula="of:=SUM([.B1334:.C1334])/[.D1334]" office:value-type="float" office:value="0.794871794871795">
            <text:p>0.7948717949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SUM([.B1335:.C1335])/[.D1335]" office:value-type="float" office:value="0.851851851851852">
            <text:p>0.8518518519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SUM([.B1336:.C1336])/[.D1336]" office:value-type="float" office:value="0.861111111111111">
            <text:p>0.8611111111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table:formula="of:=SUM([.B1337:.C1337])/[.D1337]" office:value-type="float" office:value="0.868421052631579">
            <text:p>0.8684210526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SUM([.B1338:.C1338])/[.D1338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SUM([.B1339:.C1339])/[.D1339]" office:value-type="float" office:value="1">
            <text:p>1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table:formula="of:=SUM([.B1340:.C1340])/[.D1340]" office:value-type="float" office:value="0.85">
            <text:p>0.8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table:formula="of:=SUM([.B1341:.C1341])/[.D1341]" office:value-type="float" office:value="0.746031746031746">
            <text:p>0.746031746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80">
            <text:p>80</text:p>
          </table:table-cell>
          <table:table-cell table:formula="of:=SUM([.B1342:.C1342])/[.D1342]" office:value-type="float" office:value="0.9125">
            <text:p>0.912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SUM([.B1343:.C1343])/[.D1343]" office:value-type="float" office:value="0.85">
            <text:p>0.8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SUM([.B1344:.C1344])/[.D134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SUM([.B1345:.C1345])/[.D1345]" office:value-type="float" office:value="0.972972972972973">
            <text:p>0.972972973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SUM([.B1346:.C1346])/[.D1346]" office:value-type="float" office:value="0.918918918918919">
            <text:p>0.9189189189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table:formula="of:=SUM([.B1347:.C1347])/[.D1347]" office:value-type="float" office:value="0.797101449275362">
            <text:p>0.7971014493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f:=SUM([.B1348:.C1348])/[.D1348]" office:value-type="float" office:value="0.92">
            <text:p>0.92</text:p>
          </table:table-cell>
        </table:table-row>
        <table:table-row table:style-name="ro1">
          <table:table-cell office:value-type="string">
            <text:p>4235 </text:p>
          </table:table-cell>
          <table:table-cell table:number-columns-repeated="2" office:value-type="float" office:value="17">
            <text:p>17</text:p>
          </table:table-cell>
          <table:table-cell office:value-type="float" office:value="36">
            <text:p>36</text:p>
          </table:table-cell>
          <table:table-cell table:formula="of:=SUM([.B1349:.C1349])/[.D1349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SUM([.B1350:.C1350])/[.D1350]" office:value-type="float" office:value="0.9">
            <text:p>0.9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formula="of:=SUM([.B1351:.C1351])/[.D1351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formula="of:=SUM([.B1352:.C1352])/[.D1352]" office:value-type="float" office:value="0.930232558139535">
            <text:p>0.9302325581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formula="of:=SUM([.B1353:.C1353])/[.D1353]" office:value-type="float" office:value="0.82051282051282">
            <text:p>0.820512820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SUM([.B1354:.C1354])/[.D1354]" office:value-type="float" office:value="0.452380952380952">
            <text:p>0.4523809524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formula="of:=SUM([.B1355:.C1355])/[.D1355]" office:value-type="float" office:value="0.735294117647059">
            <text:p>0.7352941176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table:formula="of:=SUM([.B1356:.C1356])/[.D1356]" office:value-type="float" office:value="0.877551020408163">
            <text:p>0.8775510204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SUM([.B1357:.C1357])/[.D1357]" office:value-type="float" office:value="0.707317073170732">
            <text:p>0.7073170732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table:formula="of:=SUM([.B1358:.C1358])/[.D1358]" office:value-type="float" office:value="0.673913043478261">
            <text:p>0.673913043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SUM([.B1359:.C1359])/[.D1359]" office:value-type="float" office:value="1">
            <text:p>1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formula="of:=SUM([.B1360:.C1360])/[.D1360]" office:value-type="float" office:value="0.625">
            <text:p>0.62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table:formula="of:=SUM([.B1361:.C1361])/[.D1361]" office:value-type="float" office:value="0.959183673469388">
            <text:p>0.959183673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SUM([.B1362:.C1362])/[.D1362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formula="of:=SUM([.B1363:.C1363])/[.D1363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SUM([.B1364:.C1364])/[.D1364]" office:value-type="float" office:value="0.92">
            <text:p>0.92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1365:.C1365])/[.D136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formula="of:=SUM([.B1366:.C1366])/[.D1366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table:formula="of:=SUM([.B1367:.C1367])/[.D1367]" office:value-type="float" office:value="0.754385964912281">
            <text:p>0.7543859649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1368:.C1368])/[.D1368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formula="of:=SUM([.B1369:.C1369])/[.D1369]" office:value-type="float" office:value="0.98">
            <text:p>0.98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table:formula="of:=SUM([.B1370:.C1370])/[.D1370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4235 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SUM([.B1371:.C1371])/[.D1371]" office:value-type="float" office:value="1">
            <text:p>1</text:p>
          </table:table-cell>
        </table:table-row>
        <table:table-row table:style-name="ro1">
          <table:table-cell office:value-type="string">
            <text:p>4237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1372:.C1372])/[.D1372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4237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B1373:.C1373])/[.D1373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4237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SUM([.B1374:.C1374])/[.D1374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SUM([.B1375:.C1375])/[.D1375]" office:value-type="float" office:value="0.484848484848485">
            <text:p>0.4848484848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SUM([.B1376:.C1376])/[.D1376]" office:value-type="float" office:value="0.307692307692308">
            <text:p>0.3076923077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formula="of:=SUM([.B1377:.C1377])/[.D1377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SUM([.B1378:.C1378])/[.D1378]" office:value-type="float" office:value="0.794117647058823">
            <text:p>0.7941176471</text:p>
          </table:table-cell>
        </table:table-row>
        <table:table-row table:style-name="ro1">
          <table:table-cell office:value-type="string">
            <text:p>4240 </text:p>
          </table:table-cell>
          <table:table-cell table:number-columns-repeated="2"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SUM([.B1379:.C1379])/[.D1379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formula="of:=SUM([.B1380:.C1380])/[.D1380]" office:value-type="float" office:value="0.740740740740741">
            <text:p>0.7407407407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B1381:.C1381])/[.D1381]" office:value-type="float" office:value="0.65">
            <text:p>0.65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1382:.C1382])/[.D1382]" office:value-type="float" office:value="0.4">
            <text:p>0.4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SUM([.B1383:.C1383])/[.D1383]" office:value-type="float" office:value="0.482758620689655">
            <text:p>0.4827586207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SUM([.B1384:.C1384])/[.D1384]" office:value-type="float" office:value="0.576923076923077">
            <text:p>0.5769230769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SUM([.B1385:.C1385])/[.D1385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SUM([.B1386:.C1386])/[.D138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formula="of:=SUM([.B1387:.C1387])/[.D1387]" office:value-type="float" office:value="0.514285714285714">
            <text:p>0.5142857143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SUM([.B1388:.C1388])/[.D1388]" office:value-type="float" office:value="0.717948717948718">
            <text:p>0.7179487179</text:p>
          </table:table-cell>
        </table:table-row>
        <table:table-row table:style-name="ro1">
          <table:table-cell office:value-type="string">
            <text:p>4240 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formula="of:=SUM([.B1389:.C1389])/[.D1389]" office:value-type="float" office:value="0.897435897435897">
            <text:p>0.8974358974</text:p>
          </table:table-cell>
        </table:table-row>
        <table:table-row table:style-name="ro1">
          <table:table-cell office:value-type="string">
            <text:p>4242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1390:.C1390])/[.D1390]" office:value-type="float" office:value="0.9">
            <text:p>0.9</text:p>
          </table:table-cell>
        </table:table-row>
        <table:table-row table:style-name="ro1">
          <table:table-cell office:value-type="string">
            <text:p>4242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B1391:.C1391])/[.D1391]" office:value-type="float" office:value="0.625">
            <text:p>0.625</text:p>
          </table:table-cell>
        </table:table-row>
        <table:table-row table:style-name="ro1">
          <table:table-cell office:value-type="string">
            <text:p>4242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1392:.C1392])/[.D1392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4245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SUM([.B1393:.C1393])/[.D1393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4245 </text:p>
          </table:table-cell>
          <table:table-cell table:number-columns-repeated="2"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SUM([.B1394:.C1394])/[.D1394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SUM([.B1395:.C1395])/[.D1395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SUM([.B1396:.C1396])/[.D1396]" office:value-type="float" office:value="0.872340425531915">
            <text:p>0.8723404255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SUM([.B1397:.C1397])/[.D1397]" office:value-type="float" office:value="0.658536585365854">
            <text:p>0.6585365854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table:formula="of:=SUM([.B1398:.C1398])/[.D1398]" office:value-type="float" office:value="0.6875">
            <text:p>0.6875</text:p>
          </table:table-cell>
        </table:table-row>
        <table:table-row table:style-name="ro1">
          <table:table-cell office:value-type="string">
            <text:p>4251 </text:p>
          </table:table-cell>
          <table:table-cell table:number-columns-repeated="2"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SUM([.B1399:.C1399])/[.D1399]" office:value-type="float" office:value="0.521739130434783">
            <text:p>0.5217391304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SUM([.B1400:.C1400])/[.D1400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1401:.C1401])/[.D1401]" office:value-type="float" office:value="0.594594594594595">
            <text:p>0.5945945946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formula="of:=SUM([.B1402:.C1402])/[.D1402]" office:value-type="float" office:value="0.893617021276596">
            <text:p>0.8936170213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SUM([.B1403:.C1403])/[.D1403]" office:value-type="float" office:value="0.707317073170732">
            <text:p>0.7073170732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SUM([.B1404:.C1404])/[.D1404]" office:value-type="float" office:value="0.487179487179487">
            <text:p>0.4871794872</text:p>
          </table:table-cell>
        </table:table-row>
        <table:table-row table:style-name="ro1">
          <table:table-cell office:value-type="string">
            <text:p>4251 </text:p>
          </table:table-cell>
          <table:table-cell table:number-columns-repeated="2"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SUM([.B1405:.C1405])/[.D1405]" office:value-type="float" office:value="0.588235294117647">
            <text:p>0.5882352941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formula="of:=SUM([.B1406:.C1406])/[.D1406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SUM([.B1407:.C1407])/[.D1407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SUM([.B1408:.C1408])/[.D1408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1409:.C1409])/[.D1409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1410:.C1410])/[.D1410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1411:.C1411])/[.D1411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SUM([.B1412:.C1412])/[.D1412]" office:value-type="float" office:value="0.8">
            <text:p>0.8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SUM([.B1413:.C1413])/[.D1413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1414:.C1414])/[.D1414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4251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1415:.C1415])/[.D1415]" office:value-type="float" office:value="0.590909090909091">
            <text:p>0.5909090909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SUM([.B1416:.C1416])/[.D1416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1417:.C1417])/[.D1417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SUM([.B1418:.C1418])/[.D1418]" office:value-type="float" office:value="0.9">
            <text:p>0.9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1419:.C1419])/[.D1419]" office:value-type="float" office:value="0.918918918918919">
            <text:p>0.9189189189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SUM([.B1420:.C1420])/[.D1420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SUM([.B1421:.C1421])/[.D1421]" office:value-type="float" office:value="0.85">
            <text:p>0.85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SUM([.B1422:.C1422])/[.D1422]" office:value-type="float" office:value="0.92">
            <text:p>0.92</text:p>
          </table:table-cell>
        </table:table-row>
        <table:table-row table:style-name="ro1">
          <table:table-cell office:value-type="string">
            <text:p>4255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1423:.C1423])/[.D1423]" office:value-type="float" office:value="1">
            <text:p>1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SUM([.B1424:.C1424])/[.D1424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SUM([.B1425:.C1425])/[.D1425]" office:value-type="float" office:value="0.9">
            <text:p>0.9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SUM([.B1426:.C1426])/[.D1426]" office:value-type="float" office:value="0.9">
            <text:p>0.9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SUM([.B1427:.C1427])/[.D1427]" office:value-type="float" office:value="0.892857142857143">
            <text:p>0.8928571429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SUM([.B1428:.C1428])/[.D1428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B1429:.C1429])/[.D1429]" office:value-type="float" office:value="0.78125">
            <text:p>0.78125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formula="of:=SUM([.B1430:.C1430])/[.D1430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UM([.B1431:.C1431])/[.D1431]" office:value-type="float" office:value="0.935483870967742">
            <text:p>0.935483871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SUM([.B1432:.C1432])/[.D1432]" office:value-type="float" office:value="0.673913043478261">
            <text:p>0.6739130435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SUM([.B1433:.C1433])/[.D1433]" office:value-type="float" office:value="0.9">
            <text:p>0.9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1434:.C1434])/[.D1434]" office:value-type="float" office:value="0.970588235294118">
            <text:p>0.9705882353</text:p>
          </table:table-cell>
        </table:table-row>
        <table:table-row table:style-name="ro1">
          <table:table-cell office:value-type="string">
            <text:p>4260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1435:.C1435])/[.D1435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SUM([.B1436:.C1436])/[.D1436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SUM([.B1437:.C1437])/[.D1437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SUM([.B1438:.C1438])/[.D1438]" office:value-type="float" office:value="0.975609756097561">
            <text:p>0.9756097561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SUM([.B1439:.C1439])/[.D1439]" office:value-type="float" office:value="0.852941176470588">
            <text:p>0.8529411765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formula="of:=SUM([.B1440:.C1440])/[.D1440]" office:value-type="float" office:value="0.96">
            <text:p>0.96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SUM([.B1441:.C1441])/[.D1441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1442:.C1442])/[.D1442]" office:value-type="float" office:value="1">
            <text:p>1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SUM([.B1443:.C1443])/[.D1443]" office:value-type="float" office:value="0.907407407407407">
            <text:p>0.9074074074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SUM([.B1444:.C1444])/[.D1444]" office:value-type="float" office:value="0.9375">
            <text:p>0.9375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SUM([.B1445:.C1445])/[.D1445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SUM([.B1446:.C1446])/[.D1446]" office:value-type="float" office:value="1">
            <text:p>1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1447:.C1447])/[.D1447]" office:value-type="float" office:value="0.972972972972973">
            <text:p>0.972972973</text:p>
          </table:table-cell>
        </table:table-row>
        <table:table-row table:style-name="ro1">
          <table:table-cell office:value-type="string">
            <text:p>4261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SUM([.B1448:.C1448])/[.D1448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1449:.C1449])/[.D1449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1450:.C1450])/[.D1450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451:.C1451])/[.D1451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1452:.C1452])/[.D1452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1453:.C1453])/[.D1453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SUM([.B1454:.C1454])/[.D1454]" office:value-type="float" office:value="0.945945945945946">
            <text:p>0.9459459459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1455:.C1455])/[.D1455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1456:.C1456])/[.D1456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1457:.C1457])/[.D1457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1458:.C1458])/[.D1458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459:.C1459])/[.D1459]" office:value-type="float" office:value="1">
            <text:p>1</text:p>
          </table:table-cell>
        </table:table-row>
        <table:table-row table:style-name="ro1">
          <table:table-cell office:value-type="string">
            <text:p>4270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1460:.C1460])/[.D1460]" office:value-type="float" office:value="1">
            <text:p>1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B1461:.C1461])/[.D1461]" office:value-type="float" office:value="0.897959183673469">
            <text:p>0.8979591837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SUM([.B1462:.C1462])/[.D1462]" office:value-type="float" office:value="0.829787234042553">
            <text:p>0.829787234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formula="of:=SUM([.B1463:.C1463])/[.D1463]" office:value-type="float" office:value="0.945454545454545">
            <text:p>0.9454545455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table:formula="of:=SUM([.B1464:.C1464])/[.D1464]" office:value-type="float" office:value="0.975609756097561">
            <text:p>0.9756097561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 office:value-type="float" office:value="95">
            <text:p>95</text:p>
          </table:table-cell>
          <table:table-cell table:formula="of:=SUM([.B1465:.C1465])/[.D1465]" office:value-type="float" office:value="0.968421052631579">
            <text:p>0.9684210526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formula="of:=SUM([.B1466:.C1466])/[.D1466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SUM([.B1467:.C1467])/[.D1467]" office:value-type="float" office:value="0.96">
            <text:p>0.96</text:p>
          </table:table-cell>
        </table:table-row>
        <table:table-row table:style-name="ro1">
          <table:table-cell office:value-type="string">
            <text:p>4280 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1468:.C1468])/[.D1468]" office:value-type="float" office:value="0.96969696969697">
            <text:p>0.9696969697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1469:.C1469])/[.D146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470:.C1470])/[.D1470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1471:.C1471])/[.D1471]" office:value-type="float" office:value="0.875">
            <text:p>0.875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1472:.C1472])/[.D1472]" office:value-type="float" office:value="0.75">
            <text:p>0.75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1473:.C1473])/[.D1473]" office:value-type="float" office:value="1">
            <text:p>1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1474:.C1474])/[.D1474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475:.C1475])/[.D1475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1476:.C1476])/[.D1476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477:.C1477])/[.D1477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478:.C1478])/[.D1478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1479:.C1479])/[.D1479]" office:value-type="float" office:value="0.588235294117647">
            <text:p>0.5882352941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1480:.C1480])/[.D1480]" office:value-type="float" office:value="0.6">
            <text:p>0.6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1481:.C1481])/[.D1481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SUM([.B1482:.C1482])/[.D1482]" office:value-type="float" office:value="0.689655172413793">
            <text:p>0.6896551724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1483:.C1483])/[.D1483]" office:value-type="float" office:value="0.576923076923077">
            <text:p>0.5769230769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SUM([.B1484:.C1484])/[.D1484]" office:value-type="float" office:value="0.606060606060606">
            <text:p>0.6060606061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1485:.C1485])/[.D1485]" office:value-type="float" office:value="0.25">
            <text:p>0.25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SUM([.B1486:.C1486])/[.D1486]" office:value-type="float" office:value="0.48">
            <text:p>0.48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1487:.C1487])/[.D1487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488:.C1488])/[.D1488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1489:.C1489])/[.D1489]" office:value-type="float" office:value="0.478260869565217">
            <text:p>0.4782608696</text:p>
          </table:table-cell>
        </table:table-row>
        <table:table-row table:style-name="ro1">
          <table:table-cell office:value-type="string">
            <text:p>4290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SUM([.B1490:.C1490])/[.D1490]" office:value-type="float" office:value="0.678571428571429">
            <text:p>0.6785714286</text:p>
          </table:table-cell>
        </table:table-row>
        <table:table-row table:style-name="ro1">
          <table:table-cell office:value-type="string">
            <text:p>4301 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formula="of:=SUM([.B1491:.C1491])/[.D1491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4301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SUM([.B1492:.C1492])/[.D1492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4301 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formula="of:=SUM([.B1493:.C1493])/[.D1493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4301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SUM([.B1494:.C1494])/[.D1494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1495:.C1495])/[.D1495]" office:value-type="float" office:value="0.9">
            <text:p>0.9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B1496:.C1496])/[.D1496]" office:value-type="float" office:value="0.6875">
            <text:p>0.6875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1497:.C1497])/[.D1497]" office:value-type="float" office:value="1">
            <text:p>1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1498:.C1498])/[.D1498]" office:value-type="float" office:value="1">
            <text:p>1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1499:.C1499])/[.D1499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1500:.C1500])/[.D1500]" office:value-type="float" office:value="1">
            <text:p>1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1501:.C1501])/[.D1501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SUM([.B1502:.C1502])/[.D1502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1503:.C1503])/[.D1503]" office:value-type="float" office:value="0.95">
            <text:p>0.95</text:p>
          </table:table-cell>
        </table:table-row>
        <table:table-row table:style-name="ro1">
          <table:table-cell office:value-type="string">
            <text:p>4306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504:.C1504])/[.D1504]" office:value-type="float" office:value="1">
            <text:p>1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1505:.C1505])/[.D1505]" office:value-type="float" office:value="1">
            <text:p>1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1506:.C1506])/[.D1506]" office:value-type="float" office:value="1">
            <text:p>1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507:.C1507])/[.D1507]" office:value-type="float" office:value="0.2">
            <text:p>0.2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SUM([.B1508:.C1508])/[.D1508]" office:value-type="float" office:value="1">
            <text:p>1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1509:.C1509])/[.D1509]" office:value-type="float" office:value="1">
            <text:p>1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1510:.C1510])/[.D1510]" office:value-type="float" office:value="1">
            <text:p>1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1511:.C1511])/[.D1511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1512:.C1512])/[.D1512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1513:.C1513])/[.D1513]" office:value-type="float" office:value="0.8">
            <text:p>0.8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formula="of:=SUM([.B1514:.C1514])/[.D1514]" office:value-type="float" office:value="0.95">
            <text:p>0.95</text:p>
          </table:table-cell>
        </table:table-row>
        <table:table-row table:style-name="ro1">
          <table:table-cell office:value-type="string">
            <text:p>4307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515:.C1515])/[.D1515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516:.C1516])/[.D1516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1517:.C1517])/[.D1517]" office:value-type="float" office:value="0.875">
            <text:p>0.875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518:.C1518])/[.D1518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519:.C1519])/[.D1519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1520:.C1520])/[.D1520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1521:.C1521])/[.D1521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522:.C1522])/[.D1522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1523:.C1523])/[.D1523]" office:value-type="float" office:value="1">
            <text:p>1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1524:.C1524])/[.D1524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308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1525:.C1525])/[.D1525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526:.C1526])/[.D1526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1527:.C1527])/[.D1527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528:.C1528])/[.D1528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1529:.C1529])/[.D1529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1530:.C1530])/[.D1530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1531:.C1531])/[.D1531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1532:.C1532])/[.D1532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1533:.C1533])/[.D1533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1534:.C1534])/[.D1534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1535:.C1535])/[.D1535]" office:value-type="float" office:value="1">
            <text:p>1</text:p>
          </table:table-cell>
        </table:table-row>
        <table:table-row table:style-name="ro1">
          <table:table-cell office:value-type="string">
            <text:p>4309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1536:.C1536])/[.D1536]" office:value-type="float" office:value="1">
            <text:p>1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SUM([.B1537:.C1537])/[.D1537]" office:value-type="float" office:value="1">
            <text:p>1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SUM([.B1538:.C1538])/[.D1538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1539:.C1539])/[.D1539]" office:value-type="float" office:value="1">
            <text:p>1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1540:.C1540])/[.D1540]" office:value-type="float" office:value="1">
            <text:p>1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SUM([.B1541:.C1541])/[.D1541]" office:value-type="float" office:value="1">
            <text:p>1</text:p>
          </table:table-cell>
        </table:table-row>
        <table:table-row table:style-name="ro1">
          <table:table-cell office:value-type="string">
            <text:p>4310 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SUM([.B1542:.C1542])/[.D1542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1543:.C1543])/[.D1543]" office:value-type="float" office:value="1">
            <text:p>1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1544:.C1544])/[.D1544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B1545:.C1545])/[.D1545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4310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SUM([.B1546:.C1546])/[.D1546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547:.C1547])/[.D154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1548:.C1548])/[.D1548]" office:value-type="float" office:value="1">
            <text:p>1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.B1549:.C1549])/[.D1549]" office:value-type="float" office:value="0.875">
            <text:p>0.875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1550:.C1550])/[.D1550]" office:value-type="float" office:value="1">
            <text:p>1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551:.C1551])/[.D1551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1552:.C1552])/[.D1552]" office:value-type="float" office:value="1">
            <text:p>1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1553:.C1553])/[.D1553]" office:value-type="float" office:value="1">
            <text:p>1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SUM([.B1554:.C1554])/[.D1554]" office:value-type="float" office:value="0.9375">
            <text:p>0.9375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1555:.C1555])/[.D1555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SUM([.B1556:.C1556])/[.D1556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311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B1557:.C1557])/[.D1557]" office:value-type="float" office:value="0.7">
            <text:p>0.7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558:.C1558])/[.D155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1559:.C1559])/[.D1559]" office:value-type="float" office:value="0.875">
            <text:p>0.875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560:.C1560])/[.D1560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561:.C1561])/[.D1561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562:.C1562])/[.D1562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563:.C1563])/[.D1563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564:.C1564])/[.D1564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565:.C1565])/[.D1565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1566:.C1566])/[.D1566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1567:.C1567])/[.D1567]" office:value-type="float" office:value="1">
            <text:p>1</text:p>
          </table:table-cell>
        </table:table-row>
        <table:table-row table:style-name="ro1">
          <table:table-cell office:value-type="string">
            <text:p>4312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568:.C1568])/[.D1568]" office:value-type="float" office:value="0.8">
            <text:p>0.8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SUM([.B1569:.C1569])/[.D1569]" office:value-type="float" office:value="0.725">
            <text:p>0.725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1570:.C1570])/[.D1570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SUM([.B1571:.C1571])/[.D1571]" office:value-type="float" office:value="0.95">
            <text:p>0.95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1572:.C1572])/[.D1572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B1573:.C1573])/[.D1573]" office:value-type="float" office:value="1">
            <text:p>1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SUM([.B1574:.C1574])/[.D1574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1575:.C1575])/[.D1575]" office:value-type="float" office:value="0.875">
            <text:p>0.875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1576:.C1576])/[.D1576]" office:value-type="float" office:value="1">
            <text:p>1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1577:.C1577])/[.D1577]" office:value-type="float" office:value="1">
            <text:p>1</text:p>
          </table:table-cell>
        </table:table-row>
        <table:table-row table:style-name="ro1">
          <table:table-cell office:value-type="string">
            <text:p>4320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B1578:.C1578])/[.D1578]" office:value-type="float" office:value="0.8">
            <text:p>0.8</text:p>
          </table:table-cell>
        </table:table-row>
        <table:table-row table:style-name="ro1">
          <table:table-cell office:value-type="string">
            <text:p>4324 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formula="of:=SUM([.B1579:.C1579])/[.D1579]" office:value-type="float" office:value="0.757575757575758">
            <text:p>0.7575757576</text:p>
          </table:table-cell>
        </table:table-row>
        <table:table-row table:style-name="ro1">
          <table:table-cell office:value-type="string">
            <text:p>4324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1580:.C1580])/[.D1580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1581:.C1581])/[.D1581]"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4330 </text:p>
          </table:table-cell>
          <table:table-cell table:number-columns-repeated="2"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SUM([.B1582:.C1582])/[.D1582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1583:.C1583])/[.D1583]" office:value-type="float" office:value="1">
            <text:p>1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584:.C1584])/[.D1584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SUM([.B1585:.C1585])/[.D1585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1586:.C1586])/[.D1586]" office:value-type="float" office:value="1">
            <text:p>1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1587:.C1587])/[.D1587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588:.C1588])/[.D1588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1589:.C1589])/[.D1589]" office:value-type="float" office:value="0.75">
            <text:p>0.75</text:p>
          </table:table-cell>
        </table:table-row>
        <table:table-row table:style-name="ro1">
          <table:table-cell office:value-type="string">
            <text:p>4330 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1590:.C1590])/[.D1590]" office:value-type="float" office:value="0.75">
            <text:p>0.75</text:p>
          </table:table-cell>
        </table:table-row>
        <table:table-row table:style-name="ro1">
          <table:table-cell office:value-type="string">
            <text:p>4330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SUM([.B1591:.C1591])/[.D1591]" office:value-type="float" office:value="1">
            <text:p>1</text:p>
          </table:table-cell>
        </table:table-row>
        <table:table-row table:style-name="ro1">
          <table:table-cell office:value-type="string">
            <text:p>433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592:.C1592])/[.D1592]" office:value-type="float" office:value="0">
            <text:p>0</text:p>
          </table:table-cell>
        </table:table-row>
        <table:table-row table:style-name="ro1">
          <table:table-cell office:value-type="string">
            <text:p>4331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SUM([.B1593:.C1593])/[.D1593]" office:value-type="float" office:value="0.52">
            <text:p>0.52</text:p>
          </table:table-cell>
        </table:table-row>
        <table:table-row table:style-name="ro1">
          <table:table-cell office:value-type="string">
            <text:p>4335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SUM([.B1594:.C1594])/[.D1594]" office:value-type="float" office:value="0.75">
            <text:p>0.75</text:p>
          </table:table-cell>
        </table:table-row>
        <table:table-row table:style-name="ro1">
          <table:table-cell office:value-type="string">
            <text:p>4335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SUM([.B1595:.C1595])/[.D1595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335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SUM([.B1596:.C1596])/[.D1596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335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97:.C1597])/[.D1597]" office:value-type="float" office:value="1">
            <text:p>1</text:p>
          </table:table-cell>
        </table:table-row>
        <table:table-row table:style-name="ro1">
          <table:table-cell office:value-type="string">
            <text:p>4335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B1598:.C1598])/[.D1598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340 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SUM([.B1599:.C1599])/[.D1599]" office:value-type="float" office:value="0.918918918918919">
            <text:p>0.9189189189</text:p>
          </table:table-cell>
        </table:table-row>
        <table:table-row table:style-name="ro1">
          <table:table-cell office:value-type="string">
            <text:p>4340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SUM([.B1600:.C1600])/[.D1600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4340 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SUM([.B1601:.C1601])/[.D1601]" office:value-type="float" office:value="0.865384615384615">
            <text:p>0.8653846154</text:p>
          </table:table-cell>
        </table:table-row>
        <table:table-row table:style-name="ro1">
          <table:table-cell office:value-type="string">
            <text:p>4341 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SUM([.B1602:.C1602])/[.D1602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341 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formula="of:=SUM([.B1603:.C1603])/[.D1603]" office:value-type="float" office:value="0.868421052631579">
            <text:p>0.8684210526</text:p>
          </table:table-cell>
        </table:table-row>
        <table:table-row table:style-name="ro1">
          <table:table-cell office:value-type="string">
            <text:p>4342 </text:p>
          </table:table-cell>
          <table:table-cell table:number-columns-repeated="2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1604:.C1604])/[.D1604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434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605:.C1605])/[.D160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343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1606:.C1606])/[.D1606]" office:value-type="float" office:value="1">
            <text:p>1</text:p>
          </table:table-cell>
        </table:table-row>
        <table:table-row table:style-name="ro1">
          <table:table-cell office:value-type="string">
            <text:p>434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1607:.C1607])/[.D1607]" office:value-type="float" office:value="1">
            <text:p>1</text:p>
          </table:table-cell>
        </table:table-row>
        <table:table-row table:style-name="ro1">
          <table:table-cell office:value-type="string">
            <text:p>4343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608:.C1608])/[.D1608]" office:value-type="float" office:value="1">
            <text:p>1</text:p>
          </table:table-cell>
        </table:table-row>
        <table:table-row table:style-name="ro1">
          <table:table-cell office:value-type="string">
            <text:p>434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1609:.C1609])/[.D1609]" office:value-type="float" office:value="1">
            <text:p>1</text:p>
          </table:table-cell>
        </table:table-row>
        <table:table-row table:style-name="ro1">
          <table:table-cell office:value-type="string">
            <text:p>434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1610:.C1610])/[.D1610]" office:value-type="float" office:value="0.8">
            <text:p>0.8</text:p>
          </table:table-cell>
        </table:table-row>
        <table:table-row table:style-name="ro1">
          <table:table-cell office:value-type="string">
            <text:p>4344 </text:p>
          </table:table-cell>
          <table:table-cell table:number-columns-repeated="2" office:value-type="float" office:value="9">
            <text:p>9</text:p>
          </table:table-cell>
          <table:table-cell office:value-type="float" office:value="19">
            <text:p>19</text:p>
          </table:table-cell>
          <table:table-cell table:formula="of:=SUM([.B1611:.C1611])/[.D1611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SUM([.B1612:.C1612])/[.D1612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SUM([.B1613:.C1613])/[.D1613]" office:value-type="float" office:value="0.741935483870968">
            <text:p>0.7419354839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formula="of:=SUM([.B1614:.C1614])/[.D1614]" office:value-type="float" office:value="1">
            <text:p>1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SUM([.B1615:.C1615])/[.D1615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B1616:.C1616])/[.D1616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SUM([.B1617:.C1617])/[.D1617]" office:value-type="float" office:value="0.85">
            <text:p>0.85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SUM([.B1618:.C1618])/[.D1618]"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formula="of:=SUM([.B1619:.C1619])/[.D1619]" office:value-type="float" office:value="0.88135593220339">
            <text:p>0.8813559322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formula="of:=SUM([.B1620:.C1620])/[.D1620]" office:value-type="float" office:value="0.8">
            <text:p>0.8</text:p>
          </table:table-cell>
        </table:table-row>
        <table:table-row table:style-name="ro1">
          <table:table-cell office:value-type="string">
            <text:p>4345 </text:p>
          </table:table-cell>
          <table:table-cell table:number-columns-repeated="2" office:value-type="float" office:value="32">
            <text:p>32</text:p>
          </table:table-cell>
          <table:table-cell office:value-type="float" office:value="81">
            <text:p>81</text:p>
          </table:table-cell>
          <table:table-cell table:formula="of:=SUM([.B1621:.C1621])/[.D1621]" office:value-type="float" office:value="0.790123456790123">
            <text:p>0.7901234568</text:p>
          </table:table-cell>
        </table:table-row>
        <table:table-row table:style-name="ro1">
          <table:table-cell office:value-type="string">
            <text:p>4345 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table:formula="of:=SUM([.B1622:.C1622])/[.D1622]" office:value-type="float" office:value="0.850574712643678">
            <text:p>0.8505747126</text:p>
          </table:table-cell>
        </table:table-row>
        <table:table-row table:style-name="ro1">
          <table:table-cell office:value-type="string">
            <text:p>4351 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table:formula="of:=SUM([.B1623:.C1623])/[.D1623]" office:value-type="float" office:value="0.805555555555556">
            <text:p>0.8055555556</text:p>
          </table:table-cell>
        </table:table-row>
        <table:table-row table:style-name="ro1">
          <table:table-cell office:value-type="string">
            <text:p>4351 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SUM([.B1624:.C1624])/[.D1624]" office:value-type="float" office:value="0.568965517241379">
            <text:p>0.5689655172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625:.C1625])/[.D1625]" office:value-type="float" office:value="1">
            <text:p>1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626:.C1626])/[.D1626]" office:value-type="float" office:value="1">
            <text:p>1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627:.C1627])/[.D1627]" office:value-type="float" office:value="1">
            <text:p>1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628:.C1628])/[.D1628]" office:value-type="float" office:value="1">
            <text:p>1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629:.C1629])/[.D1629]" office:value-type="float" office:value="1">
            <text:p>1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630:.C1630])/[.D1630]" office:value-type="float" office:value="1">
            <text:p>1</text:p>
          </table:table-cell>
        </table:table-row>
        <table:table-row table:style-name="ro1">
          <table:table-cell office:value-type="string">
            <text:p>43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631:.C1631])/[.D1631]" office:value-type="float" office:value="1">
            <text:p>1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632:.C1632])/[.D1632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1633:.C1633])/[.D1633]" office:value-type="float" office:value="0.75">
            <text:p>0.75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634:.C1634])/[.D1634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1635:.C1635])/[.D1635]" office:value-type="float" office:value="0.9">
            <text:p>0.9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SUM([.B1636:.C1636])/[.D1636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1637:.C1637])/[.D1637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1638:.C1638])/[.D1638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1639:.C1639])/[.D1639]" office:value-type="float" office:value="0.75">
            <text:p>0.75</text:p>
          </table:table-cell>
        </table:table-row>
        <table:table-row table:style-name="ro1">
          <table:table-cell office:value-type="string">
            <text:p>4365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1640:.C1640])/[.D1640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SUM([.B1641:.C1641])/[.D1641]" office:value-type="float" office:value="0.586206896551724">
            <text:p>0.5862068966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SUM([.B1642:.C1642])/[.D1642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SUM([.B1643:.C1643])/[.D1643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SUM([.B1644:.C1644])/[.D1644]" office:value-type="float" office:value="0.743589743589744">
            <text:p>0.7435897436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table:formula="of:=SUM([.B1645:.C1645])/[.D1645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SUM([.B1646:.C1646])/[.D1646]" office:value-type="float" office:value="0.688888888888889">
            <text:p>0.6888888889</text:p>
          </table:table-cell>
        </table:table-row>
        <table:table-row table:style-name="ro1">
          <table:table-cell office:value-type="string">
            <text:p>4375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table:formula="of:=SUM([.B1647:.C1647])/[.D1647]" office:value-type="float" office:value="0.756756756756757">
            <text:p>0.7567567568</text:p>
          </table:table-cell>
        </table:table-row>
        <table:table-row table:style-name="ro1">
          <table:table-cell office:value-type="string">
            <text:p>4380 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SUM([.B1648:.C1648])/[.D1648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4380 </text:p>
          </table:table-cell>
          <table:table-cell table:number-columns-repeated="2" office:value-type="float" office:value="20">
            <text:p>20</text:p>
          </table:table-cell>
          <table:table-cell office:value-type="float" office:value="51">
            <text:p>51</text:p>
          </table:table-cell>
          <table:table-cell table:formula="of:=SUM([.B1649:.C1649])/[.D1649]" office:value-type="float" office:value="0.784313725490196">
            <text:p>0.7843137255</text:p>
          </table:table-cell>
        </table:table-row>
        <table:table-row table:style-name="ro1">
          <table:table-cell office:value-type="string">
            <text:p>4380 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SUM([.B1650:.C1650])/[.D1650]" office:value-type="float" office:value="0.651162790697674">
            <text:p>0.6511627907</text:p>
          </table:table-cell>
        </table:table-row>
        <table:table-row table:style-name="ro1">
          <table:table-cell office:value-type="string">
            <text:p>4380 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table:formula="of:=SUM([.B1651:.C1651])/[.D1651]" office:value-type="float" office:value="0.78">
            <text:p>0.78</text:p>
          </table:table-cell>
        </table:table-row>
        <table:table-row table:style-name="ro1">
          <table:table-cell office:value-type="string">
            <text:p>4380 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table:formula="of:=SUM([.B1652:.C1652])/[.D1652]" office:value-type="float" office:value="0.861111111111111">
            <text:p>0.8611111111</text:p>
          </table:table-cell>
        </table:table-row>
        <table:table-row table:style-name="ro1">
          <table:table-cell office:value-type="string">
            <text:p>4380 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table:formula="of:=SUM([.B1653:.C1653])/[.D1653]" office:value-type="float" office:value="0.788461538461538">
            <text:p>0.7884615385</text:p>
          </table:table-cell>
        </table:table-row>
        <table:table-row table:style-name="ro1">
          <table:table-cell office:value-type="string">
            <text:p>4381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SUM([.B1654:.C1654])/[.D1654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381 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1655:.C1655])/[.D1655]" office:value-type="float" office:value="0.8">
            <text:p>0.8</text:p>
          </table:table-cell>
        </table:table-row>
        <table:table-row table:style-name="ro1">
          <table:table-cell office:value-type="string">
            <text:p>4381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1656:.C1656])/[.D1656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381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1657:.C1657])/[.D1657]" office:value-type="float" office:value="0.85">
            <text:p>0.85</text:p>
          </table:table-cell>
        </table:table-row>
        <table:table-row table:style-name="ro1">
          <table:table-cell office:value-type="string">
            <text:p>4381 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table:formula="of:=SUM([.B1658:.C1658])/[.D1658]" office:value-type="float" office:value="0.911764705882353">
            <text:p>0.9117647059</text:p>
          </table:table-cell>
        </table:table-row>
        <table:table-row table:style-name="ro1">
          <table:table-cell office:value-type="string">
            <text:p>4381 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1659:.C1659])/[.D1659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385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formula="of:=SUM([.B1660:.C1660])/[.D1660]" office:value-type="float" office:value="0.521739130434783">
            <text:p>0.5217391304</text:p>
          </table:table-cell>
        </table:table-row>
        <table:table-row table:style-name="ro1">
          <table:table-cell office:value-type="string">
            <text:p>4385 </text:p>
          </table:table-cell>
          <table:table-cell table:number-columns-repeated="2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1661:.C1661])/[.D1661]" office:value-type="float" office:value="0.7">
            <text:p>0.7</text:p>
          </table:table-cell>
        </table:table-row>
        <table:table-row table:style-name="ro1">
          <table:table-cell office:value-type="string">
            <text:p>4385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SUM([.B1662:.C1662])/[.D1662]"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4385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1663:.C1663])/[.D1663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4385 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formula="of:=SUM([.B1664:.C1664])/[.D1664]" office:value-type="float" office:value="0.674418604651163">
            <text:p>0.6744186047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SUM([.B1665:.C1665])/[.D1665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formula="of:=SUM([.B1666:.C1666])/[.D1666]" office:value-type="float" office:value="0.68421052631579">
            <text:p>0.6842105263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SUM([.B1667:.C1667])/[.D1667]" office:value-type="float" office:value="0.4375">
            <text:p>0.4375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1668:.C1668])/[.D1668]" office:value-type="float" office:value="0.523809523809524">
            <text:p>0.5238095238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SUM([.B1669:.C1669])/[.D1669]" office:value-type="float" office:value="0.675">
            <text:p>0.675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SUM([.B1670:.C1670])/[.D1670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4390 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1671:.C1671])/[.D1671]" office:value-type="float" office:value="0.567567567567568">
            <text:p>0.5675675676</text:p>
          </table:table-cell>
        </table:table-row>
        <table:table-row table:style-name="ro1">
          <table:table-cell office:value-type="string">
            <text:p>4390 </text:p>
          </table:table-cell>
          <table:table-cell table:number-columns-repeated="2"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SUM([.B1672:.C1672])/[.D1672]" office:value-type="float" office:value="0.787878787878788">
            <text:p>0.7878787879</text:p>
          </table:table-cell>
        </table:table-row>
        <table:table-row table:style-name="ro1">
          <table:table-cell office:value-type="string">
            <text:p>4391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1673:.C1673])/[.D1673]" office:value-type="float" office:value="0.521739130434783">
            <text:p>0.5217391304</text:p>
          </table:table-cell>
        </table:table-row>
        <table:table-row table:style-name="ro1">
          <table:table-cell office:value-type="string">
            <text:p>4391 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SUM([.B1674:.C1674])/[.D1674]" office:value-type="float" office:value="0.766666666666667">
            <text:p>0.7666666667</text:p>
          </table:table-cell>
        </table:table-row>
        <table:table-row table:style-name="ro1">
          <table:table-cell office:value-type="string">
            <text:p>4391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SUM([.B1675:.C1675])/[.D1675]" office:value-type="float" office:value="0.5625">
            <text:p>0.5625</text:p>
          </table:table-cell>
        </table:table-row>
        <table:table-row table:style-name="ro1">
          <table:table-cell office:value-type="string">
            <text:p>4391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B1676:.C1676])/[.D1676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391 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SUM([.B1677:.C1677])/[.D1677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391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SUM([.B1678:.C1678])/[.D1678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439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679:.C1679])/[.D167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39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680:.C1680])/[.D1680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186">
            <text:p>186</text:p>
          </table:table-cell>
          <table:table-cell table:formula="of:=SUM([.B1681:.C1681])/[.D1681]" office:value-type="float" office:value="0.575268817204301">
            <text:p>0.575268817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70">
            <text:p>70</text:p>
          </table:table-cell>
          <table:table-cell office:value-type="float" office:value="107">
            <text:p>107</text:p>
          </table:table-cell>
          <table:table-cell office:value-type="float" office:value="231">
            <text:p>231</text:p>
          </table:table-cell>
          <table:table-cell table:formula="of:=SUM([.B1682:.C1682])/[.D1682]" office:value-type="float" office:value="0.766233766233766">
            <text:p>0.766233766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136">
            <text:p>136</text:p>
          </table:table-cell>
          <table:table-cell table:formula="of:=SUM([.B1683:.C1683])/[.D1683]" office:value-type="float" office:value="0.654411764705882">
            <text:p>0.6544117647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179">
            <text:p>179</text:p>
          </table:table-cell>
          <table:table-cell table:formula="of:=SUM([.B1684:.C1684])/[.D1684]" office:value-type="float" office:value="0.631284916201117">
            <text:p>0.631284916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246">
            <text:p>246</text:p>
          </table:table-cell>
          <table:table-cell table:formula="of:=SUM([.B1685:.C1685])/[.D1685]" office:value-type="float" office:value="0.565040650406504">
            <text:p>0.5650406504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table:formula="of:=SUM([.B1686:.C1686])/[.D1686]" office:value-type="float" office:value="0.563758389261745">
            <text:p>0.5637583893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312">
            <text:p>312</text:p>
          </table:table-cell>
          <table:table-cell table:formula="of:=SUM([.B1687:.C1687])/[.D1687]" office:value-type="float" office:value="0.557692307692308">
            <text:p>0.5576923077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107">
            <text:p>107</text:p>
          </table:table-cell>
          <table:table-cell office:value-type="float" office:value="141">
            <text:p>141</text:p>
          </table:table-cell>
          <table:table-cell office:value-type="float" office:value="330">
            <text:p>330</text:p>
          </table:table-cell>
          <table:table-cell table:formula="of:=SUM([.B1688:.C1688])/[.D1688]" office:value-type="float" office:value="0.751515151515152">
            <text:p>0.7515151515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161">
            <text:p>161</text:p>
          </table:table-cell>
          <table:table-cell table:formula="of:=SUM([.B1689:.C1689])/[.D1689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3">
            <text:p>53</text:p>
          </table:table-cell>
          <table:table-cell office:value-type="float" office:value="133">
            <text:p>133</text:p>
          </table:table-cell>
          <table:table-cell office:value-type="float" office:value="275">
            <text:p>275</text:p>
          </table:table-cell>
          <table:table-cell table:formula="of:=SUM([.B1690:.C1690])/[.D1690]" office:value-type="float" office:value="0.676363636363636">
            <text:p>0.6763636364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6">
            <text:p>56</text:p>
          </table:table-cell>
          <table:table-cell office:value-type="float" office:value="150">
            <text:p>150</text:p>
          </table:table-cell>
          <table:table-cell office:value-type="float" office:value="323">
            <text:p>323</text:p>
          </table:table-cell>
          <table:table-cell table:formula="of:=SUM([.B1691:.C1691])/[.D1691]" office:value-type="float" office:value="0.637770897832817">
            <text:p>0.6377708978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156">
            <text:p>156</text:p>
          </table:table-cell>
          <table:table-cell table:formula="of:=SUM([.B1692:.C1692])/[.D1692]" office:value-type="float" office:value="0.698717948717949">
            <text:p>0.6987179487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258">
            <text:p>258</text:p>
          </table:table-cell>
          <table:table-cell table:formula="of:=SUM([.B1693:.C1693])/[.D1693]" office:value-type="float" office:value="0.647286821705426">
            <text:p>0.6472868217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5">
            <text:p>65</text:p>
          </table:table-cell>
          <table:table-cell office:value-type="float" office:value="122">
            <text:p>122</text:p>
          </table:table-cell>
          <table:table-cell office:value-type="float" office:value="290">
            <text:p>290</text:p>
          </table:table-cell>
          <table:table-cell table:formula="of:=SUM([.B1694:.C1694])/[.D1694]" office:value-type="float" office:value="0.644827586206896">
            <text:p>0.644827586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114">
            <text:p>114</text:p>
          </table:table-cell>
          <table:table-cell table:formula="of:=SUM([.B1695:.C1695])/[.D1695]" office:value-type="float" office:value="0.631578947368421">
            <text:p>0.6315789474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40">
            <text:p>40</text:p>
          </table:table-cell>
          <table:table-cell office:value-type="float" office:value="128">
            <text:p>128</text:p>
          </table:table-cell>
          <table:table-cell office:value-type="float" office:value="229">
            <text:p>229</text:p>
          </table:table-cell>
          <table:table-cell table:formula="of:=SUM([.B1696:.C1696])/[.D1696]" office:value-type="float" office:value="0.733624454148472">
            <text:p>0.7336244541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4">
            <text:p>54</text:p>
          </table:table-cell>
          <table:table-cell office:value-type="float" office:value="107">
            <text:p>107</text:p>
          </table:table-cell>
          <table:table-cell office:value-type="float" office:value="222">
            <text:p>222</text:p>
          </table:table-cell>
          <table:table-cell table:formula="of:=SUM([.B1697:.C1697])/[.D1697]" office:value-type="float" office:value="0.725225225225225">
            <text:p>0.725225225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table:formula="of:=SUM([.B1698:.C1698])/[.D1698]" office:value-type="float" office:value="0.720588235294118">
            <text:p>0.7205882353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220">
            <text:p>220</text:p>
          </table:table-cell>
          <table:table-cell table:formula="of:=SUM([.B1699:.C1699])/[.D1699]" office:value-type="float" office:value="0.736363636363636">
            <text:p>0.7363636364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87">
            <text:p>187</text:p>
          </table:table-cell>
          <table:table-cell table:formula="of:=SUM([.B1700:.C1700])/[.D1700]" office:value-type="float" office:value="0.780748663101604">
            <text:p>0.7807486631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SUM([.B1701:.C1701])/[.D1701]" office:value-type="float" office:value="0.836538461538462">
            <text:p>0.8365384615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195">
            <text:p>195</text:p>
          </table:table-cell>
          <table:table-cell table:formula="of:=SUM([.B1702:.C1702])/[.D1702]" office:value-type="float" office:value="0.8">
            <text:p>0.8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table:formula="of:=SUM([.B1703:.C1703])/[.D1703]" office:value-type="float" office:value="0.663366336633663">
            <text:p>0.6633663366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129">
            <text:p>129</text:p>
          </table:table-cell>
          <table:table-cell table:formula="of:=SUM([.B1704:.C1704])/[.D1704]" office:value-type="float" office:value="0.767441860465116">
            <text:p>0.7674418605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office:value-type="float" office:value="241">
            <text:p>241</text:p>
          </table:table-cell>
          <table:table-cell table:formula="of:=SUM([.B1705:.C1705])/[.D1705]" office:value-type="float" office:value="0.804979253112033">
            <text:p>0.8049792531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211">
            <text:p>211</text:p>
          </table:table-cell>
          <table:table-cell table:formula="of:=SUM([.B1706:.C1706])/[.D1706]" office:value-type="float" office:value="0.800947867298578">
            <text:p>0.8009478673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table:formula="of:=SUM([.B1707:.C1707])/[.D1707]" office:value-type="float" office:value="0.73728813559322">
            <text:p>0.7372881356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office:value-type="float" office:value="233">
            <text:p>233</text:p>
          </table:table-cell>
          <table:table-cell table:formula="of:=SUM([.B1708:.C1708])/[.D1708]" office:value-type="float" office:value="0.746781115879828">
            <text:p>0.7467811159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220">
            <text:p>220</text:p>
          </table:table-cell>
          <table:table-cell table:formula="of:=SUM([.B1709:.C1709])/[.D1709]" office:value-type="float" office:value="0.645454545454546">
            <text:p>0.6454545455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108">
            <text:p>108</text:p>
          </table:table-cell>
          <table:table-cell table:formula="of:=SUM([.B1710:.C1710])/[.D1710]" office:value-type="float" office:value="0.851851851851852">
            <text:p>0.8518518519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6">
            <text:p>56</text:p>
          </table:table-cell>
          <table:table-cell office:value-type="float" office:value="92">
            <text:p>92</text:p>
          </table:table-cell>
          <table:table-cell office:value-type="float" office:value="218">
            <text:p>218</text:p>
          </table:table-cell>
          <table:table-cell table:formula="of:=SUM([.B1711:.C1711])/[.D1711]" office:value-type="float" office:value="0.678899082568807">
            <text:p>0.6788990826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2">
            <text:p>52</text:p>
          </table:table-cell>
          <table:table-cell office:value-type="float" office:value="108">
            <text:p>108</text:p>
          </table:table-cell>
          <table:table-cell office:value-type="float" office:value="241">
            <text:p>241</text:p>
          </table:table-cell>
          <table:table-cell table:formula="of:=SUM([.B1712:.C1712])/[.D1712]" office:value-type="float" office:value="0.663900414937759">
            <text:p>0.6639004149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130">
            <text:p>130</text:p>
          </table:table-cell>
          <table:table-cell table:formula="of:=SUM([.B1713:.C1713])/[.D1713]" office:value-type="float" office:value="0.776923076923077">
            <text:p>0.7769230769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220">
            <text:p>220</text:p>
          </table:table-cell>
          <table:table-cell table:formula="of:=SUM([.B1714:.C1714])/[.D1714]" office:value-type="float" office:value="0.745454545454545">
            <text:p>0.7454545455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251">
            <text:p>251</text:p>
          </table:table-cell>
          <table:table-cell table:formula="of:=SUM([.B1715:.C1715])/[.D1715]" office:value-type="float" office:value="0.780876494023904">
            <text:p>0.780876494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table:formula="of:=SUM([.B1716:.C1716])/[.D1716]" office:value-type="float" office:value="0.851612903225806">
            <text:p>0.851612903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  <table:table-cell office:value-type="float" office:value="223">
            <text:p>223</text:p>
          </table:table-cell>
          <table:table-cell table:formula="of:=SUM([.B1717:.C1717])/[.D1717]" office:value-type="float" office:value="0.730941704035874">
            <text:p>0.730941704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253">
            <text:p>253</text:p>
          </table:table-cell>
          <table:table-cell table:formula="of:=SUM([.B1718:.C1718])/[.D1718]" office:value-type="float" office:value="0.74703557312253">
            <text:p>0.7470355731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44">
            <text:p>144</text:p>
          </table:table-cell>
          <table:table-cell table:formula="of:=SUM([.B1719:.C1719])/[.D1719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4">
            <text:p>64</text:p>
          </table:table-cell>
          <table:table-cell office:value-type="float" office:value="122">
            <text:p>122</text:p>
          </table:table-cell>
          <table:table-cell office:value-type="float" office:value="234">
            <text:p>234</text:p>
          </table:table-cell>
          <table:table-cell table:formula="of:=SUM([.B1720:.C1720])/[.D1720]" office:value-type="float" office:value="0.794871794871795">
            <text:p>0.7948717949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272">
            <text:p>272</text:p>
          </table:table-cell>
          <table:table-cell table:formula="of:=SUM([.B1721:.C1721])/[.D1721]" office:value-type="float" office:value="0.783088235294118">
            <text:p>0.7830882353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157">
            <text:p>157</text:p>
          </table:table-cell>
          <table:table-cell table:formula="of:=SUM([.B1722:.C1722])/[.D1722]" office:value-type="float" office:value="0.942675159235669">
            <text:p>0.942675159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167">
            <text:p>167</text:p>
          </table:table-cell>
          <table:table-cell table:formula="of:=SUM([.B1723:.C1723])/[.D1723]" office:value-type="float" office:value="0.844311377245509">
            <text:p>0.8443113772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312">
            <text:p>312</text:p>
          </table:table-cell>
          <table:table-cell table:formula="of:=SUM([.B1724:.C1724])/[.D1724]" office:value-type="float" office:value="0.82051282051282">
            <text:p>0.8205128205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154">
            <text:p>154</text:p>
          </table:table-cell>
          <table:table-cell table:formula="of:=SUM([.B1725:.C1725])/[.D1725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70">
            <text:p>70</text:p>
          </table:table-cell>
          <table:table-cell office:value-type="float" office:value="128">
            <text:p>128</text:p>
          </table:table-cell>
          <table:table-cell office:value-type="float" office:value="268">
            <text:p>268</text:p>
          </table:table-cell>
          <table:table-cell table:formula="of:=SUM([.B1726:.C1726])/[.D1726]" office:value-type="float" office:value="0.738805970149254">
            <text:p>0.7388059701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table:formula="of:=SUM([.B1727:.C1727])/[.D1727]" office:value-type="float" office:value="0.852307692307692">
            <text:p>0.8523076923</text:p>
          </table:table-cell>
        </table:table-row>
        <table:table-row table:style-name="ro1">
          <table:table-cell office:value-type="string">
            <text:p>4400 </text:p>
          </table:table-cell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table:formula="of:=SUM([.B1728:.C1728])/[.D1728]" office:value-type="float" office:value="0.929487179487179">
            <text:p>0.9294871795</text:p>
          </table:table-cell>
        </table:table-row>
        <table:table-row table:style-name="ro1">
          <table:table-cell office:value-type="string">
            <text:p>441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1729:.C1729])/[.D1729]" office:value-type="float" office:value="0.8">
            <text:p>0.8</text:p>
          </table:table-cell>
        </table:table-row>
        <table:table-row table:style-name="ro1">
          <table:table-cell office:value-type="string">
            <text:p>441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1730:.C1730])/[.D1730]" office:value-type="float" office:value="0.421052631578947">
            <text:p>0.4210526316</text:p>
          </table:table-cell>
        </table:table-row>
        <table:table-row table:style-name="ro1">
          <table:table-cell office:value-type="string">
            <text:p>4410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SUM([.B1731:.C1731])/[.D1731]" office:value-type="float" office:value="0.526315789473684">
            <text:p>0.5263157895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SUM([.B1732:.C1732])/[.D1732]" office:value-type="float" office:value="0.547619047619048">
            <text:p>0.5476190476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SUM([.B1733:.C1733])/[.D1733]" office:value-type="float" office:value="0.435897435897436">
            <text:p>0.4358974359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SUM([.B1734:.C1734])/[.D1734]" office:value-type="float" office:value="0.51219512195122">
            <text:p>0.512195122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1735:.C1735])/[.D1735]" office:value-type="float" office:value="0.702702702702703">
            <text:p>0.7027027027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formula="of:=SUM([.B1736:.C1736])/[.D1736]" office:value-type="float" office:value="0.805555555555556">
            <text:p>0.8055555556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SUM([.B1737:.C1737])/[.D1737]" office:value-type="float" office:value="0.8">
            <text:p>0.8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SUM([.B1738:.C1738])/[.D1738]" office:value-type="float" office:value="0.628571428571429">
            <text:p>0.6285714286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SUM([.B1739:.C1739])/[.D1739]" office:value-type="float" office:value="0.758620689655172">
            <text:p>0.7586206897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SUM([.B1740:.C1740])/[.D1740]" office:value-type="float" office:value="0.263157894736842">
            <text:p>0.2631578947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741:.C1741])/[.D1741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1742:.C1742])/[.D1742]" office:value-type="float" office:value="0.875">
            <text:p>0.875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SUM([.B1743:.C1743])/[.D1743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formula="of:=SUM([.B1744:.C1744])/[.D1744]" office:value-type="float" office:value="0.75">
            <text:p>0.75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SUM([.B1745:.C1745])/[.D1745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SUM([.B1746:.C1746])/[.D1746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420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1747:.C1747])/[.D1747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SUM([.B1748:.C1748])/[.D1748]" office:value-type="float" office:value="0.53125">
            <text:p>0.53125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SUM([.B1749:.C1749])/[.D1749]" office:value-type="float" office:value="0.58974358974359">
            <text:p>0.5897435897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SUM([.B1750:.C1750])/[.D1750]" office:value-type="float" office:value="0.472222222222222">
            <text:p>0.4722222222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formula="of:=SUM([.B1751:.C1751])/[.D1751]" office:value-type="float" office:value="0.707317073170732">
            <text:p>0.7073170732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formula="of:=SUM([.B1752:.C1752])/[.D1752]" office:value-type="float" office:value="0.294117647058823">
            <text:p>0.2941176471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SUM([.B1753:.C1753])/[.D1753]" office:value-type="float" office:value="0.43859649122807">
            <text:p>0.4385964912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UM([.B1754:.C1754])/[.D1754]" office:value-type="float" office:value="0.67741935483871">
            <text:p>0.6774193548</text:p>
          </table:table-cell>
        </table:table-row>
        <table:table-row table:style-name="ro1">
          <table:table-cell office:value-type="string">
            <text:p>4431 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formula="of:=SUM([.B1755:.C1755])/[.D1755]" office:value-type="float" office:value="0.543859649122807">
            <text:p>0.5438596491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formula="of:=SUM([.B1756:.C1756])/[.D1756]" office:value-type="float" office:value="0.653061224489796">
            <text:p>0.6530612245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SUM([.B1757:.C1757])/[.D1757]" office:value-type="float" office:value="0.951219512195122">
            <text:p>0.9512195122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table:formula="of:=SUM([.B1758:.C1758])/[.D1758]" office:value-type="float" office:value="0.9">
            <text:p>0.9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formula="of:=SUM([.B1759:.C1759])/[.D1759]" office:value-type="float" office:value="0.772727272727273">
            <text:p>0.7727272727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SUM([.B1760:.C1760])/[.D1760]" office:value-type="float" office:value="0.813953488372093">
            <text:p>0.8139534884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SUM([.B1761:.C1761])/[.D1761]" office:value-type="float" office:value="0.892857142857143">
            <text:p>0.8928571429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SUM([.B1762:.C1762])/[.D1762]" office:value-type="float" office:value="0.829268292682927">
            <text:p>0.8292682927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SUM([.B1763:.C1763])/[.D1763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1764:.C1764])/[.D1764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SUM([.B1765:.C1765])/[.D1765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SUM([.B1766:.C1766])/[.D1766]" office:value-type="float" office:value="0.914285714285714">
            <text:p>0.9142857143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SUM([.B1767:.C1767])/[.D1767]" office:value-type="float" office:value="0.962962962962963">
            <text:p>0.962962963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SUM([.B1768:.C1768])/[.D1768]" office:value-type="float" office:value="0.861111111111111">
            <text:p>0.8611111111</text:p>
          </table:table-cell>
        </table:table-row>
        <table:table-row table:style-name="ro1">
          <table:table-cell office:value-type="string">
            <text:p>4440 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formula="of:=SUM([.B1769:.C1769])/[.D1769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SUM([.B1770:.C1770])/[.D1770]" office:value-type="float" office:value="0.648648648648649">
            <text:p>0.6486486486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SUM([.B1771:.C1771])/[.D1771]" office:value-type="float" office:value="0.575757575757576">
            <text:p>0.5757575758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SUM([.B1772:.C1772])/[.D1772]" office:value-type="float" office:value="0.578947368421053">
            <text:p>0.5789473684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formula="of:=SUM([.B1773:.C1773])/[.D1773]" office:value-type="float" office:value="0.75">
            <text:p>0.75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SUM([.B1774:.C1774])/[.D1774]" office:value-type="float" office:value="0.625">
            <text:p>0.625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formula="of:=SUM([.B1775:.C1775])/[.D1775]" office:value-type="float" office:value="0.757575757575758">
            <text:p>0.7575757576</text:p>
          </table:table-cell>
        </table:table-row>
        <table:table-row table:style-name="ro1">
          <table:table-cell office:value-type="string">
            <text:p>4450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SUM([.B1776:.C1776])/[.D1776]" office:value-type="float" office:value="0.88">
            <text:p>0.88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formula="of:=SUM([.B1777:.C1777])/[.D1777]" office:value-type="float" office:value="0.654545454545455">
            <text:p>0.6545454545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formula="of:=SUM([.B1778:.C1778])/[.D1778]" office:value-type="float" office:value="0.813953488372093">
            <text:p>0.8139534884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formula="of:=SUM([.B1779:.C1779])/[.D1779]" office:value-type="float" office:value="0.531914893617021">
            <text:p>0.5319148936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83">
            <text:p>83</text:p>
          </table:table-cell>
          <table:table-cell table:formula="of:=SUM([.B1780:.C1780])/[.D1780]" office:value-type="float" office:value="0.506024096385542">
            <text:p>0.5060240964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formula="of:=SUM([.B1781:.C1781])/[.D1781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SUM([.B1782:.C1782])/[.D1782]" office:value-type="float" office:value="0.660377358490566">
            <text:p>0.6603773585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SUM([.B1783:.C1783])/[.D1783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SUM([.B1784:.C1784])/[.D1784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table:formula="of:=SUM([.B1785:.C1785])/[.D1785]" office:value-type="float" office:value="0.780487804878049">
            <text:p>0.7804878049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table:formula="of:=SUM([.B1786:.C1786])/[.D1786]" office:value-type="float" office:value="0.669811320754717">
            <text:p>0.6698113208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table:formula="of:=SUM([.B1787:.C1787])/[.D1787]" office:value-type="float" office:value="0.576271186440678">
            <text:p>0.5762711864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111">
            <text:p>111</text:p>
          </table:table-cell>
          <table:table-cell table:formula="of:=SUM([.B1788:.C1788])/[.D1788]" office:value-type="float" office:value="0.756756756756757">
            <text:p>0.7567567568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table:formula="of:=SUM([.B1789:.C1789])/[.D1789]" office:value-type="float" office:value="0.73972602739726">
            <text:p>0.7397260274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table:formula="of:=SUM([.B1790:.C1790])/[.D1790]" office:value-type="float" office:value="0.623529411764706">
            <text:p>0.6235294118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table:formula="of:=SUM([.B1791:.C1791])/[.D1791]" office:value-type="float" office:value="0.586666666666667">
            <text:p>0.5866666667</text:p>
          </table:table-cell>
        </table:table-row>
        <table:table-row table:style-name="ro1">
          <table:table-cell office:value-type="string">
            <text:p>4451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table:formula="of:=SUM([.B1792:.C1792])/[.D1792]" office:value-type="float" office:value="0.542857142857143">
            <text:p>0.5428571429</text:p>
          </table:table-cell>
        </table:table-row>
        <table:table-row table:style-name="ro1">
          <table:table-cell office:value-type="string">
            <text:p>4451 </text:p>
          </table:table-cell>
          <table:table-cell table:number-columns-repeated="2" office:value-type="float" office:value="19">
            <text:p>19</text:p>
          </table:table-cell>
          <table:table-cell office:value-type="float" office:value="59">
            <text:p>59</text:p>
          </table:table-cell>
          <table:table-cell table:formula="of:=SUM([.B1793:.C1793])/[.D1793]" office:value-type="float" office:value="0.644067796610169">
            <text:p>0.6440677966</text:p>
          </table:table-cell>
        </table:table-row>
        <table:table-row table:style-name="ro1">
          <table:table-cell office:value-type="string">
            <text:p>445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1794:.C1794])/[.D179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452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795:.C1795])/[.D1795]" office:value-type="float" office:value="1">
            <text:p>1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SUM([.B1796:.C1796])/[.D1796]" office:value-type="float" office:value="0.8">
            <text:p>0.8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table:formula="of:=SUM([.B1797:.C1797])/[.D1797]" office:value-type="float" office:value="0.918367346938775">
            <text:p>0.9183673469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SUM([.B1798:.C1798])/[.D1798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formula="of:=SUM([.B1799:.C1799])/[.D1799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SUM([.B1800:.C1800])/[.D1800]" office:value-type="float" office:value="0.875">
            <text:p>0.875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table:formula="of:=SUM([.B1801:.C1801])/[.D180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formula="of:=SUM([.B1802:.C1802])/[.D1802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SUM([.B1803:.C1803])/[.D1803]" office:value-type="float" office:value="0.871794871794872">
            <text:p>0.8717948718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table:formula="of:=SUM([.B1804:.C1804])/[.D1804]" office:value-type="float" office:value="0.763157894736842">
            <text:p>0.7631578947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table:formula="of:=SUM([.B1805:.C1805])/[.D1805]" office:value-type="float" office:value="0.886363636363636">
            <text:p>0.8863636364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formula="of:=SUM([.B1806:.C1806])/[.D1806]" office:value-type="float" office:value="0.948717948717949">
            <text:p>0.9487179487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SUM([.B1807:.C1807])/[.D1807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SUM([.B1808:.C1808])/[.D1808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1809:.C1809])/[.D1809]" office:value-type="float" office:value="0.84">
            <text:p>0.84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1810:.C1810])/[.D1810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1811:.C1811])/[.D181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SUM([.B1812:.C1812])/[.D1812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SUM([.B1813:.C1813])/[.D1813]" office:value-type="float" office:value="0.837837837837838">
            <text:p>0.8378378378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1814:.C1814])/[.D1814]" office:value-type="float" office:value="1">
            <text:p>1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SUM([.B1815:.C1815])/[.D1815]" office:value-type="float" office:value="0.703703703703704">
            <text:p>0.7037037037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1816:.C1816])/[.D1816]" office:value-type="float" office:value="0.96969696969697">
            <text:p>0.9696969697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B1817:.C1817])/[.D1817]" office:value-type="float" office:value="1">
            <text:p>1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SUM([.B1818:.C1818])/[.D1818]" office:value-type="float" office:value="0.98">
            <text:p>0.98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1819:.C1819])/[.D1819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formula="of:=SUM([.B1820:.C1820])/[.D1820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SUM([.B1821:.C1821])/[.D1821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822:.C1822])/[.D1822]" office:value-type="float" office:value="1">
            <text:p>1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formula="of:=SUM([.B1823:.C1823])/[.D1823]" office:value-type="float" office:value="0.868421052631579">
            <text:p>0.8684210526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1824:.C1824])/[.D1824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formula="of:=SUM([.B1825:.C1825])/[.D1825]" office:value-type="float" office:value="0.934782608695652">
            <text:p>0.9347826087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formula="of:=SUM([.B1826:.C1826])/[.D1826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formula="of:=SUM([.B1827:.C1827])/[.D1827]" office:value-type="float" office:value="0.87037037037037">
            <text:p>0.8703703704</text:p>
          </table:table-cell>
        </table:table-row>
        <table:table-row table:style-name="ro1">
          <table:table-cell office:value-type="string">
            <text:p>4455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B1828:.C1828])/[.D182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SUM([.B1829:.C1829])/[.D1829]" office:value-type="float" office:value="0.5">
            <text:p>0.5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SUM([.B1830:.C1830])/[.D1830]" office:value-type="float" office:value="0.363636363636364">
            <text:p>0.3636363636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831:.C1831])/[.D1831]" office:value-type="float" office:value="1">
            <text:p>1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SUM([.B1832:.C1832])/[.D1832]" office:value-type="float" office:value="0.475">
            <text:p>0.475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SUM([.B1833:.C1833])/[.D1833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SUM([.B1834:.C1834])/[.D1834]" office:value-type="float" office:value="0.86046511627907">
            <text:p>0.8604651163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SUM([.B1835:.C1835])/[.D1835]" office:value-type="float" office:value="0.738095238095238">
            <text:p>0.7380952381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table:formula="of:=SUM([.B1836:.C1836])/[.D1836]" office:value-type="float" office:value="0.725806451612903">
            <text:p>0.7258064516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table:formula="of:=SUM([.B1837:.C1837])/[.D1837]" office:value-type="float" office:value="0.896551724137931">
            <text:p>0.8965517241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table:formula="of:=SUM([.B1838:.C1838])/[.D1838]" office:value-type="float" office:value="0.655913978494624">
            <text:p>0.6559139785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74">
            <text:p>74</text:p>
          </table:table-cell>
          <table:table-cell table:formula="of:=SUM([.B1839:.C1839])/[.D1839]" office:value-type="float" office:value="0.662162162162162">
            <text:p>0.6621621622</text:p>
          </table:table-cell>
        </table:table-row>
        <table:table-row table:style-name="ro1">
          <table:table-cell office:value-type="string">
            <text:p>4460 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SUM([.B1840:.C1840])/[.D1840]" office:value-type="float" office:value="0.464285714285714">
            <text:p>0.4642857143</text:p>
          </table:table-cell>
        </table:table-row>
        <table:table-row table:style-name="ro1">
          <table:table-cell office:value-type="string">
            <text:p>4464 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SUM([.B1841:.C1841])/[.D1841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464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1842:.C1842])/[.D1842]" office:value-type="float" office:value="0.807692307692308">
            <text:p>0.8076923077</text:p>
          </table:table-cell>
        </table:table-row>
        <table:table-row table:style-name="ro1">
          <table:table-cell office:value-type="string">
            <text:p>4464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B1843:.C1843])/[.D1843]" office:value-type="float" office:value="1">
            <text:p>1</text:p>
          </table:table-cell>
        </table:table-row>
        <table:table-row table:style-name="ro1">
          <table:table-cell office:value-type="string">
            <text:p>4464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SUM([.B1844:.C1844])/[.D1844]" office:value-type="float" office:value="0.88">
            <text:p>0.88</text:p>
          </table:table-cell>
        </table:table-row>
        <table:table-row table:style-name="ro1">
          <table:table-cell office:value-type="string">
            <text:p>4465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845:.C1845])/[.D184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465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1846:.C1846])/[.D1846]" office:value-type="float" office:value="0.8">
            <text:p>0.8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SUM([.B1847:.C1847])/[.D1847]" office:value-type="float" office:value="0.735294117647059">
            <text:p>0.7352941176</text:p>
          </table:table-cell>
        </table:table-row>
        <table:table-row table:style-name="ro1">
          <table:table-cell office:value-type="string">
            <text:p>4470 </text:p>
          </table:table-cell>
          <table:table-cell table:number-columns-repeated="2"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SUM([.B1848:.C1848])/[.D1848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SUM([.B1849:.C1849])/[.D1849]" office:value-type="float" office:value="0.8">
            <text:p>0.8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1850:.C1850])/[.D1850]" office:value-type="float" office:value="0.478260869565217">
            <text:p>0.4782608696</text:p>
          </table:table-cell>
        </table:table-row>
        <table:table-row table:style-name="ro1">
          <table:table-cell office:value-type="string">
            <text:p>4470 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1851:.C1851])/[.D1851]" office:value-type="float" office:value="0.4">
            <text:p>0.4</text:p>
          </table:table-cell>
        </table:table-row>
        <table:table-row table:style-name="ro1">
          <table:table-cell office:value-type="string">
            <text:p>4470 </text:p>
          </table:table-cell>
          <table:table-cell table:number-columns-repeated="2"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SUM([.B1852:.C1852])/[.D1852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1853:.C1853])/[.D1853]" office:value-type="float" office:value="0.75">
            <text:p>0.75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1854:.C1854])/[.D1854]" office:value-type="float" office:value="0.466666666666667">
            <text:p>0.4666666667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1855:.C1855])/[.D1855]" office:value-type="float" office:value="0.5">
            <text:p>0.5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856:.C1856])/[.D1856]" office:value-type="float" office:value="1">
            <text:p>1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1857:.C1857])/[.D1857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1858:.C1858])/[.D1858]" office:value-type="float" office:value="0.6">
            <text:p>0.6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SUM([.B1859:.C1859])/[.D1859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SUM([.B1860:.C1860])/[.D1860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4470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1861:.C1861])/[.D1861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4472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1862:.C1862])/[.D1862]" office:value-type="float" office:value="1">
            <text:p>1</text:p>
          </table:table-cell>
        </table:table-row>
        <table:table-row table:style-name="ro1">
          <table:table-cell office:value-type="string">
            <text:p>4472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B1863:.C1863])/[.D1863]" office:value-type="float" office:value="0.75">
            <text:p>0.75</text:p>
          </table:table-cell>
        </table:table-row>
        <table:table-row table:style-name="ro1">
          <table:table-cell office:value-type="string">
            <text:p>4472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1864:.C1864])/[.D1864]" office:value-type="float" office:value="0.85">
            <text:p>0.85</text:p>
          </table:table-cell>
        </table:table-row>
        <table:table-row table:style-name="ro1">
          <table:table-cell office:value-type="string">
            <text:p>4472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1865:.C1865])/[.D1865]" office:value-type="float" office:value="1">
            <text:p>1</text:p>
          </table:table-cell>
        </table:table-row>
        <table:table-row table:style-name="ro1">
          <table:table-cell office:value-type="string">
            <text:p>4472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SUM([.B1866:.C1866])/[.D1866]" office:value-type="float" office:value="0.736842105263158">
            <text:p>0.7368421053</text:p>
          </table:table-cell>
        </table:table-row>
        <table:table-row table:style-name="ro1">
          <table:table-cell office:value-type="string">
            <text:p>4472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formula="of:=SUM([.B1867:.C1867])/[.D1867]" office:value-type="float" office:value="0.892857142857143">
            <text:p>0.8928571429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SUM([.B1868:.C1868])/[.D1868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formula="of:=SUM([.B1869:.C1869])/[.D1869]" office:value-type="float" office:value="1">
            <text:p>1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table:formula="of:=SUM([.B1870:.C1870])/[.D1870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SUM([.B1871:.C1871])/[.D1871]" office:value-type="float" office:value="1">
            <text:p>1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SUM([.B1872:.C1872])/[.D1872]" office:value-type="float" office:value="1">
            <text:p>1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SUM([.B1873:.C1873])/[.D1873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table:formula="of:=SUM([.B1874:.C1874])/[.D1874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formula="of:=SUM([.B1875:.C1875])/[.D1875]" office:value-type="float" office:value="0.912280701754386">
            <text:p>0.9122807018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SUM([.B1876:.C1876])/[.D1876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SUM([.B1877:.C1877])/[.D1877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475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table:formula="of:=SUM([.B1878:.C1878])/[.D1878]" office:value-type="float" office:value="0.942307692307692">
            <text:p>0.9423076923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SUM([.B1879:.C1879])/[.D1879]" office:value-type="float" office:value="0.9375">
            <text:p>0.9375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SUM([.B1880:.C1880])/[.D1880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1881:.C1881])/[.D1881]" office:value-type="float" office:value="0.96">
            <text:p>0.96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SUM([.B1882:.C1882])/[.D1882]" office:value-type="float" office:value="0.973684210526316">
            <text:p>0.9736842105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formula="of:=SUM([.B1883:.C1883])/[.D1883]" office:value-type="float" office:value="0.975609756097561">
            <text:p>0.9756097561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SUM([.B1884:.C1884])/[.D1884]" office:value-type="float" office:value="0.964285714285714">
            <text:p>0.9642857143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1885:.C1885])/[.D1885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SUM([.B1886:.C1886])/[.D1886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1887:.C1887])/[.D1887]" office:value-type="float" office:value="0.95">
            <text:p>0.95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table:formula="of:=SUM([.B1888:.C1888])/[.D1888]" office:value-type="float" office:value="0.975609756097561">
            <text:p>0.9756097561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formula="of:=SUM([.B1889:.C1889])/[.D1889]" office:value-type="float" office:value="0.953488372093023">
            <text:p>0.9534883721</text:p>
          </table:table-cell>
        </table:table-row>
        <table:table-row table:style-name="ro1">
          <table:table-cell office:value-type="string">
            <text:p>4480 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formula="of:=SUM([.B1890:.C1890])/[.D1890]" office:value-type="float" office:value="0.911111111111111">
            <text:p>0.9111111111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1891:.C1891])/[.D1891]"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892:.C1892])/[.D1892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1893:.C1893])/[.D1893]" office:value-type="float" office:value="0.608695652173913">
            <text:p>0.6086956522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1894:.C1894])/[.D1894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1895:.C1895])/[.D1895]" office:value-type="float" office:value="0.84">
            <text:p>0.84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1896:.C1896])/[.D1896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1897:.C1897])/[.D1897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1898:.C1898])/[.D1898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1899:.C1899])/[.D1899]" office:value-type="float" office:value="1">
            <text:p>1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1900:.C1900])/[.D1900]" office:value-type="float" office:value="0.625">
            <text:p>0.625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1901:.C1901])/[.D1901]" office:value-type="float" office:value="0.75">
            <text:p>0.75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SUM([.B1902:.C1902])/[.D1902]" office:value-type="float" office:value="0.8">
            <text:p>0.8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SUM([.B1903:.C1903])/[.D1903]" office:value-type="float" office:value="0.638297872340426">
            <text:p>0.6382978723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formula="of:=SUM([.B1904:.C1904])/[.D1904]" office:value-type="float" office:value="0.573770491803279">
            <text:p>0.5737704918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table:formula="of:=SUM([.B1905:.C1905])/[.D1905]" office:value-type="float" office:value="0.492957746478873">
            <text:p>0.4929577465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table:formula="of:=SUM([.B1906:.C1906])/[.D1906]" office:value-type="float" office:value="0.76">
            <text:p>0.76</text:p>
          </table:table-cell>
        </table:table-row>
        <table:table-row table:style-name="ro1">
          <table:table-cell office:value-type="string">
            <text:p>4495 </text:p>
          </table:table-cell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 office:value-type="float" office:value="187">
            <text:p>187</text:p>
          </table:table-cell>
          <table:table-cell table:formula="of:=SUM([.B1907:.C1907])/[.D1907]" office:value-type="float" office:value="0.737967914438503">
            <text:p>0.7379679144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SUM([.B1908:.C1908])/[.D1908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1909:.C1909])/[.D1909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1910:.C1910])/[.D1910]" office:value-type="float" office:value="0.88">
            <text:p>0.88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1911:.C1911])/[.D1911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1912:.C1912])/[.D1912]" office:value-type="float" office:value="0.652173913043478">
            <text:p>0.652173913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SUM([.B1913:.C1913])/[.D1913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SUM([.B1914:.C1914])/[.D191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table:formula="of:=SUM([.B1915:.C1915])/[.D1915]" office:value-type="float" office:value="0.588235294117647">
            <text:p>0.5882352941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SUM([.B1916:.C1916])/[.D1916]" office:value-type="float" office:value="0.741935483870968">
            <text:p>0.7419354839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SUM([.B1917:.C1917])/[.D1917]" office:value-type="float" office:value="0.69047619047619">
            <text:p>0.6904761905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SUM([.B1918:.C1918])/[.D1918]" office:value-type="float" office:value="0.755555555555556">
            <text:p>0.7555555556</text:p>
          </table:table-cell>
        </table:table-row>
        <table:table-row table:style-name="ro1">
          <table:table-cell office:value-type="string">
            <text:p>4496 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formula="of:=SUM([.B1919:.C1919])/[.D1919]" office:value-type="float" office:value="0.68">
            <text:p>0.68</text:p>
          </table:table-cell>
        </table:table-row>
        <table:table-row table:style-name="ro1">
          <table:table-cell office:value-type="string">
            <text:p>450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1920:.C1920])/[.D1920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4500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SUM([.B1921:.C1921])/[.D1921]" office:value-type="float" office:value="0.794117647058823">
            <text:p>0.7941176471</text:p>
          </table:table-cell>
        </table:table-row>
        <table:table-row table:style-name="ro1">
          <table:table-cell office:value-type="string">
            <text:p>4500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1922:.C1922])/[.D1922]" office:value-type="float" office:value="0.611111111111111">
            <text:p>0.6111111111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B1923:.C1923])/[.D1923]" office:value-type="float" office:value="0.625">
            <text:p>0.625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1924:.C1924])/[.D1924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1925:.C1925])/[.D1925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1926:.C1926])/[.D1926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1927:.C1927])/[.D1927]" office:value-type="float" office:value="0.7">
            <text:p>0.7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1928:.C1928])/[.D1928]" office:value-type="float" office:value="0.702702702702703">
            <text:p>0.7027027027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table:formula="of:=SUM([.B1929:.C1929])/[.D1929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SUM([.B1930:.C1930])/[.D1930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formula="of:=SUM([.B1931:.C1931])/[.D1931]" office:value-type="float" office:value="0.568181818181818">
            <text:p>0.5681818182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table:formula="of:=SUM([.B1932:.C1932])/[.D1932]" office:value-type="float" office:value="0.803571428571429">
            <text:p>0.8035714286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table:formula="of:=SUM([.B1933:.C1933])/[.D1933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4510 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table:formula="of:=SUM([.B1934:.C1934])/[.D1934]" office:value-type="float" office:value="0.696969696969697">
            <text:p>0.696969697</text:p>
          </table:table-cell>
        </table:table-row>
        <table:table-row table:style-name="ro1">
          <table:table-cell office:value-type="string">
            <text:p>453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935:.C1935])/[.D1935]" office:value-type="float" office:value="0">
            <text:p>0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1936:.C1936])/[.D1936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1937:.C1937])/[.D1937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B1938:.C1938])/[.D1938]" office:value-type="float" office:value="0.9375">
            <text:p>0.9375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SUM([.B1939:.C1939])/[.D193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940:.C1940])/[.D1940]" office:value-type="float" office:value="1">
            <text:p>1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SUM([.B1941:.C1941])/[.D1941]" office:value-type="float" office:value="0.90625">
            <text:p>0.90625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B1942:.C1942])/[.D1942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1943:.C1943])/[.D1943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454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1944:.C1944])/[.D1944]" office:value-type="float" office:value="1">
            <text:p>1</text:p>
          </table:table-cell>
        </table:table-row>
        <table:table-row table:style-name="ro1">
          <table:table-cell office:value-type="string">
            <text:p>455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1945:.C1945])/[.D1945]" office:value-type="float" office:value="1">
            <text:p>1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B1946:.C1946])/[.D1946]" office:value-type="float" office:value="0.76">
            <text:p>0.76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SUM([.B1947:.C1947])/[.D1947]" office:value-type="float" office:value="0.886363636363636">
            <text:p>0.8863636364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SUM([.B1948:.C1948])/[.D1948]" office:value-type="float" office:value="0.92">
            <text:p>0.92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formula="of:=SUM([.B1949:.C1949])/[.D1949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SUM([.B1950:.C1950])/[.D1950]" office:value-type="float" office:value="0.915254237288135">
            <text:p>0.9152542373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SUM([.B1951:.C1951])/[.D1951]" office:value-type="float" office:value="0.962962962962963">
            <text:p>0.962962963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SUM([.B1952:.C1952])/[.D1952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SUM([.B1953:.C1953])/[.D1953]" office:value-type="float" office:value="0.65">
            <text:p>0.65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formula="of:=SUM([.B1954:.C1954])/[.D1954]" office:value-type="float" office:value="0.639344262295082">
            <text:p>0.6393442623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SUM([.B1955:.C1955])/[.D1955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SUM([.B1956:.C1956])/[.D1956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4590 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formula="of:=SUM([.B1957:.C1957])/[.D1957]" office:value-type="float" office:value="0.847457627118644">
            <text:p>0.8474576271</text:p>
          </table:table-cell>
        </table:table-row>
        <table:table-row table:style-name="ro1">
          <table:table-cell office:value-type="string">
            <text:p>4590 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1958:.C1958])/[.D1958]" office:value-type="float" office:value="1">
            <text:p>1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SUM([.B1959:.C1959])/[.D1959]" office:value-type="float" office:value="0.523809523809524">
            <text:p>0.5238095238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SUM([.B1960:.C1960])/[.D1960]" office:value-type="float" office:value="0.926829268292683">
            <text:p>0.9268292683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SUM([.B1961:.C1961])/[.D1961]" office:value-type="float" office:value="0.540540540540541">
            <text:p>0.5405405405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SUM([.B1962:.C1962])/[.D1962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SUM([.B1963:.C1963])/[.D1963]" office:value-type="float" office:value="0.60377358490566">
            <text:p>0.6037735849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formula="of:=SUM([.B1964:.C1964])/[.D1964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SUM([.B1965:.C1965])/[.D1965]" office:value-type="float" office:value="0.576271186440678">
            <text:p>0.5762711864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table:formula="of:=SUM([.B1966:.C1966])/[.D1966]" office:value-type="float" office:value="0.457142857142857">
            <text:p>0.4571428571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table:formula="of:=SUM([.B1967:.C1967])/[.D1967]" office:value-type="float" office:value="0.434782608695652">
            <text:p>0.4347826087</text:p>
          </table:table-cell>
        </table:table-row>
        <table:table-row table:style-name="ro1">
          <table:table-cell office:value-type="string">
            <text:p>460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B1968:.C1968])/[.D1968]" office:value-type="float" office:value="0.9">
            <text:p>0.9</text:p>
          </table:table-cell>
        </table:table-row>
        <table:table-row table:style-name="ro1">
          <table:table-cell office:value-type="string">
            <text:p>4605 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B1969:.C1969])/[.D1969]" office:value-type="float" office:value="1">
            <text:p>1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SUM([.B1970:.C1970])/[.D1970]" office:value-type="float" office:value="1">
            <text:p>1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SUM([.B1971:.C1971])/[.D1971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SUM([.B1972:.C1972])/[.D1972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formula="of:=SUM([.B1973:.C1973])/[.D1973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SUM([.B1974:.C1974])/[.D1974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SUM([.B1975:.C1975])/[.D1975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formula="of:=SUM([.B1976:.C1976])/[.D1976]" office:value-type="float" office:value="0.931818181818182">
            <text:p>0.9318181818</text:p>
          </table:table-cell>
        </table:table-row>
        <table:table-row table:style-name="ro1">
          <table:table-cell office:value-type="string">
            <text:p>4605 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formula="of:=SUM([.B1977:.C1977])/[.D1977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610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1978:.C1978])/[.D1978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61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979:.C1979])/[.D1979]" office:value-type="float" office:value="0.533333333333333">
            <text:p>0.5333333333</text:p>
          </table:table-cell>
        </table:table-row>
        <table:table-row table:style-name="ro1">
          <table:table-cell office:value-type="string">
            <text:p>4611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1980:.C1980])/[.D1980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4612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SUM([.B1981:.C1981])/[.D1981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615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82:.C1982])/[.D1982]" office:value-type="float" office:value="0">
            <text:p>0</text:p>
          </table:table-cell>
        </table:table-row>
        <table:table-row table:style-name="ro1">
          <table:table-cell office:value-type="string">
            <text:p>4615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83:.C1983])/[.D1983]" office:value-type="float" office:value="0">
            <text:p>0</text:p>
          </table:table-cell>
        </table:table-row>
        <table:table-row table:style-name="ro1">
          <table:table-cell office:value-type="string">
            <text:p>4616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B1984:.C1984])/[.D1984]" office:value-type="float" office:value="0.75">
            <text:p>0.75</text:p>
          </table:table-cell>
        </table:table-row>
        <table:table-row table:style-name="ro1">
          <table:table-cell office:value-type="string">
            <text:p>4616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formula="of:=SUM([.B1985:.C1985])/[.D1985]" office:value-type="float" office:value="0.724137931034483">
            <text:p>0.724137931</text:p>
          </table:table-cell>
        </table:table-row>
        <table:table-row table:style-name="ro1">
          <table:table-cell office:value-type="string">
            <text:p>4630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1986:.C1986])/[.D1986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463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1987:.C1987])/[.D1987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631 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SUM([.B1988:.C1988])/[.D1988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631 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table:formula="of:=SUM([.B1989:.C1989])/[.D1989]" office:value-type="float" office:value="0.864864864864865">
            <text:p>0.8648648649</text:p>
          </table:table-cell>
        </table:table-row>
        <table:table-row table:style-name="ro1">
          <table:table-cell office:value-type="string">
            <text:p>4632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1990:.C1990])/[.D1990]" office:value-type="float" office:value="1">
            <text:p>1</text:p>
          </table:table-cell>
        </table:table-row>
        <table:table-row table:style-name="ro1">
          <table:table-cell office:value-type="string">
            <text:p>4632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1991:.C1991])/[.D1991]" office:value-type="float" office:value="1">
            <text:p>1</text:p>
          </table:table-cell>
        </table:table-row>
        <table:table-row table:style-name="ro1">
          <table:table-cell office:value-type="string">
            <text:p>4632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1992:.C1992])/[.D1992]" office:value-type="float" office:value="1">
            <text:p>1</text:p>
          </table:table-cell>
        </table:table-row>
        <table:table-row table:style-name="ro1">
          <table:table-cell office:value-type="string">
            <text:p>4632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1993:.C1993])/[.D1993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63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1994:.C1994])/[.D1994]" office:value-type="float" office:value="1">
            <text:p>1</text:p>
          </table:table-cell>
        </table:table-row>
        <table:table-row table:style-name="ro1">
          <table:table-cell office:value-type="string">
            <text:p>4632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1995:.C1995])/[.D1995]" office:value-type="float" office:value="0">
            <text:p>0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1996:.C1996])/[.D1996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1997:.C1997])/[.D1997]" office:value-type="float" office:value="0.8125">
            <text:p>0.8125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SUM([.B1998:.C1998])/[.D1998]" office:value-type="float" office:value="0.620689655172414">
            <text:p>0.6206896552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1999:.C1999])/[.D1999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formula="of:=SUM([.B2000:.C2000])/[.D2000]" office:value-type="float" office:value="0.648648648648649">
            <text:p>0.6486486486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formula="of:=SUM([.B2001:.C2001])/[.D2001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table:formula="of:=SUM([.B2002:.C2002])/[.D2002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635 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SUM([.B2003:.C2003])/[.D2003]" office:value-type="float" office:value="0.804878048780488">
            <text:p>0.8048780488</text:p>
          </table:table-cell>
        </table:table-row>
        <table:table-row table:style-name="ro1">
          <table:table-cell office:value-type="string">
            <text:p>464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004:.C2004])/[.D2004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4640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2005:.C2005])/[.D2005]" office:value-type="float" office:value="0.5625">
            <text:p>0.5625</text:p>
          </table:table-cell>
        </table:table-row>
        <table:table-row table:style-name="ro1">
          <table:table-cell office:value-type="string">
            <text:p>4640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B2006:.C2006])/[.D2006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64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007:.C2007])/[.D2007]" office:value-type="float" office:value="0">
            <text:p>0</text:p>
          </table:table-cell>
        </table:table-row>
        <table:table-row table:style-name="ro1">
          <table:table-cell office:value-type="string">
            <text:p>464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008:.C2008])/[.D2008]" office:value-type="float" office:value="0.5">
            <text:p>0.5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.B2009:.C2009])/[.D2009]" office:value-type="float" office:value="0.5">
            <text:p>0.5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SUM([.B2010:.C2010])/[.D2010]" office:value-type="float" office:value="0.565217391304348">
            <text:p>0.5652173913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SUM([.B2011:.C2011])/[.D2011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2012:.C2012])/[.D2012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2013:.C2013])/[.D2013]" office:value-type="float" office:value="0.68421052631579">
            <text:p>0.6842105263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2014:.C2014])/[.D2014]" office:value-type="float" office:value="0.5">
            <text:p>0.5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formula="of:=SUM([.B2015:.C2015])/[.D2015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SUM([.B2016:.C2016])/[.D201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table:formula="of:=SUM([.B2017:.C2017])/[.D2017]" office:value-type="float" office:value="0.72972972972973">
            <text:p>0.7297297297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2018:.C2018])/[.D2018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formula="of:=SUM([.B2019:.C2019])/[.D2019]" office:value-type="float" office:value="0.770833333333333">
            <text:p>0.7708333333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2020:.C2020])/[.D2020]" office:value-type="float" office:value="0.575757575757576">
            <text:p>0.5757575758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149">
            <text:p>149</text:p>
          </table:table-cell>
          <table:table-cell table:formula="of:=SUM([.B2021:.C2021])/[.D2021]" office:value-type="float" office:value="0.751677852348993">
            <text:p>0.7516778523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29">
            <text:p>129</text:p>
          </table:table-cell>
          <table:table-cell office:value-type="float" office:value="65">
            <text:p>65</text:p>
          </table:table-cell>
          <table:table-cell office:value-type="float" office:value="238">
            <text:p>238</text:p>
          </table:table-cell>
          <table:table-cell table:formula="of:=SUM([.B2022:.C2022])/[.D2022]" office:value-type="float" office:value="0.815126050420168">
            <text:p>0.8151260504</text:p>
          </table:table-cell>
        </table:table-row>
        <table:table-row table:style-name="ro1">
          <table:table-cell office:value-type="string">
            <text:p>4641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SUM([.B2023:.C2023])/[.D2023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B2024:.C2024])/[.D2024]" office:value-type="float" office:value="0.5">
            <text:p>0.5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SUM([.B2025:.C2025])/[.D2025]" office:value-type="float" office:value="0.75">
            <text:p>0.75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2026:.C2026])/[.D2026]" office:value-type="float" office:value="0.375">
            <text:p>0.375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2027:.C2027])/[.D2027]" office:value-type="float" office:value="0.5">
            <text:p>0.5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2028:.C2028])/[.D2028]" office:value-type="float" office:value="0.6">
            <text:p>0.6</text:p>
          </table:table-cell>
        </table:table-row>
        <table:table-row table:style-name="ro1">
          <table:table-cell office:value-type="string">
            <text:p>4642 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029:.C2029])/[.D2029]"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2030:.C2030])/[.D2030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2031:.C2031])/[.D2031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SUM([.B2032:.C2032])/[.D2032]" office:value-type="float" office:value="0.8125">
            <text:p>0.8125</text:p>
          </table:table-cell>
        </table:table-row>
        <table:table-row table:style-name="ro1">
          <table:table-cell office:value-type="string">
            <text:p>4642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2033:.C2033])/[.D2033]" office:value-type="float" office:value="0.5">
            <text:p>0.5</text:p>
          </table:table-cell>
        </table:table-row>
        <table:table-row table:style-name="ro1">
          <table:table-cell office:value-type="string">
            <text:p>4649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2034:.C2034])/[.D2034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649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2035:.C2035])/[.D2035]" office:value-type="float" office:value="0.875">
            <text:p>0.875</text:p>
          </table:table-cell>
        </table:table-row>
        <table:table-row table:style-name="ro1">
          <table:table-cell office:value-type="string">
            <text:p>4649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036:.C2036])/[.D2036]" office:value-type="float" office:value="0.9">
            <text:p>0.9</text:p>
          </table:table-cell>
        </table:table-row>
        <table:table-row table:style-name="ro1">
          <table:table-cell office:value-type="string">
            <text:p>4649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SUM([.B2037:.C2037])/[.D2037]" office:value-type="float" office:value="1">
            <text:p>1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2038:.C2038])/[.D2038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SUM([.B2039:.C2039])/[.D2039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040:.C2040])/[.D2040]" office:value-type="float" office:value="1">
            <text:p>1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41:.C2041])/[.D2041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42:.C2042])/[.D2042]" office:value-type="float" office:value="1">
            <text:p>1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043:.C2043])/[.D2043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650 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2044:.C2044])/[.D2044]" office:value-type="float" office:value="0.25">
            <text:p>0.25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2045:.C2045])/[.D2045]" office:value-type="float" office:value="0.4">
            <text:p>0.4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2046:.C2046])/[.D2046]" office:value-type="float" office:value="0.2">
            <text:p>0.2</text:p>
          </table:table-cell>
        </table:table-row>
        <table:table-row table:style-name="ro1">
          <table:table-cell office:value-type="string">
            <text:p>4650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2047:.C2047])/[.D2047]" office:value-type="float" office:value="0.625">
            <text:p>0.625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SUM([.B2048:.C2048])/[.D2048]" office:value-type="float" office:value="0.827586206896552">
            <text:p>0.8275862069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formula="of:=SUM([.B2049:.C2049])/[.D2049]" office:value-type="float" office:value="0.975609756097561">
            <text:p>0.9756097561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formula="of:=SUM([.B2050:.C2050])/[.D2050]" office:value-type="float" office:value="0.911764705882353">
            <text:p>0.9117647059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SUM([.B2051:.C2051])/[.D2051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SUM([.B2052:.C2052])/[.D2052]" office:value-type="float" office:value="0.925">
            <text:p>0.925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2053:.C2053])/[.D2053]" office:value-type="float" office:value="0.875">
            <text:p>0.875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SUM([.B2054:.C2054])/[.D2054]" office:value-type="float" office:value="0.71875">
            <text:p>0.71875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B2055:.C2055])/[.D2055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table:formula="of:=SUM([.B2056:.C2056])/[.D2056]" office:value-type="float" office:value="0.651162790697674">
            <text:p>0.6511627907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SUM([.B2057:.C2057])/[.D2057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2058:.C2058])/[.D2058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SUM([.B2059:.C2059])/[.D2059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SUM([.B2060:.C2060])/[.D2060]" office:value-type="float" office:value="0.875">
            <text:p>0.875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SUM([.B2061:.C2061])/[.D2061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SUM([.B2062:.C2062])/[.D2062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063:.C2063])/[.D2063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SUM([.B2064:.C2064])/[.D2064]" office:value-type="float" office:value="0.95">
            <text:p>0.95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SUM([.B2065:.C2065])/[.D2065]" office:value-type="float" office:value="1">
            <text:p>1</text:p>
          </table:table-cell>
        </table:table-row>
        <table:table-row table:style-name="ro1">
          <table:table-cell office:value-type="string">
            <text:p>4660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066:.C2066])/[.D2066]" office:value-type="float" office:value="0.8">
            <text:p>0.8</text:p>
          </table:table-cell>
        </table:table-row>
        <table:table-row table:style-name="ro1">
          <table:table-cell office:value-type="string">
            <text:p>4665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2067:.C2067])/[.D206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670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068:.C2068])/[.D2068]" office:value-type="float" office:value="1">
            <text:p>1</text:p>
          </table:table-cell>
        </table:table-row>
        <table:table-row table:style-name="ro1">
          <table:table-cell office:value-type="string">
            <text:p>467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SUM([.B2069:.C2069])/[.D2069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67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070:.C2070])/[.D2070]" office:value-type="float" office:value="0.5">
            <text:p>0.5</text:p>
          </table:table-cell>
        </table:table-row>
        <table:table-row table:style-name="ro1">
          <table:table-cell office:value-type="string">
            <text:p>4675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71:.C2071])/[.D2071]" office:value-type="float" office:value="0">
            <text:p>0</text:p>
          </table:table-cell>
        </table:table-row>
        <table:table-row table:style-name="ro1">
          <table:table-cell office:value-type="string">
            <text:p>4675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072:.C2072])/[.D2072]" office:value-type="float" office:value="1">
            <text:p>1</text:p>
          </table:table-cell>
        </table:table-row>
        <table:table-row table:style-name="ro1">
          <table:table-cell office:value-type="string">
            <text:p>4675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073:.C2073])/[.D2073]" office:value-type="float" office:value="0.8">
            <text:p>0.8</text:p>
          </table:table-cell>
        </table:table-row>
        <table:table-row table:style-name="ro1">
          <table:table-cell office:value-type="string">
            <text:p>4685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074:.C2074])/[.D2074]" office:value-type="float" office:value="0.5">
            <text:p>0.5</text:p>
          </table:table-cell>
        </table:table-row>
        <table:table-row table:style-name="ro1">
          <table:table-cell office:value-type="string">
            <text:p>4690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2075:.C2075])/[.D2075]" office:value-type="float" office:value="0.739130434782609">
            <text:p>0.7391304348</text:p>
          </table:table-cell>
        </table:table-row>
        <table:table-row table:style-name="ro1">
          <table:table-cell office:value-type="string">
            <text:p>4690 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SUM([.B2076:.C2076])/[.D2076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4690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.B2077:.C2077])/[.D2077]" office:value-type="float" office:value="0.75">
            <text:p>0.75</text:p>
          </table:table-cell>
        </table:table-row>
        <table:table-row table:style-name="ro1">
          <table:table-cell office:value-type="string">
            <text:p>469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078:.C2078])/[.D2078]" office:value-type="float" office:value="1">
            <text:p>1</text:p>
          </table:table-cell>
        </table:table-row>
        <table:table-row table:style-name="ro1">
          <table:table-cell office:value-type="string">
            <text:p>469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2079:.C2079])/[.D2079]" office:value-type="float" office:value="1">
            <text:p>1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080:.C2080])/[.D2080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081:.C2081])/[.D2081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082:.C2082])/[.D2082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083:.C2083])/[.D2083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84:.C2084])/[.D2084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085:.C2085])/[.D2085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086:.C2086])/[.D2086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087:.C2087])/[.D2087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88:.C2088])/[.D2088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089:.C2089])/[.D2089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090:.C2090])/[.D2090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91:.C2091])/[.D2091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92:.C2092])/[.D2092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093:.C2093])/[.D2093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094:.C2094])/[.D2094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095:.C2095])/[.D2095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096:.C2096])/[.D2096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097:.C2097])/[.D2097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098:.C2098])/[.D2098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099:.C2099])/[.D2099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100:.C2100])/[.D2100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101:.C2101])/[.D2101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102:.C2102])/[.D2102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2103:.C2103])/[.D2103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104:.C2104])/[.D2104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105:.C2105])/[.D2105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106:.C2106])/[.D2106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107:.C2107])/[.D2107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108:.C2108])/[.D2108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109:.C2109])/[.D2109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110:.C2110])/[.D2110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111:.C2111])/[.D2111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2112:.C2112])/[.D2112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113:.C2113])/[.D2113]" office:value-type="float" office:value="0">
            <text:p>0</text:p>
          </table:table-cell>
        </table:table-row>
        <table:table-row table:style-name="ro1">
          <table:table-cell office:value-type="string">
            <text:p>4698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114:.C2114])/[.D2114]" office:value-type="float" office:value="0">
            <text:p>0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SUM([.B2115:.C2115])/[.D2115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2116:.C2116])/[.D2116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2117:.C2117])/[.D2117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2118:.C2118])/[.D2118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119:.C2119])/[.D2119]" office:value-type="float" office:value="0.8125">
            <text:p>0.8125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SUM([.B2120:.C2120])/[.D2120]" office:value-type="float" office:value="0.964285714285714">
            <text:p>0.9642857143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2121:.C2121])/[.D2121]" office:value-type="float" office:value="0.956521739130435">
            <text:p>0.956521739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122:.C2122])/[.D2122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SUM([.B2123:.C2123])/[.D2123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SUM([.B2124:.C2124])/[.D2124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2125:.C2125])/[.D2125]" office:value-type="float" office:value="1">
            <text:p>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2126:.C2126])/[.D2126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2127:.C2127])/[.D2127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128:.C2128])/[.D2128]" office:value-type="float" office:value="1">
            <text:p>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2129:.C2129])/[.D2129]" office:value-type="float" office:value="1">
            <text:p>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SUM([.B2130:.C2130])/[.D2130]" office:value-type="float" office:value="0.971428571428571">
            <text:p>0.9714285714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2131:.C2131])/[.D2131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SUM([.B2132:.C2132])/[.D2132]" office:value-type="float" office:value="0.942857142857143">
            <text:p>0.9428571429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SUM([.B2133:.C2133])/[.D2133]" office:value-type="float" office:value="1">
            <text:p>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134:.C2134])/[.D2134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SUM([.B2135:.C2135])/[.D2135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B2136:.C2136])/[.D2136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2137:.C2137])/[.D2137]" office:value-type="float" office:value="0.9">
            <text:p>0.9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SUM([.B2138:.C2138])/[.D2138]" office:value-type="float" office:value="0.96875">
            <text:p>0.96875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table:formula="of:=SUM([.B2139:.C2139])/[.D2139]" office:value-type="float" office:value="0.906976744186046">
            <text:p>0.9069767442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2140:.C2140])/[.D2140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formula="of:=SUM([.B2141:.C2141])/[.D2141]" office:value-type="float" office:value="0.871794871794872">
            <text:p>0.8717948718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SUM([.B2142:.C2142])/[.D2142]" office:value-type="float" office:value="0.90625">
            <text:p>0.90625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2143:.C2143])/[.D2143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SUM([.B2144:.C2144])/[.D2144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SUM([.B2145:.C2145])/[.D2145]" office:value-type="float" office:value="0.911764705882353">
            <text:p>0.9117647059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2146:.C2146])/[.D2146]" office:value-type="float" office:value="1">
            <text:p>1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SUM([.B2147:.C2147])/[.D2147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SUM([.B2148:.C2148])/[.D2148]" office:value-type="float" office:value="0.929824561403509">
            <text:p>0.9298245614</text:p>
          </table:table-cell>
        </table:table-row>
        <table:table-row table:style-name="ro1">
          <table:table-cell office:value-type="string">
            <text:p>4699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2149:.C2149])/[.D2149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150:.C2150])/[.D2150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2151:.C2151])/[.D2151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SUM([.B2152:.C2152])/[.D2152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2153:.C2153])/[.D2153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2154:.C2154])/[.D2154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2155:.C2155])/[.D2155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2156:.C2156])/[.D2156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2157:.C2157])/[.D2157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2158:.C2158])/[.D2158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B2159:.C2159])/[.D2159]" office:value-type="float" office:value="0.8">
            <text:p>0.8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2160:.C2160])/[.D2160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2161:.C2161])/[.D2161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2162:.C2162])/[.D2162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2163:.C2163])/[.D2163]" office:value-type="float" office:value="1">
            <text:p>1</text:p>
          </table:table-cell>
        </table:table-row>
        <table:table-row table:style-name="ro1">
          <table:table-cell office:value-type="string">
            <text:p>4710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164:.C2164])/[.D2164]" office:value-type="float" office:value="1">
            <text:p>1</text:p>
          </table:table-cell>
        </table:table-row>
        <table:table-row table:style-name="ro1">
          <table:table-cell office:value-type="string">
            <text:p>473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165:.C2165])/[.D2165]" office:value-type="float" office:value="1">
            <text:p>1</text:p>
          </table:table-cell>
        </table:table-row>
        <table:table-row table:style-name="ro1">
          <table:table-cell office:value-type="string">
            <text:p>4730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2166:.C2166])/[.D2166]" office:value-type="float" office:value="1">
            <text:p>1</text:p>
          </table:table-cell>
        </table:table-row>
        <table:table-row table:style-name="ro1">
          <table:table-cell office:value-type="string">
            <text:p>473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67:.C2167])/[.D2167]" office:value-type="float" office:value="0">
            <text:p>0</text:p>
          </table:table-cell>
        </table:table-row>
        <table:table-row table:style-name="ro1">
          <table:table-cell office:value-type="string">
            <text:p>473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68:.C2168])/[.D2168]" office:value-type="float" office:value="1">
            <text:p>1</text:p>
          </table:table-cell>
        </table:table-row>
        <table:table-row table:style-name="ro1">
          <table:table-cell office:value-type="string">
            <text:p>473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69:.C2169])/[.D2169]" office:value-type="float" office:value="0">
            <text:p>0</text:p>
          </table:table-cell>
        </table:table-row>
        <table:table-row table:style-name="ro1">
          <table:table-cell office:value-type="string">
            <text:p>473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170:.C2170])/[.D2170]" office:value-type="float" office:value="0">
            <text:p>0</text:p>
          </table:table-cell>
        </table:table-row>
        <table:table-row table:style-name="ro1">
          <table:table-cell office:value-type="string">
            <text:p>473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171:.C2171])/[.D2171]" office:value-type="float" office:value="0">
            <text:p>0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SUM([.B2172:.C2172])/[.D2172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SUM([.B2173:.C2173])/[.D2173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174:.C2174])/[.D2174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175:.C2175])/[.D217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731 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SUM([.B2176:.C2176])/[.D2176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2177:.C2177])/[.D2177]" office:value-type="float" office:value="0.5">
            <text:p>0.5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SUM([.B2178:.C2178])/[.D2178]" office:value-type="float" office:value="0.607142857142857">
            <text:p>0.6071428571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179:.C2179])/[.D2179]" office:value-type="float" office:value="0.875">
            <text:p>0.875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SUM([.B2180:.C2180])/[.D2180]" office:value-type="float" office:value="0.847826086956522">
            <text:p>0.847826087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SUM([.B2181:.C2181])/[.D2181]" office:value-type="float" office:value="0.775">
            <text:p>0.775</text:p>
          </table:table-cell>
        </table:table-row>
        <table:table-row table:style-name="ro1">
          <table:table-cell office:value-type="string">
            <text:p>4731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SUM([.B2182:.C2182])/[.D2182]" office:value-type="float" office:value="1">
            <text:p>1</text:p>
          </table:table-cell>
        </table:table-row>
        <table:table-row table:style-name="ro1">
          <table:table-cell office:value-type="string">
            <text:p>4741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183:.C2183])/[.D2183]" office:value-type="float" office:value="1">
            <text:p>1</text:p>
          </table:table-cell>
        </table:table-row>
        <table:table-row table:style-name="ro1">
          <table:table-cell office:value-type="string">
            <text:p>474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2184:.C2184])/[.D2184]" office:value-type="float" office:value="1">
            <text:p>1</text:p>
          </table:table-cell>
        </table:table-row>
        <table:table-row table:style-name="ro1">
          <table:table-cell office:value-type="string">
            <text:p>474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185:.C2185])/[.D2185]" office:value-type="float" office:value="1">
            <text:p>1</text:p>
          </table:table-cell>
        </table:table-row>
        <table:table-row table:style-name="ro1">
          <table:table-cell office:value-type="string">
            <text:p>474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186:.C2186])/[.D2186]" office:value-type="float" office:value="1">
            <text:p>1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table:formula="of:=SUM([.B2187:.C2187])/[.D2187]" office:value-type="float" office:value="0.953846153846154">
            <text:p>0.9538461538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SUM([.B2188:.C2188])/[.D2188]" office:value-type="float" office:value="0.548387096774194">
            <text:p>0.5483870968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table:formula="of:=SUM([.B2189:.C2189])/[.D2189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table:formula="of:=SUM([.B2190:.C2190])/[.D2190]" office:value-type="float" office:value="0.931506849315068">
            <text:p>0.9315068493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formula="of:=SUM([.B2191:.C2191])/[.D2191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SUM([.B2192:.C2192])/[.D2192]" office:value-type="float" office:value="1">
            <text:p>1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table:formula="of:=SUM([.B2193:.C2193])/[.D2193]" office:value-type="float" office:value="0.825396825396825">
            <text:p>0.8253968254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72">
            <text:p>72</text:p>
          </table:table-cell>
          <table:table-cell table:formula="of:=SUM([.B2194:.C2194])/[.D2194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table:formula="of:=SUM([.B2195:.C2195])/[.D2195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table:formula="of:=SUM([.B2196:.C2196])/[.D2196]" office:value-type="float" office:value="0.926470588235294">
            <text:p>0.9264705882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table:formula="of:=SUM([.B2197:.C2197])/[.D2197]" office:value-type="float" office:value="0.828571428571429">
            <text:p>0.8285714286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table:formula="of:=SUM([.B2198:.C2198])/[.D2198]" office:value-type="float" office:value="0.896551724137931">
            <text:p>0.8965517241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table:formula="of:=SUM([.B2199:.C2199])/[.D2199]" office:value-type="float" office:value="0.765625">
            <text:p>0.765625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table:formula="of:=SUM([.B2200:.C2200])/[.D2200]" office:value-type="float" office:value="0.849315068493151">
            <text:p>0.8493150685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table:formula="of:=SUM([.B2201:.C2201])/[.D2201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formula="of:=SUM([.B2202:.C2202])/[.D2202]" office:value-type="float" office:value="0.893617021276596">
            <text:p>0.8936170213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formula="of:=SUM([.B2203:.C2203])/[.D2203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SUM([.B2204:.C2204])/[.D2204]" office:value-type="float" office:value="0.8">
            <text:p>0.8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formula="of:=SUM([.B2205:.C2205])/[.D2205]" office:value-type="float" office:value="0.871794871794872">
            <text:p>0.8717948718</text:p>
          </table:table-cell>
        </table:table-row>
        <table:table-row table:style-name="ro1">
          <table:table-cell office:value-type="string">
            <text:p>4750 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SUM([.B2206:.C2206])/[.D2206]" office:value-type="float" office:value="0.676470588235294">
            <text:p>0.6764705882</text:p>
          </table:table-cell>
        </table:table-row>
        <table:table-row table:style-name="ro1">
          <table:table-cell office:value-type="string">
            <text:p>4752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SUM([.B2207:.C2207])/[.D2207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4752 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formula="of:=SUM([.B2208:.C2208])/[.D2208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4752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SUM([.B2209:.C2209])/[.D2209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4752 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SUM([.B2210:.C2210])/[.D2210]" office:value-type="float" office:value="0.652173913043478">
            <text:p>0.652173913</text:p>
          </table:table-cell>
        </table:table-row>
        <table:table-row table:style-name="ro1">
          <table:table-cell office:value-type="string">
            <text:p>4752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SUM([.B2211:.C2211])/[.D2211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753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SUM([.B2212:.C2212])/[.D2212]" office:value-type="float" office:value="1">
            <text:p>1</text:p>
          </table:table-cell>
        </table:table-row>
        <table:table-row table:style-name="ro1">
          <table:table-cell office:value-type="string">
            <text:p>4753 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2213:.C2213])/[.D2213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4753 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SUM([.B2214:.C2214])/[.D2214]" office:value-type="float" office:value="1">
            <text:p>1</text:p>
          </table:table-cell>
        </table:table-row>
        <table:table-row table:style-name="ro1">
          <table:table-cell office:value-type="string">
            <text:p>4753 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table:formula="of:=SUM([.B2215:.C2215])/[.D2215]" office:value-type="float" office:value="0.884057971014493">
            <text:p>0.884057971</text:p>
          </table:table-cell>
        </table:table-row>
        <table:table-row table:style-name="ro1">
          <table:table-cell office:value-type="string">
            <text:p>4753 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formula="of:=SUM([.B2216:.C2216])/[.D2216]" office:value-type="float" office:value="0.927536231884058">
            <text:p>0.9275362319</text:p>
          </table:table-cell>
        </table:table-row>
        <table:table-row table:style-name="ro1">
          <table:table-cell office:value-type="string">
            <text:p>4754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2217:.C2217])/[.D2217]" office:value-type="float" office:value="0.5">
            <text:p>0.5</text:p>
          </table:table-cell>
        </table:table-row>
        <table:table-row table:style-name="ro1">
          <table:table-cell office:value-type="string">
            <text:p>4754 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SUM([.B2218:.C2218])/[.D2218]" office:value-type="float" office:value="0.538461538461538">
            <text:p>0.5384615385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2219:.C2219])/[.D2219]" office:value-type="float" office:value="0.5">
            <text:p>0.5</text:p>
          </table:table-cell>
        </table:table-row>
        <table:table-row table:style-name="ro1">
          <table:table-cell office:value-type="string">
            <text:p>4760 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2220:.C2220])/[.D2220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221:.C2221])/[.D2221]" office:value-type="float" office:value="0.111111111111111">
            <text:p>0.1111111111</text:p>
          </table:table-cell>
        </table:table-row>
        <table:table-row table:style-name="ro1">
          <table:table-cell office:value-type="string">
            <text:p>4760 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SUM([.B2222:.C2222])/[.D2222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2223:.C2223])/[.D2223]" office:value-type="float" office:value="0.625">
            <text:p>0.625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224:.C2224])/[.D2224]" office:value-type="float" office:value="0.555555555555556">
            <text:p>0.5555555556</text:p>
          </table:table-cell>
        </table:table-row>
        <table:table-row table:style-name="ro1">
          <table:table-cell office:value-type="string">
            <text:p>4760 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2225:.C2225])/[.D2225]" office:value-type="float" office:value="0.4">
            <text:p>0.4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226:.C2226])/[.D2226]"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SUM([.B2227:.C2227])/[.D2227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760 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SUM([.B2228:.C2228])/[.D2228]" office:value-type="float" office:value="0.75">
            <text:p>0.75</text:p>
          </table:table-cell>
        </table:table-row>
        <table:table-row table:style-name="ro1">
          <table:table-cell office:value-type="string">
            <text:p>477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SUM([.B2229:.C2229])/[.D2229]" office:value-type="float" office:value="1">
            <text:p>1</text:p>
          </table:table-cell>
        </table:table-row>
        <table:table-row table:style-name="ro1">
          <table:table-cell office:value-type="string">
            <text:p>477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2230:.C2230])/[.D2230]" office:value-type="float" office:value="1">
            <text:p>1</text:p>
          </table:table-cell>
        </table:table-row>
        <table:table-row table:style-name="ro1">
          <table:table-cell office:value-type="string">
            <text:p>4770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2231:.C2231])/[.D2231]" office:value-type="float" office:value="0.5">
            <text:p>0.5</text:p>
          </table:table-cell>
        </table:table-row>
        <table:table-row table:style-name="ro1">
          <table:table-cell office:value-type="string">
            <text:p>477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232:.C2232])/[.D2232]" office:value-type="float" office:value="1">
            <text:p>1</text:p>
          </table:table-cell>
        </table:table-row>
        <table:table-row table:style-name="ro1">
          <table:table-cell office:value-type="string">
            <text:p>4770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2233:.C2233])/[.D2233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770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2234:.C2234])/[.D2234]" office:value-type="float" office:value="1">
            <text:p>1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235:.C2235])/[.D2235]" office:value-type="float" office:value="0.6">
            <text:p>0.6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236:.C2236])/[.D2236]" office:value-type="float" office:value="0.5">
            <text:p>0.5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2237:.C2237])/[.D2237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2238:.C2238])/[.D2238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2239:.C2239])/[.D2239]"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240:.C2240])/[.D2240]" office:value-type="float" office:value="0.4">
            <text:p>0.4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2241:.C2241])/[.D2241]" office:value-type="float" office:value="0.8">
            <text:p>0.8</text:p>
          </table:table-cell>
        </table:table-row>
        <table:table-row table:style-name="ro1">
          <table:table-cell office:value-type="string">
            <text:p>4777 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2242:.C2242])/[.D2242]" office:value-type="float" office:value="0.4">
            <text:p>0.4</text:p>
          </table:table-cell>
        </table:table-row>
        <table:table-row table:style-name="ro1">
          <table:table-cell office:value-type="string">
            <text:p>4777 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2243:.C2243])/[.D2243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2244:.C2244])/[.D2244]" office:value-type="float" office:value="0.75">
            <text:p>0.75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245:.C2245])/[.D2245]" office:value-type="float" office:value="1">
            <text:p>1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B2246:.C2246])/[.D2246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247:.C2247])/[.D224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.B2248:.C2248])/[.D2248]" office:value-type="float" office:value="0.75">
            <text:p>0.75</text:p>
          </table:table-cell>
        </table:table-row>
        <table:table-row table:style-name="ro1">
          <table:table-cell office:value-type="string">
            <text:p>4777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249:.C2249])/[.D2249]" office:value-type="float" office:value="0.75">
            <text:p>0.75</text:p>
          </table:table-cell>
        </table:table-row>
        <table:table-row table:style-name="ro1">
          <table:table-cell office:value-type="string">
            <text:p>4790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2250:.C2250])/[.D2250]" office:value-type="float" office:value="0.8">
            <text:p>0.8</text:p>
          </table:table-cell>
        </table:table-row>
        <table:table-row table:style-name="ro1">
          <table:table-cell office:value-type="string">
            <text:p>4790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251:.C2251])/[.D2251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792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252:.C2252])/[.D2252]" office:value-type="float" office:value="1">
            <text:p>1</text:p>
          </table:table-cell>
        </table:table-row>
        <table:table-row table:style-name="ro1">
          <table:table-cell office:value-type="string">
            <text:p>479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2253:.C2253])/[.D2253]" office:value-type="float" office:value="1">
            <text:p>1</text:p>
          </table:table-cell>
        </table:table-row>
        <table:table-row table:style-name="ro1">
          <table:table-cell office:value-type="string">
            <text:p>479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254:.C2254])/[.D2254]" office:value-type="float" office:value="1">
            <text:p>1</text:p>
          </table:table-cell>
        </table:table-row>
        <table:table-row table:style-name="ro1">
          <table:table-cell office:value-type="string">
            <text:p>479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255:.C2255])/[.D2255]" office:value-type="float" office:value="1">
            <text:p>1</text:p>
          </table:table-cell>
        </table:table-row>
        <table:table-row table:style-name="ro1">
          <table:table-cell office:value-type="string">
            <text:p>4792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256:.C2256])/[.D2256]" office:value-type="float" office:value="1">
            <text:p>1</text:p>
          </table:table-cell>
        </table:table-row>
        <table:table-row table:style-name="ro1">
          <table:table-cell office:value-type="string">
            <text:p>4792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2257:.C2257])/[.D2257]" office:value-type="float" office:value="1">
            <text:p>1</text:p>
          </table:table-cell>
        </table:table-row>
        <table:table-row table:style-name="ro1">
          <table:table-cell office:value-type="string">
            <text:p>4793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B2258:.C2258])/[.D2258]" office:value-type="float" office:value="0.875">
            <text:p>0.875</text:p>
          </table:table-cell>
        </table:table-row>
        <table:table-row table:style-name="ro1">
          <table:table-cell office:value-type="string">
            <text:p>4793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SUM([.B2259:.C2259])/[.D2259]" office:value-type="float" office:value="0.739130434782609">
            <text:p>0.7391304348</text:p>
          </table:table-cell>
        </table:table-row>
        <table:table-row table:style-name="ro1">
          <table:table-cell office:value-type="string">
            <text:p>4793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2260:.C2260])/[.D2260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4801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261:.C2261])/[.D2261]" office:value-type="float" office:value="0">
            <text:p>0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UM([.B2262:.C2262])/[.D2262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SUM([.B2263:.C2263])/[.D2263]" office:value-type="float" office:value="0.527272727272727">
            <text:p>0.5272727273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formula="of:=SUM([.B2264:.C2264])/[.D2264]" office:value-type="float" office:value="0.879310344827586">
            <text:p>0.8793103448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SUM([.B2265:.C2265])/[.D2265]" office:value-type="float" office:value="1">
            <text:p>1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SUM([.B2266:.C2266])/[.D2266]" office:value-type="float" office:value="1">
            <text:p>1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267:.C2267])/[.D2267]" office:value-type="float" office:value="1">
            <text:p>1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2268:.C2268])/[.D2268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table:formula="of:=SUM([.B2269:.C2269])/[.D2269]" office:value-type="float" office:value="1">
            <text:p>1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2270:.C2270])/[.D2270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B2271:.C2271])/[.D2271]" office:value-type="float" office:value="0.94">
            <text:p>0.94</text:p>
          </table:table-cell>
        </table:table-row>
        <table:table-row table:style-name="ro1">
          <table:table-cell office:value-type="string">
            <text:p>4801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272:.C2272])/[.D2272]" office:value-type="float" office:value="0">
            <text:p>0</text:p>
          </table:table-cell>
        </table:table-row>
        <table:table-row table:style-name="ro1">
          <table:table-cell office:value-type="string">
            <text:p>4801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273:.C2273])/[.D2273]" office:value-type="float" office:value="0">
            <text:p>0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2274:.C2274])/[.D2274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SUM([.B2275:.C2275])/[.D2275]" office:value-type="float" office:value="0.245614035087719">
            <text:p>0.2456140351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SUM([.B2276:.C2276])/[.D2276]" office:value-type="float" office:value="0.121212121212121">
            <text:p>0.1212121212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table:formula="of:=SUM([.B2277:.C2277])/[.D2277]" office:value-type="float" office:value="0.32258064516129">
            <text:p>0.3225806452</text:p>
          </table:table-cell>
        </table:table-row>
        <table:table-row table:style-name="ro1">
          <table:table-cell office:value-type="string">
            <text:p>4801 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2278:.C2278])/[.D2278]" office:value-type="float" office:value="0">
            <text:p>0</text:p>
          </table:table-cell>
        </table:table-row>
        <table:table-row table:style-name="ro1">
          <table:table-cell office:value-type="string">
            <text:p>4801 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SUM([.B2279:.C2279])/[.D2279]" office:value-type="float" office:value="0.837209302325581">
            <text:p>0.8372093023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2280:.C2280])/[.D2280]" office:value-type="float" office:value="1">
            <text:p>1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281:.C2281])/[.D2281]" office:value-type="float" office:value="0.9375">
            <text:p>0.9375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282:.C2282])/[.D2282]" office:value-type="float" office:value="1">
            <text:p>1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2283:.C2283])/[.D2283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284:.C2284])/[.D2284]" office:value-type="float" office:value="0.75">
            <text:p>0.75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formula="of:=SUM([.B2285:.C2285])/[.D2285]" office:value-type="float" office:value="0.566666666666667">
            <text:p>0.5666666667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formula="of:=SUM([.B2286:.C2286])/[.D2286]" office:value-type="float" office:value="0.60377358490566">
            <text:p>0.6037735849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287:.C2287])/[.D2287]" office:value-type="float" office:value="0.5625">
            <text:p>0.5625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formula="of:=SUM([.B2288:.C2288])/[.D2288]" office:value-type="float" office:value="0.717391304347826">
            <text:p>0.7173913043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SUM([.B2289:.C2289])/[.D2289]" office:value-type="float" office:value="0.59375">
            <text:p>0.59375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2290:.C2290])/[.D2290]" office:value-type="float" office:value="0.64">
            <text:p>0.64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2291:.C2291])/[.D2291]" office:value-type="float" office:value="0.875">
            <text:p>0.875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292:.C2292])/[.D2292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293:.C2293])/[.D2293]" office:value-type="float" office:value="1">
            <text:p>1</text:p>
          </table:table-cell>
        </table:table-row>
        <table:table-row table:style-name="ro1">
          <table:table-cell office:value-type="string">
            <text:p>480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294:.C2294])/[.D2294]" office:value-type="float" office:value="1">
            <text:p>1</text:p>
          </table:table-cell>
        </table:table-row>
        <table:table-row table:style-name="ro1">
          <table:table-cell office:value-type="string">
            <text:p>4802 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B2295:.C2295])/[.D2295]" office:value-type="float" office:value="1">
            <text:p>1</text:p>
          </table:table-cell>
        </table:table-row>
        <table:table-row table:style-name="ro1">
          <table:table-cell office:value-type="string">
            <text:p>4802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296:.C2296])/[.D2296]" office:value-type="float" office:value="0">
            <text:p>0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2297:.C2297])/[.D2297]" office:value-type="float" office:value="0.521739130434783">
            <text:p>0.5217391304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formula="of:=SUM([.B2298:.C2298])/[.D2298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2299:.C2299])/[.D2299]" office:value-type="float" office:value="0.72">
            <text:p>0.72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SUM([.B2300:.C2300])/[.D2300]" office:value-type="float" office:value="0.625">
            <text:p>0.62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SUM([.B2301:.C2301])/[.D2301]" office:value-type="float" office:value="0.867647058823529">
            <text:p>0.8676470588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formula="of:=SUM([.B2302:.C2302])/[.D2302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2303:.C2303])/[.D2303]" office:value-type="float" office:value="0.807692307692308">
            <text:p>0.8076923077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formula="of:=SUM([.B2304:.C2304])/[.D2304]" office:value-type="float" office:value="0.621621621621622">
            <text:p>0.6216216216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table:formula="of:=SUM([.B2305:.C2305])/[.D2305]" office:value-type="float" office:value="0.775510204081633">
            <text:p>0.775510204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 table:formula="of:=SUM([.B2306:.C2306])/[.D2306]" office:value-type="float" office:value="0.786324786324786">
            <text:p>0.786324786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SUM([.B2307:.C2307])/[.D2307]" office:value-type="float" office:value="0.607142857142857">
            <text:p>0.607142857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2308:.C2308])/[.D2308]" office:value-type="float" office:value="0.647058823529412">
            <text:p>0.647058823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table:formula="of:=SUM([.B2309:.C2309])/[.D230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table:formula="of:=SUM([.B2310:.C2310])/[.D2310]" office:value-type="float" office:value="0.883720930232558">
            <text:p>0.8837209302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formula="of:=SUM([.B2311:.C2311])/[.D2311]" office:value-type="float" office:value="0.872340425531915">
            <text:p>0.872340425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SUM([.B2312:.C2312])/[.D2312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formula="of:=SUM([.B2313:.C2313])/[.D2313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table:formula="of:=SUM([.B2314:.C2314])/[.D2314]" office:value-type="float" office:value="0.839080459770115">
            <text:p>0.8390804598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B2315:.C2315])/[.D2315]" office:value-type="float" office:value="0.673913043478261">
            <text:p>0.673913043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SUM([.B2316:.C2316])/[.D2316]" office:value-type="float" office:value="0.625">
            <text:p>0.62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SUM([.B2317:.C2317])/[.D2317]" office:value-type="float" office:value="0.837837837837838">
            <text:p>0.8378378378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table:formula="of:=SUM([.B2318:.C2318])/[.D2318]" office:value-type="float" office:value="0.78125">
            <text:p>0.7812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table:formula="of:=SUM([.B2319:.C2319])/[.D2319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2320:.C2320])/[.D2320]" office:value-type="float" office:value="0.875">
            <text:p>0.87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2321:.C2321])/[.D2321]" office:value-type="float" office:value="0.645161290322581">
            <text:p>0.645161290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SUM([.B2322:.C2322])/[.D2322]" office:value-type="float" office:value="0.862068965517241">
            <text:p>0.862068965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table:formula="of:=SUM([.B2323:.C2323])/[.D2323]" office:value-type="float" office:value="0.790322580645161">
            <text:p>0.7903225806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324:.C2324])/[.D2324]" office:value-type="float" office:value="1">
            <text:p>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formula="of:=SUM([.B2325:.C2325])/[.D2325]" office:value-type="float" office:value="0.75">
            <text:p>0.75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formula="of:=SUM([.B2326:.C2326])/[.D2326]" office:value-type="float" office:value="0.716417910447761">
            <text:p>0.7164179104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SUM([.B2327:.C2327])/[.D2327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54">
            <text:p>5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formula="of:=SUM([.B2328:.C2328])/[.D2328]" office:value-type="float" office:value="0.822222222222222">
            <text:p>0.8222222222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2329:.C2329])/[.D2329]" office:value-type="float" office:value="0.757575757575758">
            <text:p>0.7575757576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2330:.C2330])/[.D2330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table:formula="of:=SUM([.B2331:.C2331])/[.D2331]" office:value-type="float" office:value="0.648148148148148">
            <text:p>0.648148148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332:.C2332])/[.D2332]" office:value-type="float" office:value="1">
            <text:p>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formula="of:=SUM([.B2333:.C2333])/[.D2333]" office:value-type="float" office:value="0.877551020408163">
            <text:p>0.8775510204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SUM([.B2334:.C2334])/[.D2334]" office:value-type="float" office:value="0.642857142857143">
            <text:p>0.6428571429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2335:.C2335])/[.D2335]" office:value-type="float" office:value="1">
            <text:p>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2336:.C2336])/[.D2336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337:.C2337])/[.D2337]" office:value-type="float" office:value="1">
            <text:p>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SUM([.B2338:.C2338])/[.D2338]" office:value-type="float" office:value="0.736842105263158">
            <text:p>0.736842105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SUM([.B2339:.C2339])/[.D2339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2340:.C2340])/[.D2340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341:.C2341])/[.D2341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342:.C2342])/[.D2342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2343:.C2343])/[.D2343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2344:.C2344])/[.D2344]" office:value-type="float" office:value="1">
            <text:p>1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2345:.C2345])/[.D234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8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346:.C2346])/[.D2346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4804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2347:.C2347])/[.D2347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4804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48:.C2348])/[.D2348]" office:value-type="float" office:value="1">
            <text:p>1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2349:.C2349])/[.D2349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350:.C2350])/[.D2350]" office:value-type="float" office:value="0.75">
            <text:p>0.75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351:.C2351])/[.D2351]" office:value-type="float" office:value="1">
            <text:p>1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352:.C2352])/[.D2352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2353:.C2353])/[.D2353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2354:.C2354])/[.D2354]" office:value-type="float" office:value="0.318181818181818">
            <text:p>0.3181818182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355:.C2355])/[.D2355]" office:value-type="float" office:value="1">
            <text:p>1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2356:.C2356])/[.D2356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357:.C2357])/[.D2357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812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SUM([.B2358:.C2358])/[.D2358]" office:value-type="float" office:value="0.576923076923077">
            <text:p>0.5769230769</text:p>
          </table:table-cell>
        </table:table-row>
        <table:table-row table:style-name="ro1">
          <table:table-cell office:value-type="string">
            <text:p>481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359:.C2359])/[.D2359]" office:value-type="float" office:value="1">
            <text:p>1</text:p>
          </table:table-cell>
        </table:table-row>
        <table:table-row table:style-name="ro1">
          <table:table-cell office:value-type="string">
            <text:p>4813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60:.C2360])/[.D2360]" office:value-type="float" office:value="0">
            <text:p>0</text:p>
          </table:table-cell>
        </table:table-row>
        <table:table-row table:style-name="ro1">
          <table:table-cell office:value-type="string">
            <text:p>482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61:.C2361])/[.D2361]" office:value-type="float" office:value="1">
            <text:p>1</text:p>
          </table:table-cell>
        </table:table-row>
        <table:table-row table:style-name="ro1">
          <table:table-cell office:value-type="string">
            <text:p>482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362:.C2362])/[.D2362]" office:value-type="float" office:value="1">
            <text:p>1</text:p>
          </table:table-cell>
        </table:table-row>
        <table:table-row table:style-name="ro1">
          <table:table-cell office:value-type="string">
            <text:p>482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63:.C2363])/[.D2363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SUM([.B2364:.C2364])/[.D2364]" office:value-type="float" office:value="0.892857142857143">
            <text:p>0.8928571429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65:.C2365])/[.D2365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2366:.C2366])/[.D2366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367:.C2367])/[.D2367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368:.C2368])/[.D2368]" office:value-type="float" office:value="0.5">
            <text:p>0.5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2369:.C2369])/[.D2369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370:.C2370])/[.D2370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2371:.C2371])/[.D2371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SUM([.B2372:.C2372])/[.D2372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SUM([.B2373:.C2373])/[.D2373]" office:value-type="float" office:value="0.938775510204082">
            <text:p>0.9387755102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2374:.C2374])/[.D2374]" office:value-type="float" office:value="0.6">
            <text:p>0.6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SUM([.B2375:.C2375])/[.D2375]" office:value-type="float" office:value="0.972972972972973">
            <text:p>0.972972973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formula="of:=SUM([.B2376:.C2376])/[.D2376]" office:value-type="float" office:value="0.756756756756757">
            <text:p>0.7567567568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SUM([.B2377:.C2377])/[.D2377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SUM([.B2378:.C2378])/[.D2378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B2379:.C2379])/[.D2379]" office:value-type="float" office:value="0.90625">
            <text:p>0.90625</text:p>
          </table:table-cell>
        </table:table-row>
        <table:table-row table:style-name="ro1">
          <table:table-cell office:value-type="string">
            <text:p>4901 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SUM([.B2380:.C2380])/[.D2380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SUM([.B2381:.C2381])/[.D2381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2382:.C2382])/[.D2382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4901 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2383:.C2383])/[.D2383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2384:.C2384])/[.D2384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2385:.C2385])/[.D2385]" office:value-type="float" office:value="1">
            <text:p>1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2386:.C2386])/[.D2386]" office:value-type="float" office:value="0.95">
            <text:p>0.95</text:p>
          </table:table-cell>
        </table:table-row>
        <table:table-row table:style-name="ro1">
          <table:table-cell office:value-type="string">
            <text:p>490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387:.C2387])/[.D2387]" office:value-type="float" office:value="1">
            <text:p>1</text:p>
          </table:table-cell>
        </table:table-row>
        <table:table-row table:style-name="ro1">
          <table:table-cell office:value-type="string">
            <text:p>4902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388:.C2388])/[.D2388]" office:value-type="float" office:value="0">
            <text:p>0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SUM([.B2389:.C2389])/[.D2389]" office:value-type="float" office:value="0.953488372093023">
            <text:p>0.953488372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SUM([.B2390:.C2390])/[.D2390]" office:value-type="float" office:value="0.964912280701754">
            <text:p>0.9649122807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2391:.C2391])/[.D2391]" office:value-type="float" office:value="0.875">
            <text:p>0.87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SUM([.B2392:.C2392])/[.D2392]" office:value-type="float" office:value="0.943396226415094">
            <text:p>0.9433962264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SUM([.B2393:.C2393])/[.D2393]" office:value-type="float" office:value="0.9375">
            <text:p>0.937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SUM([.B2394:.C2394])/[.D2394]" office:value-type="float" office:value="0.929577464788732">
            <text:p>0.9295774648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B2395:.C2395])/[.D2395]" office:value-type="float" office:value="0.9">
            <text:p>0.9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SUM([.B2396:.C2396])/[.D2396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SUM([.B2397:.C2397])/[.D2397]" office:value-type="float" office:value="0.945054945054945">
            <text:p>0.945054945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SUM([.B2398:.C2398])/[.D2398]" office:value-type="float" office:value="0.975308641975309">
            <text:p>0.975308642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2399:.C2399])/[.D2399]" office:value-type="float" office:value="0.9375">
            <text:p>0.937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SUM([.B2400:.C2400])/[.D2400]" office:value-type="float" office:value="0.955223880597015">
            <text:p>0.9552238806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SUM([.B2401:.C2401])/[.D2401]" office:value-type="float" office:value="0.954128440366972">
            <text:p>0.9541284404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formula="of:=SUM([.B2402:.C2402])/[.D2402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table:formula="of:=SUM([.B2403:.C2403])/[.D2403]" office:value-type="float" office:value="0.98989898989899">
            <text:p>0.9898989899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SUM([.B2404:.C2404])/[.D2404]" office:value-type="float" office:value="0.983471074380165">
            <text:p>0.9834710744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formula="of:=SUM([.B2405:.C2405])/[.D2405]" office:value-type="float" office:value="0.982142857142857">
            <text:p>0.982142857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formula="of:=SUM([.B2406:.C2406])/[.D2406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table:formula="of:=SUM([.B2407:.C2407])/[.D2407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formula="of:=SUM([.B2408:.C2408])/[.D240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formula="of:=SUM([.B2409:.C2409])/[.D2409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formula="of:=SUM([.B2410:.C2410])/[.D2410]" office:value-type="float" office:value="0.934426229508197">
            <text:p>0.934426229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SUM([.B2411:.C2411])/[.D2411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7">
            <text:p>57</text:p>
          </table:table-cell>
          <table:table-cell table:formula="of:=SUM([.B2412:.C2412])/[.D2412]" office:value-type="float" office:value="0.912280701754386">
            <text:p>0.9122807018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table:formula="of:=SUM([.B2413:.C2413])/[.D2413]" office:value-type="float" office:value="0.986666666666667">
            <text:p>0.9866666667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2414:.C2414])/[.D2414]" office:value-type="float" office:value="0.870967741935484">
            <text:p>0.8709677419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SUM([.B2415:.C2415])/[.D2415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formula="of:=SUM([.B2416:.C2416])/[.D2416]" office:value-type="float" office:value="0.967741935483871">
            <text:p>0.967741935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2417:.C2417])/[.D2417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SUM([.B2418:.C2418])/[.D2418]" office:value-type="float" office:value="0.953125">
            <text:p>0.95312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table:formula="of:=SUM([.B2419:.C2419])/[.D2419]" office:value-type="float" office:value="0.982142857142857">
            <text:p>0.982142857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420:.C2420])/[.D2420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formula="of:=SUM([.B2421:.C2421])/[.D2421]" office:value-type="float" office:value="0.978723404255319">
            <text:p>0.9787234043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SUM([.B2422:.C2422])/[.D2422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423:.C2423])/[.D2423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SUM([.B2424:.C2424])/[.D2424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SUM([.B2425:.C2425])/[.D2425]" office:value-type="float" office:value="0.96078431372549">
            <text:p>0.9607843137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2426:.C2426])/[.D2426]" office:value-type="float" office:value="0.875">
            <text:p>0.87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SUM([.B2427:.C2427])/[.D2427]" office:value-type="float" office:value="0.981818181818182">
            <text:p>0.9818181818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formula="of:=SUM([.B2428:.C2428])/[.D2428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429:.C2429])/[.D2429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2430:.C2430])/[.D2430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2431:.C2431])/[.D2431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432:.C2432])/[.D2432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SUM([.B2433:.C2433])/[.D2433]" office:value-type="float" office:value="0.95">
            <text:p>0.9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SUM([.B2434:.C2434])/[.D2434]" office:value-type="float" office:value="0.984375">
            <text:p>0.984375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435:.C2435])/[.D2435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SUM([.B2436:.C2436])/[.D2436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SUM([.B2437:.C2437])/[.D2437]" office:value-type="float" office:value="0.946428571428571">
            <text:p>0.9464285714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438:.C2438])/[.D2438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SUM([.B2439:.C2439])/[.D2439]" office:value-type="float" office:value="0.910714285714286">
            <text:p>0.9107142857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SUM([.B2440:.C2440])/[.D2440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441:.C2441])/[.D2441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SUM([.B2442:.C2442])/[.D2442]" office:value-type="float" office:value="0.918032786885246">
            <text:p>0.9180327869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SUM([.B2443:.C2443])/[.D2443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444:.C2444])/[.D2444]" office:value-type="float" office:value="1">
            <text:p>1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formula="of:=SUM([.B2445:.C2445])/[.D2445]" office:value-type="float" office:value="0.926470588235294">
            <text:p>0.9264705882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SUM([.B2446:.C2446])/[.D2446]" office:value-type="float" office:value="0.985074626865672">
            <text:p>0.9850746269</text:p>
          </table:table-cell>
        </table:table-row>
        <table:table-row table:style-name="ro1">
          <table:table-cell office:value-type="string">
            <text:p>4903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447:.C2447])/[.D2447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table:formula="of:=SUM([.B2448:.C2448])/[.D2448]" office:value-type="float" office:value="0.987012987012987">
            <text:p>0.987012987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table:formula="of:=SUM([.B2449:.C2449])/[.D2449]" office:value-type="float" office:value="0.89873417721519">
            <text:p>0.8987341772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formula="of:=SUM([.B2450:.C2450])/[.D2450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table:formula="of:=SUM([.B2451:.C2451])/[.D2451]" office:value-type="float" office:value="0.979166666666667">
            <text:p>0.9791666667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formula="of:=SUM([.B2452:.C2452])/[.D2452]" office:value-type="float" office:value="0.948275862068966">
            <text:p>0.948275862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SUM([.B2453:.C2453])/[.D2453]" office:value-type="float" office:value="0.96875">
            <text:p>0.9687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table:formula="of:=SUM([.B2454:.C2454])/[.D2454]" office:value-type="float" office:value="0.851851851851852">
            <text:p>0.8518518519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formula="of:=SUM([.B2455:.C2455])/[.D2455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SUM([.B2456:.C2456])/[.D2456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formula="of:=SUM([.B2457:.C2457])/[.D2457]" office:value-type="float" office:value="0.985074626865672">
            <text:p>0.9850746269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table:formula="of:=SUM([.B2458:.C2458])/[.D2458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2459:.C2459])/[.D2459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table:formula="of:=SUM([.B2460:.C2460])/[.D2460]" office:value-type="float" office:value="0.945205479452055">
            <text:p>0.945205479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07">
            <text:p>107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formula="of:=SUM([.B2461:.C2461])/[.D2461]" office:value-type="float" office:value="0.984251968503937">
            <text:p>0.984251968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2462:.C2462])/[.D2462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03">
            <text:p>103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table:formula="of:=SUM([.B2463:.C2463])/[.D2463]" office:value-type="float" office:value="0.982300884955752">
            <text:p>0.98230088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table:formula="of:=SUM([.B2464:.C2464])/[.D2464]" office:value-type="float" office:value="0.967741935483871">
            <text:p>0.967741935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SUM([.B2465:.C2465])/[.D2465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table:formula="of:=SUM([.B2466:.C2466])/[.D2466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83">
            <text:p>83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table:formula="of:=SUM([.B2467:.C2467])/[.D2467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2468:.C2468])/[.D2468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formula="of:=SUM([.B2469:.C2469])/[.D2469]" office:value-type="float" office:value="0.954954954954955">
            <text:p>0.95495495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formula="of:=SUM([.B2470:.C2470])/[.D2470]" office:value-type="float" office:value="1">
            <text:p>1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formula="of:=SUM([.B2471:.C2471])/[.D2471]" office:value-type="float" office:value="0.972972972972973">
            <text:p>0.972972973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table:formula="of:=SUM([.B2472:.C2472])/[.D2472]" office:value-type="float" office:value="0.991150442477876">
            <text:p>0.9911504425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table:formula="of:=SUM([.B2473:.C2473])/[.D2473]" office:value-type="float" office:value="0.943181818181818">
            <text:p>0.9431818182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2474:.C2474])/[.D2474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formula="of:=SUM([.B2475:.C2475])/[.D2475]" office:value-type="float" office:value="0.947826086956522">
            <text:p>0.947826087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SUM([.B2476:.C2476])/[.D2476]" office:value-type="float" office:value="0.966101694915254">
            <text:p>0.9661016949</text:p>
          </table:table-cell>
        </table:table-row>
        <table:table-row table:style-name="ro1">
          <table:table-cell office:value-type="string">
            <text:p>4911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2477:.C2477])/[.D2477]" office:value-type="float" office:value="1">
            <text:p>1</text:p>
          </table:table-cell>
        </table:table-row>
        <table:table-row table:style-name="ro1">
          <table:table-cell office:value-type="string">
            <text:p>4912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SUM([.B2478:.C2478])/[.D2478]" office:value-type="float" office:value="1">
            <text:p>1</text:p>
          </table:table-cell>
        </table:table-row>
        <table:table-row table:style-name="ro1">
          <table:table-cell office:value-type="string">
            <text:p>4912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SUM([.B2479:.C2479])/[.D2479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912 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SUM([.B2480:.C2480])/[.D2480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4912 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2481:.C2481])/[.D2481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2482:.C2482])/[.D2482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2483:.C2483])/[.D2483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484:.C2484])/[.D2484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485:.C2485])/[.D2485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2486:.C2486])/[.D2486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487:.C2487])/[.D2487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2488:.C2488])/[.D2488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489:.C2489])/[.D2489]" office:value-type="float" office:value="0.9">
            <text:p>0.9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490:.C2490])/[.D2490]" office:value-type="float" office:value="0.5">
            <text:p>0.5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2491:.C2491])/[.D2491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2492:.C2492])/[.D2492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493:.C2493])/[.D2493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2494:.C2494])/[.D2494]" office:value-type="float" office:value="0.8">
            <text:p>0.8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2495:.C2495])/[.D2495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496:.C2496])/[.D2496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497:.C2497])/[.D2497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2498:.C2498])/[.D2498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499:.C2499])/[.D2499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500:.C2500])/[.D2500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501:.C2501])/[.D2501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502:.C2502])/[.D2502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2503:.C2503])/[.D2503]" office:value-type="float" office:value="0.9375">
            <text:p>0.9375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04:.C2504])/[.D2504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505:.C2505])/[.D2505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506:.C2506])/[.D2506]" office:value-type="float" office:value="1">
            <text:p>1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507:.C2507])/[.D2507]" office:value-type="float" office:value="0.5">
            <text:p>0.5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508:.C2508])/[.D250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4980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2509:.C2509])/[.D2509]" office:value-type="float" office:value="1">
            <text:p>1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510:.C2510])/[.D2510]" office:value-type="float" office:value="1">
            <text:p>1</text:p>
          </table:table-cell>
        </table:table-row>
        <table:table-row table:style-name="ro1">
          <table:table-cell office:value-type="string">
            <text:p>6001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511:.C2511])/[.D2511]" office:value-type="float" office:value="0">
            <text:p>0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512:.C2512])/[.D2512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13:.C2513])/[.D2513]" office:value-type="float" office:value="0">
            <text:p>0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514:.C2514])/[.D2514]" office:value-type="float" office:value="1">
            <text:p>1</text:p>
          </table:table-cell>
        </table:table-row>
        <table:table-row table:style-name="ro1">
          <table:table-cell office:value-type="string">
            <text:p>6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515:.C2515])/[.D2515]" office:value-type="float" office:value="0">
            <text:p>0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516:.C2516])/[.D2516]" office:value-type="float" office:value="1">
            <text:p>1</text:p>
          </table:table-cell>
        </table:table-row>
        <table:table-row table:style-name="ro1">
          <table:table-cell office:value-type="string">
            <text:p>6001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517:.C2517])/[.D2517]" office:value-type="float" office:value="0">
            <text:p>0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518:.C2518])/[.D2518]" office:value-type="float" office:value="1">
            <text:p>1</text:p>
          </table:table-cell>
        </table:table-row>
        <table:table-row table:style-name="ro1">
          <table:table-cell office:value-type="string">
            <text:p>6001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519:.C2519])/[.D2519]" office:value-type="float" office:value="0">
            <text:p>0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520:.C2520])/[.D2520]" office:value-type="float" office:value="1">
            <text:p>1</text:p>
          </table:table-cell>
        </table:table-row>
        <table:table-row table:style-name="ro1">
          <table:table-cell office:value-type="string">
            <text:p>6001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2521:.C2521])/[.D2521]" office:value-type="float" office:value="1">
            <text:p>1</text:p>
          </table:table-cell>
        </table:table-row>
        <table:table-row table:style-name="ro1">
          <table:table-cell office:value-type="string">
            <text:p>6010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2522:.C2522])/[.D2522]" office:value-type="float" office:value="0.736842105263158">
            <text:p>0.7368421053</text:p>
          </table:table-cell>
        </table:table-row>
        <table:table-row table:style-name="ro1">
          <table:table-cell office:value-type="string">
            <text:p>6010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2523:.C2523])/[.D2523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6010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2524:.C2524])/[.D2524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6010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SUM([.B2525:.C2525])/[.D2525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010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B2526:.C2526])/[.D2526]" office:value-type="float" office:value="1">
            <text:p>1</text:p>
          </table:table-cell>
        </table:table-row>
        <table:table-row table:style-name="ro1">
          <table:table-cell office:value-type="string">
            <text:p>6010 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formula="of:=SUM([.B2527:.C2527])/[.D2527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table:formula="of:=SUM([.B2528:.C2528])/[.D2528]" office:value-type="float" office:value="0.847457627118644">
            <text:p>0.8474576271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SUM([.B2529:.C2529])/[.D2529]" office:value-type="float" office:value="0.983050847457627">
            <text:p>0.9830508475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formula="of:=SUM([.B2530:.C2530])/[.D2530]" office:value-type="float" office:value="0.814814814814815">
            <text:p>0.8148148148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531:.C2531])/[.D2531]" office:value-type="float" office:value="1">
            <text:p>1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table:formula="of:=SUM([.B2532:.C2532])/[.D2532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SUM([.B2533:.C2533])/[.D2533]" office:value-type="float" office:value="1">
            <text:p>1</text:p>
          </table:table-cell>
        </table:table-row>
        <table:table-row table:style-name="ro1">
          <table:table-cell office:value-type="string">
            <text:p>6035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534:.C2534])/[.D2534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040 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SUM([.B2535:.C2535])/[.D2535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SUM([.B2536:.C2536])/[.D2536]" office:value-type="float" office:value="0.711111111111111">
            <text:p>0.7111111111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B2537:.C2537])/[.D2537]" office:value-type="float" office:value="0.78125">
            <text:p>0.78125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SUM([.B2538:.C2538])/[.D2538]" office:value-type="float" office:value="0.976744186046512">
            <text:p>0.976744186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62">
            <text:p>62</text:p>
          </table:table-cell>
          <table:table-cell table:formula="of:=SUM([.B2539:.C2539])/[.D2539]" office:value-type="float" office:value="0.854838709677419">
            <text:p>0.8548387097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SUM([.B2540:.C2540])/[.D2540]" office:value-type="float" office:value="0.867924528301887">
            <text:p>0.8679245283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SUM([.B2541:.C2541])/[.D2541]" office:value-type="float" office:value="0.796610169491525">
            <text:p>0.7966101695</text:p>
          </table:table-cell>
        </table:table-row>
        <table:table-row table:style-name="ro1">
          <table:table-cell office:value-type="string">
            <text:p>6140 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table:formula="of:=SUM([.B2542:.C2542])/[.D2542]" office:value-type="float" office:value="0.775510204081633">
            <text:p>0.7755102041</text:p>
          </table:table-cell>
        </table:table-row>
        <table:table-row table:style-name="ro1">
          <table:table-cell office:value-type="string">
            <text:p>6144 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formula="of:=SUM([.B2543:.C2543])/[.D2543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6144 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SUM([.B2544:.C2544])/[.D2544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615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545:.C2545])/[.D2545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6150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2546:.C2546])/[.D2546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6150 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formula="of:=SUM([.B2547:.C2547])/[.D2547]" office:value-type="float" office:value="1">
            <text:p>1</text:p>
          </table:table-cell>
        </table:table-row>
        <table:table-row table:style-name="ro1">
          <table:table-cell office:value-type="string">
            <text:p>6150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2548:.C2548])/[.D2548]" office:value-type="float" office:value="1">
            <text:p>1</text:p>
          </table:table-cell>
        </table:table-row>
        <table:table-row table:style-name="ro1">
          <table:table-cell office:value-type="string">
            <text:p>6152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2549:.C2549])/[.D2549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6152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2550:.C2550])/[.D2550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152 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SUM([.B2551:.C2551])/[.D2551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6153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552:.C2552])/[.D2552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6153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553:.C2553])/[.D2553]" office:value-type="float" office:value="1">
            <text:p>1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SUM([.B2554:.C2554])/[.D2554]" office:value-type="float" office:value="0.380952380952381">
            <text:p>0.380952381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table:formula="of:=SUM([.B2555:.C2555])/[.D2555]" office:value-type="float" office:value="0.875">
            <text:p>0.875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556:.C2556])/[.D2556]" office:value-type="float" office:value="0.5">
            <text:p>0.5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SUM([.B2557:.C2557])/[.D2557]" office:value-type="float" office:value="0.65625">
            <text:p>0.65625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table:formula="of:=SUM([.B2558:.C2558])/[.D2558]" office:value-type="float" office:value="0.534883720930232">
            <text:p>0.5348837209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SUM([.B2559:.C2559])/[.D2559]" office:value-type="float" office:value="0.542857142857143">
            <text:p>0.5428571429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table:formula="of:=SUM([.B2560:.C2560])/[.D2560]" office:value-type="float" office:value="0.609756097560976">
            <text:p>0.6097560976</text:p>
          </table:table-cell>
        </table:table-row>
        <table:table-row table:style-name="ro1">
          <table:table-cell office:value-type="string">
            <text:p>6155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SUM([.B2561:.C2561])/[.D2561]" office:value-type="float" office:value="0.342857142857143">
            <text:p>0.3428571429</text:p>
          </table:table-cell>
        </table:table-row>
        <table:table-row table:style-name="ro1">
          <table:table-cell office:value-type="string">
            <text:p>6156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562:.C2562])/[.D2562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6156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B2563:.C2563])/[.D2563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156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2564:.C2564])/[.D256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158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SUM([.B2565:.C2565])/[.D2565]" office:value-type="float" office:value="0.8125">
            <text:p>0.8125</text:p>
          </table:table-cell>
        </table:table-row>
        <table:table-row table:style-name="ro1">
          <table:table-cell office:value-type="string">
            <text:p>6158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2566:.C2566])/[.D2566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SUM([.B2567:.C2567])/[.D2567]" office:value-type="float" office:value="0.8">
            <text:p>0.8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SUM([.B2568:.C2568])/[.D2568]" office:value-type="float" office:value="0.772727272727273">
            <text:p>0.7727272727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SUM([.B2569:.C2569])/[.D2569]" office:value-type="float" office:value="0.578947368421053">
            <text:p>0.5789473684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SUM([.B2570:.C2570])/[.D2570]" office:value-type="float" office:value="0.75">
            <text:p>0.7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B2571:.C2571])/[.D2571]" office:value-type="float" office:value="0.78125">
            <text:p>0.7812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SUM([.B2572:.C2572])/[.D2572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formula="of:=SUM([.B2573:.C2573])/[.D2573]" office:value-type="float" office:value="0.757575757575758">
            <text:p>0.7575757576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formula="of:=SUM([.B2574:.C2574])/[.D2574]" office:value-type="float" office:value="0.90625">
            <text:p>0.9062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SUM([.B2575:.C2575])/[.D2575]" office:value-type="float" office:value="0.725">
            <text:p>0.72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SUM([.B2576:.C2576])/[.D2576]" office:value-type="float" office:value="0.902439024390244">
            <text:p>0.9024390244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formula="of:=SUM([.B2577:.C2577])/[.D2577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SUM([.B2578:.C2578])/[.D2578]" office:value-type="float" office:value="0.892857142857143">
            <text:p>0.8928571429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table:formula="of:=SUM([.B2579:.C2579])/[.D2579]" office:value-type="float" office:value="0.675675675675676">
            <text:p>0.6756756757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SUM([.B2580:.C2580])/[.D2580]" office:value-type="float" office:value="0.84375">
            <text:p>0.8437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table:formula="of:=SUM([.B2581:.C2581])/[.D2581]" office:value-type="float" office:value="0.81578947368421">
            <text:p>0.8157894737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table:formula="of:=SUM([.B2582:.C2582])/[.D2582]" office:value-type="float" office:value="0.728813559322034">
            <text:p>0.7288135593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table:formula="of:=SUM([.B2583:.C2583])/[.D2583]" office:value-type="float" office:value="0.793478260869565">
            <text:p>0.7934782609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table:formula="of:=SUM([.B2584:.C2584])/[.D2584]" office:value-type="float" office:value="0.902439024390244">
            <text:p>0.9024390244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table:formula="of:=SUM([.B2585:.C2585])/[.D258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formula="of:=SUM([.B2586:.C2586])/[.D2586]" office:value-type="float" office:value="0.625">
            <text:p>0.62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table:formula="of:=SUM([.B2587:.C2587])/[.D2587]" office:value-type="float" office:value="0.753246753246753">
            <text:p>0.7532467532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table:formula="of:=SUM([.B2588:.C2588])/[.D2588]" office:value-type="float" office:value="0.730769230769231">
            <text:p>0.7307692308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table:formula="of:=SUM([.B2589:.C2589])/[.D2589]" office:value-type="float" office:value="0.83">
            <text:p>0.83</text:p>
          </table:table-cell>
        </table:table-row>
        <table:table-row table:style-name="ro1">
          <table:table-cell office:value-type="string">
            <text:p>6210 </text:p>
          </table:table-cell>
          <table:table-cell table:number-columns-repeated="2" office:value-type="float" office:value="22">
            <text:p>22</text:p>
          </table:table-cell>
          <table:table-cell office:value-type="float" office:value="56">
            <text:p>56</text:p>
          </table:table-cell>
          <table:table-cell table:formula="of:=SUM([.B2590:.C2590])/[.D2590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formula="of:=SUM([.B2591:.C2591])/[.D2591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formula="of:=SUM([.B2592:.C2592])/[.D2592]" office:value-type="float" office:value="0.707317073170732">
            <text:p>0.7073170732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formula="of:=SUM([.B2593:.C2593])/[.D2593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formula="of:=SUM([.B2594:.C2594])/[.D2594]" office:value-type="float" office:value="0.795454545454545">
            <text:p>0.795454545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SUM([.B2595:.C2595])/[.D2595]" office:value-type="float" office:value="0.767441860465116">
            <text:p>0.7674418605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table:formula="of:=SUM([.B2596:.C2596])/[.D2596]" office:value-type="float" office:value="0.606936416184971">
            <text:p>0.6069364162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208">
            <text:p>208</text:p>
          </table:table-cell>
          <table:table-cell table:formula="of:=SUM([.B2597:.C2597])/[.D2597]" office:value-type="float" office:value="0.495192307692308">
            <text:p>0.4951923077</text:p>
          </table:table-cell>
        </table:table-row>
        <table:table-row table:style-name="ro1">
          <table:table-cell office:value-type="string">
            <text:p>6210 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243">
            <text:p>243</text:p>
          </table:table-cell>
          <table:table-cell table:formula="of:=SUM([.B2598:.C2598])/[.D2598]" office:value-type="float" office:value="0.547325102880658">
            <text:p>0.5473251029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2599:.C2599])/[.D2599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2600:.C2600])/[.D2600]" office:value-type="float" office:value="0.76">
            <text:p>0.76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SUM([.B2601:.C2601])/[.D2601]" office:value-type="float" office:value="0.85">
            <text:p>0.85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formula="of:=SUM([.B2602:.C2602])/[.D2602]" office:value-type="float" office:value="0.724137931034483">
            <text:p>0.724137931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formula="of:=SUM([.B2603:.C2603])/[.D2603]" office:value-type="float" office:value="0.87037037037037">
            <text:p>0.8703703704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SUM([.B2604:.C2604])/[.D2604]" office:value-type="float" office:value="0.796296296296296">
            <text:p>0.7962962963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51">
            <text:p>51</text:p>
          </table:table-cell>
          <table:table-cell table:formula="of:=SUM([.B2605:.C2605])/[.D2605]" office:value-type="float" office:value="0.588235294117647">
            <text:p>0.5882352941</text:p>
          </table:table-cell>
        </table:table-row>
        <table:table-row table:style-name="ro1">
          <table:table-cell office:value-type="string">
            <text:p>6220 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  <table:table-cell table:formula="of:=SUM([.B2606:.C2606])/[.D2606]" office:value-type="float" office:value="0.568627450980392">
            <text:p>0.568627451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SUM([.B2607:.C2607])/[.D2607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SUM([.B2608:.C2608])/[.D2608]" office:value-type="float" office:value="0.473684210526316">
            <text:p>0.4736842105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2609:.C2609])/[.D2609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2610:.C2610])/[.D2610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2611:.C2611])/[.D2611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SUM([.B2612:.C2612])/[.D2612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formula="of:=SUM([.B2613:.C2613])/[.D2613]" office:value-type="float" office:value="0.847826086956522">
            <text:p>0.847826087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SUM([.B2614:.C2614])/[.D2614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SUM([.B2615:.C2615])/[.D2615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2616:.C2616])/[.D2616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617:.C2617])/[.D2617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B2618:.C2618])/[.D2618]" office:value-type="float" office:value="0.740740740740741">
            <text:p>0.7407407407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2619:.C2619])/[.D2619]" office:value-type="float" office:value="0.875">
            <text:p>0.875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formula="of:=SUM([.B2620:.C2620])/[.D2620]" office:value-type="float" office:value="0.8">
            <text:p>0.8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formula="of:=SUM([.B2621:.C2621])/[.D2621]" office:value-type="float" office:value="0.786885245901639">
            <text:p>0.7868852459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formula="of:=SUM([.B2622:.C2622])/[.D2622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6230 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table:formula="of:=SUM([.B2623:.C2623])/[.D2623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SUM([.B2624:.C2624])/[.D262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2625:.C2625])/[.D2625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2626:.C2626])/[.D2626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2627:.C2627])/[.D2627]" office:value-type="float" office:value="0.85">
            <text:p>0.85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SUM([.B2628:.C2628])/[.D2628]" office:value-type="float" office:value="1">
            <text:p>1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SUM([.B2629:.C2629])/[.D2629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formula="of:=SUM([.B2630:.C2630])/[.D2630]" office:value-type="float" office:value="0.983870967741935">
            <text:p>0.9838709677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formula="of:=SUM([.B2631:.C2631])/[.D2631]" office:value-type="float" office:value="0.9625">
            <text:p>0.9625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table:formula="of:=SUM([.B2632:.C2632])/[.D2632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formula="of:=SUM([.B2633:.C2633])/[.D2633]" office:value-type="float" office:value="0.975308641975309">
            <text:p>0.975308642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table:formula="of:=SUM([.B2634:.C2634])/[.D2634]" office:value-type="float" office:value="0.986666666666667">
            <text:p>0.9866666667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table:formula="of:=SUM([.B2635:.C2635])/[.D2635]" office:value-type="float" office:value="0.918918918918919">
            <text:p>0.9189189189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formula="of:=SUM([.B2636:.C2636])/[.D2636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235 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formula="of:=SUM([.B2637:.C2637])/[.D2637]" office:value-type="float" office:value="1">
            <text:p>1</text:p>
          </table:table-cell>
        </table:table-row>
        <table:table-row table:style-name="ro1">
          <table:table-cell office:value-type="string">
            <text:p>6236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formula="of:=SUM([.B2638:.C2638])/[.D2638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6236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2639:.C2639])/[.D2639]" office:value-type="float" office:value="0.8125">
            <text:p>0.8125</text:p>
          </table:table-cell>
        </table:table-row>
        <table:table-row table:style-name="ro1">
          <table:table-cell office:value-type="string">
            <text:p>6236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SUM([.B2640:.C2640])/[.D2640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236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2641:.C2641])/[.D2641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6236 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formula="of:=SUM([.B2642:.C2642])/[.D2642]" office:value-type="float" office:value="0.906976744186046">
            <text:p>0.9069767442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SUM([.B2643:.C2643])/[.D2643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SUM([.B2644:.C2644])/[.D2644]" office:value-type="float" office:value="0.6875">
            <text:p>0.6875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formula="of:=SUM([.B2645:.C2645])/[.D2645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SUM([.B2646:.C2646])/[.D2646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SUM([.B2647:.C2647])/[.D2647]" office:value-type="float" office:value="0.75">
            <text:p>0.75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table:formula="of:=SUM([.B2648:.C2648])/[.D2648]" office:value-type="float" office:value="0.925">
            <text:p>0.925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SUM([.B2649:.C2649])/[.D2649]" office:value-type="float" office:value="0.771428571428571">
            <text:p>0.7714285714</text:p>
          </table:table-cell>
        </table:table-row>
        <table:table-row table:style-name="ro1">
          <table:table-cell office:value-type="string">
            <text:p>6238 </text:p>
          </table:table-cell>
          <table:table-cell table:number-columns-repeated="2" office:value-type="float" office:value="29">
            <text:p>29</text:p>
          </table:table-cell>
          <table:table-cell office:value-type="float" office:value="62">
            <text:p>62</text:p>
          </table:table-cell>
          <table:table-cell table:formula="of:=SUM([.B2650:.C2650])/[.D2650]" office:value-type="float" office:value="0.935483870967742">
            <text:p>0.935483871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table:formula="of:=SUM([.B2651:.C2651])/[.D2651]" office:value-type="float" office:value="0.746268656716418">
            <text:p>0.7462686567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SUM([.B2652:.C2652])/[.D2652]" office:value-type="float" office:value="0.94">
            <text:p>0.94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table:formula="of:=SUM([.B2653:.C2653])/[.D2653]" office:value-type="float" office:value="0.8">
            <text:p>0.8</text:p>
          </table:table-cell>
        </table:table-row>
        <table:table-row table:style-name="ro1">
          <table:table-cell office:value-type="string">
            <text:p>6238 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SUM([.B2654:.C2654])/[.D2654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6240 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([.B2655:.C2655])/[.D2655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6240 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formula="of:=SUM([.B2656:.C2656])/[.D2656]" office:value-type="float" office:value="0.862745098039216">
            <text:p>0.862745098</text:p>
          </table:table-cell>
        </table:table-row>
        <table:table-row table:style-name="ro1">
          <table:table-cell office:value-type="string">
            <text:p>6240 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formula="of:=SUM([.B2657:.C2657])/[.D2657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240 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table:formula="of:=SUM([.B2658:.C2658])/[.D2658]" office:value-type="float" office:value="0.898305084745763">
            <text:p>0.8983050847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formula="of:=SUM([.B2659:.C2659])/[.D2659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2660:.C2660])/[.D2660]" office:value-type="float" office:value="0.625">
            <text:p>0.625</text:p>
          </table:table-cell>
        </table:table-row>
        <table:table-row table:style-name="ro1">
          <table:table-cell office:value-type="string">
            <text:p>6241 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2661:.C2661])/[.D2661]" office:value-type="float" office:value="0.625">
            <text:p>0.625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SUM([.B2662:.C2662])/[.D2662]" office:value-type="float" office:value="0.75">
            <text:p>0.75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SUM([.B2663:.C2663])/[.D2663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SUM([.B2664:.C2664])/[.D2664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SUM([.B2665:.C2665])/[.D2665]" office:value-type="float" office:value="0.84">
            <text:p>0.84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SUM([.B2666:.C2666])/[.D2666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B2667:.C2667])/[.D2667]" office:value-type="float" office:value="0.625">
            <text:p>0.625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table:formula="of:=SUM([.B2668:.C2668])/[.D2668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formula="of:=SUM([.B2669:.C2669])/[.D2669]" office:value-type="float" office:value="0.772727272727273">
            <text:p>0.7727272727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SUM([.B2670:.C2670])/[.D2670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SUM([.B2671:.C2671])/[.D2671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672:.C2672])/[.D2672]" office:value-type="float" office:value="0.4">
            <text:p>0.4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SUM([.B2673:.C2673])/[.D2673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2674:.C2674])/[.D2674]" office:value-type="float" office:value="0.65">
            <text:p>0.65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SUM([.B2675:.C2675])/[.D2675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SUM([.B2676:.C2676])/[.D2676]" office:value-type="float" office:value="0.8">
            <text:p>0.8</text:p>
          </table:table-cell>
        </table:table-row>
        <table:table-row table:style-name="ro1">
          <table:table-cell office:value-type="string">
            <text:p>6241 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SUM([.B2677:.C2677])/[.D2677]" office:value-type="float" office:value="0.838709677419355">
            <text:p>0.8387096774</text:p>
          </table:table-cell>
        </table:table-row>
        <table:table-row table:style-name="ro1">
          <table:table-cell office:value-type="string">
            <text:p>6242 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2678:.C2678])/[.D267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242 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SUM([.B2679:.C2679])/[.D2679]" office:value-type="float" office:value="0.925">
            <text:p>0.925</text:p>
          </table:table-cell>
        </table:table-row>
        <table:table-row table:style-name="ro1">
          <table:table-cell office:value-type="string">
            <text:p>6242 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table:formula="of:=SUM([.B2680:.C2680])/[.D2680]" office:value-type="float" office:value="0.933962264150943">
            <text:p>0.9339622642</text:p>
          </table:table-cell>
        </table:table-row>
        <table:table-row table:style-name="ro1">
          <table:table-cell office:value-type="string">
            <text:p>6242 </text:p>
          </table:table-cell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table:formula="of:=SUM([.B2681:.C2681])/[.D2681]" office:value-type="float" office:value="0.896907216494845">
            <text:p>0.8969072165</text:p>
          </table:table-cell>
        </table:table-row>
        <table:table-row table:style-name="ro1">
          <table:table-cell office:value-type="string">
            <text:p>6246 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SUM([.B2682:.C2682])/[.D2682]" office:value-type="float" office:value="0.825">
            <text:p>0.825</text:p>
          </table:table-cell>
        </table:table-row>
        <table:table-row table:style-name="ro1">
          <table:table-cell office:value-type="string">
            <text:p>6246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SUM([.B2683:.C2683])/[.D2683]" office:value-type="float" office:value="0.810810810810811">
            <text:p>0.8108108108</text:p>
          </table:table-cell>
        </table:table-row>
        <table:table-row table:style-name="ro1">
          <table:table-cell office:value-type="string">
            <text:p>6246 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SUM([.B2684:.C2684])/[.D2684]" office:value-type="float" office:value="0.8">
            <text:p>0.8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table:formula="of:=SUM([.B2685:.C2685])/[.D2685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formula="of:=SUM([.B2686:.C2686])/[.D2686]" office:value-type="float" office:value="0.816666666666667">
            <text:p>0.8166666667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table:formula="of:=SUM([.B2687:.C2687])/[.D2687]" office:value-type="float" office:value="0.804347826086956">
            <text:p>0.8043478261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SUM([.B2688:.C2688])/[.D2688]" office:value-type="float" office:value="0.897435897435897">
            <text:p>0.8974358974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formula="of:=SUM([.B2689:.C2689])/[.D2689]" office:value-type="float" office:value="0.981481481481482">
            <text:p>0.9814814815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SUM([.B2690:.C2690])/[.D2690]" office:value-type="float" office:value="0.811320754716981">
            <text:p>0.8113207547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table:formula="of:=SUM([.B2691:.C2691])/[.D2691]" office:value-type="float" office:value="0.918032786885246">
            <text:p>0.9180327869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SUM([.B2692:.C2692])/[.D2692]" office:value-type="float" office:value="0.847826086956522">
            <text:p>0.847826087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table:formula="of:=SUM([.B2693:.C2693])/[.D2693]" office:value-type="float" office:value="0.986666666666667">
            <text:p>0.9866666667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formula="of:=SUM([.B2694:.C2694])/[.D2694]" office:value-type="float" office:value="0.951807228915663">
            <text:p>0.9518072289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67">
            <text:p>67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table:formula="of:=SUM([.B2695:.C2695])/[.D2695]" office:value-type="float" office:value="0.962962962962963">
            <text:p>0.962962963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74">
            <text:p>74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table:formula="of:=SUM([.B2696:.C2696])/[.D2696]" office:value-type="float" office:value="0.865979381443299">
            <text:p>0.8659793814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table:formula="of:=SUM([.B2697:.C2697])/[.D269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2698:.C2698])/[.D2698]" office:value-type="float" office:value="0.978723404255319">
            <text:p>0.9787234043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SUM([.B2699:.C2699])/[.D2699]" office:value-type="float" office:value="0.979381443298969">
            <text:p>0.9793814433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SUM([.B2700:.C2700])/[.D2700]" office:value-type="float" office:value="0.985507246376812">
            <text:p>0.9855072464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153">
            <text:p>153</text:p>
          </table:table-cell>
          <table:table-cell office:value-type="float" office:value="23">
            <text:p>23</text:p>
          </table:table-cell>
          <table:table-cell office:value-type="float" office:value="200">
            <text:p>200</text:p>
          </table:table-cell>
          <table:table-cell table:formula="of:=SUM([.B2701:.C2701])/[.D2701]" office:value-type="float" office:value="0.88">
            <text:p>0.88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table:formula="of:=SUM([.B2702:.C2702])/[.D2702]" office:value-type="float" office:value="0.832432432432432">
            <text:p>0.8324324324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57">
            <text:p>257</text:p>
          </table:table-cell>
          <table:table-cell office:value-type="float" office:value="32">
            <text:p>32</text:p>
          </table:table-cell>
          <table:table-cell office:value-type="float" office:value="334">
            <text:p>334</text:p>
          </table:table-cell>
          <table:table-cell table:formula="of:=SUM([.B2703:.C2703])/[.D2703]" office:value-type="float" office:value="0.865269461077844">
            <text:p>0.8652694611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399">
            <text:p>399</text:p>
          </table:table-cell>
          <table:table-cell office:value-type="float" office:value="99">
            <text:p>99</text:p>
          </table:table-cell>
          <table:table-cell office:value-type="float" office:value="558">
            <text:p>558</text:p>
          </table:table-cell>
          <table:table-cell table:formula="of:=SUM([.B2704:.C2704])/[.D2704]" office:value-type="float" office:value="0.89247311827957">
            <text:p>0.8924731183</text:p>
          </table:table-cell>
        </table:table-row>
        <table:table-row table:style-name="ro1">
          <table:table-cell office:value-type="string">
            <text:p>6250 </text:p>
          </table:table-cell>
          <table:table-cell office:value-type="float" office:value="249">
            <text:p>249</text:p>
          </table:table-cell>
          <table:table-cell office:value-type="float" office:value="28">
            <text:p>28</text:p>
          </table:table-cell>
          <table:table-cell office:value-type="float" office:value="344">
            <text:p>344</text:p>
          </table:table-cell>
          <table:table-cell table:formula="of:=SUM([.B2705:.C2705])/[.D2705]" office:value-type="float" office:value="0.805232558139535">
            <text:p>0.8052325581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2706:.C2706])/[.D2706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SUM([.B2707:.C2707])/[.D2707]" office:value-type="float" office:value="0.793103448275862">
            <text:p>0.7931034483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2708:.C2708])/[.D2708]" office:value-type="float" office:value="0.9">
            <text:p>0.9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2709:.C2709])/[.D2709]" office:value-type="float" office:value="1">
            <text:p>1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B2710:.C2710])/[.D2710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SUM([.B2711:.C2711])/[.D2711]" office:value-type="float" office:value="1">
            <text:p>1</text:p>
          </table:table-cell>
        </table:table-row>
        <table:table-row table:style-name="ro1">
          <table:table-cell office:value-type="string">
            <text:p>6255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SUM([.B2712:.C2712])/[.D2712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2713:.C2713])/[.D2713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2714:.C2714])/[.D2714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SUM([.B2715:.C2715])/[.D2715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SUM([.B2716:.C2716])/[.D2716]" office:value-type="float" office:value="0.807692307692308">
            <text:p>0.8076923077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formula="of:=SUM([.B2717:.C2717])/[.D2717]" office:value-type="float" office:value="0.676470588235294">
            <text:p>0.6764705882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table:formula="of:=SUM([.B2718:.C2718])/[.D2718]" office:value-type="float" office:value="0.806451612903226">
            <text:p>0.8064516129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  <table:table-cell table:formula="of:=SUM([.B2719:.C2719])/[.D2719]" office:value-type="float" office:value="0.645833333333333">
            <text:p>0.6458333333</text:p>
          </table:table-cell>
        </table:table-row>
        <table:table-row table:style-name="ro1">
          <table:table-cell office:value-type="string">
            <text:p>6260 </text:p>
          </table:table-cell>
          <table:table-cell table:number-columns-repeated="2"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SUM([.B2720:.C2720])/[.D2720]" office:value-type="float" office:value="0.631578947368421">
            <text:p>0.6315789474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table:formula="of:=SUM([.B2721:.C2721])/[.D2721]" office:value-type="float" office:value="0.784313725490196">
            <text:p>0.7843137255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SUM([.B2722:.C2722])/[.D2722]" office:value-type="float" office:value="0.702127659574468">
            <text:p>0.7021276596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table:formula="of:=SUM([.B2723:.C2723])/[.D2723]" office:value-type="float" office:value="0.758620689655172">
            <text:p>0.7586206897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table:formula="of:=SUM([.B2724:.C2724])/[.D2724]" office:value-type="float" office:value="0.63768115942029">
            <text:p>0.6376811594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formula="of:=SUM([.B2725:.C2725])/[.D2725]" office:value-type="float" office:value="0.696428571428571">
            <text:p>0.6964285714</text:p>
          </table:table-cell>
        </table:table-row>
        <table:table-row table:style-name="ro1">
          <table:table-cell office:value-type="string">
            <text:p>6260 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table:formula="of:=SUM([.B2726:.C2726])/[.D2726]" office:value-type="float" office:value="0.74468085106383">
            <text:p>0.7446808511</text:p>
          </table:table-cell>
        </table:table-row>
        <table:table-row table:style-name="ro1">
          <table:table-cell office:value-type="string">
            <text:p>6260 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2727:.C2727])/[.D2727]" office:value-type="float" office:value="0">
            <text:p>0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SUM([.B2728:.C2728])/[.D2728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SUM([.B2729:.C2729])/[.D2729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B2730:.C2730])/[.D2730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SUM([.B2731:.C2731])/[.D2731]" office:value-type="float" office:value="0.7">
            <text:p>0.7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SUM([.B2732:.C2732])/[.D2732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table:formula="of:=SUM([.B2733:.C2733])/[.D2733]" office:value-type="float" office:value="0.880952380952381">
            <text:p>0.880952381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SUM([.B2734:.C2734])/[.D2734]" office:value-type="float" office:value="0.897435897435897">
            <text:p>0.8974358974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  <table:table-cell table:formula="of:=SUM([.B2735:.C2735])/[.D2735]" office:value-type="float" office:value="0.90625">
            <text:p>0.90625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SUM([.B2736:.C2736])/[.D2736]" office:value-type="float" office:value="0.949152542372881">
            <text:p>0.9491525424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SUM([.B2737:.C2737])/[.D2737]" office:value-type="float" office:value="0.82258064516129">
            <text:p>0.8225806452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SUM([.B2738:.C2738])/[.D2738]" office:value-type="float" office:value="0.5">
            <text:p>0.5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table:formula="of:=SUM([.B2739:.C2739])/[.D2739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SUM([.B2740:.C2740])/[.D2740]" office:value-type="float" office:value="0.875">
            <text:p>0.875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table:formula="of:=SUM([.B2741:.C2741])/[.D2741]" office:value-type="float" office:value="0.875">
            <text:p>0.875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2742:.C2742])/[.D2742]" office:value-type="float" office:value="0.85">
            <text:p>0.85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SUM([.B2743:.C2743])/[.D2743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6262 </text:p>
          </table:table-cell>
          <table:table-cell table:number-columns-repeated="2" office:value-type="float" office:value="25">
            <text:p>25</text:p>
          </table:table-cell>
          <table:table-cell office:value-type="float" office:value="61">
            <text:p>61</text:p>
          </table:table-cell>
          <table:table-cell table:formula="of:=SUM([.B2744:.C2744])/[.D2744]" office:value-type="float" office:value="0.819672131147541">
            <text:p>0.8196721311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formula="of:=SUM([.B2745:.C2745])/[.D2745]" office:value-type="float" office:value="0.787234042553192">
            <text:p>0.7872340426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2746:.C2746])/[.D2746]" office:value-type="float" office:value="1">
            <text:p>1</text:p>
          </table:table-cell>
        </table:table-row>
        <table:table-row table:style-name="ro1">
          <table:table-cell office:value-type="string">
            <text:p>6262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formula="of:=SUM([.B2747:.C2747])/[.D2747]" office:value-type="float" office:value="0.339622641509434">
            <text:p>0.3396226415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2748:.C2748])/[.D2748]" office:value-type="float" office:value="0.6">
            <text:p>0.6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749:.C2749])/[.D2749]" office:value-type="float" office:value="0.9">
            <text:p>0.9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750:.C2750])/[.D2750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751:.C2751])/[.D2751]" office:value-type="float" office:value="1">
            <text:p>1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B2752:.C2752])/[.D2752]" office:value-type="float" office:value="1">
            <text:p>1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2753:.C2753])/[.D2753]" office:value-type="float" office:value="1">
            <text:p>1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2754:.C2754])/[.D2754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SUM([.B2755:.C2755])/[.D2755]" office:value-type="float" office:value="0.454545454545455">
            <text:p>0.4545454545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SUM([.B2756:.C2756])/[.D2756]" office:value-type="float" office:value="1">
            <text:p>1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SUM([.B2757:.C2757])/[.D2757]" office:value-type="float" office:value="1">
            <text:p>1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SUM([.B2758:.C2758])/[.D2758]" office:value-type="float" office:value="1">
            <text:p>1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SUM([.B2759:.C2759])/[.D2759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6265 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formula="of:=SUM([.B2760:.C2760])/[.D2760]" office:value-type="float" office:value="0.981132075471698">
            <text:p>0.9811320755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761:.C2761])/[.D2761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2762:.C2762])/[.D2762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2763:.C2763])/[.D2763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764:.C2764])/[.D2764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765:.C2765])/[.D2765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766:.C2766])/[.D2766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767:.C2767])/[.D2767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2768:.C2768])/[.D2768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2769:.C2769])/[.D2769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2770:.C2770])/[.D2770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2771:.C2771])/[.D2771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2772:.C2772])/[.D2772]" office:value-type="float" office:value="1">
            <text:p>1</text:p>
          </table:table-cell>
        </table:table-row>
        <table:table-row table:style-name="ro1">
          <table:table-cell office:value-type="string">
            <text:p>6266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773:.C2773])/[.D2773]" office:value-type="float" office:value="1">
            <text:p>1</text:p>
          </table:table-cell>
        </table:table-row>
        <table:table-row table:style-name="ro1">
          <table:table-cell office:value-type="string">
            <text:p>6280 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SUM([.B2774:.C2774])/[.D2774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280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SUM([.B2775:.C2775])/[.D2775]" office:value-type="float" office:value="0.8">
            <text:p>0.8</text:p>
          </table:table-cell>
        </table:table-row>
        <table:table-row table:style-name="ro1">
          <table:table-cell office:value-type="string">
            <text:p>6280 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2776:.C2776])/[.D2776]" office:value-type="float" office:value="1">
            <text:p>1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2777:.C2777])/[.D2777]" office:value-type="float" office:value="1">
            <text:p>1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2778:.C2778])/[.D2778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SUM([.B2779:.C2779])/[.D2779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SUM([.B2780:.C2780])/[.D2780]" office:value-type="float" office:value="0.972222222222222">
            <text:p>0.9722222222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table:formula="of:=SUM([.B2781:.C2781])/[.D2781]" office:value-type="float" office:value="1">
            <text:p>1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table:formula="of:=SUM([.B2782:.C2782])/[.D2782]" office:value-type="float" office:value="0.840909090909091">
            <text:p>0.8409090909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formula="of:=SUM([.B2783:.C2783])/[.D2783]" office:value-type="float" office:value="0.955555555555556">
            <text:p>0.9555555556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table:formula="of:=SUM([.B2784:.C2784])/[.D2784]" office:value-type="float" office:value="0.854166666666667">
            <text:p>0.8541666667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SUM([.B2785:.C2785])/[.D2785]" office:value-type="float" office:value="1">
            <text:p>1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table:formula="of:=SUM([.B2786:.C2786])/[.D2786]" office:value-type="float" office:value="0.845070422535211">
            <text:p>0.8450704225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table:formula="of:=SUM([.B2787:.C2787])/[.D2787]" office:value-type="float" office:value="0.80327868852459">
            <text:p>0.8032786885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formula="of:=SUM([.B2788:.C2788])/[.D2788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94">
            <text:p>94</text:p>
          </table:table-cell>
          <table:table-cell table:formula="of:=SUM([.B2789:.C2789])/[.D2789]" office:value-type="float" office:value="0.702127659574468">
            <text:p>0.7021276596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table:formula="of:=SUM([.B2790:.C2790])/[.D2790]" office:value-type="float" office:value="0.575757575757576">
            <text:p>0.5757575758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SUM([.B2791:.C2791])/[.D2791]" office:value-type="float" office:value="0.724137931034483">
            <text:p>0.724137931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SUM([.B2792:.C2792])/[.D2792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SUM([.B2793:.C2793])/[.D2793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SUM([.B2794:.C2794])/[.D2794]" office:value-type="float" office:value="0.787878787878788">
            <text:p>0.7878787879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formula="of:=SUM([.B2795:.C2795])/[.D2795]" office:value-type="float" office:value="0.648648648648649">
            <text:p>0.6486486486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SUM([.B2796:.C2796])/[.D2796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table:formula="of:=SUM([.B2797:.C2797])/[.D2797]" office:value-type="float" office:value="0.914285714285714">
            <text:p>0.9142857143</text:p>
          </table:table-cell>
        </table:table-row>
        <table:table-row table:style-name="ro1">
          <table:table-cell office:value-type="string">
            <text:p>6290 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2798:.C2798])/[.D2798]" office:value-type="float" office:value="0.5">
            <text:p>0.5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2799:.C2799])/[.D2799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2800:.C2800])/[.D2800]" office:value-type="float" office:value="0.625">
            <text:p>0.625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801:.C2801])/[.D2801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152">
            <text:p>152</text:p>
          </table:table-cell>
          <table:table-cell table:formula="of:=SUM([.B2802:.C2802])/[.D2802]" office:value-type="float" office:value="0.480263157894737">
            <text:p>0.4802631579</text:p>
          </table:table-cell>
        </table:table-row>
        <table:table-row table:style-name="ro1">
          <table:table-cell office:value-type="string">
            <text:p>6290 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83">
            <text:p>183</text:p>
          </table:table-cell>
          <table:table-cell table:formula="of:=SUM([.B2803:.C2803])/[.D2803]" office:value-type="float" office:value="0.39344262295082">
            <text:p>0.393442623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formula="of:=SUM([.B2804:.C2804])/[.D2804]" office:value-type="float" office:value="1">
            <text:p>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table:formula="of:=SUM([.B2805:.C2805])/[.D2805]" office:value-type="float" office:value="0.948717948717949">
            <text:p>0.9487179487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SUM([.B2806:.C2806])/[.D2806]" office:value-type="float" office:value="0.827586206896552">
            <text:p>0.8275862069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table:formula="of:=SUM([.B2807:.C2807])/[.D2807]" office:value-type="float" office:value="0.852941176470588">
            <text:p>0.8529411765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SUM([.B2808:.C2808])/[.D2808]" office:value-type="float" office:value="0.870967741935484">
            <text:p>0.8709677419</text:p>
          </table:table-cell>
        </table:table-row>
        <table:table-row table:style-name="ro1">
          <table:table-cell office:value-type="string">
            <text:p>6300 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SUM([.B2809:.C2809])/[.D2809]" office:value-type="float" office:value="1">
            <text:p>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formula="of:=SUM([.B2810:.C2810])/[.D2810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formula="of:=SUM([.B2811:.C2811])/[.D2811]" office:value-type="float" office:value="0.689655172413793">
            <text:p>0.6896551724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formula="of:=SUM([.B2812:.C2812])/[.D2812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SUM([.B2813:.C2813])/[.D2813]" office:value-type="float" office:value="0.9375">
            <text:p>0.9375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SUM([.B2814:.C2814])/[.D2814]" office:value-type="float" office:value="1">
            <text:p>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SUM([.B2815:.C2815])/[.D2815]" office:value-type="float" office:value="1">
            <text:p>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816:.C2816])/[.D2816]" office:value-type="float" office:value="1">
            <text:p>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formula="of:=SUM([.B2817:.C2817])/[.D2817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table:formula="of:=SUM([.B2818:.C2818])/[.D2818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15">
            <text:p>115</text:p>
          </table:table-cell>
          <table:table-cell office:value-type="float" office:value="32">
            <text:p>32</text:p>
          </table:table-cell>
          <table:table-cell office:value-type="float" office:value="180">
            <text:p>180</text:p>
          </table:table-cell>
          <table:table-cell table:formula="of:=SUM([.B2819:.C2819])/[.D2819]" office:value-type="float" office:value="0.816666666666667">
            <text:p>0.8166666667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206">
            <text:p>206</text:p>
          </table:table-cell>
          <table:table-cell table:formula="of:=SUM([.B2820:.C2820])/[.D2820]" office:value-type="float" office:value="0.902912621359223">
            <text:p>0.9029126214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63">
            <text:p>163</text:p>
          </table:table-cell>
          <table:table-cell office:value-type="float" office:value="43">
            <text:p>43</text:p>
          </table:table-cell>
          <table:table-cell office:value-type="float" office:value="258">
            <text:p>258</text:p>
          </table:table-cell>
          <table:table-cell table:formula="of:=SUM([.B2821:.C2821])/[.D2821]" office:value-type="float" office:value="0.798449612403101">
            <text:p>0.7984496124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240">
            <text:p>240</text:p>
          </table:table-cell>
          <table:table-cell office:value-type="float" office:value="41">
            <text:p>41</text:p>
          </table:table-cell>
          <table:table-cell office:value-type="float" office:value="321">
            <text:p>321</text:p>
          </table:table-cell>
          <table:table-cell table:formula="of:=SUM([.B2822:.C2822])/[.D2822]" office:value-type="float" office:value="0.875389408099688">
            <text:p>0.8753894081</text:p>
          </table:table-cell>
        </table:table-row>
        <table:table-row table:style-name="ro1">
          <table:table-cell office:value-type="string">
            <text:p>6300 </text:p>
          </table:table-cell>
          <table:table-cell office:value-type="float" office:value="143">
            <text:p>143</text:p>
          </table:table-cell>
          <table:table-cell office:value-type="float" office:value="37">
            <text:p>37</text:p>
          </table:table-cell>
          <table:table-cell office:value-type="float" office:value="232">
            <text:p>232</text:p>
          </table:table-cell>
          <table:table-cell table:formula="of:=SUM([.B2823:.C2823])/[.D2823]" office:value-type="float" office:value="0.775862068965517">
            <text:p>0.775862069</text:p>
          </table:table-cell>
        </table:table-row>
        <table:table-row table:style-name="ro1">
          <table:table-cell office:value-type="string">
            <text:p>6301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2824:.C2824])/[.D2824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2825:.C2825])/[.D2825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826:.C2826])/[.D2826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827:.C2827])/[.D282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formula="of:=SUM([.B2828:.C2828])/[.D2828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2829:.C2829])/[.D2829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formula="of:=SUM([.B2830:.C2830])/[.D2830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table:formula="of:=SUM([.B2831:.C2831])/[.D2831]" office:value-type="float" office:value="0.579710144927536">
            <text:p>0.5797101449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table:formula="of:=SUM([.B2832:.C2832])/[.D2832]" office:value-type="float" office:value="0.90625">
            <text:p>0.90625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table:formula="of:=SUM([.B2833:.C2833])/[.D2833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195">
            <text:p>195</text:p>
          </table:table-cell>
          <table:table-cell table:formula="of:=SUM([.B2834:.C2834])/[.D2834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6310 </text:p>
          </table:table-cell>
          <table:table-cell office:value-type="float" office:value="87">
            <text:p>87</text:p>
          </table:table-cell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table:formula="of:=SUM([.B2835:.C2835])/[.D2835]" office:value-type="float" office:value="0.64390243902439">
            <text:p>0.643902439</text:p>
          </table:table-cell>
        </table:table-row>
        <table:table-row table:style-name="ro1">
          <table:table-cell office:value-type="string">
            <text:p>6320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SUM([.B2836:.C2836])/[.D2836]" office:value-type="float" office:value="0.766666666666667">
            <text:p>0.7666666667</text:p>
          </table:table-cell>
        </table:table-row>
        <table:table-row table:style-name="ro1">
          <table:table-cell office:value-type="string">
            <text:p>632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2837:.C2837])/[.D2837]" office:value-type="float" office:value="1">
            <text:p>1</text:p>
          </table:table-cell>
        </table:table-row>
        <table:table-row table:style-name="ro1">
          <table:table-cell office:value-type="string">
            <text:p>6330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SUM([.B2838:.C2838])/[.D2838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6330 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SUM([.B2839:.C2839])/[.D2839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6330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840:.C2840])/[.D2840]" office:value-type="float" office:value="0.5">
            <text:p>0.5</text:p>
          </table:table-cell>
        </table:table-row>
        <table:table-row table:style-name="ro1">
          <table:table-cell office:value-type="string">
            <text:p>6330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SUM([.B2841:.C2841])/[.D2841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330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SUM([.B2842:.C2842])/[.D2842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6340 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SUM([.B2843:.C2843])/[.D2843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6340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2844:.C2844])/[.D2844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6340 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formula="of:=SUM([.B2845:.C2845])/[.D2845]" office:value-type="float" office:value="0.864864864864865">
            <text:p>0.8648648649</text:p>
          </table:table-cell>
        </table:table-row>
        <table:table-row table:style-name="ro1">
          <table:table-cell office:value-type="string">
            <text:p>6340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2846:.C2846])/[.D2846]" office:value-type="float" office:value="1">
            <text:p>1</text:p>
          </table:table-cell>
        </table:table-row>
        <table:table-row table:style-name="ro1">
          <table:table-cell office:value-type="string">
            <text:p>6340 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SUM([.B2847:.C2847])/[.D284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361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2848:.C2848])/[.D2848]" office:value-type="float" office:value="0.7">
            <text:p>0.7</text:p>
          </table:table-cell>
        </table:table-row>
        <table:table-row table:style-name="ro1">
          <table:table-cell office:value-type="string">
            <text:p>6361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2849:.C2849])/[.D2849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361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2850:.C2850])/[.D2850]" office:value-type="float" office:value="1">
            <text:p>1</text:p>
          </table:table-cell>
        </table:table-row>
        <table:table-row table:style-name="ro1">
          <table:table-cell office:value-type="string">
            <text:p>6362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SUM([.B2851:.C2851])/[.D2851]" office:value-type="float" office:value="0.84">
            <text:p>0.84</text:p>
          </table:table-cell>
        </table:table-row>
        <table:table-row table:style-name="ro1">
          <table:table-cell office:value-type="string">
            <text:p>6365 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formula="of:=SUM([.B2852:.C2852])/[.D2852]" office:value-type="float" office:value="0.92156862745098">
            <text:p>0.9215686275</text:p>
          </table:table-cell>
        </table:table-row>
        <table:table-row table:style-name="ro1">
          <table:table-cell office:value-type="string">
            <text:p>6365 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formula="of:=SUM([.B2853:.C2853])/[.D2853]" office:value-type="float" office:value="0.918367346938775">
            <text:p>0.9183673469</text:p>
          </table:table-cell>
        </table:table-row>
        <table:table-row table:style-name="ro1">
          <table:table-cell office:value-type="string">
            <text:p>6365 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formula="of:=SUM([.B2854:.C2854])/[.D2854]" office:value-type="float" office:value="0.853658536585366">
            <text:p>0.8536585366</text:p>
          </table:table-cell>
        </table:table-row>
        <table:table-row table:style-name="ro1">
          <table:table-cell office:value-type="string">
            <text:p>6365 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table:formula="of:=SUM([.B2855:.C2855])/[.D2855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6380 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table:formula="of:=SUM([.B2856:.C2856])/[.D2856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380 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SUM([.B2857:.C2857])/[.D2857]" office:value-type="float" office:value="0.883720930232558">
            <text:p>0.8837209302</text:p>
          </table:table-cell>
        </table:table-row>
        <table:table-row table:style-name="ro1">
          <table:table-cell office:value-type="string">
            <text:p>6380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formula="of:=SUM([.B2858:.C2858])/[.D2858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6380 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SUM([.B2859:.C2859])/[.D2859]" office:value-type="float" office:value="0.96">
            <text:p>0.96</text:p>
          </table:table-cell>
        </table:table-row>
        <table:table-row table:style-name="ro1">
          <table:table-cell office:value-type="string">
            <text:p>6380 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SUM([.B2860:.C2860])/[.D2860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381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2861:.C2861])/[.D2861]" office:value-type="float" office:value="1">
            <text:p>1</text:p>
          </table:table-cell>
        </table:table-row>
        <table:table-row table:style-name="ro1">
          <table:table-cell office:value-type="string">
            <text:p>6381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2862:.C2862])/[.D2862]" office:value-type="float" office:value="1">
            <text:p>1</text:p>
          </table:table-cell>
        </table:table-row>
        <table:table-row table:style-name="ro1">
          <table:table-cell office:value-type="string">
            <text:p>6381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2863:.C2863])/[.D2863]" office:value-type="float" office:value="1">
            <text:p>1</text:p>
          </table:table-cell>
        </table:table-row>
        <table:table-row table:style-name="ro1">
          <table:table-cell office:value-type="string">
            <text:p>6385 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SUM([.B2864:.C2864])/[.D2864]" office:value-type="float" office:value="0.9375">
            <text:p>0.9375</text:p>
          </table:table-cell>
        </table:table-row>
        <table:table-row table:style-name="ro1">
          <table:table-cell office:value-type="string">
            <text:p>6385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SUM([.B2865:.C2865])/[.D2865]" office:value-type="float" office:value="0.758620689655172">
            <text:p>0.7586206897</text:p>
          </table:table-cell>
        </table:table-row>
        <table:table-row table:style-name="ro1">
          <table:table-cell office:value-type="string">
            <text:p>6385 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2866:.C2866])/[.D2866]" office:value-type="float" office:value="0.911764705882353">
            <text:p>0.9117647059</text:p>
          </table:table-cell>
        </table:table-row>
        <table:table-row table:style-name="ro1">
          <table:table-cell office:value-type="string">
            <text:p>6386 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formula="of:=SUM([.B2867:.C2867])/[.D2867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386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SUM([.B2868:.C2868])/[.D2868]" office:value-type="float" office:value="0.806451612903226">
            <text:p>0.8064516129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SUM([.B2869:.C2869])/[.D2869]" office:value-type="float" office:value="0.6">
            <text:p>0.6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2870:.C2870])/[.D2870]" office:value-type="float" office:value="0.375">
            <text:p>0.375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2871:.C2871])/[.D2871]" office:value-type="float" office:value="0.9">
            <text:p>0.9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formula="of:=SUM([.B2872:.C2872])/[.D2872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2873:.C2873])/[.D2873]" office:value-type="float" office:value="0.8">
            <text:p>0.8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2874:.C2874])/[.D2874]" office:value-type="float" office:value="0.615384615384615">
            <text:p>0.6153846154</text:p>
          </table:table-cell>
        </table:table-row>
        <table:table-row table:style-name="ro1">
          <table:table-cell office:value-type="string">
            <text:p>6390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2875:.C2875])/[.D2875]" office:value-type="float" office:value="0.681818181818182">
            <text:p>0.6818181818</text:p>
          </table:table-cell>
        </table:table-row>
        <table:table-row table:style-name="ro1">
          <table:table-cell office:value-type="string">
            <text:p>6393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2876:.C2876])/[.D2876]" office:value-type="float" office:value="0.6">
            <text:p>0.6</text:p>
          </table:table-cell>
        </table:table-row>
        <table:table-row table:style-name="ro1">
          <table:table-cell office:value-type="string">
            <text:p>6393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2877:.C2877])/[.D2877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6393 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formula="of:=SUM([.B2878:.C2878])/[.D2878]" office:value-type="float" office:value="0.807692307692308">
            <text:p>0.8076923077</text:p>
          </table:table-cell>
        </table:table-row>
        <table:table-row table:style-name="ro1">
          <table:table-cell office:value-type="string">
            <text:p>6395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879:.C2879])/[.D2879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395 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SUM([.B2880:.C2880])/[.D2880]" office:value-type="float" office:value="0.676470588235294">
            <text:p>0.6764705882</text:p>
          </table:table-cell>
        </table:table-row>
        <table:table-row table:style-name="ro1">
          <table:table-cell office:value-type="string">
            <text:p>6397 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SUM([.B2881:.C2881])/[.D2881]" office:value-type="float" office:value="0.896551724137931">
            <text:p>0.8965517241</text:p>
          </table:table-cell>
        </table:table-row>
        <table:table-row table:style-name="ro1">
          <table:table-cell office:value-type="string">
            <text:p>6397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2882:.C2882])/[.D2882]" office:value-type="float" office:value="0.75">
            <text:p>0.75</text:p>
          </table:table-cell>
        </table:table-row>
        <table:table-row table:style-name="ro1">
          <table:table-cell office:value-type="string">
            <text:p>6397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B2883:.C2883])/[.D2883]" office:value-type="float" office:value="0.88">
            <text:p>0.88</text:p>
          </table:table-cell>
        </table:table-row>
        <table:table-row table:style-name="ro1">
          <table:table-cell office:value-type="string">
            <text:p>6398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2884:.C2884])/[.D288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398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B2885:.C2885])/[.D288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SUM([.B2886:.C2886])/[.D2886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formula="of:=SUM([.B2887:.C2887])/[.D2887]" office:value-type="float" office:value="0.808510638297872">
            <text:p>0.8085106383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formula="of:=SUM([.B2888:.C2888])/[.D2888]" office:value-type="float" office:value="0.652173913043478">
            <text:p>0.652173913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table:formula="of:=SUM([.B2889:.C2889])/[.D2889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400 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SUM([.B2890:.C2890])/[.D2890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formula="of:=SUM([.B2891:.C2891])/[.D2891]" office:value-type="float" office:value="0.935483870967742">
            <text:p>0.935483871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SUM([.B2892:.C2892])/[.D2892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6400 </text:p>
          </table:table-cell>
          <table:table-cell table:number-columns-repeated="2"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SUM([.B2893:.C2893])/[.D2893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SUM([.B2894:.C2894])/[.D2894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table:formula="of:=SUM([.B2895:.C2895])/[.D2895]" office:value-type="float" office:value="0.917808219178082">
            <text:p>0.9178082192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table:formula="of:=SUM([.B2896:.C2896])/[.D2896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400 </text:p>
          </table:table-cell>
          <table:table-cell table:number-columns-repeated="2" office:value-type="float" office:value="19">
            <text:p>19</text:p>
          </table:table-cell>
          <table:table-cell office:value-type="float" office:value="43">
            <text:p>43</text:p>
          </table:table-cell>
          <table:table-cell table:formula="of:=SUM([.B2897:.C2897])/[.D2897]" office:value-type="float" office:value="0.883720930232558">
            <text:p>0.8837209302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SUM([.B2898:.C2898])/[.D2898]" office:value-type="float" office:value="0.878048780487805">
            <text:p>0.8780487805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2899:.C2899])/[.D2899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SUM([.B2900:.C2900])/[.D2900]" office:value-type="float" office:value="0.925">
            <text:p>0.925</text:p>
          </table:table-cell>
        </table:table-row>
        <table:table-row table:style-name="ro1">
          <table:table-cell office:value-type="string">
            <text:p>6400 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SUM([.B2901:.C2901])/[.D2901]" office:value-type="float" office:value="0.875">
            <text:p>0.875</text:p>
          </table:table-cell>
        </table:table-row>
        <table:table-row table:style-name="ro1">
          <table:table-cell office:value-type="string">
            <text:p>6410 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B2902:.C2902])/[.D2902]" office:value-type="float" office:value="0.8">
            <text:p>0.8</text:p>
          </table:table-cell>
        </table:table-row>
        <table:table-row table:style-name="ro1">
          <table:table-cell office:value-type="string">
            <text:p>6410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SUM([.B2903:.C2903])/[.D2903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6410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SUM([.B2904:.C2904])/[.D290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410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formula="of:=SUM([.B2905:.C2905])/[.D2905]" office:value-type="float" office:value="0.78125">
            <text:p>0.78125</text:p>
          </table:table-cell>
        </table:table-row>
        <table:table-row table:style-name="ro1">
          <table:table-cell office:value-type="string">
            <text:p>6410 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table:formula="of:=SUM([.B2906:.C2906])/[.D2906]" office:value-type="float" office:value="0.725">
            <text:p>0.725</text:p>
          </table:table-cell>
        </table:table-row>
        <table:table-row table:style-name="ro1">
          <table:table-cell office:value-type="string">
            <text:p>6411 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SUM([.B2907:.C2907])/[.D2907]" office:value-type="float" office:value="0.689655172413793">
            <text:p>0.6896551724</text:p>
          </table:table-cell>
        </table:table-row>
        <table:table-row table:style-name="ro1">
          <table:table-cell office:value-type="string">
            <text:p>6411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SUM([.B2908:.C2908])/[.D2908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6415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2909:.C2909])/[.D2909]" office:value-type="float" office:value="0.75">
            <text:p>0.75</text:p>
          </table:table-cell>
        </table:table-row>
        <table:table-row table:style-name="ro1">
          <table:table-cell office:value-type="string">
            <text:p>6415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2910:.C2910])/[.D2910]" office:value-type="float" office:value="0.538461538461538">
            <text:p>0.5384615385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SUM([.B2911:.C2911])/[.D2911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SUM([.B2912:.C2912])/[.D2912]" office:value-type="float" office:value="0.740740740740741">
            <text:p>0.7407407407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formula="of:=SUM([.B2913:.C2913])/[.D2913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SUM([.B2914:.C2914])/[.D2914]" office:value-type="float" office:value="0.730769230769231">
            <text:p>0.7307692308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SUM([.B2915:.C2915])/[.D2915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formula="of:=SUM([.B2916:.C2916])/[.D2916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6420 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SUM([.B2917:.C2917])/[.D2917]" office:value-type="float" office:value="0.82051282051282">
            <text:p>0.8205128205</text:p>
          </table:table-cell>
        </table:table-row>
        <table:table-row table:style-name="ro1">
          <table:table-cell office:value-type="string">
            <text:p>642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918:.C2918])/[.D2918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421 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formula="of:=SUM([.B2919:.C2919])/[.D2919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22 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formula="of:=SUM([.B2920:.C2920])/[.D2920]" office:value-type="float" office:value="0.964285714285714">
            <text:p>0.9642857143</text:p>
          </table:table-cell>
        </table:table-row>
        <table:table-row table:style-name="ro1">
          <table:table-cell office:value-type="string">
            <text:p>6422 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SUM([.B2921:.C2921])/[.D2921]" office:value-type="float" office:value="0.896551724137931">
            <text:p>0.8965517241</text:p>
          </table:table-cell>
        </table:table-row>
        <table:table-row table:style-name="ro1">
          <table:table-cell office:value-type="string">
            <text:p>6422 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B2922:.C2922])/[.D2922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6422 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2923:.C2923])/[.D2923]" office:value-type="float" office:value="1">
            <text:p>1</text:p>
          </table:table-cell>
        </table:table-row>
        <table:table-row table:style-name="ro1">
          <table:table-cell office:value-type="string">
            <text:p>6430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924:.C2924])/[.D2924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43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925:.C2925])/[.D2925]" office:value-type="float" office:value="1">
            <text:p>1</text:p>
          </table:table-cell>
        </table:table-row>
        <table:table-row table:style-name="ro1">
          <table:table-cell office:value-type="string">
            <text:p>6432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2926:.C2926])/[.D2926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432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2927:.C2927])/[.D2927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6432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928:.C2928])/[.D2928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40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2929:.C2929])/[.D2929]" office:value-type="float" office:value="1">
            <text:p>1</text:p>
          </table:table-cell>
        </table:table-row>
        <table:table-row table:style-name="ro1">
          <table:table-cell office:value-type="string">
            <text:p>6440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B2930:.C2930])/[.D2930]" office:value-type="float" office:value="0.92">
            <text:p>0.92</text:p>
          </table:table-cell>
        </table:table-row>
        <table:table-row table:style-name="ro1">
          <table:table-cell office:value-type="string">
            <text:p>6440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SUM([.B2931:.C2931])/[.D2931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6440 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128">
            <text:p>128</text:p>
          </table:table-cell>
          <table:table-cell table:formula="of:=SUM([.B2932:.C2932])/[.D2932]" office:value-type="float" office:value="0.7578125">
            <text:p>0.7578125</text:p>
          </table:table-cell>
        </table:table-row>
        <table:table-row table:style-name="ro1">
          <table:table-cell office:value-type="string">
            <text:p>6440 </text:p>
          </table:table-cell>
          <table:table-cell office:value-type="float" office:value="194">
            <text:p>194</text:p>
          </table:table-cell>
          <table:table-cell office:value-type="float" office:value="28">
            <text:p>28</text:p>
          </table:table-cell>
          <table:table-cell office:value-type="float" office:value="237">
            <text:p>237</text:p>
          </table:table-cell>
          <table:table-cell table:formula="of:=SUM([.B2933:.C2933])/[.D2933]" office:value-type="float" office:value="0.936708860759494">
            <text:p>0.9367088608</text:p>
          </table:table-cell>
        </table:table-row>
        <table:table-row table:style-name="ro1">
          <table:table-cell office:value-type="string">
            <text:p>6450 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table:formula="of:=SUM([.B2934:.C2934])/[.D2934]" office:value-type="float" office:value="0.9">
            <text:p>0.9</text:p>
          </table:table-cell>
        </table:table-row>
        <table:table-row table:style-name="ro1">
          <table:table-cell office:value-type="string">
            <text:p>6450 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SUM([.B2935:.C2935])/[.D2935]" office:value-type="float" office:value="0.72972972972973">
            <text:p>0.7297297297</text:p>
          </table:table-cell>
        </table:table-row>
        <table:table-row table:style-name="ro1">
          <table:table-cell office:value-type="string">
            <text:p>6450 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SUM([.B2936:.C2936])/[.D2936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450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2937:.C2937])/[.D2937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6450 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SUM([.B2938:.C2938])/[.D2938]" office:value-type="float" office:value="0.885714285714286">
            <text:p>0.8857142857</text:p>
          </table:table-cell>
        </table:table-row>
        <table:table-row table:style-name="ro1">
          <table:table-cell office:value-type="string">
            <text:p>6450 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SUM([.B2939:.C2939])/[.D2939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SUM([.B2940:.C2940])/[.D2940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941:.C2941])/[.D2941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2942:.C2942])/[.D2942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2943:.C2943])/[.D2943]" office:value-type="float" office:value="1">
            <text:p>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2944:.C2944])/[.D2944]" office:value-type="float" office:value="1">
            <text:p>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2945:.C2945])/[.D2945]" office:value-type="float" office:value="1">
            <text:p>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2946:.C2946])/[.D2946]" office:value-type="float" office:value="1">
            <text:p>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2947:.C2947])/[.D2947]" office:value-type="float" office:value="1">
            <text:p>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2948:.C2948])/[.D2948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2949:.C2949])/[.D2949]" office:value-type="float" office:value="1">
            <text:p>1</text:p>
          </table:table-cell>
        </table:table-row>
        <table:table-row table:style-name="ro1">
          <table:table-cell office:value-type="string">
            <text:p>6451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2950:.C2950])/[.D2950]" office:value-type="float" office:value="1">
            <text:p>1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2951:.C2951])/[.D2951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2952:.C2952])/[.D2952]" office:value-type="float" office:value="0.95">
            <text:p>0.95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2953:.C2953])/[.D2953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2954:.C2954])/[.D2954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2955:.C2955])/[.D2955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956:.C2956])/[.D2956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2957:.C2957])/[.D2957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2958:.C2958])/[.D2958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6452 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SUM([.B2959:.C2959])/[.D2959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6453 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SUM([.B2960:.C2960])/[.D2960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453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2961:.C2961])/[.D2961]" office:value-type="float" office:value="0.4">
            <text:p>0.4</text:p>
          </table:table-cell>
        </table:table-row>
        <table:table-row table:style-name="ro1">
          <table:table-cell office:value-type="string">
            <text:p>6453 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2962:.C2962])/[.D2962]" office:value-type="float" office:value="0.782608695652174">
            <text:p>0.7826086957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2963:.C2963])/[.D2963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SUM([.B2964:.C2964])/[.D2964]" office:value-type="float" office:value="0.84375">
            <text:p>0.8437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SUM([.B2965:.C2965])/[.D2965]" office:value-type="float" office:value="0.71875">
            <text:p>0.7187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SUM([.B2966:.C2966])/[.D2966]" office:value-type="float" office:value="0.75">
            <text:p>0.7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SUM([.B2967:.C2967])/[.D2967]" office:value-type="float" office:value="0.829268292682927">
            <text:p>0.8292682927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SUM([.B2968:.C2968])/[.D2968]" office:value-type="float" office:value="0.853658536585366">
            <text:p>0.8536585366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SUM([.B2969:.C2969])/[.D2969]" office:value-type="float" office:value="0.90625">
            <text:p>0.9062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formula="of:=SUM([.B2970:.C2970])/[.D2970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2971:.C2971])/[.D2971]" office:value-type="float" office:value="0.875">
            <text:p>0.87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SUM([.B2972:.C2972])/[.D2972]" office:value-type="float" office:value="0.84375">
            <text:p>0.84375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formula="of:=SUM([.B2973:.C2973])/[.D2973]" office:value-type="float" office:value="1">
            <text:p>1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formula="of:=SUM([.B2974:.C2974])/[.D2974]" office:value-type="float" office:value="0.886363636363636">
            <text:p>0.8863636364</text:p>
          </table:table-cell>
        </table:table-row>
        <table:table-row table:style-name="ro1">
          <table:table-cell office:value-type="string">
            <text:p>6455 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table:formula="of:=SUM([.B2975:.C2975])/[.D2975]" office:value-type="float" office:value="0.972222222222222">
            <text:p>0.9722222222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2976:.C2976])/[.D2976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SUM([.B2977:.C2977])/[.D2977]" office:value-type="float" office:value="0.529411764705882">
            <text:p>0.5294117647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SUM([.B2978:.C2978])/[.D2978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B2979:.C2979])/[.D297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456 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SUM([.B2980:.C2980])/[.D2980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SUM([.B2981:.C2981])/[.D2981]" office:value-type="float" office:value="0.892857142857143">
            <text:p>0.8928571429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table:formula="of:=SUM([.B2982:.C2982])/[.D2982]" office:value-type="float" office:value="0.648148148148148">
            <text:p>0.6481481481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SUM([.B2983:.C2983])/[.D2983]" office:value-type="float" office:value="0.897435897435897">
            <text:p>0.8974358974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2984:.C2984])/[.D2984]" office:value-type="float" office:value="0.875">
            <text:p>0.875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formula="of:=SUM([.B2985:.C2985])/[.D2985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SUM([.B2986:.C2986])/[.D2986]" office:value-type="float" office:value="0.967741935483871">
            <text:p>0.9677419355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SUM([.B2987:.C2987])/[.D2987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SUM([.B2988:.C2988])/[.D2988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6456 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2989:.C2989])/[.D2989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990:.C2990])/[.D2990]" office:value-type="float" office:value="1">
            <text:p>1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2991:.C2991])/[.D2991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2992:.C2992])/[.D2992]" office:value-type="float" office:value="1">
            <text:p>1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2993:.C2993])/[.D2993]" office:value-type="float" office:value="1">
            <text:p>1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2994:.C2994])/[.D2994]" office:value-type="float" office:value="1">
            <text:p>1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2995:.C2995])/[.D2995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6457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2996:.C2996])/[.D2996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2997:.C2997])/[.D2997]" office:value-type="float" office:value="0.7">
            <text:p>0.7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2998:.C2998])/[.D2998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2999:.C2999])/[.D2999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3000:.C3000])/[.D3000]" office:value-type="float" office:value="0.875">
            <text:p>0.875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SUM([.B3001:.C3001])/[.D3001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SUM([.B3002:.C3002])/[.D3002]" office:value-type="float" office:value="1">
            <text:p>1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003:.C3003])/[.D3003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SUM([.B3004:.C3004])/[.D3004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SUM([.B3005:.C3005])/[.D3005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SUM([.B3006:.C3006])/[.D3006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007:.C3007])/[.D3007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008:.C3008])/[.D3008]" office:value-type="float" office:value="0.5">
            <text:p>0.5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3009:.C3009])/[.D3009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3010:.C3010])/[.D3010]" office:value-type="float" office:value="1">
            <text:p>1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011:.C3011])/[.D3011]" office:value-type="float" office:value="1">
            <text:p>1</text:p>
          </table:table-cell>
        </table:table-row>
        <table:table-row table:style-name="ro1">
          <table:table-cell office:value-type="string">
            <text:p>646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012:.C3012])/[.D3012]" office:value-type="float" office:value="1">
            <text:p>1</text:p>
          </table:table-cell>
        </table:table-row>
        <table:table-row table:style-name="ro1">
          <table:table-cell office:value-type="string">
            <text:p>646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SUM([.B3013:.C3013])/[.D3013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6465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3014:.C3014])/[.D3014]" office:value-type="float" office:value="1">
            <text:p>1</text:p>
          </table:table-cell>
        </table:table-row>
        <table:table-row table:style-name="ro1">
          <table:table-cell office:value-type="string">
            <text:p>6465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015:.C3015])/[.D3015]" office:value-type="float" office:value="1">
            <text:p>1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3016:.C3016])/[.D3016]" office:value-type="float" office:value="0.85">
            <text:p>0.85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formula="of:=SUM([.B3017:.C3017])/[.D3017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SUM([.B3018:.C3018])/[.D3018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table:formula="of:=SUM([.B3019:.C3019])/[.D3019]" office:value-type="float" office:value="0.921052631578947">
            <text:p>0.9210526316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3020:.C3020])/[.D3020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3021:.C3021])/[.D302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SUM([.B3022:.C3022])/[.D3022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SUM([.B3023:.C3023])/[.D3023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table:formula="of:=SUM([.B3024:.C3024])/[.D3024]" office:value-type="float" office:value="1">
            <text:p>1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025:.C3025])/[.D302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470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3026:.C3026])/[.D3026]" office:value-type="float" office:value="1">
            <text:p>1</text:p>
          </table:table-cell>
        </table:table-row>
        <table:table-row table:style-name="ro1">
          <table:table-cell office:value-type="string">
            <text:p>6475 </text:p>
          </table:table-cell>
          <table:table-cell office:value-type="float" office:value="134">
            <text:p>134</text:p>
          </table:table-cell>
          <table:table-cell office:value-type="float" office:value="25">
            <text:p>25</text:p>
          </table:table-cell>
          <table:table-cell office:value-type="float" office:value="207">
            <text:p>207</text:p>
          </table:table-cell>
          <table:table-cell table:formula="of:=SUM([.B3027:.C3027])/[.D3027]" office:value-type="float" office:value="0.768115942028985">
            <text:p>0.768115942</text:p>
          </table:table-cell>
        </table:table-row>
        <table:table-row table:style-name="ro1">
          <table:table-cell office:value-type="string">
            <text:p>6475 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138">
            <text:p>138</text:p>
          </table:table-cell>
          <table:table-cell table:formula="of:=SUM([.B3028:.C3028])/[.D3028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480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3029:.C3029])/[.D3029]" office:value-type="float" office:value="0.875">
            <text:p>0.875</text:p>
          </table:table-cell>
        </table:table-row>
        <table:table-row table:style-name="ro1">
          <table:table-cell office:value-type="string">
            <text:p>648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3030:.C3030])/[.D3030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480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3031:.C3031])/[.D3031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6485 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SUM([.B3032:.C3032])/[.D3032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485 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3033:.C3033])/[.D3033]" office:value-type="float" office:value="0.772727272727273">
            <text:p>0.7727272727</text:p>
          </table:table-cell>
        </table:table-row>
        <table:table-row table:style-name="ro1">
          <table:table-cell office:value-type="string">
            <text:p>6485 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SUM([.B3034:.C3034])/[.D3034]" office:value-type="float" office:value="0.8125">
            <text:p>0.8125</text:p>
          </table:table-cell>
        </table:table-row>
        <table:table-row table:style-name="ro1">
          <table:table-cell office:value-type="string">
            <text:p>6485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035:.C3035])/[.D3035]" office:value-type="float" office:value="1">
            <text:p>1</text:p>
          </table:table-cell>
        </table:table-row>
        <table:table-row table:style-name="ro1">
          <table:table-cell office:value-type="string">
            <text:p>6485 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3036:.C3036])/[.D3036]" office:value-type="float" office:value="1">
            <text:p>1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SUM([.B3037:.C3037])/[.D3037]" office:value-type="float" office:value="0.6875">
            <text:p>0.6875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SUM([.B3038:.C3038])/[.D3038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formula="of:=SUM([.B3039:.C3039])/[.D3039]" office:value-type="float" office:value="0.813953488372093">
            <text:p>0.8139534884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SUM([.B3040:.C3040])/[.D3040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formula="of:=SUM([.B3041:.C3041])/[.D3041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3042:.C3042])/[.D3042]" office:value-type="float" office:value="0.8">
            <text:p>0.8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SUM([.B3043:.C3043])/[.D3043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3044:.C3044])/[.D3044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6490 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table:formula="of:=SUM([.B3045:.C3045])/[.D3045]" office:value-type="float" office:value="0.862068965517241">
            <text:p>0.8620689655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3046:.C3046])/[.D3046]" office:value-type="float" office:value="0.85">
            <text:p>0.85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formula="of:=SUM([.B3047:.C3047])/[.D3047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3048:.C3048])/[.D3048]" office:value-type="float" office:value="0.6875">
            <text:p>0.6875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3049:.C3049])/[.D3049]" office:value-type="float" office:value="0.782608695652174">
            <text:p>0.7826086957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SUM([.B3050:.C3050])/[.D3050]" office:value-type="float" office:value="0.810810810810811">
            <text:p>0.8108108108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3051:.C3051])/[.D3051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SUM([.B3052:.C3052])/[.D3052]" office:value-type="float" office:value="0.84">
            <text:p>0.84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SUM([.B3053:.C3053])/[.D3053]" office:value-type="float" office:value="0.84375">
            <text:p>0.84375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formula="of:=SUM([.B3054:.C3054])/[.D3054]" office:value-type="float" office:value="0.906976744186046">
            <text:p>0.9069767442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3055:.C3055])/[.D3055]" office:value-type="float" office:value="0.875">
            <text:p>0.875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SUM([.B3056:.C3056])/[.D3056]" office:value-type="float" office:value="0.766666666666667">
            <text:p>0.7666666667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SUM([.B3057:.C3057])/[.D3057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SUM([.B3058:.C3058])/[.D3058]" office:value-type="float" office:value="0.90625">
            <text:p>0.90625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B3059:.C3059])/[.D3059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SUM([.B3060:.C3060])/[.D3060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6491 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3061:.C3061])/[.D3061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500 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table:formula="of:=SUM([.B3062:.C3062])/[.D3062]" office:value-type="float" office:value="0.435897435897436">
            <text:p>0.4358974359</text:p>
          </table:table-cell>
        </table:table-row>
        <table:table-row table:style-name="ro1">
          <table:table-cell office:value-type="string">
            <text:p>6500 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formula="of:=SUM([.B3063:.C3063])/[.D3063]" office:value-type="float" office:value="0.82051282051282">
            <text:p>0.8205128205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SUM([.B3064:.C3064])/[.D3064]" office:value-type="float" office:value="0.840579710144927">
            <text:p>0.8405797101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formula="of:=SUM([.B3065:.C3065])/[.D306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table:formula="of:=SUM([.B3066:.C3066])/[.D3066]" office:value-type="float" office:value="0.739130434782609">
            <text:p>0.7391304348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SUM([.B3067:.C3067])/[.D3067]" office:value-type="float" office:value="0.859649122807017">
            <text:p>0.8596491228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71">
            <text:p>71</text:p>
          </table:table-cell>
          <table:table-cell table:formula="of:=SUM([.B3068:.C3068])/[.D3068]" office:value-type="float" office:value="0.845070422535211">
            <text:p>0.8450704225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SUM([.B3069:.C3069])/[.D3069]" office:value-type="float" office:value="0.717948717948718">
            <text:p>0.7179487179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SUM([.B3070:.C3070])/[.D3070]" office:value-type="float" office:value="0.848484848484848">
            <text:p>0.8484848485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table:formula="of:=SUM([.B3071:.C3071])/[.D3071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table:formula="of:=SUM([.B3072:.C3072])/[.D3072]" office:value-type="float" office:value="0.7875">
            <text:p>0.7875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table:formula="of:=SUM([.B3073:.C3073])/[.D3073]" office:value-type="float" office:value="0.75">
            <text:p>0.75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table:formula="of:=SUM([.B3074:.C3074])/[.D3074]" office:value-type="float" office:value="0.712121212121212">
            <text:p>0.7121212121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table:formula="of:=SUM([.B3075:.C3075])/[.D3075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132">
            <text:p>132</text:p>
          </table:table-cell>
          <table:table-cell table:formula="of:=SUM([.B3076:.C3076])/[.D3076]" office:value-type="float" office:value="0.840909090909091">
            <text:p>0.8409090909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formula="of:=SUM([.B3077:.C3077])/[.D3077]" office:value-type="float" office:value="0.764044943820225">
            <text:p>0.7640449438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105">
            <text:p>105</text:p>
          </table:table-cell>
          <table:table-cell table:formula="of:=SUM([.B3078:.C3078])/[.D3078]" office:value-type="float" office:value="0.742857142857143">
            <text:p>0.7428571429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SUM([.B3079:.C3079])/[.D3079]" office:value-type="float" office:value="0.915492957746479">
            <text:p>0.9154929577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SUM([.B3080:.C3080])/[.D3080]" office:value-type="float" office:value="0.732142857142857">
            <text:p>0.7321428571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table:formula="of:=SUM([.B3081:.C3081])/[.D3081]" office:value-type="float" office:value="0.803030303030303">
            <text:p>0.803030303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3082:.C3082])/[.D3082]" office:value-type="float" office:value="1">
            <text:p>1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82">
            <text:p>82</text:p>
          </table:table-cell>
          <table:table-cell table:formula="of:=SUM([.B3083:.C3083])/[.D3083]" office:value-type="float" office:value="0.75609756097561">
            <text:p>0.756097561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table:formula="of:=SUM([.B3084:.C3084])/[.D3084]" office:value-type="float" office:value="0.865671641791045">
            <text:p>0.8656716418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table:formula="of:=SUM([.B3085:.C3085])/[.D3085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table:formula="of:=SUM([.B3086:.C3086])/[.D3086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296">
            <text:p>296</text:p>
          </table:table-cell>
          <table:table-cell table:formula="of:=SUM([.B3087:.C3087])/[.D3087]" office:value-type="float" office:value="0.543918918918919">
            <text:p>0.5439189189</text:p>
          </table:table-cell>
        </table:table-row>
        <table:table-row table:style-name="ro1">
          <table:table-cell office:value-type="string">
            <text:p>6505 </text:p>
          </table:table-cell>
          <table:table-cell office:value-type="float" office:value="130">
            <text:p>130</text:p>
          </table:table-cell>
          <table:table-cell office:value-type="float" office:value="43">
            <text:p>43</text:p>
          </table:table-cell>
          <table:table-cell office:value-type="float" office:value="320">
            <text:p>320</text:p>
          </table:table-cell>
          <table:table-cell table:formula="of:=SUM([.B3088:.C3088])/[.D3088]" office:value-type="float" office:value="0.540625">
            <text:p>0.540625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SUM([.B3089:.C3089])/[.D3089]" office:value-type="float" office:value="0.6">
            <text:p>0.6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3090:.C3090])/[.D3090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SUM([.B3091:.C3091])/[.D3091]" office:value-type="float" office:value="0.533333333333333">
            <text:p>0.5333333333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table:formula="of:=SUM([.B3092:.C3092])/[.D3092]" office:value-type="float" office:value="0.814814814814815">
            <text:p>0.8148148148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3093:.C3093])/[.D3093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3094:.C3094])/[.D3094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095:.C3095])/[.D309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3096:.C3096])/[.D3096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097:.C3097])/[.D3097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SUM([.B3098:.C3098])/[.D3098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table:formula="of:=SUM([.B3099:.C3099])/[.D3099]" office:value-type="float" office:value="0.75">
            <text:p>0.75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3100:.C3100])/[.D3100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3101:.C3101])/[.D3101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6520 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102:.C3102])/[.D3102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formula="of:=SUM([.B3103:.C3103])/[.D3103]" office:value-type="float" office:value="0.774193548387097">
            <text:p>0.7741935484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3104:.C3104])/[.D3104]" office:value-type="float" office:value="0.647058823529412">
            <text:p>0.6470588235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SUM([.B3105:.C3105])/[.D3105]" office:value-type="float" office:value="0.782608695652174">
            <text:p>0.7826086957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formula="of:=SUM([.B3106:.C3106])/[.D3106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formula="of:=SUM([.B3107:.C3107])/[.D3107]" office:value-type="float" office:value="0.891891891891892">
            <text:p>0.8918918919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3108:.C3108])/[.D310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SUM([.B3109:.C3109])/[.D3109]" office:value-type="float" office:value="0.851851851851852">
            <text:p>0.8518518519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3110:.C3110])/[.D3110]" office:value-type="float" office:value="0.9">
            <text:p>0.9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SUM([.B3111:.C3111])/[.D3111]" office:value-type="float" office:value="0.92">
            <text:p>0.92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B3112:.C3112])/[.D3112]" office:value-type="float" office:value="0.851851851851852">
            <text:p>0.8518518519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3113:.C3113])/[.D3113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3114:.C3114])/[.D3114]" office:value-type="float" office:value="0.625">
            <text:p>0.625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3115:.C3115])/[.D3115]" office:value-type="float" office:value="0.76">
            <text:p>0.76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SUM([.B3116:.C3116])/[.D3116]" office:value-type="float" office:value="0.75">
            <text:p>0.75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SUM([.B3117:.C3117])/[.D3117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6550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118:.C3118])/[.D3118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6555 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formula="of:=SUM([.B3119:.C3119])/[.D3119]" office:value-type="float" office:value="0.825">
            <text:p>0.825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table:formula="of:=SUM([.B3120:.C3120])/[.D3120]" office:value-type="float" office:value="0.8">
            <text:p>0.8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SUM([.B3121:.C3121])/[.D3121]" office:value-type="float" office:value="0.85">
            <text:p>0.85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SUM([.B3122:.C3122])/[.D3122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table:formula="of:=SUM([.B3123:.C3123])/[.D3123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124:.C3124])/[.D3124]" office:value-type="float" office:value="1">
            <text:p>1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SUM([.B3125:.C3125])/[.D3125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SUM([.B3126:.C3126])/[.D3126]" office:value-type="float" office:value="0.739130434782609">
            <text:p>0.7391304348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3127:.C3127])/[.D3127]" office:value-type="float" office:value="1">
            <text:p>1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formula="of:=SUM([.B3128:.C3128])/[.D3128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SUM([.B3129:.C3129])/[.D3129]" office:value-type="float" office:value="0.787878787878788">
            <text:p>0.7878787879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SUM([.B3130:.C3130])/[.D3130]" office:value-type="float" office:value="0.880952380952381">
            <text:p>0.880952381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  <table:table-cell table:formula="of:=SUM([.B3131:.C3131])/[.D3131]" office:value-type="float" office:value="0.804878048780488">
            <text:p>0.8048780488</text:p>
          </table:table-cell>
        </table:table-row>
        <table:table-row table:style-name="ro1">
          <table:table-cell office:value-type="string">
            <text:p>6601 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table:formula="of:=SUM([.B3132:.C3132])/[.D3132]" office:value-type="float" office:value="0.811594202898551">
            <text:p>0.8115942029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3133:.C3133])/[.D3133]" office:value-type="float" office:value="0.6">
            <text:p>0.6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3134:.C3134])/[.D3134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3135:.C3135])/[.D3135]" office:value-type="float" office:value="0.5">
            <text:p>0.5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3136:.C3136])/[.D3136]" office:value-type="float" office:value="0.884615384615385">
            <text:p>0.8846153846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3137:.C3137])/[.D3137]" office:value-type="float" office:value="0.875">
            <text:p>0.875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138:.C3138])/[.D3138]" office:value-type="float" office:value="1">
            <text:p>1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SUM([.B3139:.C3139])/[.D3139]" office:value-type="float" office:value="0.88">
            <text:p>0.88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3140:.C3140])/[.D3140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3141:.C3141])/[.D3141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3142:.C3142])/[.D3142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3143:.C3143])/[.D3143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3144:.C3144])/[.D314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3145:.C3145])/[.D3145]" office:value-type="float" office:value="1">
            <text:p>1</text:p>
          </table:table-cell>
        </table:table-row>
        <table:table-row table:style-name="ro1">
          <table:table-cell office:value-type="string">
            <text:p>6643 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table:formula="of:=SUM([.B3146:.C3146])/[.D3146]" office:value-type="float" office:value="0.823529411764706">
            <text:p>0.8235294118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147:.C3147])/[.D3147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3148:.C3148])/[.D3148]" office:value-type="float" office:value="1">
            <text:p>1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3149:.C3149])/[.D3149]" office:value-type="float" office:value="1">
            <text:p>1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150:.C3150])/[.D3150]" office:value-type="float" office:value="0.6">
            <text:p>0.6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3151:.C3151])/[.D3151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3152:.C3152])/[.D3152]" office:value-type="float" office:value="1">
            <text:p>1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3153:.C3153])/[.D3153]" office:value-type="float" office:value="0.8">
            <text:p>0.8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3154:.C3154])/[.D3154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3155:.C3155])/[.D3155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156:.C3156])/[.D3156]" office:value-type="float" office:value="0.625">
            <text:p>0.625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.B3157:.C3157])/[.D3157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158:.C3158])/[.D3158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159:.C3159])/[.D3159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6644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160:.C3160])/[.D3160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660 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formula="of:=SUM([.B3161:.C3161])/[.D3161]" office:value-type="float" office:value="0.810810810810811">
            <text:p>0.8108108108</text:p>
          </table:table-cell>
        </table:table-row>
        <table:table-row table:style-name="ro1">
          <table:table-cell office:value-type="string">
            <text:p>6660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B3162:.C3162])/[.D3162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660 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formula="of:=SUM([.B3163:.C3163])/[.D3163]" office:value-type="float" office:value="0.828571428571429">
            <text:p>0.8285714286</text:p>
          </table:table-cell>
        </table:table-row>
        <table:table-row table:style-name="ro1">
          <table:table-cell office:value-type="string">
            <text:p>6675 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SUM([.B3164:.C3164])/[.D3164]" office:value-type="float" office:value="1">
            <text:p>1</text:p>
          </table:table-cell>
        </table:table-row>
        <table:table-row table:style-name="ro1">
          <table:table-cell office:value-type="string">
            <text:p>6675 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table:formula="of:=SUM([.B3165:.C3165])/[.D3165]" office:value-type="float" office:value="0.985294117647059">
            <text:p>0.9852941176</text:p>
          </table:table-cell>
        </table:table-row>
        <table:table-row table:style-name="ro1">
          <table:table-cell office:value-type="string">
            <text:p>6675 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formula="of:=SUM([.B3166:.C3166])/[.D3166]" office:value-type="float" office:value="0.971830985915493">
            <text:p>0.9718309859</text:p>
          </table:table-cell>
        </table:table-row>
        <table:table-row table:style-name="ro1">
          <table:table-cell office:value-type="string">
            <text:p>6675 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SUM([.B3167:.C3167])/[.D3167]" office:value-type="float" office:value="0.957142857142857">
            <text:p>0.957142857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3168:.C3168])/[.D3168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3169:.C3169])/[.D3169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SUM([.B3170:.C3170])/[.D3170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SUM([.B3171:.C3171])/[.D3171]" office:value-type="float" office:value="1">
            <text:p>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3172:.C3172])/[.D3172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3173:.C3173])/[.D3173]" office:value-type="float" office:value="1">
            <text:p>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formula="of:=SUM([.B3174:.C3174])/[.D3174]" office:value-type="float" office:value="0.956521739130435">
            <text:p>0.956521739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SUM([.B3175:.C3175])/[.D3175]" office:value-type="float" office:value="1">
            <text:p>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table:formula="of:=SUM([.B3176:.C3176])/[.D3176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formula="of:=SUM([.B3177:.C3177])/[.D3177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formula="of:=SUM([.B3178:.C3178])/[.D3178]" office:value-type="float" office:value="0.962962962962963">
            <text:p>0.962962963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3179:.C3179])/[.D3179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725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3180:.C3180])/[.D3180]" office:value-type="float" office:value="1">
            <text:p>1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formula="of:=SUM([.B3181:.C3181])/[.D3181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SUM([.B3182:.C3182])/[.D3182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SUM([.B3183:.C3183])/[.D3183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formula="of:=SUM([.B3184:.C3184])/[.D3184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table:formula="of:=SUM([.B3185:.C3185])/[.D3185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formula="of:=SUM([.B3186:.C3186])/[.D3186]" office:value-type="float" office:value="0.743589743589744">
            <text:p>0.7435897436</text:p>
          </table:table-cell>
        </table:table-row>
        <table:table-row table:style-name="ro1">
          <table:table-cell office:value-type="string">
            <text:p>6730 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table:formula="of:=SUM([.B3187:.C3187])/[.D3187]" office:value-type="float" office:value="0.945945945945946">
            <text:p>0.9459459459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3188:.C3188])/[.D3188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formula="of:=SUM([.B3189:.C3189])/[.D3189]" office:value-type="float" office:value="0.704545454545455">
            <text:p>0.7045454545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table:formula="of:=SUM([.B3190:.C3190])/[.D3190]" office:value-type="float" office:value="0.645161290322581">
            <text:p>0.6451612903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table:formula="of:=SUM([.B3191:.C3191])/[.D3191]" office:value-type="float" office:value="0.644444444444444">
            <text:p>0.6444444444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formula="of:=SUM([.B3192:.C3192])/[.D3192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B3193:.C3193])/[.D3193]" office:value-type="float" office:value="0.8">
            <text:p>0.8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formula="of:=SUM([.B3194:.C3194])/[.D3194]" office:value-type="float" office:value="0.694444444444444">
            <text:p>0.6944444444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formula="of:=SUM([.B3195:.C3195])/[.D3195]" office:value-type="float" office:value="0.927272727272727">
            <text:p>0.9272727273</text:p>
          </table:table-cell>
        </table:table-row>
        <table:table-row table:style-name="ro1">
          <table:table-cell office:value-type="string">
            <text:p>6740 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table:formula="of:=SUM([.B3196:.C3196])/[.D3196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SUM([.B3197:.C3197])/[.D3197]" office:value-type="float" office:value="0.85">
            <text:p>0.85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formula="of:=SUM([.B3198:.C3198])/[.D3198]" office:value-type="float" office:value="0.92">
            <text:p>0.9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table:formula="of:=SUM([.B3199:.C3199])/[.D3199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table:formula="of:=SUM([.B3200:.C3200])/[.D3200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formula="of:=SUM([.B3201:.C3201])/[.D3201]" office:value-type="float" office:value="0.781818181818182">
            <text:p>0.7818181818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formula="of:=SUM([.B3202:.C3202])/[.D3202]" office:value-type="float" office:value="0.758620689655172">
            <text:p>0.7586206897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table:formula="of:=SUM([.B3203:.C3203])/[.D3203]" office:value-type="float" office:value="0.890625">
            <text:p>0.890625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formula="of:=SUM([.B3204:.C3204])/[.D3204]" office:value-type="float" office:value="0.757575757575758">
            <text:p>0.7575757576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table:formula="of:=SUM([.B3205:.C3205])/[.D3205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SUM([.B3206:.C3206])/[.D3206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formula="of:=SUM([.B3207:.C3207])/[.D3207]" office:value-type="float" office:value="1">
            <text:p>1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3208:.C3208])/[.D3208]" office:value-type="float" office:value="0.96969696969697">
            <text:p>0.9696969697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table:formula="of:=SUM([.B3209:.C3209])/[.D3209]" office:value-type="float" office:value="0.883720930232558">
            <text:p>0.883720930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table:formula="of:=SUM([.B3210:.C3210])/[.D3210]" office:value-type="float" office:value="0.938775510204082">
            <text:p>0.938775510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B3211:.C3211])/[.D3211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SUM([.B3212:.C3212])/[.D3212]" office:value-type="float" office:value="0.885714285714286">
            <text:p>0.8857142857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formula="of:=SUM([.B3213:.C3213])/[.D3213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table:formula="of:=SUM([.B3214:.C3214])/[.D3214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SUM([.B3215:.C3215])/[.D3215]" office:value-type="float" office:value="0.883720930232558">
            <text:p>0.8837209302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table:formula="of:=SUM([.B3216:.C3216])/[.D3216]" office:value-type="float" office:value="0.980769230769231">
            <text:p>0.9807692308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SUM([.B3217:.C3217])/[.D3217]" office:value-type="float" office:value="0.95">
            <text:p>0.95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SUM([.B3218:.C3218])/[.D3218]" office:value-type="float" office:value="0.894736842105263">
            <text:p>0.8947368421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formula="of:=SUM([.B3219:.C3219])/[.D3219]" office:value-type="float" office:value="0.975">
            <text:p>0.975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table:formula="of:=SUM([.B3220:.C3220])/[.D3220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SUM([.B3221:.C3221])/[.D3221]" office:value-type="float" office:value="1">
            <text:p>1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SUM([.B3222:.C3222])/[.D3222]" office:value-type="float" office:value="0.955555555555556">
            <text:p>0.9555555556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formula="of:=SUM([.B3223:.C3223])/[.D3223]" office:value-type="float" office:value="0.862068965517241">
            <text:p>0.8620689655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SUM([.B3224:.C3224])/[.D3224]" office:value-type="float" office:value="0.9">
            <text:p>0.9</text:p>
          </table:table-cell>
        </table:table-row>
        <table:table-row table:style-name="ro1">
          <table:table-cell office:value-type="string">
            <text:p>6750 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SUM([.B3225:.C3225])/[.D3225]" office:value-type="float" office:value="0.964285714285714">
            <text:p>0.9642857143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SUM([.B3226:.C3226])/[.D3226]" office:value-type="float" office:value="0.869565217391304">
            <text:p>0.8695652174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SUM([.B3227:.C3227])/[.D3227]" office:value-type="float" office:value="0.966666666666667">
            <text:p>0.9666666667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SUM([.B3228:.C3228])/[.D3228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SUM([.B3229:.C3229])/[.D3229]" office:value-type="float" office:value="0.90625">
            <text:p>0.90625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SUM([.B3230:.C3230])/[.D3230]" office:value-type="float" office:value="0.9375">
            <text:p>0.9375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table:formula="of:=SUM([.B3231:.C3231])/[.D3231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table:formula="of:=SUM([.B3232:.C3232])/[.D3232]" office:value-type="float" office:value="0.886792452830189">
            <text:p>0.8867924528</text:p>
          </table:table-cell>
        </table:table-row>
        <table:table-row table:style-name="ro1">
          <table:table-cell office:value-type="string">
            <text:p>6751 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SUM([.B3233:.C3233])/[.D3233]" office:value-type="float" office:value="0.935483870967742">
            <text:p>0.935483871</text:p>
          </table:table-cell>
        </table:table-row>
        <table:table-row table:style-name="ro1">
          <table:table-cell office:value-type="string">
            <text:p>6752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3234:.C3234])/[.D3234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6752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235:.C3235])/[.D3235]" office:value-type="float" office:value="0.9">
            <text:p>0.9</text:p>
          </table:table-cell>
        </table:table-row>
        <table:table-row table:style-name="ro1">
          <table:table-cell office:value-type="string">
            <text:p>6752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3236:.C3236])/[.D3236]" office:value-type="float" office:value="0.741935483870968">
            <text:p>0.7419354839</text:p>
          </table:table-cell>
        </table:table-row>
        <table:table-row table:style-name="ro1">
          <table:table-cell office:value-type="string">
            <text:p>6753 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formula="of:=SUM([.B3237:.C3237])/[.D3237]" office:value-type="float" office:value="0.976190476190476">
            <text:p>0.9761904762</text:p>
          </table:table-cell>
        </table:table-row>
        <table:table-row table:style-name="ro1">
          <table:table-cell office:value-type="string">
            <text:p>6753 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SUM([.B3238:.C3238])/[.D3238]" office:value-type="float" office:value="1">
            <text:p>1</text:p>
          </table:table-cell>
        </table:table-row>
        <table:table-row table:style-name="ro1">
          <table:table-cell office:value-type="string">
            <text:p>6753 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71">
            <text:p>71</text:p>
          </table:table-cell>
          <table:table-cell table:formula="of:=SUM([.B3239:.C3239])/[.D3239]" office:value-type="float" office:value="0.957746478873239">
            <text:p>0.9577464789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3240:.C3240])/[.D3240]" office:value-type="float" office:value="0.625">
            <text:p>0.625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3241:.C3241])/[.D3241]" office:value-type="float" office:value="0.7">
            <text:p>0.7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3242:.C3242])/[.D3242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SUM([.B3243:.C3243])/[.D3243]" office:value-type="float" office:value="0.8">
            <text:p>0.8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SUM([.B3244:.C3244])/[.D3244]" office:value-type="float" office:value="0.9">
            <text:p>0.9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SUM([.B3245:.C3245])/[.D3245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3246:.C3246])/[.D3246]" office:value-type="float" office:value="1">
            <text:p>1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3247:.C3247])/[.D3247]" office:value-type="float" office:value="1">
            <text:p>1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3248:.C3248])/[.D3248]" office:value-type="float" office:value="0.75">
            <text:p>0.75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SUM([.B3249:.C3249])/[.D3249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SUM([.B3250:.C3250])/[.D3250]" office:value-type="float" office:value="0.875">
            <text:p>0.875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SUM([.B3251:.C3251])/[.D3251]" office:value-type="float" office:value="0.75">
            <text:p>0.75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3252:.C3252])/[.D3252]" office:value-type="float" office:value="1">
            <text:p>1</text:p>
          </table:table-cell>
        </table:table-row>
        <table:table-row table:style-name="ro1">
          <table:table-cell office:value-type="string">
            <text:p>6754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3253:.C3253])/[.D3253]" office:value-type="float" office:value="1">
            <text:p>1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254:.C3254])/[.D3254]" office:value-type="float" office:value="1">
            <text:p>1</text:p>
          </table:table-cell>
        </table:table-row>
        <table:table-row table:style-name="ro1">
          <table:table-cell office:value-type="string">
            <text:p>6754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255:.C3255])/[.D3255]" office:value-type="float" office:value="1">
            <text:p>1</text:p>
          </table:table-cell>
        </table:table-row>
        <table:table-row table:style-name="ro1">
          <table:table-cell office:value-type="string">
            <text:p>6760 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SUM([.B3256:.C3256])/[.D3256]" office:value-type="float" office:value="1">
            <text:p>1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SUM([.B3257:.C3257])/[.D3257]" office:value-type="float" office:value="0.9375">
            <text:p>0.9375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3258:.C3258])/[.D325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SUM([.B3259:.C3259])/[.D3259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3260:.C3260])/[.D3260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SUM([.B3261:.C3261])/[.D3261]" office:value-type="float" office:value="0.973684210526316">
            <text:p>0.9736842105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3262:.C3262])/[.D3262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6760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3263:.C3263])/[.D3263]" office:value-type="float" office:value="0.6">
            <text:p>0.6</text:p>
          </table:table-cell>
        </table:table-row>
        <table:table-row table:style-name="ro1">
          <table:table-cell office:value-type="string">
            <text:p>67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264:.C3264])/[.D3264]" office:value-type="float" office:value="0.5">
            <text:p>0.5</text:p>
          </table:table-cell>
        </table:table-row>
        <table:table-row table:style-name="ro1">
          <table:table-cell office:value-type="string">
            <text:p>676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265:.C3265])/[.D3265]" office:value-type="float" office:value="1">
            <text:p>1</text:p>
          </table:table-cell>
        </table:table-row>
        <table:table-row table:style-name="ro1">
          <table:table-cell office:value-type="string">
            <text:p>6763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266:.C3266])/[.D3266]" office:value-type="float" office:value="0.8">
            <text:p>0.8</text:p>
          </table:table-cell>
        </table:table-row>
        <table:table-row table:style-name="ro1">
          <table:table-cell office:value-type="string">
            <text:p>6763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SUM([.B3267:.C3267])/[.D3267]" office:value-type="float" office:value="1">
            <text:p>1</text:p>
          </table:table-cell>
        </table:table-row>
        <table:table-row table:style-name="ro1">
          <table:table-cell office:value-type="string">
            <text:p>6763 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SUM([.B3268:.C3268])/[.D3268]" office:value-type="float" office:value="1">
            <text:p>1</text:p>
          </table:table-cell>
        </table:table-row>
        <table:table-row table:style-name="ro1">
          <table:table-cell office:value-type="string">
            <text:p>6763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269:.C3269])/[.D3269]" office:value-type="float" office:value="1">
            <text:p>1</text:p>
          </table:table-cell>
        </table:table-row>
        <table:table-row table:style-name="ro1">
          <table:table-cell office:value-type="string">
            <text:p>6763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3270:.C3270])/[.D3270]" office:value-type="float" office:value="1">
            <text:p>1</text:p>
          </table:table-cell>
        </table:table-row>
        <table:table-row table:style-name="ro1">
          <table:table-cell office:value-type="string">
            <text:p>676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271:.C3271])/[.D3271]" office:value-type="float" office:value="1">
            <text:p>1</text:p>
          </table:table-cell>
        </table:table-row>
        <table:table-row table:style-name="ro1">
          <table:table-cell office:value-type="string">
            <text:p>6764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272:.C3272])/[.D3272]" office:value-type="float" office:value="1">
            <text:p>1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273:.C3273])/[.D3273]" office:value-type="float" office:value="1">
            <text:p>1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274:.C3274])/[.D3274]" office:value-type="float" office:value="1">
            <text:p>1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SUM([.B3275:.C3275])/[.D3275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276:.C3276])/[.D3276]" office:value-type="float" office:value="1">
            <text:p>1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277:.C3277])/[.D3277]" office:value-type="float" office:value="1">
            <text:p>1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3278:.C3278])/[.D3278]" office:value-type="float" office:value="1">
            <text:p>1</text:p>
          </table:table-cell>
        </table:table-row>
        <table:table-row table:style-name="ro1">
          <table:table-cell office:value-type="string">
            <text:p>6770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279:.C3279])/[.D3279]" office:value-type="float" office:value="0.875">
            <text:p>0.875</text:p>
          </table:table-cell>
        </table:table-row>
        <table:table-row table:style-name="ro1">
          <table:table-cell office:value-type="string">
            <text:p>6780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3280:.C3280])/[.D3280]" office:value-type="float" office:value="0.875">
            <text:p>0.875</text:p>
          </table:table-cell>
        </table:table-row>
        <table:table-row table:style-name="ro1">
          <table:table-cell office:value-type="string">
            <text:p>678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281:.C3281])/[.D3281]" office:value-type="float" office:value="0.75">
            <text:p>0.75</text:p>
          </table:table-cell>
        </table:table-row>
        <table:table-row table:style-name="ro1">
          <table:table-cell office:value-type="string">
            <text:p>678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282:.C3282])/[.D3282]" office:value-type="float" office:value="0.5">
            <text:p>0.5</text:p>
          </table:table-cell>
        </table:table-row>
        <table:table-row table:style-name="ro1">
          <table:table-cell office:value-type="string">
            <text:p>678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283:.C3283])/[.D3283]" office:value-type="float" office:value="1">
            <text:p>1</text:p>
          </table:table-cell>
        </table:table-row>
        <table:table-row table:style-name="ro1">
          <table:table-cell office:value-type="string">
            <text:p>6780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3284:.C3284])/[.D3284]" office:value-type="float" office:value="1">
            <text:p>1</text:p>
          </table:table-cell>
        </table:table-row>
        <table:table-row table:style-name="ro1">
          <table:table-cell office:value-type="string">
            <text:p>6780 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3285:.C3285])/[.D328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6780 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3286:.C3286])/[.D3286]" office:value-type="float" office:value="1">
            <text:p>1</text:p>
          </table:table-cell>
        </table:table-row>
        <table:table-row table:style-name="ro1">
          <table:table-cell office:value-type="string">
            <text:p>679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287:.C3287])/[.D3287]" office:value-type="float" office:value="1">
            <text:p>1</text:p>
          </table:table-cell>
        </table:table-row>
        <table:table-row table:style-name="ro1">
          <table:table-cell office:value-type="string">
            <text:p>679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288:.C3288])/[.D3288]" office:value-type="float" office:value="1">
            <text:p>1</text:p>
          </table:table-cell>
        </table:table-row>
        <table:table-row table:style-name="ro1">
          <table:table-cell office:value-type="string">
            <text:p>679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289:.C3289])/[.D3289]" office:value-type="float" office:value="1">
            <text:p>1</text:p>
          </table:table-cell>
        </table:table-row>
        <table:table-row table:style-name="ro1">
          <table:table-cell office:value-type="string">
            <text:p>6791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290:.C3290])/[.D3290]" office:value-type="float" office:value="1">
            <text:p>1</text:p>
          </table:table-cell>
        </table:table-row>
        <table:table-row table:style-name="ro1">
          <table:table-cell office:value-type="string">
            <text:p>679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291:.C3291])/[.D3291]" office:value-type="float" office:value="1">
            <text:p>1</text:p>
          </table:table-cell>
        </table:table-row>
        <table:table-row table:style-name="ro1">
          <table:table-cell office:value-type="string">
            <text:p>6792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292:.C3292])/[.D3292]" office:value-type="float" office:value="0">
            <text:p>0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SUM([.B3293:.C3293])/[.D3293]" office:value-type="float" office:value="0.466666666666667">
            <text:p>0.4666666667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formula="of:=SUM([.B3294:.C3294])/[.D3294]" office:value-type="float" office:value="0.9375">
            <text:p>0.9375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295:.C3295])/[.D3295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3296:.C3296])/[.D3296]" office:value-type="float" office:value="0.75">
            <text:p>0.75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SUM([.B3297:.C3297])/[.D3297]" office:value-type="float" office:value="1">
            <text:p>1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formula="of:=SUM([.B3298:.C3298])/[.D3298]" office:value-type="float" office:value="0.736842105263158">
            <text:p>0.7368421053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formula="of:=SUM([.B3299:.C3299])/[.D3299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3300:.C3300])/[.D3300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formula="of:=SUM([.B3301:.C3301])/[.D3301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SUM([.B3302:.C3302])/[.D3302]" office:value-type="float" office:value="0.862068965517241">
            <text:p>0.8620689655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SUM([.B3303:.C3303])/[.D3303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3304:.C3304])/[.D3304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305:.C3305])/[.D3305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6795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SUM([.B3306:.C3306])/[.D3306]" office:value-type="float" office:value="0.730769230769231">
            <text:p>0.7307692308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SUM([.B3307:.C3307])/[.D3307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SUM([.B3308:.C3308])/[.D3308]" office:value-type="float" office:value="1">
            <text:p>1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09:.C3309])/[.D3309]" office:value-type="float" office:value="1">
            <text:p>1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3310:.C3310])/[.D3310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3311:.C3311])/[.D3311]" office:value-type="float" office:value="0.9375">
            <text:p>0.9375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12:.C3312])/[.D3312]" office:value-type="float" office:value="1">
            <text:p>1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B3313:.C3313])/[.D3313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6998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SUM([.B3314:.C3314])/[.D3314]" office:value-type="float" office:value="1">
            <text:p>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3315:.C3315])/[.D3315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SUM([.B3316:.C3316])/[.D3316]" office:value-type="float" office:value="0.931034482758621">
            <text:p>0.9310344828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table:formula="of:=SUM([.B3317:.C3317])/[.D3317]" office:value-type="float" office:value="1">
            <text:p>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318:.C3318])/[.D3318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SUM([.B3319:.C3319])/[.D3319]" office:value-type="float" office:value="0.979166666666667">
            <text:p>0.9791666667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formula="of:=SUM([.B3320:.C3320])/[.D3320]" office:value-type="float" office:value="1">
            <text:p>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21:.C3321])/[.D3321]" office:value-type="float" office:value="1">
            <text:p>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formula="of:=SUM([.B3322:.C3322])/[.D3322]" office:value-type="float" office:value="0.979591836734694">
            <text:p>0.9795918367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SUM([.B3323:.C3323])/[.D3323]" office:value-type="float" office:value="1">
            <text:p>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324:.C3324])/[.D3324]" office:value-type="float" office:value="1">
            <text:p>1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SUM([.B3325:.C3325])/[.D3325]" office:value-type="float" office:value="0.98">
            <text:p>0.98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SUM([.B3326:.C3326])/[.D3326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6999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327:.C3327])/[.D3327]" office:value-type="float" office:value="1">
            <text:p>1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28:.C3328])/[.D3328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29:.C3329])/[.D3329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30:.C3330])/[.D3330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31:.C3331])/[.D3331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32:.C3332])/[.D3332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33:.C3333])/[.D3333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34:.C3334])/[.D3334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35:.C3335])/[.D3335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36:.C3336])/[.D3336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37:.C3337])/[.D3337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38:.C3338])/[.D3338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39:.C3339])/[.D3339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40:.C3340])/[.D3340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41:.C3341])/[.D3341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42:.C3342])/[.D3342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43:.C3343])/[.D3343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44:.C3344])/[.D3344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45:.C3345])/[.D3345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46:.C3346])/[.D3346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47:.C3347])/[.D3347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48:.C3348])/[.D3348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49:.C3349])/[.D3349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50:.C3350])/[.D3350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51:.C3351])/[.D3351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52:.C3352])/[.D3352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53:.C3353])/[.D3353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54:.C3354])/[.D3354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55:.C3355])/[.D3355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56:.C3356])/[.D3356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57:.C3357])/[.D3357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358:.C3358])/[.D3358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59:.C3359])/[.D3359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360:.C3360])/[.D3360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361:.C3361])/[.D3361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62:.C3362])/[.D3362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363:.C3363])/[.D3363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364:.C3364])/[.D3364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65:.C3365])/[.D3365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366:.C3366])/[.D3366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67:.C3367])/[.D3367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368:.C3368])/[.D3368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69:.C3369])/[.D3369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70:.C3370])/[.D3370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71:.C3371])/[.D3371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72:.C3372])/[.D3372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73:.C3373])/[.D3373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74:.C3374])/[.D3374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75:.C3375])/[.D3375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76:.C3376])/[.D3376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77:.C3377])/[.D3377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78:.C3378])/[.D3378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79:.C3379])/[.D3379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80:.C3380])/[.D3380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381:.C3381])/[.D3381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382:.C3382])/[.D3382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383:.C3383])/[.D3383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84:.C3384])/[.D3384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385:.C3385])/[.D3385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86:.C3386])/[.D3386]" office:value-type="float" office:value="0">
            <text:p>0</text:p>
          </table:table-cell>
        </table:table-row>
        <table:table-row table:style-name="ro1">
          <table:table-cell office:value-type="string">
            <text:p>7000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387:.C3387])/[.D3387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SUM([.B3388:.C3388])/[.D3388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3389:.C3389])/[.D3389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SUM([.B3390:.C3390])/[.D3390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SUM([.B3391:.C3391])/[.D3391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SUM([.B3392:.C3392])/[.D3392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SUM([.B3393:.C3393])/[.D3393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SUM([.B3394:.C3394])/[.D3394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SUM([.B3395:.C3395])/[.D3395]" office:value-type="float" office:value="0">
            <text:p>0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3396:.C3396])/[.D3396]" office:value-type="float" office:value="1">
            <text:p>1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SUM([.B3397:.C3397])/[.D3397]" office:value-type="float" office:value="1">
            <text:p>1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SUM([.B3398:.C3398])/[.D3398]" office:value-type="float" office:value="0.973684210526316">
            <text:p>0.9736842105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formula="of:=SUM([.B3399:.C3399])/[.D3399]" office:value-type="float" office:value="0.970588235294118">
            <text:p>0.9705882353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formula="of:=SUM([.B3400:.C3400])/[.D3400]" office:value-type="float" office:value="1">
            <text:p>1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3401:.C3401])/[.D3401]" office:value-type="float" office:value="1">
            <text:p>1</text:p>
          </table:table-cell>
        </table:table-row>
        <table:table-row table:style-name="ro1">
          <table:table-cell office:value-type="string">
            <text:p>7001 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table:formula="of:=SUM([.B3402:.C3402])/[.D3402]" office:value-type="float" office:value="0.980392156862745">
            <text:p>0.9803921569</text:p>
          </table:table-cell>
        </table:table-row>
        <table:table-row table:style-name="ro1">
          <table:table-cell office:value-type="string">
            <text:p>7100 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3403:.C3403])/[.D3403]" office:value-type="float" office:value="0">
            <text:p>0</text:p>
          </table:table-cell>
        </table:table-row>
        <table:table-row table:style-name="ro1">
          <table:table-cell office:value-type="string">
            <text:p>7100 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SUM([.B3404:.C3404])/[.D3404]" office:value-type="float" office:value="0">
            <text:p>0</text:p>
          </table:table-cell>
        </table:table-row>
        <table:table-row table:style-name="ro1">
          <table:table-cell office:value-type="string">
            <text:p>7110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3405:.C3405])/[.D340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11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406:.C3406])/[.D3406]" office:value-type="float" office:value="0.5">
            <text:p>0.5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3407:.C3407])/[.D3407]" office:value-type="float" office:value="0.9375">
            <text:p>0.9375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SUM([.B3408:.C3408])/[.D3408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3409:.C3409])/[.D3409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SUM([.B3410:.C3410])/[.D3410]" office:value-type="float" office:value="1">
            <text:p>1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3411:.C3411])/[.D3411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3412:.C3412])/[.D3412]" office:value-type="float" office:value="0.75">
            <text:p>0.75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table:formula="of:=SUM([.B3413:.C3413])/[.D3413]" office:value-type="float" office:value="0.862068965517241">
            <text:p>0.8620689655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SUM([.B3414:.C3414])/[.D3414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formula="of:=SUM([.B3415:.C3415])/[.D3415]" office:value-type="float" office:value="0.9375">
            <text:p>0.9375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SUM([.B3416:.C3416])/[.D3416]" office:value-type="float" office:value="0.956521739130435">
            <text:p>0.9565217391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formula="of:=SUM([.B3417:.C3417])/[.D3417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7210 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formula="of:=SUM([.B3418:.C3418])/[.D3418]" office:value-type="float" office:value="1">
            <text:p>1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formula="of:=SUM([.B3419:.C3419])/[.D3419]" office:value-type="float" office:value="0.904761904761905">
            <text:p>0.9047619048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SUM([.B3420:.C3420])/[.D3420]" office:value-type="float" office:value="0.963636363636364">
            <text:p>0.9636363636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formula="of:=SUM([.B3421:.C3421])/[.D342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UM([.B3422:.C3422])/[.D3422]" office:value-type="float" office:value="0.972222222222222">
            <text:p>0.9722222222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formula="of:=SUM([.B3423:.C3423])/[.D3423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table:formula="of:=SUM([.B3424:.C3424])/[.D3424]" office:value-type="float" office:value="0.709677419354839">
            <text:p>0.7096774194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SUM([.B3425:.C3425])/[.D3425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3426:.C3426])/[.D3426]" office:value-type="float" office:value="0.75">
            <text:p>0.75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SUM([.B3427:.C3427])/[.D3427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formula="of:=SUM([.B3428:.C3428])/[.D3428]" office:value-type="float" office:value="1">
            <text:p>1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formula="of:=SUM([.B3429:.C3429])/[.D3429]" office:value-type="float" office:value="0.978260869565217">
            <text:p>0.9782608696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SUM([.B3430:.C3430])/[.D3430]" office:value-type="float" office:value="0.962264150943396">
            <text:p>0.9622641509</text:p>
          </table:table-cell>
        </table:table-row>
        <table:table-row table:style-name="ro1">
          <table:table-cell office:value-type="string">
            <text:p>7260 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SUM([.B3431:.C3431])/[.D3431]" office:value-type="float" office:value="0.970588235294118">
            <text:p>0.9705882353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SUM([.B3432:.C3432])/[.D3432]" office:value-type="float" office:value="0.951219512195122">
            <text:p>0.9512195122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SUM([.B3433:.C3433])/[.D3433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3434:.C3434])/[.D3434]" office:value-type="float" office:value="0.971428571428571">
            <text:p>0.9714285714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435:.C3435])/[.D343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formula="of:=SUM([.B3436:.C3436])/[.D3436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formula="of:=SUM([.B3437:.C3437])/[.D3437]" office:value-type="float" office:value="0.971428571428571">
            <text:p>0.9714285714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SUM([.B3438:.C3438])/[.D3438]" office:value-type="float" office:value="0.94">
            <text:p>0.94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formula="of:=SUM([.B3439:.C3439])/[.D3439]" office:value-type="float" office:value="0.921052631578947">
            <text:p>0.9210526316</text:p>
          </table:table-cell>
        </table:table-row>
        <table:table-row table:style-name="ro1">
          <table:table-cell office:value-type="string">
            <text:p>7270 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formula="of:=SUM([.B3440:.C3440])/[.D3440]" office:value-type="float" office:value="0.945945945945946">
            <text:p>0.9459459459</text:p>
          </table:table-cell>
        </table:table-row>
        <table:table-row table:style-name="ro1">
          <table:table-cell office:value-type="string">
            <text:p>7290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3441:.C3441])/[.D3441]" office:value-type="float" office:value="0.8">
            <text:p>0.8</text:p>
          </table:table-cell>
        </table:table-row>
        <table:table-row table:style-name="ro1">
          <table:table-cell office:value-type="string">
            <text:p>7290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3442:.C3442])/[.D3442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7290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3443:.C3443])/[.D3443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7290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3444:.C3444])/[.D3444]" office:value-type="float" office:value="1">
            <text:p>1</text:p>
          </table:table-cell>
        </table:table-row>
        <table:table-row table:style-name="ro1">
          <table:table-cell office:value-type="string">
            <text:p>7292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B3445:.C3445])/[.D3445]" office:value-type="float" office:value="1">
            <text:p>1</text:p>
          </table:table-cell>
        </table:table-row>
        <table:table-row table:style-name="ro1">
          <table:table-cell office:value-type="string">
            <text:p>7321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3446:.C3446])/[.D3446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7321 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table:formula="of:=SUM([.B3447:.C3447])/[.D3447]" office:value-type="float" office:value="0.75">
            <text:p>0.75</text:p>
          </table:table-cell>
        </table:table-row>
        <table:table-row table:style-name="ro1">
          <table:table-cell office:value-type="string">
            <text:p>7321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448:.C3448])/[.D344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322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3449:.C3449])/[.D3449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7322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3450:.C3450])/[.D3450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7323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3451:.C3451])/[.D3451]" office:value-type="float" office:value="0.625">
            <text:p>0.625</text:p>
          </table:table-cell>
        </table:table-row>
        <table:table-row table:style-name="ro1">
          <table:table-cell office:value-type="string">
            <text:p>7323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SUM([.B3452:.C3452])/[.D3452]" office:value-type="float" office:value="0.31578947368421">
            <text:p>0.3157894737</text:p>
          </table:table-cell>
        </table:table-row>
        <table:table-row table:style-name="ro1">
          <table:table-cell office:value-type="string">
            <text:p>7331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453:.C3453])/[.D3453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7332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454:.C3454])/[.D3454]" office:value-type="float" office:value="0.2">
            <text:p>0.2</text:p>
          </table:table-cell>
        </table:table-row>
        <table:table-row table:style-name="ro1">
          <table:table-cell office:value-type="string">
            <text:p>7341 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B3455:.C3455])/[.D3455]" office:value-type="float" office:value="0.8">
            <text:p>0.8</text:p>
          </table:table-cell>
        </table:table-row>
        <table:table-row table:style-name="ro1">
          <table:table-cell office:value-type="string">
            <text:p>734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456:.C3456])/[.D345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344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457:.C3457])/[.D3457]" office:value-type="float" office:value="1">
            <text:p>1</text:p>
          </table:table-cell>
        </table:table-row>
        <table:table-row table:style-name="ro1">
          <table:table-cell office:value-type="string">
            <text:p>736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458:.C3458])/[.D345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390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3459:.C3459])/[.D345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431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3460:.C3460])/[.D3460]" office:value-type="float" office:value="0.8125">
            <text:p>0.8125</text:p>
          </table:table-cell>
        </table:table-row>
        <table:table-row table:style-name="ro1">
          <table:table-cell office:value-type="string">
            <text:p>7431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3461:.C3461])/[.D3461]" office:value-type="float" office:value="0.8125">
            <text:p>0.8125</text:p>
          </table:table-cell>
        </table:table-row>
        <table:table-row table:style-name="ro1">
          <table:table-cell office:value-type="string">
            <text:p>7431 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formula="of:=SUM([.B3462:.C3462])/[.D3462]" office:value-type="float" office:value="0.782608695652174">
            <text:p>0.7826086957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formula="of:=SUM([.B3463:.C3463])/[.D3463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SUM([.B3464:.C3464])/[.D3464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table:formula="of:=SUM([.B3465:.C3465])/[.D3465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SUM([.B3466:.C3466])/[.D3466]" office:value-type="float" office:value="0.793103448275862">
            <text:p>0.7931034483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formula="of:=SUM([.B3467:.C3467])/[.D3467]" office:value-type="float" office:value="0.878048780487805">
            <text:p>0.8780487805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formula="of:=SUM([.B3468:.C3468])/[.D3468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formula="of:=SUM([.B3469:.C3469])/[.D3469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SUM([.B3470:.C3470])/[.D3470]" office:value-type="float" office:value="0.885714285714286">
            <text:p>0.8857142857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SUM([.B3471:.C3471])/[.D3471]" office:value-type="float" office:value="0.875">
            <text:p>0.875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formula="of:=SUM([.B3472:.C3472])/[.D3472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SUM([.B3473:.C3473])/[.D3473]" office:value-type="float" office:value="0.725">
            <text:p>0.725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3474:.C3474])/[.D3474]" office:value-type="float" office:value="1">
            <text:p>1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table:formula="of:=SUM([.B3475:.C3475])/[.D3475]" office:value-type="float" office:value="0.8">
            <text:p>0.8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formula="of:=SUM([.B3476:.C3476])/[.D3476]" office:value-type="float" office:value="0.8">
            <text:p>0.8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formula="of:=SUM([.B3477:.C3477])/[.D3477]" office:value-type="float" office:value="0.979591836734694">
            <text:p>0.9795918367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SUM([.B3478:.C3478])/[.D3478]" office:value-type="float" office:value="0.86">
            <text:p>0.86</text:p>
          </table:table-cell>
        </table:table-row>
        <table:table-row table:style-name="ro1">
          <table:table-cell office:value-type="string">
            <text:p>7450 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table:formula="of:=SUM([.B3479:.C3479])/[.D3479]" office:value-type="float" office:value="0.884615384615385">
            <text:p>0.8846153846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480:.C3480])/[.D3480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481:.C3481])/[.D3481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482:.C3482])/[.D3482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3483:.C3483])/[.D3483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3484:.C3484])/[.D3484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485:.C3485])/[.D3485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486:.C3486])/[.D3486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SUM([.B3487:.C3487])/[.D3487]" office:value-type="float" office:value="1">
            <text:p>1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3488:.C3488])/[.D3488]" office:value-type="float" office:value="0.9">
            <text:p>0.9</text:p>
          </table:table-cell>
        </table:table-row>
        <table:table-row table:style-name="ro1">
          <table:table-cell office:value-type="string">
            <text:p>745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3489:.C3489])/[.D3489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3490:.C3490])/[.D3490]" office:value-type="float" office:value="0.45">
            <text:p>0.45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SUM([.B3491:.C3491])/[.D3491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492:.C3492])/[.D3492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3493:.C3493])/[.D3493]" office:value-type="float" office:value="1">
            <text:p>1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3494:.C3494])/[.D3494]" office:value-type="float" office:value="1">
            <text:p>1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3495:.C3495])/[.D349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460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SUM([.B3496:.C3496])/[.D3496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7465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497:.C3497])/[.D3497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7465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498:.C3498])/[.D3498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7465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3499:.C3499])/[.D349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467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500:.C3500])/[.D3500]" office:value-type="float" office:value="0.5">
            <text:p>0.5</text:p>
          </table:table-cell>
        </table:table-row>
        <table:table-row table:style-name="ro1">
          <table:table-cell office:value-type="string">
            <text:p>7467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3501:.C3501])/[.D3501]" office:value-type="float" office:value="1">
            <text:p>1</text:p>
          </table:table-cell>
        </table:table-row>
        <table:table-row table:style-name="ro1">
          <table:table-cell office:value-type="string">
            <text:p>7467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3502:.C3502])/[.D3502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SUM([.B3503:.C3503])/[.D3503]" office:value-type="float" office:value="0.771428571428571">
            <text:p>0.7714285714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SUM([.B3504:.C3504])/[.D350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formula="of:=SUM([.B3505:.C3505])/[.D3505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SUM([.B3506:.C3506])/[.D3506]" office:value-type="float" office:value="0.884615384615385">
            <text:p>0.8846153846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SUM([.B3507:.C3507])/[.D3507]" office:value-type="float" office:value="0.903225806451613">
            <text:p>0.9032258065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table:formula="of:=SUM([.B3508:.C3508])/[.D350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SUM([.B3509:.C3509])/[.D3509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SUM([.B3510:.C3510])/[.D3510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SUM([.B3511:.C3511])/[.D3511]" office:value-type="float" office:value="1">
            <text:p>1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formula="of:=SUM([.B3512:.C3512])/[.D3512]" office:value-type="float" office:value="0.970588235294118">
            <text:p>0.9705882353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formula="of:=SUM([.B3513:.C3513])/[.D3513]" office:value-type="float" office:value="0.9375">
            <text:p>0.9375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3514:.C3514])/[.D3514]" office:value-type="float" office:value="0.95">
            <text:p>0.95</text:p>
          </table:table-cell>
        </table:table-row>
        <table:table-row table:style-name="ro1">
          <table:table-cell office:value-type="string">
            <text:p>7470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3515:.C3515])/[.D3515]" office:value-type="float" office:value="1">
            <text:p>1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3516:.C3516])/[.D3516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3517:.C3517])/[.D3517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3518:.C3518])/[.D351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519:.C3519])/[.D3519]" office:value-type="float" office:value="0.75">
            <text:p>0.75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520:.C3520])/[.D3520]" office:value-type="float" office:value="1">
            <text:p>1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3521:.C3521])/[.D3521]" office:value-type="float" office:value="0.842105263157895">
            <text:p>0.8421052632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522:.C3522])/[.D3522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SUM([.B3523:.C3523])/[.D3523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SUM([.B3524:.C3524])/[.D3524]" office:value-type="float" office:value="0.826086956521739">
            <text:p>0.8260869565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SUM([.B3525:.C3525])/[.D3525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526:.C3526])/[.D3526]" office:value-type="float" office:value="1">
            <text:p>1</text:p>
          </table:table-cell>
        </table:table-row>
        <table:table-row table:style-name="ro1">
          <table:table-cell office:value-type="string">
            <text:p>7490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3527:.C3527])/[.D3527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7491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3528:.C3528])/[.D352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7491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formula="of:=SUM([.B3529:.C3529])/[.D3529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7491 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formula="of:=SUM([.B3530:.C3530])/[.D3530]" office:value-type="float" office:value="0.875">
            <text:p>0.875</text:p>
          </table:table-cell>
        </table:table-row>
        <table:table-row table:style-name="ro1">
          <table:table-cell office:value-type="string">
            <text:p>7491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SUM([.B3531:.C3531])/[.D3531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7492 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B3532:.C3532])/[.D3532]" office:value-type="float" office:value="1">
            <text:p>1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3533:.C3533])/[.D3533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SUM([.B3534:.C3534])/[.D3534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3535:.C3535])/[.D3535]" office:value-type="float" office:value="0.85">
            <text:p>0.85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536:.C3536])/[.D353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3537:.C3537])/[.D3537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formula="of:=SUM([.B3538:.C3538])/[.D3538]" office:value-type="float" office:value="0.96551724137931">
            <text:p>0.9655172414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SUM([.B3539:.C3539])/[.D3539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SUM([.B3540:.C3540])/[.D3540]" office:value-type="float" office:value="0.975">
            <text:p>0.975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541:.C3541])/[.D3541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SUM([.B3542:.C3542])/[.D3542]" office:value-type="float" office:value="1">
            <text:p>1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formula="of:=SUM([.B3543:.C3543])/[.D3543]" office:value-type="float" office:value="0.964285714285714">
            <text:p>0.9642857143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table:formula="of:=SUM([.B3544:.C3544])/[.D3544]" office:value-type="float" office:value="1">
            <text:p>1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formula="of:=SUM([.B3545:.C3545])/[.D3545]" office:value-type="float" office:value="0.942857142857143">
            <text:p>0.9428571429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3546:.C3546])/[.D3546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SUM([.B3547:.C3547])/[.D3547]" office:value-type="float" office:value="1">
            <text:p>1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548:.C3548])/[.D3548]" office:value-type="float" office:value="1">
            <text:p>1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B3549:.C3549])/[.D3549]" office:value-type="float" office:value="0.92">
            <text:p>0.92</text:p>
          </table:table-cell>
        </table:table-row>
        <table:table-row table:style-name="ro1">
          <table:table-cell office:value-type="string">
            <text:p>7495 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SUM([.B3550:.C3550])/[.D3550]" office:value-type="float" office:value="1">
            <text:p>1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3551:.C3551])/[.D3551]" office:value-type="float" office:value="0.8">
            <text:p>0.8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552:.C3552])/[.D3552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3553:.C3553])/[.D3553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3554:.C3554])/[.D3554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555:.C3555])/[.D3555]" office:value-type="float" office:value="1">
            <text:p>1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3556:.C3556])/[.D3556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3557:.C3557])/[.D3557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formula="of:=SUM([.B3558:.C3558])/[.D3558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3559:.C3559])/[.D3559]" office:value-type="float" office:value="1">
            <text:p>1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3560:.C3560])/[.D3560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7496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561:.C3561])/[.D3561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7497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3562:.C3562])/[.D3562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7497 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3563:.C3563])/[.D3563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7497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564:.C3564])/[.D3564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497 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3565:.C3565])/[.D3565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7501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566:.C3566])/[.D3566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501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3567:.C3567])/[.D3567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7501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SUM([.B3568:.C3568])/[.D3568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751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569:.C3569])/[.D3569]" office:value-type="float" office:value="0.8">
            <text:p>0.8</text:p>
          </table:table-cell>
        </table:table-row>
        <table:table-row table:style-name="ro1">
          <table:table-cell office:value-type="string">
            <text:p>7510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3570:.C3570])/[.D3570]" office:value-type="float" office:value="0.68">
            <text:p>0.68</text:p>
          </table:table-cell>
        </table:table-row>
        <table:table-row table:style-name="ro1">
          <table:table-cell office:value-type="string">
            <text:p>7510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3571:.C3571])/[.D3571]" office:value-type="float" office:value="1">
            <text:p>1</text:p>
          </table:table-cell>
        </table:table-row>
        <table:table-row table:style-name="ro1">
          <table:table-cell office:value-type="string">
            <text:p>7512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B3572:.C3572])/[.D3572]" office:value-type="float" office:value="0.625">
            <text:p>0.625</text:p>
          </table:table-cell>
        </table:table-row>
        <table:table-row table:style-name="ro1">
          <table:table-cell office:value-type="string">
            <text:p>7513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3573:.C3573])/[.D3573]" office:value-type="float" office:value="1">
            <text:p>1</text:p>
          </table:table-cell>
        </table:table-row>
        <table:table-row table:style-name="ro1">
          <table:table-cell office:value-type="string">
            <text:p>7513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574:.C3574])/[.D357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520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3575:.C3575])/[.D3575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7520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SUM([.B3576:.C3576])/[.D3576]" office:value-type="float" office:value="0.8">
            <text:p>0.8</text:p>
          </table:table-cell>
        </table:table-row>
        <table:table-row table:style-name="ro1">
          <table:table-cell office:value-type="string">
            <text:p>7520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577:.C3577])/[.D3577]" office:value-type="float" office:value="0.761904761904762">
            <text:p>0.7619047619</text:p>
          </table:table-cell>
        </table:table-row>
        <table:table-row table:style-name="ro1">
          <table:table-cell office:value-type="string">
            <text:p>7520 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SUM([.B3578:.C3578])/[.D3578]" office:value-type="float" office:value="0.772727272727273">
            <text:p>0.7727272727</text:p>
          </table:table-cell>
        </table:table-row>
        <table:table-row table:style-name="ro1">
          <table:table-cell office:value-type="string">
            <text:p>7520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3579:.C3579])/[.D3579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580:.C3580])/[.D3580]" office:value-type="float" office:value="0.75">
            <text:p>0.75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3581:.C3581])/[.D3581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582:.C3582])/[.D3582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B3583:.C3583])/[.D3583]" office:value-type="float" office:value="1">
            <text:p>1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SUM([.B3584:.C3584])/[.D3584]" office:value-type="float" office:value="0.88">
            <text:p>0.88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SUM([.B3585:.C3585])/[.D3585]" office:value-type="float" office:value="0.785714285714286">
            <text:p>0.7857142857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586:.C3586])/[.D3586]" office:value-type="float" office:value="1">
            <text:p>1</text:p>
          </table:table-cell>
        </table:table-row>
        <table:table-row table:style-name="ro1">
          <table:table-cell office:value-type="string">
            <text:p>7530 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SUM([.B3587:.C3587])/[.D358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7535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SUM([.B3588:.C3588])/[.D3588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540 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3589:.C3589])/[.D3589]" office:value-type="float" office:value="0.625">
            <text:p>0.625</text:p>
          </table:table-cell>
        </table:table-row>
        <table:table-row table:style-name="ro1">
          <table:table-cell office:value-type="string">
            <text:p>7545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3590:.C3590])/[.D3590]" office:value-type="float" office:value="0.807692307692308">
            <text:p>0.8076923077</text:p>
          </table:table-cell>
        </table:table-row>
        <table:table-row table:style-name="ro1">
          <table:table-cell office:value-type="string">
            <text:p>7545 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table:formula="of:=SUM([.B3591:.C3591])/[.D3591]" office:value-type="float" office:value="0.625">
            <text:p>0.625</text:p>
          </table:table-cell>
        </table:table-row>
        <table:table-row table:style-name="ro1">
          <table:table-cell office:value-type="string">
            <text:p>7560 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table:formula="of:=SUM([.B3592:.C3592])/[.D3592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7560 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.B3593:.C3593])/[.D3593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761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594:.C3594])/[.D3594]" office:value-type="float" office:value="0.75">
            <text:p>0.75</text:p>
          </table:table-cell>
        </table:table-row>
        <table:table-row table:style-name="ro1">
          <table:table-cell office:value-type="string">
            <text:p>7610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595:.C3595])/[.D3595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7610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3596:.C3596])/[.D3596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7611 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3597:.C3597])/[.D3597]" office:value-type="float" office:value="0.9375">
            <text:p>0.9375</text:p>
          </table:table-cell>
        </table:table-row>
        <table:table-row table:style-name="ro1">
          <table:table-cell office:value-type="string">
            <text:p>7611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B3598:.C3598])/[.D3598]" office:value-type="float" office:value="0.6">
            <text:p>0.6</text:p>
          </table:table-cell>
        </table:table-row>
        <table:table-row table:style-name="ro1">
          <table:table-cell office:value-type="string">
            <text:p>7612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3599:.C3599])/[.D3599]" office:value-type="float" office:value="0.461538461538462">
            <text:p>0.4615384615</text:p>
          </table:table-cell>
        </table:table-row>
        <table:table-row table:style-name="ro1">
          <table:table-cell office:value-type="string">
            <text:p>7613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SUM([.B3600:.C3600])/[.D3600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7613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3601:.C3601])/[.D3601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7615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602:.C3602])/[.D3602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7616 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formula="of:=SUM([.B3603:.C3603])/[.D3603]" office:value-type="float" office:value="0.741935483870968">
            <text:p>0.7419354839</text:p>
          </table:table-cell>
        </table:table-row>
        <table:table-row table:style-name="ro1">
          <table:table-cell office:value-type="string">
            <text:p>7620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formula="of:=SUM([.B3604:.C3604])/[.D3604]" office:value-type="float" office:value="0.95">
            <text:p>0.95</text:p>
          </table:table-cell>
        </table:table-row>
        <table:table-row table:style-name="ro1">
          <table:table-cell office:value-type="string">
            <text:p>7620 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formula="of:=SUM([.B3605:.C3605])/[.D3605]" office:value-type="float" office:value="0.972222222222222">
            <text:p>0.9722222222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3606:.C3606])/[.D3606]" office:value-type="float" office:value="0.733333333333333">
            <text:p>0.7333333333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3607:.C3607])/[.D360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formula="of:=SUM([.B3608:.C3608])/[.D3608]" office:value-type="float" office:value="0.882352941176471">
            <text:p>0.8823529412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SUM([.B3609:.C3609])/[.D3609]" office:value-type="float" office:value="0.925925925925926">
            <text:p>0.9259259259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formula="of:=SUM([.B3610:.C3610])/[.D3610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SUM([.B3611:.C3611])/[.D3611]" office:value-type="float" office:value="0.8">
            <text:p>0.8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formula="of:=SUM([.B3612:.C3612])/[.D3612]" office:value-type="float" office:value="1">
            <text:p>1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SUM([.B3613:.C3613])/[.D3613]" office:value-type="float" office:value="0.914285714285714">
            <text:p>0.9142857143</text:p>
          </table:table-cell>
        </table:table-row>
        <table:table-row table:style-name="ro1">
          <table:table-cell office:value-type="string">
            <text:p>7630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614:.C3614])/[.D3614]" office:value-type="float" office:value="1">
            <text:p>1</text:p>
          </table:table-cell>
        </table:table-row>
        <table:table-row table:style-name="ro1">
          <table:table-cell office:value-type="string">
            <text:p>7631 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3615:.C3615])/[.D3615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7631 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SUM([.B3616:.C3616])/[.D3616]" office:value-type="float" office:value="0.978723404255319">
            <text:p>0.9787234043</text:p>
          </table:table-cell>
        </table:table-row>
        <table:table-row table:style-name="ro1">
          <table:table-cell office:value-type="string">
            <text:p>7631 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SUM([.B3617:.C3617])/[.D3617]" office:value-type="float" office:value="0.821428571428571">
            <text:p>0.8214285714</text:p>
          </table:table-cell>
        </table:table-row>
        <table:table-row table:style-name="ro1">
          <table:table-cell office:value-type="string">
            <text:p>7631 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SUM([.B3618:.C3618])/[.D3618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7632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formula="of:=SUM([.B3619:.C3619])/[.D3619]" office:value-type="float" office:value="0.8">
            <text:p>0.8</text:p>
          </table:table-cell>
        </table:table-row>
        <table:table-row table:style-name="ro1">
          <table:table-cell office:value-type="string">
            <text:p>7632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3620:.C3620])/[.D3620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633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621:.C3621])/[.D3621]" office:value-type="float" office:value="1">
            <text:p>1</text:p>
          </table:table-cell>
        </table:table-row>
        <table:table-row table:style-name="ro1">
          <table:table-cell office:value-type="string">
            <text:p>7633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3622:.C3622])/[.D3622]" office:value-type="float" office:value="0.9">
            <text:p>0.9</text:p>
          </table:table-cell>
        </table:table-row>
        <table:table-row table:style-name="ro1">
          <table:table-cell office:value-type="string">
            <text:p>7634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SUM([.B3623:.C3623])/[.D3623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7634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3624:.C3624])/[.D3624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7635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3625:.C3625])/[.D3625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7636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626:.C3626])/[.D3626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7636 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table:formula="of:=SUM([.B3627:.C3627])/[.D3627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7637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SUM([.B3628:.C3628])/[.D3628]" office:value-type="float" office:value="0.85">
            <text:p>0.85</text:p>
          </table:table-cell>
        </table:table-row>
        <table:table-row table:style-name="ro1">
          <table:table-cell office:value-type="string">
            <text:p>7637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3629:.C3629])/[.D3629]" office:value-type="float" office:value="0.764705882352941">
            <text:p>0.7647058824</text:p>
          </table:table-cell>
        </table:table-row>
        <table:table-row table:style-name="ro1">
          <table:table-cell office:value-type="string">
            <text:p>7637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3630:.C3630])/[.D3630]" office:value-type="float" office:value="0.789473684210526">
            <text:p>0.7894736842</text:p>
          </table:table-cell>
        </table:table-row>
        <table:table-row table:style-name="ro1">
          <table:table-cell office:value-type="string">
            <text:p>7637 </text:p>
          </table:table-cell>
          <table:table-cell office:value-type="float" office:value="169">
            <text:p>169</text:p>
          </table:table-cell>
          <table:table-cell office:value-type="float" office:value="25">
            <text:p>25</text:p>
          </table:table-cell>
          <table:table-cell office:value-type="float" office:value="230">
            <text:p>230</text:p>
          </table:table-cell>
          <table:table-cell table:formula="of:=SUM([.B3631:.C3631])/[.D3631]" office:value-type="float" office:value="0.843478260869565">
            <text:p>0.8434782609</text:p>
          </table:table-cell>
        </table:table-row>
        <table:table-row table:style-name="ro1">
          <table:table-cell office:value-type="string">
            <text:p>7637 </text:p>
          </table:table-cell>
          <table:table-cell office:value-type="float" office:value="165">
            <text:p>165</text:p>
          </table:table-cell>
          <table:table-cell office:value-type="float" office:value="33">
            <text:p>33</text:p>
          </table:table-cell>
          <table:table-cell office:value-type="float" office:value="267">
            <text:p>267</text:p>
          </table:table-cell>
          <table:table-cell table:formula="of:=SUM([.B3632:.C3632])/[.D3632]" office:value-type="float" office:value="0.741573033707865">
            <text:p>0.7415730337</text:p>
          </table:table-cell>
        </table:table-row>
        <table:table-row table:style-name="ro1">
          <table:table-cell office:value-type="string">
            <text:p>7637 </text:p>
          </table:table-cell>
          <table:table-cell office:value-type="float" office:value="208">
            <text:p>208</text:p>
          </table:table-cell>
          <table:table-cell office:value-type="float" office:value="48">
            <text:p>48</text:p>
          </table:table-cell>
          <table:table-cell office:value-type="float" office:value="370">
            <text:p>370</text:p>
          </table:table-cell>
          <table:table-cell table:formula="of:=SUM([.B3633:.C3633])/[.D3633]" office:value-type="float" office:value="0.691891891891892">
            <text:p>0.6918918919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SUM([.B3634:.C3634])/[.D3634]" office:value-type="float" office:value="0.68">
            <text:p>0.68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formula="of:=SUM([.B3635:.C3635])/[.D3635]" office:value-type="float" office:value="0.837209302325581">
            <text:p>0.8372093023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formula="of:=SUM([.B3636:.C3636])/[.D3636]" office:value-type="float" office:value="0.954545454545455">
            <text:p>0.9545454545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SUM([.B3637:.C3637])/[.D3637]" office:value-type="float" office:value="0.863636363636364">
            <text:p>0.8636363636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SUM([.B3638:.C3638])/[.D3638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table:formula="of:=SUM([.B3639:.C3639])/[.D3639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formula="of:=SUM([.B3640:.C3640])/[.D3640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3641:.C3641])/[.D3641]" office:value-type="float" office:value="1">
            <text:p>1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table:formula="of:=SUM([.B3642:.C3642])/[.D3642]" office:value-type="float" office:value="0.81578947368421">
            <text:p>0.8157894737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SUM([.B3643:.C3643])/[.D3643]" office:value-type="float" office:value="0.854166666666667">
            <text:p>0.8541666667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SUM([.B3644:.C3644])/[.D3644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SUM([.B3645:.C3645])/[.D3645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3646:.C3646])/[.D3646]" office:value-type="float" office:value="1">
            <text:p>1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table:formula="of:=SUM([.B3647:.C3647])/[.D3647]" office:value-type="float" office:value="0.586206896551724">
            <text:p>0.5862068966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formula="of:=SUM([.B3648:.C3648])/[.D3648]" office:value-type="float" office:value="0.76">
            <text:p>0.76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SUM([.B3649:.C3649])/[.D3649]" office:value-type="float" office:value="0.851851851851852">
            <text:p>0.8518518519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table:formula="of:=SUM([.B3650:.C3650])/[.D3650]" office:value-type="float" office:value="0.80952380952381">
            <text:p>0.8095238095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table:formula="of:=SUM([.B3651:.C3651])/[.D3651]" office:value-type="float" office:value="0.542483660130719">
            <text:p>0.5424836601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24">
            <text:p>124</text:p>
          </table:table-cell>
          <table:table-cell office:value-type="float" office:value="77">
            <text:p>77</text:p>
          </table:table-cell>
          <table:table-cell office:value-type="float" office:value="322">
            <text:p>322</text:p>
          </table:table-cell>
          <table:table-cell table:formula="of:=SUM([.B3652:.C3652])/[.D3652]" office:value-type="float" office:value="0.624223602484472">
            <text:p>0.6242236025</text:p>
          </table:table-cell>
        </table:table-row>
        <table:table-row table:style-name="ro1">
          <table:table-cell office:value-type="string">
            <text:p>7641 </text:p>
          </table:table-cell>
          <table:table-cell office:value-type="float" office:value="124">
            <text:p>124</text:p>
          </table:table-cell>
          <table:table-cell office:value-type="float" office:value="38">
            <text:p>38</text:p>
          </table:table-cell>
          <table:table-cell office:value-type="float" office:value="304">
            <text:p>304</text:p>
          </table:table-cell>
          <table:table-cell table:formula="of:=SUM([.B3653:.C3653])/[.D3653]" office:value-type="float" office:value="0.532894736842105">
            <text:p>0.5328947368</text:p>
          </table:table-cell>
        </table:table-row>
        <table:table-row table:style-name="ro1">
          <table:table-cell office:value-type="string">
            <text:p>7646 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SUM([.B3654:.C3654])/[.D3654]" office:value-type="float" office:value="0.784313725490196">
            <text:p>0.7843137255</text:p>
          </table:table-cell>
        </table:table-row>
        <table:table-row table:style-name="ro1">
          <table:table-cell office:value-type="string">
            <text:p>7646 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table:formula="of:=SUM([.B3655:.C3655])/[.D3655]" office:value-type="float" office:value="0.954022988505747">
            <text:p>0.9540229885</text:p>
          </table:table-cell>
        </table:table-row>
        <table:table-row table:style-name="ro1">
          <table:table-cell office:value-type="string">
            <text:p>7646 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table:formula="of:=SUM([.B3656:.C3656])/[.D3656]" office:value-type="float" office:value="0.945945945945946">
            <text:p>0.9459459459</text:p>
          </table:table-cell>
        </table:table-row>
        <table:table-row table:style-name="ro1">
          <table:table-cell office:value-type="string">
            <text:p>7646 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table:formula="of:=SUM([.B3657:.C3657])/[.D3657]" office:value-type="float" office:value="0.920792079207921">
            <text:p>0.9207920792</text:p>
          </table:table-cell>
        </table:table-row>
        <table:table-row table:style-name="ro1">
          <table:table-cell office:value-type="string">
            <text:p>7649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SUM([.B3658:.C3658])/[.D3658]" office:value-type="float" office:value="1">
            <text:p>1</text:p>
          </table:table-cell>
        </table:table-row>
        <table:table-row table:style-name="ro1">
          <table:table-cell office:value-type="string">
            <text:p>7649 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3659:.C3659])/[.D3659]" office:value-type="float" office:value="0.947368421052632">
            <text:p>0.9473684211</text:p>
          </table:table-cell>
        </table:table-row>
        <table:table-row table:style-name="ro1">
          <table:table-cell office:value-type="string">
            <text:p>7649 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3660:.C3660])/[.D3660]" office:value-type="float" office:value="0.95">
            <text:p>0.95</text:p>
          </table:table-cell>
        </table:table-row>
        <table:table-row table:style-name="ro1">
          <table:table-cell office:value-type="string">
            <text:p>7649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3661:.C3661])/[.D3661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7650 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SUM([.B3662:.C3662])/[.D3662]" office:value-type="float" office:value="0.962962962962963">
            <text:p>0.962962963</text:p>
          </table:table-cell>
        </table:table-row>
        <table:table-row table:style-name="ro1">
          <table:table-cell office:value-type="string">
            <text:p>7650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3663:.C3663])/[.D3663]" office:value-type="float" office:value="0.769230769230769">
            <text:p>0.7692307692</text:p>
          </table:table-cell>
        </table:table-row>
        <table:table-row table:style-name="ro1">
          <table:table-cell office:value-type="string">
            <text:p>7650 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3664:.C3664])/[.D3664]"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7650 </text:p>
          </table:table-cell>
          <table:table-cell table:number-columns-repeated="2"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SUM([.B3665:.C3665])/[.D3665]" office:value-type="float" office:value="0.526315789473684">
            <text:p>0.5263157895</text:p>
          </table:table-cell>
        </table:table-row>
        <table:table-row table:style-name="ro1">
          <table:table-cell office:value-type="string">
            <text:p>7650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SUM([.B3666:.C3666])/[.D3666]" office:value-type="float" office:value="0.8125">
            <text:p>0.8125</text:p>
          </table:table-cell>
        </table:table-row>
        <table:table-row table:style-name="ro1">
          <table:table-cell office:value-type="string">
            <text:p>7650 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SUM([.B3667:.C3667])/[.D3667]"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7650 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table:formula="of:=SUM([.B3668:.C3668])/[.D3668]" office:value-type="float" office:value="0.53125">
            <text:p>0.53125</text:p>
          </table:table-cell>
        </table:table-row>
        <table:table-row table:style-name="ro1">
          <table:table-cell office:value-type="string">
            <text:p>7695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669:.C3669])/[.D3669]" office:value-type="float" office:value="0.75">
            <text:p>0.75</text:p>
          </table:table-cell>
        </table:table-row>
        <table:table-row table:style-name="ro1">
          <table:table-cell office:value-type="string">
            <text:p>7695 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SUM([.B3670:.C3670])/[.D3670]" office:value-type="float" office:value="0.619047619047619">
            <text:p>0.619047619</text:p>
          </table:table-cell>
        </table:table-row>
        <table:table-row table:style-name="ro1">
          <table:table-cell office:value-type="string">
            <text:p>7696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671:.C3671])/[.D3671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7697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672:.C3672])/[.D3672]" office:value-type="float" office:value="0.75">
            <text:p>0.75</text:p>
          </table:table-cell>
        </table:table-row>
        <table:table-row table:style-name="ro1">
          <table:table-cell office:value-type="string">
            <text:p>7697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3673:.C3673])/[.D3673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697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3674:.C3674])/[.D3674]"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7697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SUM([.B3675:.C3675])/[.D3675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7697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SUM([.B3676:.C3676])/[.D3676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677:.C3677])/[.D3677]" office:value-type="float" office:value="1">
            <text:p>1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678:.C3678])/[.D3678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679:.C3679])/[.D3679]" office:value-type="float" office:value="1">
            <text:p>1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680:.C3680])/[.D3680]" office:value-type="float" office:value="1">
            <text:p>1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681:.C3681])/[.D3681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682:.C3682])/[.D3682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785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683:.C3683])/[.D3683]" office:value-type="float" office:value="1">
            <text:p>1</text:p>
          </table:table-cell>
        </table:table-row>
        <table:table-row table:style-name="ro1">
          <table:table-cell office:value-type="string">
            <text:p>7790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684:.C3684])/[.D3684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7790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685:.C3685])/[.D3685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686:.C3686])/[.D3686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87:.C3687])/[.D3687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688:.C3688])/[.D3688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689:.C3689])/[.D3689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90:.C3690])/[.D3690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91:.C3691])/[.D3691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92:.C3692])/[.D3692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93:.C3693])/[.D3693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694:.C3694])/[.D3694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695:.C3695])/[.D3695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696:.C3696])/[.D3696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697:.C3697])/[.D3697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698:.C3698])/[.D3698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699:.C3699])/[.D3699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700:.C3700])/[.D3700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701:.C3701])/[.D3701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702:.C3702])/[.D3702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703:.C3703])/[.D3703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704:.C3704])/[.D3704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705:.C3705])/[.D3705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SUM([.B3706:.C3706])/[.D3706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707:.C3707])/[.D3707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708:.C3708])/[.D3708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709:.C3709])/[.D3709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SUM([.B3710:.C3710])/[.D3710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711:.C3711])/[.D3711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712:.C3712])/[.D3712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SUM([.B3713:.C3713])/[.D3713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714:.C3714])/[.D3714]" office:value-type="float" office:value="0">
            <text:p>0</text:p>
          </table:table-cell>
        </table:table-row>
        <table:table-row table:style-name="ro1">
          <table:table-cell office:value-type="string">
            <text:p>7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3715:.C3715])/[.D3715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SUM([.B3716:.C3716])/[.D3716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SUM([.B3717:.C3717])/[.D3717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718:.C3718])/[.D3718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f:=SUM([.B3719:.C3719])/[.D3719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3720:.C3720])/[.D3720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721:.C3721])/[.D3721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SUM([.B3722:.C3722])/[.D3722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SUM([.B3723:.C3723])/[.D3723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SUM([.B3724:.C3724])/[.D3724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SUM([.B3725:.C3725])/[.D3725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726:.C3726])/[.D3726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SUM([.B3727:.C3727])/[.D3727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SUM([.B3728:.C3728])/[.D3728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SUM([.B3729:.C3729])/[.D3729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SUM([.B3730:.C3730])/[.D3730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89">
            <text:p>189</text:p>
          </table:table-cell>
          <table:table-cell table:formula="of:=SUM([.B3731:.C3731])/[.D3731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SUM([.B3732:.C3732])/[.D3732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SUM([.B3733:.C3733])/[.D3733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SUM([.B3734:.C3734])/[.D3734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SUM([.B3735:.C3735])/[.D3735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SUM([.B3736:.C3736])/[.D3736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SUM([.B3737:.C3737])/[.D3737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738:.C3738])/[.D3738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SUM([.B3739:.C3739])/[.D3739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740:.C3740])/[.D3740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SUM([.B3741:.C3741])/[.D3741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SUM([.B3742:.C3742])/[.D3742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SUM([.B3743:.C3743])/[.D3743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SUM([.B3744:.C3744])/[.D3744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745:.C3745])/[.D3745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SUM([.B3746:.C3746])/[.D3746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SUM([.B3747:.C3747])/[.D3747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SUM([.B3748:.C3748])/[.D3748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SUM([.B3749:.C3749])/[.D3749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19">
            <text:p>119</text:p>
          </table:table-cell>
          <table:table-cell table:formula="of:=SUM([.B3750:.C3750])/[.D3750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SUM([.B3751:.C3751])/[.D3751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752:.C3752])/[.D3752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f:=SUM([.B3753:.C3753])/[.D3753]" office:value-type="float" office:value="0">
            <text:p>0</text:p>
          </table:table-cell>
        </table:table-row>
        <table:table-row table:style-name="ro1">
          <table:table-cell office:value-type="string">
            <text:p>8001 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SUM([.B3754:.C3754])/[.D3754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755:.C3755])/[.D3755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756:.C3756])/[.D3756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757:.C3757])/[.D3757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758:.C3758])/[.D3758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759:.C3759])/[.D3759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760:.C3760])/[.D3760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3761:.C3761])/[.D3761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SUM([.B3762:.C3762])/[.D3762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3763:.C3763])/[.D3763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3764:.C3764])/[.D3764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3765:.C3765])/[.D3765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3766:.C3766])/[.D3766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767:.C3767])/[.D3767]" office:value-type="float" office:value="0">
            <text:p>0</text:p>
          </table:table-cell>
        </table:table-row>
        <table:table-row table:style-name="ro1">
          <table:table-cell office:value-type="string">
            <text:p>8002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3768:.C3768])/[.D3768]" office:value-type="float" office:value="0">
            <text:p>0</text:p>
          </table:table-cell>
        </table:table-row>
        <table:table-row table:style-name="ro1">
          <table:table-cell office:value-type="string">
            <text:p>8003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769:.C3769])/[.D3769]" office:value-type="float" office:value="0">
            <text:p>0</text:p>
          </table:table-cell>
        </table:table-row>
        <table:table-row table:style-name="ro1">
          <table:table-cell office:value-type="string">
            <text:p>8003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770:.C3770])/[.D3770]" office:value-type="float" office:value="0">
            <text:p>0</text:p>
          </table:table-cell>
        </table:table-row>
        <table:table-row table:style-name="ro1">
          <table:table-cell office:value-type="string">
            <text:p>8006 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SUM([.B3771:.C3771])/[.D3771]" office:value-type="float" office:value="0">
            <text:p>0</text:p>
          </table:table-cell>
        </table:table-row>
        <table:table-row table:style-name="ro1">
          <table:table-cell office:value-type="string">
            <text:p>8006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3772:.C3772])/[.D3772]" office:value-type="float" office:value="0">
            <text:p>0</text:p>
          </table:table-cell>
        </table:table-row>
        <table:table-row table:style-name="ro1">
          <table:table-cell office:value-type="string">
            <text:p>8006 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3773:.C3773])/[.D3773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SUM([.B3774:.C3774])/[.D3774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SUM([.B3775:.C3775])/[.D3775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776:.C3776])/[.D3776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SUM([.B3777:.C3777])/[.D3777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SUM([.B3778:.C3778])/[.D3778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SUM([.B3779:.C3779])/[.D3779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SUM([.B3780:.C3780])/[.D3780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SUM([.B3781:.C3781])/[.D3781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SUM([.B3782:.C3782])/[.D3782]" office:value-type="float" office:value="0">
            <text:p>0</text:p>
          </table:table-cell>
        </table:table-row>
        <table:table-row table:style-name="ro1">
          <table:table-cell office:value-type="string">
            <text:p>8011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783:.C3783])/[.D3783]" office:value-type="float" office:value="0">
            <text:p>0</text:p>
          </table:table-cell>
        </table:table-row>
        <table:table-row table:style-name="ro1">
          <table:table-cell office:value-type="string">
            <text:p>8012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784:.C3784])/[.D3784]" office:value-type="float" office:value="0">
            <text:p>0</text:p>
          </table:table-cell>
        </table:table-row>
        <table:table-row table:style-name="ro1">
          <table:table-cell office:value-type="string">
            <text:p>8012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785:.C3785])/[.D3785]" office:value-type="float" office:value="0">
            <text:p>0</text:p>
          </table:table-cell>
        </table:table-row>
        <table:table-row table:style-name="ro1">
          <table:table-cell office:value-type="string">
            <text:p>8012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786:.C3786])/[.D3786]" office:value-type="float" office:value="0">
            <text:p>0</text:p>
          </table:table-cell>
        </table:table-row>
        <table:table-row table:style-name="ro1">
          <table:table-cell office:value-type="string">
            <text:p>8013 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787:.C3787])/[.D3787]" office:value-type="float" office:value="0">
            <text:p>0</text:p>
          </table:table-cell>
        </table:table-row>
        <table:table-row table:style-name="ro1">
          <table:table-cell office:value-type="string">
            <text:p>8013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3788:.C3788])/[.D3788]" office:value-type="float" office:value="0">
            <text:p>0</text:p>
          </table:table-cell>
        </table:table-row>
        <table:table-row table:style-name="ro1">
          <table:table-cell office:value-type="string">
            <text:p>8013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789:.C3789])/[.D3789]" office:value-type="float" office:value="0">
            <text:p>0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790:.C3790])/[.D3790]" office:value-type="float" office:value="1">
            <text:p>1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791:.C3791])/[.D3791]" office:value-type="float" office:value="0.4">
            <text:p>0.4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792:.C3792])/[.D3792]" office:value-type="float" office:value="0.2">
            <text:p>0.2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793:.C3793])/[.D3793]" office:value-type="float" office:value="0.4">
            <text:p>0.4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794:.C3794])/[.D379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795:.C3795])/[.D3795]" office:value-type="float" office:value="0.5">
            <text:p>0.5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796:.C3796])/[.D3796]" office:value-type="float" office:value="0.285714285714286">
            <text:p>0.2857142857</text:p>
          </table:table-cell>
        </table:table-row>
        <table:table-row table:style-name="ro1">
          <table:table-cell office:value-type="string">
            <text:p>803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797:.C3797])/[.D3797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SUM([.B3798:.C3798])/[.D3798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3799:.C3799])/[.D3799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3800:.C3800])/[.D3800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801:.C3801])/[.D3801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802:.C3802])/[.D3802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3803:.C3803])/[.D3803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804:.C3804])/[.D3804]" office:value-type="float" office:value="0">
            <text:p>0</text:p>
          </table:table-cell>
        </table:table-row>
        <table:table-row table:style-name="ro1">
          <table:table-cell office:value-type="string">
            <text:p>8051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3805:.C3805])/[.D3805]" office:value-type="float" office:value="0">
            <text:p>0</text:p>
          </table:table-cell>
        </table:table-row>
        <table:table-row table:style-name="ro1">
          <table:table-cell office:value-type="string">
            <text:p>8052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806:.C3806])/[.D3806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8111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807:.C3807])/[.D3807]" office:value-type="float" office:value="0.75">
            <text:p>0.75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B3808:.C3808])/[.D3808]" office:value-type="float" office:value="1">
            <text:p>1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809:.C3809])/[.D3809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3810:.C3810])/[.D3810]" office:value-type="float" office:value="0.95">
            <text:p>0.95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SUM([.B3811:.C3811])/[.D3811]" office:value-type="float" office:value="1">
            <text:p>1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3812:.C3812])/[.D3812]" office:value-type="float" office:value="0.818181818181818">
            <text:p>0.8181818182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table:formula="of:=SUM([.B3813:.C3813])/[.D3813]" office:value-type="float" office:value="0.25">
            <text:p>0.25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814:.C3814])/[.D381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81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815:.C3815])/[.D3815]" office:value-type="float" office:value="0.875">
            <text:p>0.875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SUM([.B3816:.C3816])/[.D3816]" office:value-type="float" office:value="0.734177215189873">
            <text:p>0.7341772152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table:formula="of:=SUM([.B3817:.C3817])/[.D3817]" office:value-type="float" office:value="0.721649484536082">
            <text:p>0.7216494845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818:.C3818])/[.D3818]" office:value-type="float" office:value="0.5">
            <text:p>0.5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table:formula="of:=SUM([.B3819:.C3819])/[.D3819]" office:value-type="float" office:value="0.805755395683453">
            <text:p>0.8057553957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table:formula="of:=SUM([.B3820:.C3820])/[.D3820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table:formula="of:=SUM([.B3821:.C3821])/[.D3821]" office:value-type="float" office:value="0.621052631578947">
            <text:p>0.6210526316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822:.C3822])/[.D3822]" office:value-type="float" office:value="0.8">
            <text:p>0.8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 office:value-type="float" office:value="116">
            <text:p>116</text:p>
          </table:table-cell>
          <table:table-cell table:formula="of:=SUM([.B3823:.C3823])/[.D3823]" office:value-type="float" office:value="0.879310344827586">
            <text:p>0.8793103448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129">
            <text:p>129</text:p>
          </table:table-cell>
          <table:table-cell table:formula="of:=SUM([.B3824:.C3824])/[.D3824]" office:value-type="float" office:value="0.697674418604651">
            <text:p>0.6976744186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149">
            <text:p>149</text:p>
          </table:table-cell>
          <table:table-cell table:formula="of:=SUM([.B3825:.C3825])/[.D3825]" office:value-type="float" office:value="0.751677852348993">
            <text:p>0.7516778523</text:p>
          </table:table-cell>
        </table:table-row>
        <table:table-row table:style-name="ro1">
          <table:table-cell office:value-type="string">
            <text:p>8113 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3826:.C3826])/[.D3826]" office:value-type="float" office:value="0.75">
            <text:p>0.75</text:p>
          </table:table-cell>
        </table:table-row>
        <table:table-row table:style-name="ro1">
          <table:table-cell office:value-type="string">
            <text:p>8501 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SUM([.B3827:.C3827])/[.D3827]" office:value-type="float" office:value="0">
            <text:p>0</text:p>
          </table:table-cell>
        </table:table-row>
        <table:table-row table:style-name="ro1">
          <table:table-cell office:value-type="string">
            <text:p>8501 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SUM([.B3828:.C3828])/[.D3828]" office:value-type="float" office:value="0">
            <text:p>0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29:.C3829])/[.D3829]" office:value-type="float" office:value="1">
            <text:p>1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830:.C3830])/[.D3830]" office:value-type="float" office:value="0.4">
            <text:p>0.4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31:.C3831])/[.D3831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832:.C3832])/[.D3832]" office:value-type="float" office:value="0.6">
            <text:p>0.6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33:.C3833])/[.D3833]" office:value-type="float" office:value="1">
            <text:p>1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834:.C3834])/[.D3834]" office:value-type="float" office:value="0.428571428571429">
            <text:p>0.4285714286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835:.C3835])/[.D3835]" office:value-type="float" office:value="1">
            <text:p>1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SUM([.B3836:.C3836])/[.D3836]" office:value-type="float" office:value="0.6">
            <text:p>0.6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3837:.C3837])/[.D3837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SUM([.B3838:.C3838])/[.D3838]" office:value-type="float" office:value="0.5">
            <text:p>0.5</text:p>
          </table:table-cell>
        </table:table-row>
        <table:table-row table:style-name="ro1">
          <table:table-cell office:value-type="string">
            <text:p>8502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3839:.C3839])/[.D3839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table:formula="of:=SUM([.B3840:.C3840])/[.D3840]" office:value-type="float" office:value="0.926229508196721">
            <text:p>0.9262295082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table:formula="of:=SUM([.B3841:.C3841])/[.D3841]" office:value-type="float" office:value="0.911290322580645">
            <text:p>0.9112903226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SUM([.B3842:.C3842])/[.D3842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table:formula="of:=SUM([.B3843:.C3843])/[.D3843]" office:value-type="float" office:value="0.941747572815534">
            <text:p>0.9417475728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table:formula="of:=SUM([.B3844:.C3844])/[.D3844]" office:value-type="float" office:value="0.927536231884058">
            <text:p>0.9275362319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  <table:table-cell table:formula="of:=SUM([.B3845:.C3845])/[.D3845]" office:value-type="float" office:value="0.939393939393939">
            <text:p>0.9393939394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SUM([.B3846:.C3846])/[.D3846]" office:value-type="float" office:value="0.905882352941176">
            <text:p>0.9058823529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table:formula="of:=SUM([.B3847:.C3847])/[.D3847]" office:value-type="float" office:value="0.928">
            <text:p>0.928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formula="of:=SUM([.B3848:.C3848])/[.D3848]" office:value-type="float" office:value="0.888235294117647">
            <text:p>0.8882352941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122">
            <text:p>122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table:formula="of:=SUM([.B3849:.C3849])/[.D3849]" office:value-type="float" office:value="0.889655172413793">
            <text:p>0.8896551724</text:p>
          </table:table-cell>
        </table:table-row>
        <table:table-row table:style-name="ro1">
          <table:table-cell office:value-type="string">
            <text:p>8503 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formula="of:=SUM([.B3850:.C3850])/[.D3850]" office:value-type="float" office:value="0.932203389830508">
            <text:p>0.9322033898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851:.C3851])/[.D3851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52:.C3852])/[.D3852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853:.C3853])/[.D3853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854:.C3854])/[.D3854]" office:value-type="float" office:value="0.75">
            <text:p>0.75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855:.C3855])/[.D3855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56:.C3856])/[.D3856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3857:.C3857])/[.D3857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3858:.C3858])/[.D3858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859:.C3859])/[.D3859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60:.C3860])/[.D3860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861:.C3861])/[.D3861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62:.C3862])/[.D3862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3863:.C3863])/[.D3863]" office:value-type="float" office:value="1">
            <text:p>1</text:p>
          </table:table-cell>
        </table:table-row>
        <table:table-row table:style-name="ro1">
          <table:table-cell office:value-type="string">
            <text:p>8750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864:.C3864])/[.D3864]" office:value-type="float" office:value="0.75">
            <text:p>0.75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65:.C3865])/[.D3865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66:.C3866])/[.D3866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67:.C3867])/[.D3867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68:.C3868])/[.D3868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69:.C3869])/[.D3869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B3870:.C3870])/[.D3870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871:.C3871])/[.D3871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72:.C3872])/[.D3872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3873:.C3873])/[.D3873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74:.C3874])/[.D3874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75:.C3875])/[.D3875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76:.C3876])/[.D3876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77:.C3877])/[.D3877]" office:value-type="float" office:value="0">
            <text:p>0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878:.C3878])/[.D3878]" office:value-type="float" office:value="1">
            <text:p>1</text:p>
          </table:table-cell>
        </table:table-row>
        <table:table-row table:style-name="ro1">
          <table:table-cell office:value-type="string">
            <text:p>8751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79:.C3879])/[.D3879]" office:value-type="float" office:value="1">
            <text:p>1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3880:.C3880])/[.D3880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881:.C3881])/[.D3881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3882:.C3882])/[.D3882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883:.C3883])/[.D3883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884:.C3884])/[.D3884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885:.C3885])/[.D3885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886:.C3886])/[.D3886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887:.C3887])/[.D3887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888:.C3888])/[.D3888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889:.C3889])/[.D3889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3890:.C3890])/[.D3890]" office:value-type="float" office:value="0">
            <text:p>0</text:p>
          </table:table-cell>
        </table:table-row>
        <table:table-row table:style-name="ro1">
          <table:table-cell office:value-type="string">
            <text:p>8795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3891:.C3891])/[.D3891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SUM([.B3892:.C3892])/[.D3892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SUM([.B3893:.C3893])/[.D3893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3894:.C3894])/[.D3894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SUM([.B3895:.C3895])/[.D3895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3896:.C3896])/[.D3896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3897:.C3897])/[.D3897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SUM([.B3898:.C3898])/[.D3898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3899:.C3899])/[.D3899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formula="of:=SUM([.B3900:.C3900])/[.D3900]" office:value-type="float" office:value="0.705882352941176">
            <text:p>0.7058823529</text:p>
          </table:table-cell>
        </table:table-row>
        <table:table-row table:style-name="ro1">
          <table:table-cell office:value-type="string">
            <text:p>8801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901:.C3901])/[.D3901]" office:value-type="float" office:value="0">
            <text:p>0</text:p>
          </table:table-cell>
        </table:table-row>
        <table:table-row table:style-name="ro1">
          <table:table-cell office:value-type="string">
            <text:p>8801 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3902:.C3902])/[.D3902]" office:value-type="float" office:value="1">
            <text:p>1</text:p>
          </table:table-cell>
        </table:table-row>
        <table:table-row table:style-name="ro1">
          <table:table-cell office:value-type="string">
            <text:p>8801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903:.C3903])/[.D3903]" office:value-type="float" office:value="1">
            <text:p>1</text:p>
          </table:table-cell>
        </table:table-row>
        <table:table-row table:style-name="ro1">
          <table:table-cell office:value-type="string">
            <text:p>8801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3904:.C3904])/[.D3904]" office:value-type="float" office:value="0.9375">
            <text:p>0.9375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905:.C3905])/[.D3905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3906:.C3906])/[.D3906]" office:value-type="float" office:value="0.611111111111111">
            <text:p>0.6111111111</text:p>
          </table:table-cell>
        </table:table-row>
        <table:table-row table:style-name="ro1">
          <table:table-cell office:value-type="string">
            <text:p>8802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3907:.C3907])/[.D3907]" office:value-type="float" office:value="0">
            <text:p>0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3908:.C3908])/[.D3908]" office:value-type="float" office:value="0.725">
            <text:p>0.725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formula="of:=SUM([.B3909:.C3909])/[.D390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910:.C3910])/[.D3910]" office:value-type="float" office:value="1">
            <text:p>1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3911:.C3911])/[.D3911]" office:value-type="float" office:value="0.6">
            <text:p>0.6</text:p>
          </table:table-cell>
        </table:table-row>
        <table:table-row table:style-name="ro1">
          <table:table-cell office:value-type="string">
            <text:p>8802 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3912:.C3912])/[.D3912]" office:value-type="float" office:value="0">
            <text:p>0</text:p>
          </table:table-cell>
        </table:table-row>
        <table:table-row table:style-name="ro1">
          <table:table-cell office:value-type="string">
            <text:p>8802 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B3913:.C3913])/[.D3913]" office:value-type="float" office:value="1">
            <text:p>1</text:p>
          </table:table-cell>
        </table:table-row>
        <table:table-row table:style-name="ro1">
          <table:table-cell office:value-type="string">
            <text:p>8802 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table:formula="of:=SUM([.B3914:.C3914])/[.D3914]" office:value-type="float" office:value="0.633802816901409">
            <text:p>0.6338028169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07">
            <text:p>107</text:p>
          </table:table-cell>
          <table:table-cell table:formula="of:=SUM([.B3915:.C3915])/[.D3915]" office:value-type="float" office:value="0.336448598130841">
            <text:p>0.336448598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formula="of:=SUM([.B3916:.C3916])/[.D3916]" office:value-type="float" office:value="0.736111111111111">
            <text:p>0.736111111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SUM([.B3917:.C3917])/[.D3917]" office:value-type="float" office:value="0.9375">
            <text:p>0.937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table:formula="of:=SUM([.B3918:.C3918])/[.D3918]" office:value-type="float" office:value="0.8625">
            <text:p>0.862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table:formula="of:=SUM([.B3919:.C3919])/[.D3919]" office:value-type="float" office:value="0.742647058823529">
            <text:p>0.7426470588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office:value-type="float" office:value="164">
            <text:p>164</text:p>
          </table:table-cell>
          <table:table-cell table:formula="of:=SUM([.B3920:.C3920])/[.D3920]" office:value-type="float" office:value="0.853658536585366">
            <text:p>0.8536585366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table:formula="of:=SUM([.B3921:.C3921])/[.D3921]" office:value-type="float" office:value="0.722222222222222">
            <text:p>0.7222222222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3922:.C3922])/[.D3922]" office:value-type="float" office:value="1">
            <text:p>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37">
            <text:p>137</text:p>
          </table:table-cell>
          <table:table-cell office:value-type="float" office:value="43">
            <text:p>43</text:p>
          </table:table-cell>
          <table:table-cell office:value-type="float" office:value="217">
            <text:p>217</text:p>
          </table:table-cell>
          <table:table-cell table:formula="of:=SUM([.B3923:.C3923])/[.D3923]" office:value-type="float" office:value="0.829493087557604">
            <text:p>0.8294930876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92">
            <text:p>92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table:formula="of:=SUM([.B3924:.C3924])/[.D3924]" office:value-type="float" office:value="0.760869565217391">
            <text:p>0.7608695652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table:formula="of:=SUM([.B3925:.C3925])/[.D3925]" office:value-type="float" office:value="0.716666666666667">
            <text:p>0.716666666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98">
            <text:p>98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table:formula="of:=SUM([.B3926:.C3926])/[.D3926]" office:value-type="float" office:value="0.881889763779527">
            <text:p>0.8818897638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formula="of:=SUM([.B3927:.C3927])/[.D3927]" office:value-type="float" office:value="0.75">
            <text:p>0.7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table:formula="of:=SUM([.B3928:.C3928])/[.D3928]" office:value-type="float" office:value="0.635593220338983">
            <text:p>0.635593220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formula="of:=SUM([.B3929:.C3929])/[.D3929]" office:value-type="float" office:value="0.713114754098361">
            <text:p>0.713114754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formula="of:=SUM([.B3930:.C3930])/[.D3930]" office:value-type="float" office:value="0.58974358974359">
            <text:p>0.589743589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161">
            <text:p>161</text:p>
          </table:table-cell>
          <table:table-cell table:formula="of:=SUM([.B3931:.C3931])/[.D3931]" office:value-type="float" office:value="0.732919254658385">
            <text:p>0.732919254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38">
            <text:p>138</text:p>
          </table:table-cell>
          <table:table-cell office:value-type="float" office:value="37">
            <text:p>37</text:p>
          </table:table-cell>
          <table:table-cell office:value-type="float" office:value="217">
            <text:p>217</text:p>
          </table:table-cell>
          <table:table-cell table:formula="of:=SUM([.B3932:.C3932])/[.D3932]" office:value-type="float" office:value="0.806451612903226">
            <text:p>0.8064516129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21">
            <text:p>221</text:p>
          </table:table-cell>
          <table:table-cell office:value-type="float" office:value="34">
            <text:p>34</text:p>
          </table:table-cell>
          <table:table-cell office:value-type="float" office:value="309">
            <text:p>309</text:p>
          </table:table-cell>
          <table:table-cell table:formula="of:=SUM([.B3933:.C3933])/[.D3933]" office:value-type="float" office:value="0.825242718446602">
            <text:p>0.8252427184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table:formula="of:=SUM([.B3934:.C3934])/[.D3934]" office:value-type="float" office:value="0.741379310344828">
            <text:p>0.741379310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81">
            <text:p>181</text:p>
          </table:table-cell>
          <table:table-cell office:value-type="float" office:value="59">
            <text:p>59</text:p>
          </table:table-cell>
          <table:table-cell office:value-type="float" office:value="298">
            <text:p>298</text:p>
          </table:table-cell>
          <table:table-cell table:formula="of:=SUM([.B3935:.C3935])/[.D3935]" office:value-type="float" office:value="0.805369127516778">
            <text:p>0.805369127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391">
            <text:p>391</text:p>
          </table:table-cell>
          <table:table-cell office:value-type="float" office:value="56">
            <text:p>56</text:p>
          </table:table-cell>
          <table:table-cell office:value-type="float" office:value="511">
            <text:p>511</text:p>
          </table:table-cell>
          <table:table-cell table:formula="of:=SUM([.B3936:.C3936])/[.D3936]" office:value-type="float" office:value="0.874755381604697">
            <text:p>0.8747553816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formula="of:=SUM([.B3937:.C3937])/[.D3937]" office:value-type="float" office:value="0.846153846153846">
            <text:p>0.8461538462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table:formula="of:=SUM([.B3938:.C3938])/[.D3938]" office:value-type="float" office:value="0.885714285714286">
            <text:p>0.885714285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85">
            <text:p>185</text:p>
          </table:table-cell>
          <table:table-cell office:value-type="float" office:value="38">
            <text:p>38</text:p>
          </table:table-cell>
          <table:table-cell office:value-type="float" office:value="266">
            <text:p>266</text:p>
          </table:table-cell>
          <table:table-cell table:formula="of:=SUM([.B3939:.C3939])/[.D3939]" office:value-type="float" office:value="0.838345864661654">
            <text:p>0.838345864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SUM([.B3940:.C3940])/[.D3940]" office:value-type="float" office:value="1">
            <text:p>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68">
            <text:p>268</text:p>
          </table:table-cell>
          <table:table-cell office:value-type="float" office:value="58">
            <text:p>58</text:p>
          </table:table-cell>
          <table:table-cell office:value-type="float" office:value="387">
            <text:p>387</text:p>
          </table:table-cell>
          <table:table-cell table:formula="of:=SUM([.B3941:.C3941])/[.D3941]" office:value-type="float" office:value="0.842377260981912">
            <text:p>0.84237726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B3942:.C3942])/[.D3942]" office:value-type="float" office:value="1">
            <text:p>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SUM([.B3943:.C3943])/[.D3943]" office:value-type="float" office:value="0.9375">
            <text:p>0.937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55">
            <text:p>255</text:p>
          </table:table-cell>
          <table:table-cell office:value-type="float" office:value="63">
            <text:p>63</text:p>
          </table:table-cell>
          <table:table-cell office:value-type="float" office:value="339">
            <text:p>339</text:p>
          </table:table-cell>
          <table:table-cell table:formula="of:=SUM([.B3944:.C3944])/[.D3944]" office:value-type="float" office:value="0.938053097345133">
            <text:p>0.938053097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409">
            <text:p>409</text:p>
          </table:table-cell>
          <table:table-cell office:value-type="float" office:value="45">
            <text:p>45</text:p>
          </table:table-cell>
          <table:table-cell office:value-type="float" office:value="500">
            <text:p>500</text:p>
          </table:table-cell>
          <table:table-cell table:formula="of:=SUM([.B3945:.C3945])/[.D3945]" office:value-type="float" office:value="0.908">
            <text:p>0.908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SUM([.B3946:.C3946])/[.D3946]" office:value-type="float" office:value="0.727272727272727">
            <text:p>0.727272727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formula="of:=SUM([.B3947:.C3947])/[.D3947]" office:value-type="float" office:value="0.956521739130435">
            <text:p>0.956521739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75">
            <text:p>275</text:p>
          </table:table-cell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table:formula="of:=SUM([.B3948:.C3948])/[.D3948]" office:value-type="float" office:value="0.875">
            <text:p>0.87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3949:.C3949])/[.D3949]" office:value-type="float" office:value="0.8">
            <text:p>0.8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84">
            <text:p>284</text:p>
          </table:table-cell>
          <table:table-cell office:value-type="float" office:value="30">
            <text:p>30</text:p>
          </table:table-cell>
          <table:table-cell office:value-type="float" office:value="339">
            <text:p>339</text:p>
          </table:table-cell>
          <table:table-cell table:formula="of:=SUM([.B3950:.C3950])/[.D3950]" office:value-type="float" office:value="0.926253687315634">
            <text:p>0.926253687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f:=SUM([.B3951:.C3951])/[.D3951]" office:value-type="float" office:value="0.517241379310345">
            <text:p>0.517241379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76">
            <text:p>176</text:p>
          </table:table-cell>
          <table:table-cell office:value-type="float" office:value="31">
            <text:p>31</text:p>
          </table:table-cell>
          <table:table-cell office:value-type="float" office:value="241">
            <text:p>241</text:p>
          </table:table-cell>
          <table:table-cell table:formula="of:=SUM([.B3952:.C3952])/[.D3952]" office:value-type="float" office:value="0.858921161825726">
            <text:p>0.8589211618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SUM([.B3953:.C3953])/[.D3953]" office:value-type="float" office:value="0.625">
            <text:p>0.62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29">
            <text:p>129</text:p>
          </table:table-cell>
          <table:table-cell office:value-type="float" office:value="8">
            <text:p>8</text:p>
          </table:table-cell>
          <table:table-cell office:value-type="float" office:value="149">
            <text:p>149</text:p>
          </table:table-cell>
          <table:table-cell table:formula="of:=SUM([.B3954:.C3954])/[.D3954]" office:value-type="float" office:value="0.919463087248322">
            <text:p>0.9194630872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table:formula="of:=SUM([.B3955:.C3955])/[.D3955]" office:value-type="float" office:value="0.673913043478261">
            <text:p>0.673913043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3956:.C3956])/[.D3956]" office:value-type="float" office:value="1">
            <text:p>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89">
            <text:p>189</text:p>
          </table:table-cell>
          <table:table-cell office:value-type="float" office:value="58">
            <text:p>58</text:p>
          </table:table-cell>
          <table:table-cell office:value-type="float" office:value="274">
            <text:p>274</text:p>
          </table:table-cell>
          <table:table-cell table:formula="of:=SUM([.B3957:.C3957])/[.D3957]" office:value-type="float" office:value="0.901459854014598">
            <text:p>0.901459854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formula="of:=SUM([.B3958:.C3958])/[.D3958]" office:value-type="float" office:value="0.725">
            <text:p>0.72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table:formula="of:=SUM([.B3959:.C3959])/[.D3959]" office:value-type="float" office:value="0.950354609929078">
            <text:p>0.9503546099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3960:.C3960])/[.D3960]" office:value-type="float" office:value="0.692307692307692">
            <text:p>0.6923076923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SUM([.B3961:.C3961])/[.D3961]" office:value-type="float" office:value="0.941176470588235">
            <text:p>0.9411764706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17">
            <text:p>117</text:p>
          </table:table-cell>
          <table:table-cell office:value-type="float" office:value="26">
            <text:p>26</text:p>
          </table:table-cell>
          <table:table-cell office:value-type="float" office:value="151">
            <text:p>151</text:p>
          </table:table-cell>
          <table:table-cell table:formula="of:=SUM([.B3962:.C3962])/[.D3962]" office:value-type="float" office:value="0.947019867549669">
            <text:p>0.947019867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3963:.C3963])/[.D3963]" office:value-type="float" office:value="1">
            <text:p>1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04">
            <text:p>204</text:p>
          </table:table-cell>
          <table:table-cell office:value-type="float" office:value="18">
            <text:p>18</text:p>
          </table:table-cell>
          <table:table-cell office:value-type="float" office:value="238">
            <text:p>238</text:p>
          </table:table-cell>
          <table:table-cell table:formula="of:=SUM([.B3964:.C3964])/[.D3964]" office:value-type="float" office:value="0.932773109243697">
            <text:p>0.9327731092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SUM([.B3965:.C3965])/[.D3965]"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table:formula="of:=SUM([.B3966:.C3966])/[.D3966]" office:value-type="float" office:value="0.856">
            <text:p>0.856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170">
            <text:p>170</text:p>
          </table:table-cell>
          <table:table-cell office:value-type="float" office:value="28">
            <text:p>28</text:p>
          </table:table-cell>
          <table:table-cell office:value-type="float" office:value="258">
            <text:p>258</text:p>
          </table:table-cell>
          <table:table-cell table:formula="of:=SUM([.B3967:.C3967])/[.D3967]" office:value-type="float" office:value="0.767441860465116">
            <text:p>0.7674418605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B3968:.C3968])/[.D3968]" office:value-type="float" office:value="0.8">
            <text:p>0.8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439">
            <text:p>439</text:p>
          </table:table-cell>
          <table:table-cell office:value-type="float" office:value="127">
            <text:p>127</text:p>
          </table:table-cell>
          <table:table-cell office:value-type="float" office:value="789">
            <text:p>789</text:p>
          </table:table-cell>
          <table:table-cell table:formula="of:=SUM([.B3969:.C3969])/[.D3969]" office:value-type="float" office:value="0.717363751584284">
            <text:p>0.7173637516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formula="of:=SUM([.B3970:.C3970])/[.D3970]" office:value-type="float" office:value="0.782608695652174">
            <text:p>0.782608695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239">
            <text:p>239</text:p>
          </table:table-cell>
          <table:table-cell office:value-type="float" office:value="72">
            <text:p>72</text:p>
          </table:table-cell>
          <table:table-cell office:value-type="float" office:value="446">
            <text:p>446</text:p>
          </table:table-cell>
          <table:table-cell table:formula="of:=SUM([.B3971:.C3971])/[.D3971]" office:value-type="float" office:value="0.697309417040359">
            <text:p>0.697309417</text:p>
          </table:table-cell>
        </table:table-row>
        <table:table-row table:style-name="ro1">
          <table:table-cell office:value-type="string">
            <text:p>8803 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972:.C3972])/[.D3972]" office:value-type="float" office:value="1">
            <text:p>1</text:p>
          </table:table-cell>
        </table:table-row>
        <table:table-row table:style-name="ro1">
          <table:table-cell office:value-type="string">
            <text:p>8804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973:.C3973])/[.D3973]" office:value-type="float" office:value="0">
            <text:p>0</text:p>
          </table:table-cell>
        </table:table-row>
        <table:table-row table:style-name="ro1">
          <table:table-cell office:value-type="string">
            <text:p>8804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3974:.C3974])/[.D3974]" office:value-type="float" office:value="0">
            <text:p>0</text:p>
          </table:table-cell>
        </table:table-row>
        <table:table-row table:style-name="ro1">
          <table:table-cell office:value-type="string">
            <text:p>8804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975:.C3975])/[.D3975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8804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3976:.C3976])/[.D3976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8804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3977:.C3977])/[.D3977]"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8804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3978:.C3978])/[.D3978]" office:value-type="float" office:value="1">
            <text:p>1</text:p>
          </table:table-cell>
        </table:table-row>
        <table:table-row table:style-name="ro1">
          <table:table-cell office:value-type="string">
            <text:p>8804 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SUM([.B3979:.C3979])/[.D397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804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3980:.C3980])/[.D3980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8805 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formula="of:=SUM([.B3981:.C3981])/[.D3981]" office:value-type="float" office:value="1">
            <text:p>1</text:p>
          </table:table-cell>
        </table:table-row>
        <table:table-row table:style-name="ro1">
          <table:table-cell office:value-type="string">
            <text:p>8893 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3982:.C3982])/[.D3982]"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8893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SUM([.B3983:.C3983])/[.D3983]" office:value-type="float" office:value="0.625">
            <text:p>0.625</text:p>
          </table:table-cell>
        </table:table-row>
        <table:table-row table:style-name="ro1">
          <table:table-cell office:value-type="string">
            <text:p>8893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3984:.C3984])/[.D3984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8901 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SUM([.B3985:.C3985])/[.D3985]" office:value-type="float" office:value="0">
            <text:p>0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SUM([.B3986:.C3986])/[.D3986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SUM([.B3987:.C3987])/[.D3987]"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3988:.C3988])/[.D3988]" office:value-type="float" office:value="0.875">
            <text:p>0.87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3989:.C3989])/[.D3989]"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3990:.C3990])/[.D3990]" office:value-type="float" office:value="0.476190476190476">
            <text:p>0.4761904762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SUM([.B3991:.C3991])/[.D3991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SUM([.B3992:.C3992])/[.D3992]" office:value-type="float" office:value="0.608695652173913">
            <text:p>0.6086956522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3993:.C3993])/[.D3993]" office:value-type="float" office:value="0.461538461538462">
            <text:p>0.461538461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SUM([.B3994:.C3994])/[.D3994]" office:value-type="float" office:value="0.95">
            <text:p>0.9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SUM([.B3995:.C3995])/[.D3995]" office:value-type="float" office:value="0.560975609756098">
            <text:p>0.5609756098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SUM([.B3996:.C3996])/[.D3996]" office:value-type="float" office:value="0.6">
            <text:p>0.6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SUM([.B3997:.C3997])/[.D3997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table:formula="of:=SUM([.B3998:.C3998])/[.D3998]" office:value-type="float" office:value="0.611940298507463">
            <text:p>0.611940298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table:formula="of:=SUM([.B3999:.C3999])/[.D3999]" office:value-type="float" office:value="0.619047619047619">
            <text:p>0.619047619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SUM([.B4000:.C4000])/[.D4000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SUM([.B4001:.C4001])/[.D4001]" office:value-type="float" office:value="0.671428571428571">
            <text:p>0.6714285714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formula="of:=SUM([.B4002:.C4002])/[.D4002]" office:value-type="float" office:value="0.619565217391304">
            <text:p>0.6195652174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4003:.C4003])/[.D4003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SUM([.B4004:.C4004])/[.D4004]" office:value-type="float" office:value="0.671052631578947">
            <text:p>0.6710526316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SUM([.B4005:.C4005])/[.D4005]" office:value-type="float" office:value="0.710843373493976">
            <text:p>0.710843373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SUM([.B4006:.C4006])/[.D4006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83">
            <text:p>83</text:p>
          </table:table-cell>
          <table:table-cell table:formula="of:=SUM([.B4007:.C4007])/[.D4007]" office:value-type="float" office:value="0.819277108433735">
            <text:p>0.8192771084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table:formula="of:=SUM([.B4008:.C4008])/[.D4008]" office:value-type="float" office:value="0.647619047619048">
            <text:p>0.6476190476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SUM([.B4009:.C4009])/[.D4009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table:formula="of:=SUM([.B4010:.C4010])/[.D4010]" office:value-type="float" office:value="0.872340425531915">
            <text:p>0.872340425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table:formula="of:=SUM([.B4011:.C4011])/[.D4011]" office:value-type="float" office:value="0.831168831168831">
            <text:p>0.8311688312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SUM([.B4012:.C4012])/[.D4012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25">
            <text:p>125</text:p>
          </table:table-cell>
          <table:table-cell office:value-type="float" office:value="9">
            <text:p>9</text:p>
          </table:table-cell>
          <table:table-cell office:value-type="float" office:value="156">
            <text:p>156</text:p>
          </table:table-cell>
          <table:table-cell table:formula="of:=SUM([.B4013:.C4013])/[.D4013]" office:value-type="float" office:value="0.858974358974359">
            <text:p>0.858974359</text:p>
          </table:table-cell>
        </table:table-row>
        <table:table-row table:style-name="ro1">
          <table:table-cell office:value-type="string">
            <text:p>8902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014:.C4014])/[.D4014]" office:value-type="float" office:value="0">
            <text:p>0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table:formula="of:=SUM([.B4015:.C4015])/[.D4015]" office:value-type="float" office:value="0.699386503067485">
            <text:p>0.699386503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SUM([.B4016:.C4016])/[.D4016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table:formula="of:=SUM([.B4017:.C4017])/[.D4017]" office:value-type="float" office:value="0.702380952380952">
            <text:p>0.7023809524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table:formula="of:=SUM([.B4018:.C4018])/[.D4018]" office:value-type="float" office:value="0.691275167785235">
            <text:p>0.6912751678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SUM([.B4019:.C4019])/[.D4019]" office:value-type="float" office:value="0.95">
            <text:p>0.9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formula="of:=SUM([.B4020:.C4020])/[.D4020]" office:value-type="float" office:value="0.989473684210526">
            <text:p>0.9894736842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table:formula="of:=SUM([.B4021:.C4021])/[.D4021]" office:value-type="float" office:value="0.699186991869919">
            <text:p>0.6991869919</text:p>
          </table:table-cell>
        </table:table-row>
        <table:table-row table:style-name="ro1">
          <table:table-cell office:value-type="string">
            <text:p>8902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4022:.C4022])/[.D4022]" office:value-type="float" office:value="0">
            <text:p>0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023:.C4023])/[.D4023]" office:value-type="float" office:value="1">
            <text:p>1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SUM([.B4024:.C4024])/[.D4024]" office:value-type="float" office:value="0.961538461538462">
            <text:p>0.9615384615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SUM([.B4025:.C4025])/[.D4025]" office:value-type="float" office:value="0.944444444444444">
            <text:p>0.9444444444</text:p>
          </table:table-cell>
        </table:table-row>
        <table:table-row table:style-name="ro1">
          <table:table-cell office:value-type="string">
            <text:p>8902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026:.C4026])/[.D4026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09">
            <text:p>109</text:p>
          </table:table-cell>
          <table:table-cell office:value-type="float" office:value="11">
            <text:p>11</text:p>
          </table:table-cell>
          <table:table-cell office:value-type="float" office:value="135">
            <text:p>135</text:p>
          </table:table-cell>
          <table:table-cell table:formula="of:=SUM([.B4027:.C4027])/[.D4027]" office:value-type="float" office:value="0.888888888888889">
            <text:p>0.8888888889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table:formula="of:=SUM([.B4028:.C4028])/[.D4028]" office:value-type="float" office:value="0.84375">
            <text:p>0.843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formula="of:=SUM([.B4029:.C4029])/[.D4029]" office:value-type="float" office:value="0.79746835443038">
            <text:p>0.7974683544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21">
            <text:p>121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 table:formula="of:=SUM([.B4030:.C4030])/[.D4030]" office:value-type="float" office:value="0.871621621621622">
            <text:p>0.8716216216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69">
            <text:p>169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table:formula="of:=SUM([.B4031:.C4031])/[.D4031]" office:value-type="float" office:value="0.878787878787879">
            <text:p>0.878787878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table:formula="of:=SUM([.B4032:.C4032])/[.D4032]" office:value-type="float" office:value="0.8125">
            <text:p>0.812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168">
            <text:p>168</text:p>
          </table:table-cell>
          <table:table-cell table:formula="of:=SUM([.B4033:.C4033])/[.D4033]" office:value-type="float" office:value="0.875">
            <text:p>0.8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table:formula="of:=SUM([.B4034:.C4034])/[.D4034]" office:value-type="float" office:value="0.880382775119617">
            <text:p>0.880382775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table:formula="of:=SUM([.B4035:.C4035])/[.D4035]" office:value-type="float" office:value="0.858695652173913">
            <text:p>0.8586956522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175">
            <text:p>175</text:p>
          </table:table-cell>
          <table:table-cell table:formula="of:=SUM([.B4036:.C4036])/[.D4036]" office:value-type="float" office:value="0.88">
            <text:p>0.8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float" office:value="199">
            <text:p>199</text:p>
          </table:table-cell>
          <table:table-cell table:formula="of:=SUM([.B4037:.C4037])/[.D4037]" office:value-type="float" office:value="0.829145728643216">
            <text:p>0.8291457286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table:formula="of:=SUM([.B4038:.C4038])/[.D4038]" office:value-type="float" office:value="0.875">
            <text:p>0.8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70">
            <text:p>170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table:formula="of:=SUM([.B4039:.C4039])/[.D4039]" office:value-type="float" office:value="0.856459330143541">
            <text:p>0.856459330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table:formula="of:=SUM([.B4040:.C4040])/[.D4040]" office:value-type="float" office:value="0.874439461883408">
            <text:p>0.8744394619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formula="of:=SUM([.B4041:.C4041])/[.D4041]" office:value-type="float" office:value="0.927272727272727">
            <text:p>0.9272727273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 table:formula="of:=SUM([.B4042:.C4042])/[.D4042]" office:value-type="float" office:value="0.902702702702703">
            <text:p>0.902702702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table:formula="of:=SUM([.B4043:.C4043])/[.D4043]" office:value-type="float" office:value="0.91578947368421">
            <text:p>0.915789473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SUM([.B4044:.C4044])/[.D4044]" office:value-type="float" office:value="0.928571428571429">
            <text:p>0.9285714286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81">
            <text:p>181</text:p>
          </table:table-cell>
          <table:table-cell office:value-type="float" office:value="12">
            <text:p>12</text:p>
          </table:table-cell>
          <table:table-cell office:value-type="float" office:value="210">
            <text:p>210</text:p>
          </table:table-cell>
          <table:table-cell table:formula="of:=SUM([.B4045:.C4045])/[.D4045]" office:value-type="float" office:value="0.919047619047619">
            <text:p>0.919047619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table:formula="of:=SUM([.B4046:.C4046])/[.D4046]" office:value-type="float" office:value="0.919254658385093">
            <text:p>0.9192546584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SUM([.B4047:.C4047])/[.D4047]" office:value-type="float" office:value="0.808219178082192">
            <text:p>0.808219178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SUM([.B4048:.C4048])/[.D4048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84">
            <text:p>184</text:p>
          </table:table-cell>
          <table:table-cell office:value-type="float" office:value="13">
            <text:p>13</text:p>
          </table:table-cell>
          <table:table-cell office:value-type="float" office:value="212">
            <text:p>212</text:p>
          </table:table-cell>
          <table:table-cell table:formula="of:=SUM([.B4049:.C4049])/[.D4049]" office:value-type="float" office:value="0.929245283018868">
            <text:p>0.929245283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formula="of:=SUM([.B4050:.C4050])/[.D4050]" office:value-type="float" office:value="0.866666666666667">
            <text:p>0.866666666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66">
            <text:p>266</text:p>
          </table:table-cell>
          <table:table-cell office:value-type="float" office:value="15">
            <text:p>15</text:p>
          </table:table-cell>
          <table:table-cell office:value-type="float" office:value="304">
            <text:p>304</text:p>
          </table:table-cell>
          <table:table-cell table:formula="of:=SUM([.B4051:.C4051])/[.D4051]" office:value-type="float" office:value="0.924342105263158">
            <text:p>0.9243421053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57">
            <text:p>257</text:p>
          </table:table-cell>
          <table:table-cell office:value-type="float" office:value="25">
            <text:p>25</text:p>
          </table:table-cell>
          <table:table-cell office:value-type="float" office:value="298">
            <text:p>298</text:p>
          </table:table-cell>
          <table:table-cell table:formula="of:=SUM([.B4052:.C4052])/[.D4052]" office:value-type="float" office:value="0.946308724832215">
            <text:p>0.946308724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table:formula="of:=SUM([.B4053:.C4053])/[.D4053]" office:value-type="float" office:value="0.846938775510204">
            <text:p>0.846938775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table:formula="of:=SUM([.B4054:.C4054])/[.D4054]" office:value-type="float" office:value="0.937269372693727">
            <text:p>0.937269372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055:.C4055])/[.D4055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  <table:table-cell office:value-type="float" office:value="251">
            <text:p>251</text:p>
          </table:table-cell>
          <table:table-cell table:formula="of:=SUM([.B4056:.C4056])/[.D4056]" office:value-type="float" office:value="0.940239043824701">
            <text:p>0.940239043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4057:.C4057])/[.D4057]" office:value-type="float" office:value="0.875">
            <text:p>0.8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SUM([.B4058:.C4058])/[.D4058]" office:value-type="float" office:value="0.877777777777778">
            <text:p>0.877777777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4059:.C4059])/[.D4059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85">
            <text:p>185</text:p>
          </table:table-cell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table:formula="of:=SUM([.B4060:.C4060])/[.D4060]" office:value-type="float" office:value="0.924882629107981">
            <text:p>0.924882629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SUM([.B4061:.C4061])/[.D4061]" office:value-type="float" office:value="0.96">
            <text:p>0.96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73">
            <text:p>173</text:p>
          </table:table-cell>
          <table:table-cell office:value-type="float" office:value="26">
            <text:p>26</text:p>
          </table:table-cell>
          <table:table-cell office:value-type="float" office:value="213">
            <text:p>213</text:p>
          </table:table-cell>
          <table:table-cell table:formula="of:=SUM([.B4062:.C4062])/[.D4062]" office:value-type="float" office:value="0.934272300469484">
            <text:p>0.934272300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4063:.C4063])/[.D4063]" office:value-type="float" office:value="0.933333333333333">
            <text:p>0.9333333333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formula="of:=SUM([.B4064:.C4064])/[.D4064]" office:value-type="float" office:value="0.795454545454545">
            <text:p>0.795454545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B4065:.C4065])/[.D4065]" office:value-type="float" office:value="0.75">
            <text:p>0.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148">
            <text:p>148</text:p>
          </table:table-cell>
          <table:table-cell table:formula="of:=SUM([.B4066:.C4066])/[.D4066]" office:value-type="float" office:value="0.939189189189189">
            <text:p>0.9391891892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SUM([.B4067:.C4067])/[.D4067]" office:value-type="float" office:value="0.91304347826087">
            <text:p>0.9130434783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36">
            <text:p>136</text:p>
          </table:table-cell>
          <table:table-cell office:value-type="float" office:value="11">
            <text:p>11</text:p>
          </table:table-cell>
          <table:table-cell office:value-type="float" office:value="160">
            <text:p>160</text:p>
          </table:table-cell>
          <table:table-cell table:formula="of:=SUM([.B4068:.C4068])/[.D4068]" office:value-type="float" office:value="0.91875">
            <text:p>0.918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4069:.C4069])/[.D4069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SUM([.B4070:.C4070])/[.D4070]" office:value-type="float" office:value="0.926829268292683">
            <text:p>0.9268292683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4071:.C4071])/[.D4071]"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table:formula="of:=SUM([.B4072:.C4072])/[.D4072]" office:value-type="float" office:value="0.948148148148148">
            <text:p>0.948148148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SUM([.B4073:.C4073])/[.D4073]" office:value-type="float" office:value="0.952380952380952">
            <text:p>0.9523809524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 table:formula="of:=SUM([.B4074:.C4074])/[.D4074]" office:value-type="float" office:value="0.95049504950495">
            <text:p>0.950495049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SUM([.B4075:.C4075])/[.D4075]" office:value-type="float" office:value="0.909090909090909">
            <text:p>0.909090909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SUM([.B4076:.C4076])/[.D4076]" office:value-type="float" office:value="0.974358974358974">
            <text:p>0.9743589744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4077:.C4077])/[.D4077]" office:value-type="float" office:value="0.875">
            <text:p>0.87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table:formula="of:=SUM([.B4078:.C4078])/[.D4078]" office:value-type="float" office:value="0.976377952755906">
            <text:p>0.976377952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4079:.C4079])/[.D4079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table:formula="of:=SUM([.B4080:.C4080])/[.D4080]" office:value-type="float" office:value="0.981981981981982">
            <text:p>0.981981982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SUM([.B4081:.C4081])/[.D4081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SUM([.B4082:.C4082])/[.D4082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083:.C4083])/[.D4083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table:formula="of:=SUM([.B4084:.C4084])/[.D4084]" office:value-type="float" office:value="0.95049504950495">
            <text:p>0.950495049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SUM([.B4085:.C4085])/[.D4085]" office:value-type="float" office:value="0.9">
            <text:p>0.9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SUM([.B4086:.C4086])/[.D4086]" office:value-type="float" office:value="0.926315789473684">
            <text:p>0.926315789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4087:.C4087])/[.D4087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4088:.C4088])/[.D4088]" office:value-type="float" office:value="0.923076923076923">
            <text:p>0.923076923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4089:.C4089])/[.D4089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table:formula="of:=SUM([.B4090:.C4090])/[.D4090]" office:value-type="float" office:value="0.966942148760331">
            <text:p>0.9669421488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SUM([.B4091:.C4091])/[.D4091]" office:value-type="float" office:value="1">
            <text:p>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SUM([.B4092:.C4092])/[.D4092]" office:value-type="float" office:value="0.946564885496183">
            <text:p>0.9465648855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4093:.C4093])/[.D4093]" office:value-type="float" office:value="0.857142857142857">
            <text:p>0.8571428571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SUM([.B4094:.C4094])/[.D4094]"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8903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095:.C4095])/[.D4095]" office:value-type="float" office:value="1">
            <text:p>1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4096:.C4096])/[.D409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SUM([.B4097:.C4097])/[.D409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4098:.C4098])/[.D409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4099:.C4099])/[.D409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4100:.C4100])/[.D410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4101:.C4101])/[.D410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4102:.C4102])/[.D410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4103:.C4103])/[.D410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4104:.C4104])/[.D4104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4105:.C4105])/[.D4105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4106:.C4106])/[.D410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SUM([.B4107:.C4107])/[.D410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SUM([.B4108:.C4108])/[.D410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4109:.C4109])/[.D410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SUM([.B4110:.C4110])/[.D411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4111:.C4111])/[.D411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4112:.C4112])/[.D411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SUM([.B4113:.C4113])/[.D411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SUM([.B4114:.C4114])/[.D4114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SUM([.B4115:.C4115])/[.D4115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SUM([.B4116:.C4116])/[.D411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SUM([.B4117:.C4117])/[.D411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4118:.C4118])/[.D411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SUM([.B4119:.C4119])/[.D411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([.B4120:.C4120])/[.D412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4121:.C4121])/[.D412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4122:.C4122])/[.D412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SUM([.B4123:.C4123])/[.D412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4124:.C4124])/[.D4124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SUM([.B4125:.C4125])/[.D4125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([.B4126:.C4126])/[.D412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4127:.C4127])/[.D412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SUM([.B4128:.C4128])/[.D412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SUM([.B4129:.C4129])/[.D412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4130:.C4130])/[.D413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4131:.C4131])/[.D413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([.B4132:.C4132])/[.D413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4133:.C4133])/[.D413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SUM([.B4134:.C4134])/[.D4134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4135:.C4135])/[.D4135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B4136:.C4136])/[.D413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4137:.C4137])/[.D413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138:.C4138])/[.D413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4139:.C4139])/[.D413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4140:.C4140])/[.D414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SUM([.B4141:.C4141])/[.D414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142:.C4142])/[.D414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4143:.C4143])/[.D414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144:.C4144])/[.D4144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145:.C4145])/[.D4145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4146:.C4146])/[.D414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147:.C4147])/[.D414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4148:.C4148])/[.D414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149:.C4149])/[.D414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150:.C4150])/[.D415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4151:.C4151])/[.D415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152:.C4152])/[.D415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4153:.C4153])/[.D415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154:.C4154])/[.D4154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4155:.C4155])/[.D4155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4156:.C4156])/[.D4156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157:.C4157])/[.D4157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4158:.C4158])/[.D4158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SUM([.B4159:.C4159])/[.D4159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SUM([.B4160:.C4160])/[.D4160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4161:.C4161])/[.D4161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SUM([.B4162:.C4162])/[.D4162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4163:.C4163])/[.D4163]" office:value-type="float" office:value="0">
            <text:p>0</text:p>
          </table:table-cell>
        </table:table-row>
        <table:table-row table:style-name="ro1">
          <table:table-cell office:value-type="string">
            <text:p>8997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4164:.C4164])/[.D416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SUM([.B4165:.C4165])/[.D416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SUM([.B4166:.C4166])/[.D416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SUM([.B4167:.C4167])/[.D416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B4168:.C4168])/[.D416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SUM([.B4169:.C4169])/[.D416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SUM([.B4170:.C4170])/[.D417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4171:.C4171])/[.D417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SUM([.B4172:.C4172])/[.D417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SUM([.B4173:.C4173])/[.D417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SUM([.B4174:.C4174])/[.D417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4175:.C4175])/[.D417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SUM([.B4176:.C4176])/[.D417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SUM([.B4177:.C4177])/[.D417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SUM([.B4178:.C4178])/[.D417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SUM([.B4179:.C4179])/[.D417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SUM([.B4180:.C4180])/[.D418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SUM([.B4181:.C4181])/[.D418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59">
            <text:p>159</text:p>
          </table:table-cell>
          <table:table-cell table:formula="of:=SUM([.B4182:.C4182])/[.D418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SUM([.B4183:.C4183])/[.D418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SUM([.B4184:.C4184])/[.D418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SUM([.B4185:.C4185])/[.D418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SUM([.B4186:.C4186])/[.D418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B4187:.C4187])/[.D418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SUM([.B4188:.C4188])/[.D418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37">
            <text:p>237</text:p>
          </table:table-cell>
          <table:table-cell table:formula="of:=SUM([.B4189:.C4189])/[.D418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SUM([.B4190:.C4190])/[.D419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SUM([.B4191:.C4191])/[.D419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SUM([.B4192:.C4192])/[.D419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SUM([.B4193:.C4193])/[.D419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SUM([.B4194:.C4194])/[.D419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21">
            <text:p>221</text:p>
          </table:table-cell>
          <table:table-cell table:formula="of:=SUM([.B4195:.C4195])/[.D419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SUM([.B4196:.C4196])/[.D419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SUM([.B4197:.C4197])/[.D419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SUM([.B4198:.C4198])/[.D419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SUM([.B4199:.C4199])/[.D419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SUM([.B4200:.C4200])/[.D420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96">
            <text:p>296</text:p>
          </table:table-cell>
          <table:table-cell table:formula="of:=SUM([.B4201:.C4201])/[.D420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SUM([.B4202:.C4202])/[.D420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SUM([.B4203:.C4203])/[.D420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204:.C4204])/[.D420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SUM([.B4205:.C4205])/[.D420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SUM([.B4206:.C4206])/[.D420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SUM([.B4207:.C4207])/[.D420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4208:.C4208])/[.D420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71">
            <text:p>271</text:p>
          </table:table-cell>
          <table:table-cell table:formula="of:=SUM([.B4209:.C4209])/[.D420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SUM([.B4210:.C4210])/[.D421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SUM([.B4211:.C4211])/[.D421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4212:.C4212])/[.D421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SUM([.B4213:.C4213])/[.D421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4214:.C4214])/[.D421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SUM([.B4215:.C4215])/[.D421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4216:.C4216])/[.D421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SUM([.B4217:.C4217])/[.D421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SUM([.B4218:.C4218])/[.D421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SUM([.B4219:.C4219])/[.D421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4220:.C4220])/[.D422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SUM([.B4221:.C4221])/[.D422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4222:.C4222])/[.D422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SUM([.B4223:.C4223])/[.D422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4224:.C4224])/[.D422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SUM([.B4225:.C4225])/[.D422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4226:.C4226])/[.D422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SUM([.B4227:.C4227])/[.D422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228:.C4228])/[.D422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SUM([.B4229:.C4229])/[.D422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SUM([.B4230:.C4230])/[.D4230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SUM([.B4231:.C4231])/[.D4231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SUM([.B4232:.C4232])/[.D4232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SUM([.B4233:.C4233])/[.D4233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4234:.C4234])/[.D4234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SUM([.B4235:.C4235])/[.D4235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SUM([.B4236:.C4236])/[.D4236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SUM([.B4237:.C4237])/[.D4237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SUM([.B4238:.C4238])/[.D4238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4239:.C4239])/[.D4239]" office:value-type="float" office:value="0">
            <text:p>0</text:p>
          </table:table-cell>
        </table:table-row>
        <table:table-row table:style-name="ro1">
          <table:table-cell office:value-type="string">
            <text:p>8998 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4240:.C4240])/[.D4240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B4241:.C4241])/[.D4241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242:.C4242])/[.D4242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243:.C4243])/[.D4243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244:.C4244])/[.D4244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245:.C4245])/[.D4245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246:.C4246])/[.D4246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4247:.C4247])/[.D4247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SUM([.B4248:.C4248])/[.D4248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SUM([.B4249:.C4249])/[.D4249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4250:.C4250])/[.D4250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SUM([.B4251:.C4251])/[.D4251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B4252:.C4252])/[.D4252]" office:value-type="float" office:value="0.75">
            <text:p>0.75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SUM([.B4253:.C4253])/[.D4253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B4254:.C4254])/[.D4254]"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SUM([.B4255:.C4255])/[.D4255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4256:.C4256])/[.D4256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4257:.C4257])/[.D4257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B4258:.C4258])/[.D4258]"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SUM([.B4259:.C4259])/[.D4259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SUM([.B4260:.C4260])/[.D4260]" office:value-type="float" office:value="0.75">
            <text:p>0.75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SUM([.B4261:.C4261])/[.D4261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SUM([.B4262:.C4262])/[.D4262]" office:value-type="float" office:value="0.0666666666666667">
            <text:p>0.0666666667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SUM([.B4263:.C4263])/[.D4263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4264:.C4264])/[.D4264]" office:value-type="float" office:value="0.4">
            <text:p>0.4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SUM([.B4265:.C4265])/[.D4265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4266:.C4266])/[.D4266]" office:value-type="float" office:value="0.545454545454545">
            <text:p>0.5454545455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SUM([.B4267:.C4267])/[.D4267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SUM([.B4268:.C4268])/[.D4268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4269:.C4269])/[.D4269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B4270:.C4270])/[.D4270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SUM([.B4271:.C4271])/[.D4271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SUM([.B4272:.C4272])/[.D4272]" office:value-type="float" office:value="0.636363636363636">
            <text:p>0.6363636364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SUM([.B4273:.C4273])/[.D4273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SUM([.B4274:.C4274])/[.D4274]" office:value-type="float" office:value="0.0833333333333333">
            <text:p>0.0833333333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SUM([.B4275:.C4275])/[.D4275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SUM([.B4276:.C4276])/[.D4276]" office:value-type="float" office:value="0.4">
            <text:p>0.4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SUM([.B4277:.C4277])/[.D4277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SUM([.B4278:.C4278])/[.D4278]" office:value-type="float" office:value="0.695652173913043">
            <text:p>0.6956521739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SUM([.B4279:.C4279])/[.D4279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SUM([.B4280:.C4280])/[.D4280]" office:value-type="float" office:value="0.421052631578947">
            <text:p>0.4210526316</text:p>
          </table:table-cell>
        </table:table-row>
        <table:table-row table:style-name="ro1">
          <table:table-cell office:value-type="string">
            <text:p>8999 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SUM([.B4281:.C4281])/[.D4281]" office:value-type="float" office:value="0">
            <text:p>0</text:p>
          </table:table-cell>
        </table:table-row>
        <table:table-row table:style-name="ro1">
          <table:table-cell office:value-type="string">
            <text:p>8999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4282:.C4282])/[.D4282]" office:value-type="float" office:value="0.666666666666667">
            <text:p>0.666666666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1:Sheet2.D42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22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Dieringer</meta:initial-creator>
    <meta:creation-date>2015-08-08T22:37:26</meta:creation-date>
    <dc:date>2015-08-08T22:54:07</dc:date>
    <dc:creator>Christopher Dieringer</dc:creator>
    <meta:editing-duration>PT1M31S</meta:editing-duration>
    <meta:editing-cycles>1</meta:editing-cycles>
    <meta:document-statistic meta:table-count="3" meta:cell-count="21469" meta:object-count="0"/>
    <meta:generator>OpenOffice/4.1.1$Unix OpenOffice.org_project/411m6$Build-9775</meta:generator>
  </office:meta>
</office:document-meta>
</file>